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3688in"/>
    </style:style>
    <style:style style:name="Table1.B" style:family="table-column">
      <style:table-column-properties style:column-width="4.3243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7799in"/>
    </style:style>
    <style:style style:name="Table2.B" style:family="table-column">
      <style:table-column-properties style:column-width="0.7854in"/>
    </style:style>
    <style:style style:name="Table2.C" style:family="table-column">
      <style:table-column-properties style:column-width="0.7611in"/>
    </style:style>
    <style:style style:name="Table2.D" style:family="table-column">
      <style:table-column-properties style:column-width="0.7542in"/>
    </style:style>
    <style:style style:name="Table2.E" style:family="table-column">
      <style:table-column-properties style:column-width="0.8715in"/>
    </style:style>
    <style:style style:name="Table2.F" style:family="table-column">
      <style:table-column-properties style:column-width="1.741in"/>
    </style:style>
    <style:style style:name="Table2.A1" style:family="table-cell">
      <style:table-cell-properties style:vertical-align="middle" fo:padding="0.0194in" fo:border="none"/>
    </style:style>
    <style:style style:name="Table3" style:family="table">
      <style:table-properties style:width="2.716in" table:align="left"/>
    </style:style>
    <style:style style:name="Table3.A" style:family="table-column">
      <style:table-column-properties style:column-width="0.7972in"/>
    </style:style>
    <style:style style:name="Table3.B" style:family="table-column">
      <style:table-column-properties style:column-width="0.6014in"/>
    </style:style>
    <style:style style:name="Table3.D" style:family="table-column">
      <style:table-column-properties style:column-width="0.716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4347in"/>
    </style:style>
    <style:style style:name="Table4.B" style:family="table-column">
      <style:table-column-properties style:column-width="5.2583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4729in"/>
    </style:style>
    <style:style style:name="Table5.B" style:family="table-column">
      <style:table-column-properties style:column-width="1.7035in"/>
    </style:style>
    <style:style style:name="Table5.C" style:family="table-column">
      <style:table-column-properties style:column-width="1.0361in"/>
    </style:style>
    <style:style style:name="Table5.D" style:family="table-column">
      <style:table-column-properties style:column-width="1.2458in"/>
    </style:style>
    <style:style style:name="Table5.E" style:family="table-column">
      <style:table-column-properties style:column-width="1.1167in"/>
    </style:style>
    <style:style style:name="Table5.F" style:family="table-column">
      <style:table-column-properties style:column-width="1.1181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6486in"/>
    </style:style>
    <style:style style:name="Table6.B" style:family="table-column">
      <style:table-column-properties style:column-width="2.1764in"/>
    </style:style>
    <style:style style:name="Table6.C" style:family="table-column">
      <style:table-column-properties style:column-width="3.8681in"/>
    </style:style>
    <style:style style:name="Table6.A1" style:family="table-cell">
      <style:table-cell-properties style:vertical-align="middle" fo:padding="0.0194in" fo:border="none"/>
    </style:style>
    <style:style style:name="Table7" style:family="table">
      <style:table-properties style:width="3.0451in" table:align="left"/>
    </style:style>
    <style:style style:name="Table7.A" style:family="table-column">
      <style:table-column-properties style:column-width="1.5097in"/>
    </style:style>
    <style:style style:name="Table7.B" style:family="table-column">
      <style:table-column-properties style:column-width="0.7403in"/>
    </style:style>
    <style:style style:name="Table7.C" style:family="table-column">
      <style:table-column-properties style:column-width="0.7951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4729in"/>
    </style:style>
    <style:style style:name="Table8.B" style:family="table-column">
      <style:table-column-properties style:column-width="1.5917in"/>
    </style:style>
    <style:style style:name="Table8.C" style:family="table-column">
      <style:table-column-properties style:column-width="0.9972in"/>
    </style:style>
    <style:style style:name="Table8.D" style:family="table-column">
      <style:table-column-properties style:column-width="0.8326in"/>
    </style:style>
    <style:style style:name="Table8.E" style:family="table-column">
      <style:table-column-properties style:column-width="2.7986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4729in"/>
    </style:style>
    <style:style style:name="Table9.B" style:family="table-column">
      <style:table-column-properties style:column-width="1.8875in"/>
    </style:style>
    <style:style style:name="Table9.C" style:family="table-column">
      <style:table-column-properties style:column-width="0.9521in"/>
    </style:style>
    <style:style style:name="Table9.D" style:family="table-column">
      <style:table-column-properties style:column-width="0.9722in"/>
    </style:style>
    <style:style style:name="Table9.E" style:family="table-column">
      <style:table-column-properties style:column-width="2.4083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0.4729in"/>
    </style:style>
    <style:style style:name="Table10.B" style:family="table-column">
      <style:table-column-properties style:column-width="1.5403in"/>
    </style:style>
    <style:style style:name="Table10.C" style:family="table-column">
      <style:table-column-properties style:column-width="0.9986in"/>
    </style:style>
    <style:style style:name="Table10.D" style:family="table-column">
      <style:table-column-properties style:column-width="1.0424in"/>
    </style:style>
    <style:style style:name="Table10.E" style:family="table-column">
      <style:table-column-properties style:column-width="2.6389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729in"/>
    </style:style>
    <style:style style:name="Table11.B" style:family="table-column">
      <style:table-column-properties style:column-width="1.7701in"/>
    </style:style>
    <style:style style:name="Table11.C" style:family="table-column">
      <style:table-column-properties style:column-width="1.3604in"/>
    </style:style>
    <style:style style:name="Table11.D" style:family="table-column">
      <style:table-column-properties style:column-width="1.2306in"/>
    </style:style>
    <style:style style:name="Table11.E" style:family="table-column">
      <style:table-column-properties style:column-width="1.859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0.4729in"/>
    </style:style>
    <style:style style:name="Table12.B" style:family="table-column">
      <style:table-column-properties style:column-width="1.7076in"/>
    </style:style>
    <style:style style:name="Table12.C" style:family="table-column">
      <style:table-column-properties style:column-width="1.2861in"/>
    </style:style>
    <style:style style:name="Table12.D" style:family="table-column">
      <style:table-column-properties style:column-width="1.0618in"/>
    </style:style>
    <style:style style:name="Table12.E" style:family="table-column">
      <style:table-column-properties style:column-width="2.1646in"/>
    </style:style>
    <style:style style:name="Table12.A1" style:family="table-cell">
      <style:table-cell-properties style:vertical-align="middle" fo:padding="0.0194in" fo:border="none"/>
    </style:style>
    <style:style style:name="Table13" style:family="table">
      <style:table-properties style:width="4.5243in" table:align="left"/>
    </style:style>
    <style:style style:name="Table13.A" style:family="table-column">
      <style:table-column-properties style:column-width="0.4729in"/>
    </style:style>
    <style:style style:name="Table13.B" style:family="table-column">
      <style:table-column-properties style:column-width="1.0493in"/>
    </style:style>
    <style:style style:name="Table13.D" style:family="table-column">
      <style:table-column-properties style:column-width="1.9528in"/>
    </style:style>
    <style:style style:name="Table13.A1" style:family="table-cell">
      <style:table-cell-properties style:vertical-align="middle" fo:padding="0.0194in" fo:border="none"/>
    </style:style>
    <style:style style:name="Table14" style:family="table">
      <style:table-properties style:width="5.4083in" table:align="left"/>
    </style:style>
    <style:style style:name="Table14.A" style:family="table-column">
      <style:table-column-properties style:column-width="0.4729in"/>
    </style:style>
    <style:style style:name="Table14.B" style:family="table-column">
      <style:table-column-properties style:column-width="1.3035in"/>
    </style:style>
    <style:style style:name="Table14.D" style:family="table-column">
      <style:table-column-properties style:column-width="2.3285in"/>
    </style:style>
    <style:style style:name="Table14.A1" style:family="table-cell">
      <style:table-cell-properties style:vertical-align="middle" fo:padding="0.0194in" fo:border="none"/>
    </style:style>
    <style:style style:name="Table15" style:family="table">
      <style:table-properties style:width="6.1896in" table:align="left"/>
    </style:style>
    <style:style style:name="Table15.A" style:family="table-column">
      <style:table-column-properties style:column-width="0.4729in"/>
    </style:style>
    <style:style style:name="Table15.B" style:family="table-column">
      <style:table-column-properties style:column-width="1.9764in"/>
    </style:style>
    <style:style style:name="Table15.C" style:family="table-column">
      <style:table-column-properties style:column-width="1.0056in"/>
    </style:style>
    <style:style style:name="Table15.D" style:family="table-column">
      <style:table-column-properties style:column-width="2.7347in"/>
    </style:style>
    <style:style style:name="Table15.A1" style:family="table-cell">
      <style:table-cell-properties style:vertical-align="middle" fo:padding="0.0194in" fo:border="none"/>
    </style:style>
    <style:style style:name="Table16" style:family="table">
      <style:table-properties style:width="4.0111in" table:align="left"/>
    </style:style>
    <style:style style:name="Table16.A" style:family="table-column">
      <style:table-column-properties style:column-width="2.416in"/>
    </style:style>
    <style:style style:name="Table16.B" style:family="table-column">
      <style:table-column-properties style:column-width="1.5951in"/>
    </style:style>
    <style:style style:name="Table16.A1" style:family="table-cell">
      <style:table-cell-properties style:vertical-align="middle" fo:padding="0.0194in" fo:border="none"/>
    </style:style>
    <style:style style:name="Table17" style:family="table">
      <style:table-properties style:width="6.6931in" table:align="left"/>
    </style:style>
    <style:style style:name="Table17.A" style:family="table-column">
      <style:table-column-properties style:column-width="0.4729in"/>
    </style:style>
    <style:style style:name="Table17.B" style:family="table-column">
      <style:table-column-properties style:column-width="1.4361in"/>
    </style:style>
    <style:style style:name="Table17.C" style:family="table-column">
      <style:table-column-properties style:column-width="1.2799in"/>
    </style:style>
    <style:style style:name="Table17.D" style:family="table-column">
      <style:table-column-properties style:column-width="0.8056in"/>
    </style:style>
    <style:style style:name="Table17.E" style:family="table-column">
      <style:table-column-properties style:column-width="2.6986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1.5306in"/>
    </style:style>
    <style:style style:name="Table18.B" style:family="table-column">
      <style:table-column-properties style:column-width="1.0507in"/>
    </style:style>
    <style:style style:name="Table18.C" style:family="table-column">
      <style:table-column-properties style:column-width="1.7049in"/>
    </style:style>
    <style:style style:name="Table18.D" style:family="table-column">
      <style:table-column-properties style:column-width="2.4069in"/>
    </style:style>
    <style:style style:name="Table18.A1" style:family="table-cell">
      <style:table-cell-properties style:vertical-align="middle" fo:padding="0.0194in" fo:border="none"/>
    </style:style>
    <style:style style:name="Table19" style:family="table">
      <style:table-properties style:width="10.2014in" table:align="left"/>
    </style:style>
    <style:style style:name="Table19.A" style:family="table-column">
      <style:table-column-properties style:column-width="0.6486in"/>
    </style:style>
    <style:style style:name="Table19.B" style:family="table-column">
      <style:table-column-properties style:column-width="1.3972in"/>
    </style:style>
    <style:style style:name="Table19.C" style:family="table-column">
      <style:table-column-properties style:column-width="0.9715in"/>
    </style:style>
    <style:style style:name="Table19.D" style:family="table-column">
      <style:table-column-properties style:column-width="1.0181in"/>
    </style:style>
    <style:style style:name="Table19.H" style:family="table-column">
      <style:table-column-properties style:column-width="0.925in"/>
    </style:style>
    <style:style style:name="Table19.J" style:family="table-column">
      <style:table-column-properties style:column-width="1.3549in"/>
    </style:style>
    <style:style style:name="Table19.A1" style:family="table-cell">
      <style:table-cell-properties style:vertical-align="middle" fo:padding="0.0194in" fo:border="none"/>
    </style:style>
    <style:style style:name="Table20" style:family="table">
      <style:table-properties style:width="6.6931in" table:align="left"/>
    </style:style>
    <style:style style:name="Table20.A" style:family="table-column">
      <style:table-column-properties style:column-width="1.8069in"/>
    </style:style>
    <style:style style:name="Table20.B" style:family="table-column">
      <style:table-column-properties style:column-width="0.8236in"/>
    </style:style>
    <style:style style:name="Table20.C" style:family="table-column">
      <style:table-column-properties style:column-width="4.0625in"/>
    </style:style>
    <style:style style:name="Table20.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3.3458in"/>
    </style:style>
    <style:style style:name="Table21.B" style:family="table-column">
      <style:table-column-properties style:column-width="3.3472in"/>
    </style:style>
    <style:style style:name="Table21.A1" style:family="table-cell">
      <style:table-cell-properties style:vertical-align="middle" fo:padding="0.0194in" fo:border="none"/>
    </style:style>
    <style:style style:name="Table22" style:family="table">
      <style:table-properties style:width="9.434in" table:align="left"/>
    </style:style>
    <style:style style:name="Table22.A" style:family="table-column">
      <style:table-column-properties style:column-width="1.1118in"/>
    </style:style>
    <style:style style:name="Table22.B" style:family="table-column">
      <style:table-column-properties style:column-width="1.0083in"/>
    </style:style>
    <style:style style:name="Table22.C" style:family="table-column">
      <style:table-column-properties style:column-width="0.9903in"/>
    </style:style>
    <style:style style:name="Table22.D" style:family="table-column">
      <style:table-column-properties style:column-width="0.9715in"/>
    </style:style>
    <style:style style:name="Table22.E" style:family="table-column">
      <style:table-column-properties style:column-width="1.0181in"/>
    </style:style>
    <style:style style:name="Table22.F" style:family="table-column">
      <style:table-column-properties style:column-width="1.0361in"/>
    </style:style>
    <style:style style:name="Table22.I" style:family="table-column">
      <style:table-column-properties style:column-width="1.3549in"/>
    </style:style>
    <style:style style:name="Table22.A1" style:family="table-cell">
      <style:table-cell-properties style:vertical-align="middle" fo:padding="0.0194in" fo:border="none"/>
    </style:style>
    <style:style style:name="Table23" style:family="table">
      <style:table-properties style:width="6.0563in" table:align="left"/>
    </style:style>
    <style:style style:name="Table23.A" style:family="table-column">
      <style:table-column-properties style:column-width="1.1715in"/>
    </style:style>
    <style:style style:name="Table23.B" style:family="table-column">
      <style:table-column-properties style:column-width="2.0028in"/>
    </style:style>
    <style:style style:name="Table23.C" style:family="table-column">
      <style:table-column-properties style:column-width="2.8819in"/>
    </style:style>
    <style:style style:name="Table23.A1" style:family="table-cell">
      <style:table-cell-properties style:vertical-align="middle" fo:padding="0.0194in" fo:border="none"/>
    </style:style>
    <style:style style:name="Table24" style:family="table">
      <style:table-properties style:width="6.6931in" table:align="left"/>
    </style:style>
    <style:style style:name="Table24.A" style:family="table-column">
      <style:table-column-properties style:column-width="2.5153in"/>
    </style:style>
    <style:style style:name="Table24.B" style:family="table-column">
      <style:table-column-properties style:column-width="4.1778in"/>
    </style:style>
    <style:style style:name="Table24.A1" style:family="table-cell">
      <style:table-cell-properties style:vertical-align="middle" fo:padding="0.0194in" fo:border="none"/>
    </style:style>
    <style:style style:name="Table25" style:family="table">
      <style:table-properties style:width="9.0389in" table:align="left"/>
    </style:style>
    <style:style style:name="Table25.A" style:family="table-column">
      <style:table-column-properties style:column-width="1.1083in"/>
    </style:style>
    <style:style style:name="Table25.B" style:family="table-column">
      <style:table-column-properties style:column-width="0.9347in"/>
    </style:style>
    <style:style style:name="Table25.C" style:family="table-column">
      <style:table-column-properties style:column-width="0.8299in"/>
    </style:style>
    <style:style style:name="Table25.D" style:family="table-column">
      <style:table-column-properties style:column-width="1.0083in"/>
    </style:style>
    <style:style style:name="Table25.E" style:family="table-column">
      <style:table-column-properties style:column-width="0.9903in"/>
    </style:style>
    <style:style style:name="Table25.F" style:family="table-column">
      <style:table-column-properties style:column-width="0.925in"/>
    </style:style>
    <style:style style:name="Table25.G" style:family="table-column">
      <style:table-column-properties style:column-width="0.8694in"/>
    </style:style>
    <style:style style:name="Table25.H" style:family="table-column">
      <style:table-column-properties style:column-width="1.0181in"/>
    </style:style>
    <style:style style:name="Table25.I" style:family="table-column">
      <style:table-column-properties style:column-width="1.3549in"/>
    </style:style>
    <style:style style:name="Table25.A1" style:family="table-cell">
      <style:table-cell-properties style:vertical-align="middle" fo:padding="0.0194in" fo:border="none"/>
    </style:style>
    <style:style style:name="Table26" style:family="table">
      <style:table-properties style:width="6.2097in" table:align="left"/>
    </style:style>
    <style:style style:name="Table26.A" style:family="table-column">
      <style:table-column-properties style:column-width="1.4681in"/>
    </style:style>
    <style:style style:name="Table26.B" style:family="table-column">
      <style:table-column-properties style:column-width="2.1833in"/>
    </style:style>
    <style:style style:name="Table26.C" style:family="table-column">
      <style:table-column-properties style:column-width="2.5583in"/>
    </style:style>
    <style:style style:name="Table26.A1" style:family="table-cell">
      <style:table-cell-properties style:vertical-align="middle" fo:padding="0.0194in" fo:border="none"/>
    </style:style>
    <style:style style:name="Table27" style:family="table">
      <style:table-properties style:width="6.6931in" table:align="left"/>
    </style:style>
    <style:style style:name="Table27.A" style:family="table-column">
      <style:table-column-properties style:column-width="1.6854in"/>
    </style:style>
    <style:style style:name="Table27.B" style:family="table-column">
      <style:table-column-properties style:column-width="5.0076in"/>
    </style:style>
    <style:style style:name="Table27.A1" style:family="table-cell">
      <style:table-cell-properties style:vertical-align="middle" fo:padding="0.0194in" fo:border="none"/>
    </style:style>
    <style:style style:name="Table28" style:family="table">
      <style:table-properties style:width="5.2014in" table:align="left"/>
    </style:style>
    <style:style style:name="Table28.A" style:family="table-column">
      <style:table-column-properties style:column-width="1.9215in"/>
    </style:style>
    <style:style style:name="Table28.B" style:family="table-column">
      <style:table-column-properties style:column-width="1.6799in"/>
    </style:style>
    <style:style style:name="Table28.C" style:family="table-column">
      <style:table-column-properties style:column-width="1.6in"/>
    </style:style>
    <style:style style:name="Table28.A1" style:family="table-cell">
      <style:table-cell-properties style:vertical-align="middle" fo:padding="0.0194in" fo:border="none"/>
    </style:style>
    <style:style style:name="Table29" style:family="table">
      <style:table-properties style:width="6.6931in" table:align="left"/>
    </style:style>
    <style:style style:name="Table29.A" style:family="table-column">
      <style:table-column-properties style:column-width="1.7229in"/>
    </style:style>
    <style:style style:name="Table29.B" style:family="table-column">
      <style:table-column-properties style:column-width="2.6194in"/>
    </style:style>
    <style:style style:name="Table29.C" style:family="table-column">
      <style:table-column-properties style:column-width="2.3507in"/>
    </style:style>
    <style:style style:name="Table29.A1" style:family="table-cell">
      <style:table-cell-properties style:vertical-align="middle" fo:padding="0.0194in" fo:border="none"/>
    </style:style>
    <style:style style:name="Table30" style:family="table">
      <style:table-properties style:width="6.2535in" table:align="left"/>
    </style:style>
    <style:style style:name="Table30.A" style:family="table-column">
      <style:table-column-properties style:column-width="1.4181in"/>
    </style:style>
    <style:style style:name="Table30.B" style:family="table-column">
      <style:table-column-properties style:column-width="0.9167in"/>
    </style:style>
    <style:style style:name="Table30.C" style:family="table-column">
      <style:table-column-properties style:column-width="3.9188in"/>
    </style:style>
    <style:style style:name="Table30.A1" style:family="table-cell">
      <style:table-cell-properties style:vertical-align="middle" fo:padding="0.0194in" fo:border="none"/>
    </style:style>
    <style:style style:name="Table31" style:family="table">
      <style:table-properties style:width="6.6931in" table:align="left"/>
    </style:style>
    <style:style style:name="Table31.A" style:family="table-column">
      <style:table-column-properties style:column-width="1.2042in"/>
    </style:style>
    <style:style style:name="Table31.B" style:family="table-column">
      <style:table-column-properties style:column-width="2.5153in"/>
    </style:style>
    <style:style style:name="Table31.C" style:family="table-column">
      <style:table-column-properties style:column-width="1.0229in"/>
    </style:style>
    <style:style style:name="Table31.D" style:family="table-column">
      <style:table-column-properties style:column-width="1.9507in"/>
    </style:style>
    <style:style style:name="Table31.A1" style:family="table-cell">
      <style:table-cell-properties style:vertical-align="middle" fo:padding="0.0194in" fo:border="none"/>
    </style:style>
    <style:style style:name="Table32" style:family="table">
      <style:table-properties style:width="4.8028in" table:align="left"/>
    </style:style>
    <style:style style:name="Table32.A" style:family="table-column">
      <style:table-column-properties style:column-width="1.984in"/>
    </style:style>
    <style:style style:name="Table32.B" style:family="table-column">
      <style:table-column-properties style:column-width="2.8188in"/>
    </style:style>
    <style:style style:name="Table32.A1" style:family="table-cell">
      <style:table-cell-properties style:vertical-align="middle" fo:padding="0.0194in" fo:border="none"/>
    </style:style>
    <style:style style:name="Table33" style:family="table">
      <style:table-properties style:width="6.6931in" table:align="left"/>
    </style:style>
    <style:style style:name="Table33.A" style:family="table-column">
      <style:table-column-properties style:column-width="1.2313in"/>
    </style:style>
    <style:style style:name="Table33.B" style:family="table-column">
      <style:table-column-properties style:column-width="1.5451in"/>
    </style:style>
    <style:style style:name="Table33.C" style:family="table-column">
      <style:table-column-properties style:column-width="1.5167in"/>
    </style:style>
    <style:style style:name="Table33.D" style:family="table-column">
      <style:table-column-properties style:column-width="1.1042in"/>
    </style:style>
    <style:style style:name="Table33.E" style:family="table-column">
      <style:table-column-properties style:column-width="1.2958in"/>
    </style:style>
    <style:style style:name="Table33.A1" style:family="table-cell">
      <style:table-cell-properties style:vertical-align="middle" fo:padding="0.0194in" fo:border="none"/>
    </style:style>
    <style:style style:name="Table34" style:family="table">
      <style:table-properties style:width="6.6931in" table:align="left"/>
    </style:style>
    <style:style style:name="Table34.A" style:family="table-column">
      <style:table-column-properties style:column-width="1.1944in"/>
    </style:style>
    <style:style style:name="Table34.B" style:family="table-column">
      <style:table-column-properties style:column-width="1.3597in"/>
    </style:style>
    <style:style style:name="Table34.C" style:family="table-column">
      <style:table-column-properties style:column-width="1.359in"/>
    </style:style>
    <style:style style:name="Table34.D" style:family="table-column">
      <style:table-column-properties style:column-width="1.3979in"/>
    </style:style>
    <style:style style:name="Table34.E" style:family="table-column">
      <style:table-column-properties style:column-width="1.3819in"/>
    </style:style>
    <style:style style:name="Table34.A1" style:family="table-cell">
      <style:table-cell-properties style:vertical-align="middle" fo:padding="0.0194in" fo:border="none"/>
    </style:style>
    <style:style style:name="Table35" style:family="table">
      <style:table-properties style:width="6.6931in" table:align="left"/>
    </style:style>
    <style:style style:name="Table35.A" style:family="table-column">
      <style:table-column-properties style:column-width="1.3819in"/>
    </style:style>
    <style:style style:name="Table35.B" style:family="table-column">
      <style:table-column-properties style:column-width="1.5715in"/>
    </style:style>
    <style:style style:name="Table35.C" style:family="table-column">
      <style:table-column-properties style:column-width="1.0604in"/>
    </style:style>
    <style:style style:name="Table35.D" style:family="table-column">
      <style:table-column-properties style:column-width="1.4028in"/>
    </style:style>
    <style:style style:name="Table35.E" style:family="table-column">
      <style:table-column-properties style:column-width="1.2764in"/>
    </style:style>
    <style:style style:name="Table35.A1" style:family="table-cell">
      <style:table-cell-properties style:vertical-align="middle" fo:padding="0.0194in" fo:border="none"/>
    </style:style>
    <style:style style:name="Table36" style:family="table">
      <style:table-properties style:width="8.8222in" table:align="left"/>
    </style:style>
    <style:style style:name="Table36.A" style:family="table-column">
      <style:table-column-properties style:column-width="0.3986in"/>
    </style:style>
    <style:style style:name="Table36.B" style:family="table-column">
      <style:table-column-properties style:column-width="1.7736in"/>
    </style:style>
    <style:style style:name="Table36.C" style:family="table-column">
      <style:table-column-properties style:column-width="1.2736in"/>
    </style:style>
    <style:style style:name="Table36.D" style:family="table-column">
      <style:table-column-properties style:column-width="0.8792in"/>
    </style:style>
    <style:style style:name="Table36.E" style:family="table-column">
      <style:table-column-properties style:column-width="0.866in"/>
    </style:style>
    <style:style style:name="Table36.F" style:family="table-column">
      <style:table-column-properties style:column-width="0.9257in"/>
    </style:style>
    <style:style style:name="Table36.G" style:family="table-column">
      <style:table-column-properties style:column-width="0.916in"/>
    </style:style>
    <style:style style:name="Table36.H" style:family="table-column">
      <style:table-column-properties style:column-width="0.8701in"/>
    </style:style>
    <style:style style:name="Table36.I" style:family="table-column">
      <style:table-column-properties style:column-width="0.9194in"/>
    </style:style>
    <style:style style:name="Table36.A1" style:family="table-cell">
      <style:table-cell-properties style:vertical-align="middle" fo:padding="0.0194in" fo:border="none"/>
    </style:style>
    <style:style style:name="Table37" style:family="table">
      <style:table-properties style:width="6.6931in" table:align="left"/>
    </style:style>
    <style:style style:name="Table37.A" style:family="table-column">
      <style:table-column-properties style:column-width="0.3986in"/>
    </style:style>
    <style:style style:name="Table37.B" style:family="table-column">
      <style:table-column-properties style:column-width="4.2479in"/>
    </style:style>
    <style:style style:name="Table37.C" style:family="table-column">
      <style:table-column-properties style:column-width="2.0465in"/>
    </style:style>
    <style:style style:name="Table37.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left="0in" fo:margin-right="0in" fo:text-indent="0in" style:auto-text-indent="false"/>
    </style:style>
    <style:style style:name="P4" style:family="paragraph" style:parent-style-name="Standard">
      <style:paragraph-properties fo:margin-top="0in" fo:margin-bottom="0.1965in" style:contextual-spacing="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list-style-name="L26"/>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7">
      <style:paragraph-properties fo:margin-top="0in" fo:margin-bottom="0in" style:contextual-spacing="false"/>
    </style:style>
    <style:style style:name="P59" style:family="paragraph" style:parent-style-name="Text_20_body" style:list-style-name="L28"/>
    <style:style style:name="P60" style:family="paragraph" style:parent-style-name="Text_20_body" style:list-style-name="L28">
      <style:paragraph-properties fo:margin-top="0in" fo:margin-bottom="0in" style:contextual-spacing="false"/>
    </style:style>
    <style:style style:name="P61" style:family="paragraph" style:parent-style-name="Text_20_body" style:list-style-name="L29"/>
    <style:style style:name="P62" style:family="paragraph" style:parent-style-name="Text_20_body" style:list-style-name="L29">
      <style:paragraph-properties fo:margin-top="0in" fo:margin-bottom="0in" style:contextual-spacing="false"/>
    </style:style>
    <style:style style:name="P63" style:family="paragraph" style:parent-style-name="Text_20_body" style:list-style-name="L30"/>
    <style:style style:name="P64" style:family="paragraph" style:parent-style-name="Text_20_body" style:list-style-name="L30">
      <style:paragraph-properties fo:margin-top="0in" fo:margin-bottom="0in" style:contextual-spacing="false"/>
    </style:style>
    <style:style style:name="P65" style:family="paragraph" style:parent-style-name="Text_20_body" style:list-style-name="L31"/>
    <style:style style:name="P66" style:family="paragraph" style:parent-style-name="Text_20_body" style:list-style-name="L31">
      <style:paragraph-properties fo:margin-top="0in" fo:margin-bottom="0in" style:contextual-spacing="false"/>
    </style:style>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6">
      <style:paragraph-properties fo:margin-top="0in" fo:margin-bottom="0in" style:contextual-spacing="false"/>
    </style:style>
    <style:style style:name="P73" style:family="paragraph" style:parent-style-name="Text_20_body" style:list-style-name="L37"/>
    <style:style style:name="P74" style:family="paragraph" style:parent-style-name="Text_20_body" style:list-style-name="L37">
      <style:paragraph-properties fo:margin-top="0in" fo:margin-bottom="0in" style:contextual-spacing="false"/>
    </style:style>
    <style:style style:name="P75" style:family="paragraph" style:parent-style-name="Text_20_body" style:list-style-name="L38"/>
    <style:style style:name="P76" style:family="paragraph" style:parent-style-name="Text_20_body" style:list-style-name="L38">
      <style:paragraph-properties fo:margin-top="0in" fo:margin-bottom="0in" style:contextual-spacing="false"/>
    </style:style>
    <style:style style:name="P77" style:family="paragraph" style:parent-style-name="Text_20_body" style:list-style-name="L39"/>
    <style:style style:name="P78" style:family="paragraph" style:parent-style-name="Text_20_body" style:list-style-name="L39">
      <style:paragraph-properties fo:margin-top="0in" fo:margin-bottom="0in" style:contextual-spacing="false"/>
    </style:style>
    <style:style style:name="P79" style:family="paragraph" style:parent-style-name="Text_20_body" style:list-style-name="L40"/>
    <style:style style:name="P80" style:family="paragraph" style:parent-style-name="Text_20_body" style:list-style-name="L40">
      <style:paragraph-properties fo:margin-top="0in" fo:margin-bottom="0in" style:contextual-spacing="false"/>
    </style:style>
    <style:style style:name="P81" style:family="paragraph" style:parent-style-name="Text_20_body" style:list-style-name="L41"/>
    <style:style style:name="P82" style:family="paragraph" style:parent-style-name="Text_20_body" style:list-style-name="L41">
      <style:paragraph-properties fo:margin-top="0in" fo:margin-bottom="0in" style:contextual-spacing="false"/>
    </style:style>
    <style:style style:name="P83" style:family="paragraph" style:parent-style-name="Text_20_body" style:list-style-name="L42"/>
    <style:style style:name="P84" style:family="paragraph" style:parent-style-name="Text_20_body" style:list-style-name="L42">
      <style:paragraph-properties fo:margin-top="0in" fo:margin-bottom="0in" style:contextual-spacing="false"/>
    </style:style>
    <style:style style:name="P85" style:family="paragraph" style:parent-style-name="Text_20_body" style:list-style-name="L43"/>
    <style:style style:name="P86" style:family="paragraph" style:parent-style-name="Text_20_body" style:list-style-name="L44"/>
    <style:style style:name="P87" style:family="paragraph" style:parent-style-name="Text_20_body" style:list-style-name="L45"/>
    <style:style style:name="P88" style:family="paragraph" style:parent-style-name="Text_20_body" style:list-style-name="L46"/>
    <style:style style:name="P89" style:family="paragraph" style:parent-style-name="Text_20_body" style:list-style-name="L46">
      <style:paragraph-properties fo:margin-top="0in" fo:margin-bottom="0in" style:contextual-spacing="false"/>
    </style:style>
    <style:style style:name="P90" style:family="paragraph" style:parent-style-name="Text_20_body" style:list-style-name="L47"/>
    <style:style style:name="P91" style:family="paragraph" style:parent-style-name="Text_20_body" style:list-style-name="L47">
      <style:paragraph-properties fo:margin-top="0in" fo:margin-bottom="0in" style:contextual-spacing="false"/>
    </style:style>
    <style:style style:name="P92" style:family="paragraph" style:parent-style-name="Text_20_body" style:list-style-name="L48"/>
    <style:style style:name="P93" style:family="paragraph" style:parent-style-name="Text_20_body" style:list-style-name="L48">
      <style:paragraph-properties fo:margin-top="0in" fo:margin-bottom="0in" style:contextual-spacing="false"/>
    </style:style>
    <style:style style:name="P94" style:family="paragraph" style:parent-style-name="Text_20_body" style:list-style-name="L49"/>
    <style:style style:name="P95" style:family="paragraph" style:parent-style-name="Text_20_body" style:list-style-name="L49">
      <style:paragraph-properties fo:margin-top="0in" fo:margin-bottom="0in" style:contextual-spacing="false"/>
    </style:style>
    <style:style style:name="P96" style:family="paragraph" style:parent-style-name="Text_20_body" style:list-style-name="L50"/>
    <style:style style:name="P97" style:family="paragraph" style:parent-style-name="Text_20_body" style:list-style-name="L50">
      <style:paragraph-properties fo:margin-top="0in" fo:margin-bottom="0in" style:contextual-spacing="false"/>
    </style:style>
    <style:style style:name="P98" style:family="paragraph" style:parent-style-name="Text_20_body" style:list-style-name="L51"/>
    <style:style style:name="P99" style:family="paragraph" style:parent-style-name="Text_20_body" style:list-style-name="L51">
      <style:paragraph-properties fo:margin-top="0in" fo:margin-bottom="0in" style:contextual-spacing="false"/>
    </style:style>
    <style:style style:name="P100" style:family="paragraph" style:parent-style-name="Text_20_body" style:list-style-name="L52"/>
    <style:style style:name="P101" style:family="paragraph" style:parent-style-name="Text_20_body" style:list-style-name="L52">
      <style:paragraph-properties fo:margin-top="0in" fo:margin-bottom="0in" style:contextual-spacing="false"/>
    </style:style>
    <style:style style:name="P102" style:family="paragraph" style:parent-style-name="Text_20_body" style:list-style-name="L53"/>
    <style:style style:name="P103" style:family="paragraph" style:parent-style-name="Text_20_body" style:list-style-name="L53">
      <style:paragraph-properties fo:margin-top="0in" fo:margin-bottom="0in" style:contextual-spacing="false"/>
    </style:style>
    <style:style style:name="P104" style:family="paragraph" style:parent-style-name="Text_20_body" style:list-style-name="L54"/>
    <style:style style:name="P105" style:family="paragraph" style:parent-style-name="Text_20_body" style:list-style-name="L54">
      <style:paragraph-properties fo:margin-top="0in" fo:margin-bottom="0in" style:contextual-spacing="false"/>
    </style:style>
    <style:style style:name="P106" style:family="paragraph" style:parent-style-name="Text_20_body" style:list-style-name="L55"/>
    <style:style style:name="P107" style:family="paragraph" style:parent-style-name="Text_20_body" style:list-style-name="L55">
      <style:paragraph-properties fo:margin-top="0in" fo:margin-bottom="0in" style:contextual-spacing="false"/>
    </style:style>
    <style:style style:name="P108" style:family="paragraph" style:parent-style-name="Text_20_body" style:list-style-name="L56"/>
    <style:style style:name="P109" style:family="paragraph" style:parent-style-name="Text_20_body" style:list-style-name="L56">
      <style:paragraph-properties fo:margin-top="0in" fo:margin-bottom="0in" style:contextual-spacing="false"/>
    </style:style>
    <style:style style:name="P110" style:family="paragraph" style:parent-style-name="Text_20_body" style:list-style-name="L57"/>
    <style:style style:name="P111" style:family="paragraph" style:parent-style-name="Text_20_body" style:list-style-name="L57">
      <style:paragraph-properties fo:margin-top="0in" fo:margin-bottom="0in" style:contextual-spacing="false"/>
    </style:style>
    <style:style style:name="P112" style:family="paragraph" style:parent-style-name="Text_20_body" style:list-style-name="L58"/>
    <style:style style:name="P113" style:family="paragraph" style:parent-style-name="Text_20_body" style:list-style-name="L58">
      <style:paragraph-properties fo:margin-top="0in" fo:margin-bottom="0in" style:contextual-spacing="false"/>
    </style:style>
    <style:style style:name="P114" style:family="paragraph" style:parent-style-name="Text_20_body" style:list-style-name="L59"/>
    <style:style style:name="P115" style:family="paragraph" style:parent-style-name="Text_20_body" style:list-style-name="L59">
      <style:paragraph-properties fo:margin-top="0in" fo:margin-bottom="0in" style:contextual-spacing="false"/>
    </style:style>
    <style:style style:name="P116" style:family="paragraph" style:parent-style-name="Text_20_body" style:list-style-name="L60"/>
    <style:style style:name="P117" style:family="paragraph" style:parent-style-name="Text_20_body" style:list-style-name="L60">
      <style:paragraph-properties fo:margin-top="0in" fo:margin-bottom="0in" style:contextual-spacing="false"/>
    </style:style>
    <style:style style:name="P118" style:family="paragraph" style:parent-style-name="Text_20_body" style:list-style-name="L61"/>
    <style:style style:name="P119" style:family="paragraph" style:parent-style-name="Text_20_body" style:list-style-name="L61">
      <style:paragraph-properties fo:margin-top="0in" fo:margin-bottom="0in" style:contextual-spacing="false"/>
    </style:style>
    <style:style style:name="P120" style:family="paragraph" style:parent-style-name="Text_20_body" style:list-style-name="L62"/>
    <style:style style:name="P121" style:family="paragraph" style:parent-style-name="Text_20_body" style:list-style-name="L62">
      <style:paragraph-properties fo:margin-top="0in" fo:margin-bottom="0in" style:contextual-spacing="false"/>
    </style:style>
    <style:style style:name="P122" style:family="paragraph" style:parent-style-name="Text_20_body" style:list-style-name="L63"/>
    <style:style style:name="P123" style:family="paragraph" style:parent-style-name="Text_20_body" style:list-style-name="L63">
      <style:paragraph-properties fo:margin-top="0in" fo:margin-bottom="0in" style:contextual-spacing="false"/>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ait_research_core_results_upload.zip</text:p>
      <text:p text:style-name="Standard">Zip Archive</text:p>
      <text:p text:style-name="Standard">gait_research_only_notebooks_upload.zip</text:p>
      <text:p text:style-name="Standard">Zip Archive</text:p>
      <text:p text:style-name="Standard">Full Activity __ GaitTR &amp; GaitGL Fusion.docx</text:p>
      <text:p text:style-name="Standard">Document</text:p>
      <text:p text:style-name="Standard">Chat History.docx</text:p>
      <text:p text:style-name="Standard">Document</text:p>
      <text:p text:style-name="Standard">Gait_Recognition_Pro_Model_Deep_Research_Guideline_Better_Version.docx</text:p>
      <text:p text:style-name="Standard">Document</text:p>
      <text:p text:style-name="Standard">gait_recognition_full_activity_and_result_report.md</text:p>
      <text:p text:style-name="Standard">File</text:p>
      <text:p text:style-name="Standard">Gait Recognition Full Activity And Result Report.docx</text:p>
      <text:p text:style-name="Standard">Document</text:p>
      <text:p text:style-name="Standard">Pasted text.txt</text:p>
      <text:p text:style-name="P4">Document</text:p>
      <text:p text:style-name="Text_20_body">আমি আগে আপলোড করা রিপোর্ট, গাইডলাইন, ডকুমেন্ট, ZIP/notebook/result structure cross-check করে project state verify করছি। তারপর confirmed baseline, risk/leakage points, missing/unclear অংশ, bottleneck ও safe roadmap আলাদা করে দেব—কোড নয়।</text:p>
      <text:p text:style-name="Text_20_body">Uploaded text/docx অংশ থেকে baseline, protocol, safety rules, এবং roadmap এখন পরিষ্কার হয়েছে। এখন দুইটি ZIP-এর core results ও notebooks filesystem থেকে যাচাই করছি।</text:p>
      <text:p text:style-name="Text_20_body">According to a document from 2026-05-08, এবং 2026-05-04-এর core result zip/notebook zip যাচাই করে—আপনার project-state এখন পরিষ্কার: <text:span text:style-name="Strong_20_Emphasis">single-modality skeleton/silhouette expert moderate, কিন্তু fixed α=0.5 score-level fusion strongest practical baseline</text:span>। নিচে verified understanding report দিলাম। কোড দিচ্ছি না।</text:p>
      <text:h text:style-name="Heading_20_2" text:outline-level="2">1. আপলোডেড ফাইল/ফোল্ডার কী কী পেলাম</text:h>
      <text:p text:style-name="Text_20_body">আমি top-level upload হিসেবে এগুলো পেয়েছি:</text:p>
      <table:table table:name="Table1" table:style-name="Table1">
        <table:table-column table:style-name="Table1.A"/>
        <table:table-column table:style-name="Table1.B"/>
        <table:table-header-rows>
          <table:table-row>
            <table:table-cell table:style-name="Table1.A1" office:value-type="string">
              <text:p text:style-name="Table_20_Heading">ফাইল</text:p>
            </table:table-cell>
            <table:table-cell table:style-name="Table1.A1" office:value-type="string">
              <text:p text:style-name="Table_20_Heading">কী আছে / ভূমিকা</text:p>
            </table:table-cell>
          </table:table-row>
        </table:table-header-rows>
        <table:table-row>
          <table:table-cell table:style-name="Table1.A1" office:value-type="string">
            <text:p text:style-name="Table_20_Contents"><text:span text:style-name="Source_20_Text">gait_research_core_results_upload.zip</text:span></text:p>
          </table:table-cell>
          <table:table-cell table:style-name="Table1.A1" office:value-type="string">
            <text:p text:style-name="Table_20_Contents">Core experiment outputs: <text:span text:style-name="Source_20_Text">data/splits</text:span>, <text:span text:style-name="Source_20_Text">data/fusion_splits</text:span>, <text:span text:style-name="Source_20_Text">results/fusion_gate</text:span>, <text:span text:style-name="Source_20_Text">results/final_analysis_14</text:span>, <text:span text:style-name="Source_20_Text">results/gaitgl_silhouette_eval</text:span>, <text:span text:style-name="Source_20_Text">results/expert_comparison</text:span>, embeddings, CSV/JSON summaries, plots, fusion checkpoints। আমি extract করে দেখেছি: <text:span text:style-name="Strong_20_Emphasis">264 files</text:span>; এর মধ্যে 171 CSV, 16 JSON, 34 NPZ, 21 PNG, 6 PTH, 5 PT।</text:p>
          </table:table-cell>
        </table:table-row>
        <table:table-row>
          <table:table-cell table:style-name="Table1.A1" office:value-type="string">
            <text:p text:style-name="Table_20_Contents"><text:span text:style-name="Source_20_Text">gait_research_only_notebooks_upload.zip</text:span></text:p>
          </table:table-cell>
          <table:table-cell table:style-name="Table1.A1" office:value-type="string">
            <text:p text:style-name="Table_20_Contents">Notebook pipeline: <text:span text:style-name="Strong_20_Emphasis">26 notebooks</text:span>, step 01 থেকে 14 পর্যন্ত—skeleton extraction, validation, split, GaitTR train/eval, silhouette extraction/train/eval, embedding export, fusion, final analysis।</text:p>
          </table:table-cell>
        </table:table-row>
        <table:table-row>
          <table:table-cell table:style-name="Table1.A1" office:value-type="string">
            <text:p text:style-name="Table_20_Contents"><text:span text:style-name="Source_20_Text">gait_recognition_full_activity_and_result_repo</text:span><text:soft-page-break/><text:span text:style-name="Source_20_Text">rt.md</text:span></text:p>
          </table:table-cell>
          <table:table-cell table:style-name="Table1.A1" office:value-type="string">
            <text:p text:style-name="Table_20_Contents">Scratch থেকে final result পর্যন্ত full activity/report; এতে current <text:soft-page-break/>result, correct claim, next steps, and “what not to claim” আছে। </text:p>
          </table:table-cell>
        </table:table-row>
        <table:table-row>
          <table:table-cell table:style-name="Table1.A1" office:value-type="string">
            <text:p text:style-name="Table_20_Contents"><text:span text:style-name="Source_20_Text">Full Activity __ GaitTR &amp; GaitGL Fusion.docx</text:span> / <text:span text:style-name="Source_20_Text">Gait Recognition Full Activity And Result Report.docx</text:span></text:p>
          </table:table-cell>
          <table:table-cell table:style-name="Table1.A1" office:value-type="string">
            <text:p text:style-name="Table_20_Contents">একই project history/result-এর DOCX সংস্করণ। </text:p>
          </table:table-cell>
        </table:table-row>
        <table:table-row>
          <table:table-cell table:style-name="Table1.A1" office:value-type="string">
            <text:p text:style-name="Table_20_Contents"><text:span text:style-name="Source_20_Text">Gait_Recognition_Pro_Model_Deep_Research_Guideline_Better_Version.docx</text:span></text:p>
          </table:table-cell>
          <table:table-cell table:style-name="Table1.A1" office:value-type="string">
            <text:p text:style-name="Table_20_Contents">Future research instruction, safety rules, baseline rule, roadmap prompt, architecture/fusion experiment rules। </text:p>
          </table:table-cell>
        </table:table-row>
        <table:table-row>
          <table:table-cell table:style-name="Table1.A1" office:value-type="string">
            <text:p text:style-name="Table_20_Contents"><text:span text:style-name="Source_20_Text">Pasted text.txt</text:span></text:p>
          </table:table-cell>
          <table:table-cell table:style-name="Table1.A1" office:value-type="string">
            <text:p text:style-name="Table_20_Contents">আপনার বর্তমান working instruction: Bangla response, no code first, fair protocol, fixed α=0.5 baseline rule, future notebook expectations। </text:p>
          </table:table-cell>
        </table:table-row>
        <table:table-row>
          <table:table-cell table:style-name="Table1.A1" office:value-type="string">
            <text:p text:style-name="Table_20_Contents"><text:span text:style-name="Source_20_Text">Chat History.docx</text:span></text:p>
          </table:table-cell>
          <table:table-cell table:style-name="Table1.A1" office:value-type="string">
            <text:p text:style-name="Table_20_Contents">আগের GaitTR implementation discussion, architecture/config/loss/protocol explanation।</text:p>
          </table:table-cell>
        </table:table-row>
        <table:table-row>
          <table:table-cell table:style-name="Table1.A1" office:value-type="string">
            <text:p text:style-name="Table_20_Contents"><text:span text:style-name="Source_20_Text">GaitTR.pdf</text:span> search-indexed source হিসেবে আছে</text:p>
          </table:table-cell>
          <table:table-cell table:style-name="Table1.A1" office:value-type="string">
            <text:p text:style-name="Table_20_Contents">Original GaitTR paper details: skeleton pipeline, TCN+Spatial Transformer, 10×60×17 input, CASIA-B protocol/results। </text:p>
          </table:table-cell>
        </table:table-row>
      </table:table>
      <text:h text:style-name="Heading_20_2" text:outline-level="2">2. Project-এ যা already completed</text:h>
      <text:p text:style-name="Text_20_body">আপনার pipeline practically complete হয়েছে Step 01–14 পর্যন্ত:</text:p>
      <text:list text:style-name="L1">
        <text:list-item>
          <text:p text:style-name="P6">YOLO-based skeleton extraction </text:p>
        </text:list-item>
        <text:list-item>
          <text:p text:style-name="P6">skeleton output validation </text:p>
        </text:list-item>
        <text:list-item>
          <text:p text:style-name="P6">CASIA-B ST/MT/LT splits </text:p>
        </text:list-item>
        <text:list-item>
          <text:p text:style-name="P6">skeleton feature generation: joint, joint-relative, velocity-1, velocity-2, bone </text:p>
        </text:list-item>
        <text:list-item>
          <text:p text:style-name="P6">GaitTR-style skeleton expert train/eval </text:p>
        </text:list-item>
        <text:list-item>
          <text:p text:style-name="P6">official silhouette conversion attempt </text:p>
        </text:list-item>
        <text:list-item>
          <text:p text:style-name="P6">YOLO segmentation-based silhouette extraction </text:p>
        </text:list-item>
        <text:list-item>
          <text:p text:style-name="P6">silhouette-skeleton alignment and fusion split creation </text:p>
        </text:list-item>
        <text:list-item>
          <text:p text:style-name="P6">GaitGL-style silhouette expert train/eval </text:p>
        </text:list-item>
        <text:list-item>
          <text:p text:style-name="P6">skeleton vs silhouette comparison </text:p>
        </text:list-item>
        <text:list-item>
          <text:p text:style-name="P6">skeleton embedding export for fusion </text:p>
        </text:list-item>
        <text:list-item>
          <text:p text:style-name="P6">score-level fusion </text:p>
        </text:list-item>
        <text:list-item>
          <text:p text:style-name="P6">trainable concat/scalar/vector fusion gates </text:p>
        </text:list-item>
        <text:list-item>
          <text:p text:style-name="P5">final paper-ready fusion analysis </text:p>
        </text:list-item>
      </text:list>
      <text:p text:style-name="Text_20_body">Uploaded guideline/report also confirms this completed workflow and current model details. </text:p>
      <text:h text:style-name="Heading_20_2" text:outline-level="2">3. Confirmed results</text:h>
      <text:h text:style-name="Heading_20_3" text:outline-level="3">Main result table</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Method</text:p>
            </table:table-cell>
            <table:table-cell table:style-name="Table2.A1" office:value-type="string">
              <text:p text:style-name="Table_20_Heading">NM Rank-1</text:p>
            </table:table-cell>
            <table:table-cell table:style-name="Table2.A1" office:value-type="string">
              <text:p text:style-name="Table_20_Heading">BG Rank-1</text:p>
            </table:table-cell>
            <table:table-cell table:style-name="Table2.A1" office:value-type="string">
              <text:p text:style-name="Table_20_Heading">CL Rank-1</text:p>
            </table:table-cell>
            <table:table-cell table:style-name="Table2.A1" office:value-type="string">
              <text:p text:style-name="Table_20_Heading">Mean Rank-1</text:p>
            </table:table-cell>
            <table:table-cell table:style-name="Table2.A1" office:value-type="string">
              <text:p text:style-name="Table_20_Heading">Scientific status</text:p>
            </table:table-cell>
          </table:table-row>
        </table:table-header-rows>
        <table:table-row>
          <table:table-cell table:style-name="Table2.A1" office:value-type="string">
            <text:p text:style-name="Table_20_Contents">Skeleton-only GaitTR-style</text:p>
          </table:table-cell>
          <table:table-cell table:style-name="Table2.A1" office:value-type="string">
            <text:p text:style-name="Table_20_Contents">95.00%</text:p>
          </table:table-cell>
          <table:table-cell table:style-name="Table2.A1" office:value-type="string">
            <text:p text:style-name="Table_20_Contents">78.64%</text:p>
          </table:table-cell>
          <table:table-cell table:style-name="Table2.A1" office:value-type="string">
            <text:p text:style-name="Table_20_Contents">74.18%</text:p>
          </table:table-cell>
          <table:table-cell table:style-name="Table2.A1" office:value-type="string">
            <text:p text:style-name="Table_20_Contents">82.61%</text:p>
          </table:table-cell>
          <table:table-cell table:style-name="Table2.A1" office:value-type="string">
            <text:p text:style-name="Table_20_Contents">single-modality baseline</text:p>
          </table:table-cell>
        </table:table-row>
        <text:soft-page-break/>
        <table:table-row>
          <table:table-cell table:style-name="Table2.A1" office:value-type="string">
            <text:p text:style-name="Table_20_Contents">Silhouette-only GaitGL-style</text:p>
          </table:table-cell>
          <table:table-cell table:style-name="Table2.A1" office:value-type="string">
            <text:p text:style-name="Table_20_Contents">97.55%</text:p>
          </table:table-cell>
          <table:table-cell table:style-name="Table2.A1" office:value-type="string">
            <text:p text:style-name="Table_20_Contents">85.45%</text:p>
          </table:table-cell>
          <table:table-cell table:style-name="Table2.A1" office:value-type="string">
            <text:p text:style-name="Table_20_Contents">65.91%</text:p>
          </table:table-cell>
          <table:table-cell table:style-name="Table2.A1" office:value-type="string">
            <text:p text:style-name="Table_20_Contents">82.97%</text:p>
          </table:table-cell>
          <table:table-cell table:style-name="Table2.A1" office:value-type="string">
            <text:p text:style-name="Table_20_Contents">single-modality baseline</text:p>
          </table:table-cell>
        </table:table-row>
        <table:table-row>
          <table:table-cell table:style-name="Table2.A1" office:value-type="string">
            <text:p text:style-name="Table_20_Contents">Fixed score fusion α=0.5</text:p>
          </table:table-cell>
          <table:table-cell table:style-name="Table2.A1" office:value-type="string">
            <text:p text:style-name="Table_20_Contents"><text:span text:style-name="Strong_20_Emphasis">99.36%</text:span></text:p>
          </table:table-cell>
          <table:table-cell table:style-name="Table2.A1" office:value-type="string">
            <text:p text:style-name="Table_20_Contents"><text:span text:style-name="Strong_20_Emphasis">95.91%</text:span></text:p>
          </table:table-cell>
          <table:table-cell table:style-name="Table2.A1" office:value-type="string">
            <text:p text:style-name="Table_20_Contents"><text:span text:style-name="Strong_20_Emphasis">91.91%</text:span></text:p>
          </table:table-cell>
          <table:table-cell table:style-name="Table2.A1" office:value-type="string">
            <text:p text:style-name="Table_20_Contents"><text:span text:style-name="Strong_20_Emphasis">95.73%</text:span></text:p>
          </table:table-cell>
          <table:table-cell table:style-name="Table2.A1" office:value-type="string">
            <text:p text:style-name="Table_20_Contents"><text:span text:style-name="Strong_20_Emphasis">strongest practical baseline</text:span></text:p>
          </table:table-cell>
        </table:table-row>
        <table:table-row>
          <table:table-cell table:style-name="Table2.A1" office:value-type="string">
            <text:p text:style-name="Table_20_Contents">Per-condition alpha diagnostic</text:p>
          </table:table-cell>
          <table:table-cell table:style-name="Table2.A1" office:value-type="string">
            <text:p text:style-name="Table_20_Contents">99.64%</text:p>
          </table:table-cell>
          <table:table-cell table:style-name="Table2.A1" office:value-type="string">
            <text:p text:style-name="Table_20_Contents">96.09%</text:p>
          </table:table-cell>
          <table:table-cell table:style-name="Table2.A1" office:value-type="string">
            <text:p text:style-name="Table_20_Contents">91.91%</text:p>
          </table:table-cell>
          <table:table-cell table:style-name="Table2.A1" office:value-type="string">
            <text:p text:style-name="Table_20_Contents">95.88%</text:p>
          </table:table-cell>
          <table:table-cell table:style-name="Table2.A1" office:value-type="string">
            <text:p text:style-name="Table_20_Contents">diagnostic/oracle-like only</text:p>
          </table:table-cell>
        </table:table-row>
        <table:table-row>
          <table:table-cell table:style-name="Table2.A1" office:value-type="string">
            <text:p text:style-name="Table_20_Contents">Adaptive scalar gate</text:p>
          </table:table-cell>
          <table:table-cell table:style-name="Table2.A1" office:value-type="string">
            <text:p text:style-name="Table_20_Contents">96.82%</text:p>
          </table:table-cell>
          <table:table-cell table:style-name="Table2.A1" office:value-type="string">
            <text:p text:style-name="Table_20_Contents">86.82%</text:p>
          </table:table-cell>
          <table:table-cell table:style-name="Table2.A1" office:value-type="string">
            <text:p text:style-name="Table_20_Contents">78.91%</text:p>
          </table:table-cell>
          <table:table-cell table:style-name="Table2.A1" office:value-type="string">
            <text:p text:style-name="Table_20_Contents">87.52%</text:p>
          </table:table-cell>
          <table:table-cell table:style-name="Table2.A1" office:value-type="string">
            <text:p text:style-name="Table_20_Contents">trainable, but worse</text:p>
          </table:table-cell>
        </table:table-row>
        <table:table-row>
          <table:table-cell table:style-name="Table2.A1" office:value-type="string">
            <text:p text:style-name="Table_20_Contents">Adaptive vector gate</text:p>
          </table:table-cell>
          <table:table-cell table:style-name="Table2.A1" office:value-type="string">
            <text:p text:style-name="Table_20_Contents">92.73%</text:p>
          </table:table-cell>
          <table:table-cell table:style-name="Table2.A1" office:value-type="string">
            <text:p text:style-name="Table_20_Contents">74.09%</text:p>
          </table:table-cell>
          <table:table-cell table:style-name="Table2.A1" office:value-type="string">
            <text:p text:style-name="Table_20_Contents">66.36%</text:p>
          </table:table-cell>
          <table:table-cell table:style-name="Table2.A1" office:value-type="string">
            <text:p text:style-name="Table_20_Contents">77.73%</text:p>
          </table:table-cell>
          <table:table-cell table:style-name="Table2.A1" office:value-type="string">
            <text:p text:style-name="Table_20_Contents">trainable, but worse</text:p>
          </table:table-cell>
        </table:table-row>
        <table:table-row>
          <table:table-cell table:style-name="Table2.A1" office:value-type="string">
            <text:p text:style-name="Table_20_Contents">Concat fusion baseline</text:p>
          </table:table-cell>
          <table:table-cell table:style-name="Table2.A1" office:value-type="string">
            <text:p text:style-name="Table_20_Contents">93.00%</text:p>
          </table:table-cell>
          <table:table-cell table:style-name="Table2.A1" office:value-type="string">
            <text:p text:style-name="Table_20_Contents">73.64%</text:p>
          </table:table-cell>
          <table:table-cell table:style-name="Table2.A1" office:value-type="string">
            <text:p text:style-name="Table_20_Contents">62.82%</text:p>
          </table:table-cell>
          <table:table-cell table:style-name="Table2.A1" office:value-type="string">
            <text:p text:style-name="Table_20_Contents">76.48%</text:p>
          </table:table-cell>
          <table:table-cell table:style-name="Table2.A1" office:value-type="string">
            <text:p text:style-name="Table_20_Contents">trainable, negative/ablation</text:p>
          </table:table-cell>
        </table:table-row>
      </table:table>
      <text:p text:style-name="Text_20_body">এই numbers <text:span text:style-name="Source_20_Text">all_fusion_method_summary.csv</text:span>, <text:span text:style-name="Source_20_Text">all_fusion_results_long.csv</text:span>, <text:span text:style-name="Source_20_Text">best_result_verification.json</text:span>, এবং final analysis report-এর সাথে consistent। Uploaded guideline-এও fixed α=0.5 result এবং diagnostic result আলাদা করে দেওয়া আছে। </text:p>
      <text:h text:style-name="Heading_20_3" text:outline-level="3">Fixed α=0.5-এর Rank-5/Rank-10</text:h>
      <table:table table:name="Table3" table:style-name="Table3">
        <table:table-column table:style-name="Table3.A"/>
        <table:table-column table:style-name="Table3.B" table:number-columns-repeated="2"/>
        <table:table-column table:style-name="Table3.D"/>
        <table:table-header-rows>
          <table:table-row>
            <table:table-cell table:style-name="Table3.A1" office:value-type="string">
              <text:p text:style-name="Table_20_Heading">Condition</text:p>
            </table:table-cell>
            <table:table-cell table:style-name="Table3.A1" office:value-type="string">
              <text:p text:style-name="Table_20_Heading">Rank-1</text:p>
            </table:table-cell>
            <table:table-cell table:style-name="Table3.A1" office:value-type="string">
              <text:p text:style-name="Table_20_Heading">Rank-5</text:p>
            </table:table-cell>
            <table:table-cell table:style-name="Table3.A1" office:value-type="string">
              <text:p text:style-name="Table_20_Heading">Rank-10</text:p>
            </table:table-cell>
          </table:table-row>
        </table:table-header-rows>
        <table:table-row>
          <table:table-cell table:style-name="Table3.A1" office:value-type="string">
            <text:p text:style-name="Table_20_Contents">NM</text:p>
          </table:table-cell>
          <table:table-cell table:style-name="Table3.A1" office:value-type="string">
            <text:p text:style-name="Table_20_Contents">99.36%</text:p>
          </table:table-cell>
          <table:table-cell table:style-name="Table3.A1" office:value-type="string">
            <text:p text:style-name="Table_20_Contents">99.91%</text:p>
          </table:table-cell>
          <table:table-cell table:style-name="Table3.A1" office:value-type="string">
            <text:p text:style-name="Table_20_Contents">100.00%</text:p>
          </table:table-cell>
        </table:table-row>
        <table:table-row>
          <table:table-cell table:style-name="Table3.A1" office:value-type="string">
            <text:p text:style-name="Table_20_Contents">BG</text:p>
          </table:table-cell>
          <table:table-cell table:style-name="Table3.A1" office:value-type="string">
            <text:p text:style-name="Table_20_Contents">95.91%</text:p>
          </table:table-cell>
          <table:table-cell table:style-name="Table3.A1" office:value-type="string">
            <text:p text:style-name="Table_20_Contents">98.64%</text:p>
          </table:table-cell>
          <table:table-cell table:style-name="Table3.A1" office:value-type="string">
            <text:p text:style-name="Table_20_Contents">98.91%</text:p>
          </table:table-cell>
        </table:table-row>
        <table:table-row>
          <table:table-cell table:style-name="Table3.A1" office:value-type="string">
            <text:p text:style-name="Table_20_Contents">CL</text:p>
          </table:table-cell>
          <table:table-cell table:style-name="Table3.A1" office:value-type="string">
            <text:p text:style-name="Table_20_Contents">91.91%</text:p>
          </table:table-cell>
          <table:table-cell table:style-name="Table3.A1" office:value-type="string">
            <text:p text:style-name="Table_20_Contents">97.09%</text:p>
          </table:table-cell>
          <table:table-cell table:style-name="Table3.A1" office:value-type="string">
            <text:p text:style-name="Table_20_Contents">98.27%</text:p>
          </table:table-cell>
        </table:table-row>
      </table:table>
      <text:p text:style-name="Text_20_body">এখানে important insight: CL Rank-1 কম হলেও Rank-5/Rank-10 অনেক strong, তাই correct ID অনেক সময় top few candidates-এর মধ্যে থাকে। এর মানে future reliability/reranking/temporal aggregation কাজে লাগতে পারে।</text:p>
      <text:h text:style-name="Heading_20_2" text:outline-level="2">4. Missing বা unclear বিষয়</text:h>
      <text:p text:style-name="Text_20_body">কিছু জিনিস পরিষ্কার, কিছু জিনিস এখনো সতর্কতার সাথে ধরতে হবে:</text:p>
      <table:table table:name="Table4" table:style-name="Table4">
        <table:table-column table:style-name="Table4.A"/>
        <table:table-column table:style-name="Table4.B"/>
        <table:table-header-rows>
          <table:table-row>
            <table:table-cell table:style-name="Table4.A1" office:value-type="string">
              <text:p text:style-name="Table_20_Heading">বিষয়</text:p>
            </table:table-cell>
            <table:table-cell table:style-name="Table4.A1" office:value-type="string">
              <text:p text:style-name="Table_20_Heading">অবস্থা</text:p>
            </table:table-cell>
          </table:table-row>
        </table:table-header-rows>
        <table:table-row>
          <table:table-cell table:style-name="Table4.A1" office:value-type="string">
            <text:p text:style-name="Table_20_Contents">Raw CASIA-B videos</text:p>
          </table:table-cell>
          <table:table-cell table:style-name="Table4.A1" office:value-type="string">
            <text:p text:style-name="Table_20_Contents">upload-এর মধ্যে নেই। আপনার local project directory-তে থাকবে।</text:p>
          </table:table-cell>
        </table:table-row>
        <table:table-row>
          <table:table-cell table:style-name="Table4.A1" office:value-type="string">
            <text:p text:style-name="Table_20_Contents">Full extracted skeleton/silhouette <text:span text:style-name="Source_20_Text">.npz</text:span> dataset</text:p>
          </table:table-cell>
          <table:table-cell table:style-name="Table4.A1" office:value-type="string">
            <text:p text:style-name="Table_20_Contents">core zip-এ full raw pose/silhouette data নেই; split CSV and embeddings আছে।</text:p>
          </table:table-cell>
        </table:table-row>
        <table:table-row>
          <table:table-cell table:style-name="Table4.A1" office:value-type="string">
            <text:p text:style-name="Table_20_Contents">Full original skeleton/silhouette training checkpoints</text:p>
          </table:table-cell>
          <table:table-cell table:style-name="Table4.A1" office:value-type="string">
            <text:p text:style-name="Table_20_Contents">fusion checkpoints আছে, silhouette eval embeddings আছে; কিন্তু সব heavy original checkpoints uploaded zip-এ সম্পূর্ণ আছে কিনা নিশ্চিত না।</text:p>
          </table:table-cell>
        </table:table-row>
        <table:table-row>
          <table:table-cell table:style-name="Table4.A1" office:value-type="string">
            <text:p text:style-name="Table_20_Contents">External SOTA table</text:p>
          </table:table-cell>
          <table:table-cell table:style-name="Table4.A1" office:value-type="string">
            <text:p text:style-name="Table_20_Contents">uploaded report কিছু method mention করে, কিন্তু আমি web-verified latest SOTA claim করিনি। SOTA claim করতে হলে আলাদা deep literature search দরকার।</text:p>
          </table:table-cell>
        </table:table-row>
        <table:table-row>
          <table:table-cell table:style-name="Table4.A1" office:value-type="string">
            <text:p text:style-name="Table_20_Contents">Result inconsistency</text:p>
          </table:table-cell>
          <table:table-cell table:style-name="Table4.A1" office:value-type="string">
            <text:p text:style-name="Table_20_Contents"><text:span text:style-name="Source_20_Text">expert_comparison/expert_mean_summary.csv</text:span>-এ skeleton result একটু আলাদা: NM≈94.91, BG≈79.27, CL≈75.18, Mean≈83.12। কিন্তু final fusion/embedding export sanity-তে skeleton-only result NM=95.00, <text:soft-page-break/>BG=78.64, CL=74.18, Mean=82.61। Fusion analysis-এর জন্য <text:span text:style-name="Strong_20_Emphasis">final embedding-export/fusion result</text:span>-কেই authoritative ধরা উচিত।</text:p>
          </table:table-cell>
        </table:table-row>
        <table:table-row>
          <table:table-cell table:style-name="Table4.A1" office:value-type="string">
            <text:p text:style-name="Table_20_Contents">Fusion split missing rows</text:p>
          </table:table-cell>
          <table:table-cell table:style-name="Table4.A1" office:value-type="string">
            <text:p text:style-name="Table_20_Contents">actual core zip অনুযায়ী LT fusion train-এ 1 missing sample আছে: subject 005, nm-05, view 072। LT gallery/test-এ 3 missing multimodal samples আছে: subject 109, nm-01, views 126/144/162। Probe NM/BG/CL complete: 1100 each।</text:p>
          </table:table-cell>
        </table:table-row>
        <table:table-row>
          <table:table-cell table:style-name="Table4.A1" office:value-type="string">
            <text:p text:style-name="Table_20_Contents">Notebook 15</text:p>
          </table:table-cell>
          <table:table-cell table:style-name="Table4.A1" office:value-type="string">
            <text:p text:style-name="Table_20_Contents">এখনো নেই; next logical notebook হবে failure/complementarity deep analysis।</text:p>
          </table:table-cell>
        </table:table-row>
      </table:table>
      <text:h text:style-name="Heading_20_2" text:outline-level="2">5. Strongest practical baseline</text:h>
      <text:p text:style-name="Text_20_body"><text:span text:style-name="Strong_20_Emphasis">Fixed equal-weight score-level fusion α=0.5</text:span> এখন আপনার strongest practical baseline:</text:p>
      <text:section text:style-name="Sect1" text:name="code-block-viewer">
        <text:p text:style-name="P2"><text:span text:style-name="Source_20_Text">final_score = 0.5 * skeleton_score + 0.5 * silhouette_score</text:span></text:p>
      </text:section>
      <text:p text:style-name="Text_20_body">Result:</text:p>
      <text:section text:style-name="Sect1" text:name="Section1">
        <text:p text:style-name="P3"><text:bookmark text:name="code-block-viewer"/><text:span text:style-name="Source_20_Text">Mean Rank-1 = 95.73%</text:span></text:p>
        <text:p text:style-name="Preformatted_20_Text"><text:span text:style-name="Source_20_Text">NM = 99.36%</text:span></text:p>
        <text:p text:style-name="Preformatted_20_Text"><text:span text:style-name="Source_20_Text">BG = 95.91%</text:span></text:p>
        <text:p text:style-name="P1"><text:span text:style-name="Source_20_Text">CL = 91.91%</text:span></text:p>
      </text:section>
      <text:p text:style-name="Text_20_body">এটা paper-claim-safe কারণ এটি condition-wise test tuning ব্যবহার করছে না, trainable gate-এর মতো metric space distort করছে না, এবং simple reproducible late score fusion। Uploaded guideline-এও explicitly বলা আছে: নতুন কোনো method main method হতে হলে এই fixed α=0.5 baseline beat করতে হবে। </text:p>
      <text:h text:style-name="Heading_20_2" text:outline-level="2">6. Diagnostic/oracle-like result যা practical claim করা যাবে না</text:h>
      <text:p text:style-name="Text_20_body"><text:span text:style-name="Source_20_Text">score_fusion_per_condition_alpha_diagnostic</text:span> numerically best:</text:p>
      <text:section text:style-name="Sect1" text:name="Section2">
        <text:p text:style-name="P3"><text:bookmark text:name="code-block-viewer Copy 1"/><text:span text:style-name="Source_20_Text">Mean Rank-1 = 95.88%</text:span></text:p>
        <text:p text:style-name="Preformatted_20_Text"><text:span text:style-name="Source_20_Text">NM = 99.64%</text:span></text:p>
        <text:p text:style-name="Preformatted_20_Text"><text:span text:style-name="Source_20_Text">BG = 96.09%</text:span></text:p>
        <text:p text:style-name="P1"><text:span text:style-name="Source_20_Text">CL = 91.91%</text:span></text:p>
      </text:section>
      <text:p text:style-name="Text_20_body">কিন্তু এটা practical main method না, কারণ condition-wise alpha final evaluation behavior দেখে tuned/selected হয়েছে। Safe interpretation:</text:p>
      <text:p text:style-name="Quotations">এটি upper-bound/diagnostic evidence: আলাদা condition-এ modality balance slightly different হতে পারে।</text:p>
      <text:p text:style-name="Text_20_body">Unsafe claim:</text:p>
      <text:p text:style-name="Quotations">“আমাদের deployable method 95.88% mean Rank-1 দেয়।”</text:p>
      <text:p text:style-name="Text_20_body">এই claim করা যাবে না। Uploaded guideline/report এটাও clearly warning দিয়েছে। </text:p>
      <text:h text:style-name="Heading_20_2" text:outline-level="2"><text:soft-page-break/>7. Previous trainable fusion failed — implication কী?</text:h>
      <text:p text:style-name="Text_20_body">Trainable methods:</text:p>
      <text:section text:style-name="Sect1" text:name="Section3">
        <text:p text:style-name="P3"><text:bookmark text:name="code-block-viewer Copy 2"/><text:span text:style-name="Source_20_Text">concat_fusion_baseline ≈ 76.48 mean</text:span></text:p>
        <text:p text:style-name="Preformatted_20_Text"><text:span text:style-name="Source_20_Text">adaptive_scalar_gate <text:s text:c="2"/>≈ 87.52 mean</text:span></text:p>
        <text:p text:style-name="P1"><text:span text:style-name="Source_20_Text">adaptive_vector_gate <text:s text:c="2"/>≈ 77.73 mean</text:span></text:p>
      </text:section>
      <text:p text:style-name="Text_20_body">Implication:</text:p>
      <text:list text:style-name="L2">
        <text:list-item>
          <text:p text:style-name="P9">embedding-level fusion current setup-এ metric space damage করেছে; </text:p>
        </text:list-item>
        <text:list-item>
          <text:p text:style-name="P9">trainable gate হয়তো train identities-এ overfit করেছে; </text:p>
        </text:list-item>
        <text:list-item>
          <text:p text:style-name="P9">skeleton/silhouette embeddings already useful distance spaces তৈরি করেছে—late score fusion এগুলো preserve করে; </text:p>
        </text:list-item>
        <text:list-item>
          <text:p text:style-name="P9">fusion architecture বানালে “fancy cross-attention” দিলেই হবে না; <text:span text:style-name="Strong_20_Emphasis">score-level protection</text:span> রাখতে হবে; </text:p>
        </text:list-item>
        <text:list-item>
          <text:p text:style-name="P8">future trainable fusion should be trained with validation-safe strategy and must not destroy individual expert distances. </text:p>
        </text:list-item>
      </text:list>
      <text:p text:style-name="Text_20_body">Adaptive scalar gate কিছুটা condition behavior শিখেছে—NM/BG-তে silhouette weight একটু বেশি, CL-তে skeleton weight একটু বেশি—but performance fixed score fusion-এর অনেক নিচে। Uploaded report-এও trainable gate useful condition-specific fusion strongly learn করতে পারেনি বলা হয়েছে। </text:p>
      <text:h text:style-name="Heading_20_2" text:outline-level="2">8. BG এবং CL-এর main bottlenecks</text:h>
      <text:h text:style-name="Heading_20_3" text:outline-level="3">BG bottleneck</text:h>
      <text:p text:style-name="Text_20_body">BG-তে bag শরীরের outline, arm swing, torso region, এবং pose estimation confidence disturb করতে পারে। Silhouette BG skeleton-এর চেয়ে strong:</text:p>
      <text:section text:style-name="Sect1" text:name="Section4">
        <text:p text:style-name="P3"><text:bookmark text:name="code-block-viewer Copy 3"/><text:span text:style-name="Source_20_Text">Skeleton BG = 78.64%</text:span></text:p>
        <text:p text:style-name="Preformatted_20_Text"><text:span text:style-name="Source_20_Text">Silhouette BG = 85.45%</text:span></text:p>
        <text:p text:style-name="P1"><text:span text:style-name="Source_20_Text">Fusion BG = 95.91%</text:span></text:p>
      </text:section>
      <text:p text:style-name="Text_20_body">Complementarity analysis বলছে BG-তে:</text:p>
      <text:section text:style-name="Sect1" text:name="Section5">
        <text:p text:style-name="P3"><text:bookmark text:name="code-block-viewer Copy 4"/><text:span text:style-name="Source_20_Text">both correct <text:s text:c="6"/>= 752 / 1100</text:span></text:p>
        <text:p text:style-name="Preformatted_20_Text"><text:span text:style-name="Source_20_Text">skeleton-only win <text:s/>= 113</text:span></text:p>
        <text:p text:style-name="Preformatted_20_Text"><text:span text:style-name="Source_20_Text">silhouette-only win= 188</text:span></text:p>
        <text:p text:style-name="Preformatted_20_Text"><text:span text:style-name="Source_20_Text">both wrong <text:s text:c="8"/>= 47</text:span></text:p>
        <text:p text:style-name="P1"><text:span text:style-name="Source_20_Text">fixed fusion <text:s text:c="6"/>= 95.91%</text:span></text:p>
      </text:section>
      <text:p text:style-name="Text_20_body">এখানে silhouette অনেক failure recover করে, কিন্তু skeleton-ও 113 cases-এ silhouette ভুল হলেও correct। তাই BG improvement-এর জন্য only silhouette upgrade না, <text:span text:style-name="Strong_20_Emphasis">reliability-aware modality balancing</text:span> দরকার।</text:p>
      <text:p text:style-name="Text_20_body">View-wise fixed fusion BG weakest:</text:p>
      <text:section text:style-name="Sect1" text:name="Section6">
        <text:p text:style-name="P3"><text:bookmark text:name="code-block-viewer Copy 5"/><text:span text:style-name="Source_20_Text">view 180 = 90%</text:span></text:p>
        <text:p text:style-name="P1"><text:span text:style-name="Source_20_Text">view 000 = 94%</text:span></text:p>
      </text:section>
      <text:p text:style-name="Text_20_body"><text:soft-page-break/>অর্থাৎ extreme side/end views এখনো risky।</text:p>
      <text:h text:style-name="Heading_20_3" text:outline-level="3">CL bottleneck</text:h>
      <text:p text:style-name="Text_20_body">CL সবচেয়ে কঠিন কারণ clothing silhouette shape বদলে দেয়। Silhouette-only CL অনেক কম:</text:p>
      <text:section text:style-name="Sect1" text:name="Section7">
        <text:p text:style-name="P3"><text:bookmark text:name="code-block-viewer Copy 6"/><text:span text:style-name="Source_20_Text">Skeleton CL = 74.18%</text:span></text:p>
        <text:p text:style-name="Preformatted_20_Text"><text:span text:style-name="Source_20_Text">Silhouette CL = 65.91%</text:span></text:p>
        <text:p text:style-name="P1"><text:span text:style-name="Source_20_Text">Fusion CL = 91.91%</text:span></text:p>
      </text:section>
      <text:p text:style-name="Text_20_body">Complementarity analysis:</text:p>
      <text:section text:style-name="Sect1" text:name="Section8">
        <text:p text:style-name="P3"><text:bookmark text:name="code-block-viewer Copy 7"/><text:span text:style-name="Source_20_Text">both correct <text:s text:c="6"/>= 538 / 1100</text:span></text:p>
        <text:p text:style-name="Preformatted_20_Text"><text:span text:style-name="Source_20_Text">skeleton-only win <text:s/>= 278</text:span></text:p>
        <text:p text:style-name="Preformatted_20_Text"><text:span text:style-name="Source_20_Text">silhouette-only win= 187</text:span></text:p>
        <text:p text:style-name="Preformatted_20_Text"><text:span text:style-name="Source_20_Text">both wrong <text:s text:c="8"/>= 97</text:span></text:p>
        <text:p text:style-name="P1"><text:span text:style-name="Source_20_Text">fixed fusion <text:s text:c="6"/>= 91.91%</text:span></text:p>
      </text:section>
      <text:p text:style-name="Text_20_body">CL-এ skeleton silhouette-এর চেয়ে বেশি reliable, কিন্তু silhouette-ও 187 cases recover করে। তাই CL improvement-এর জন্য skeleton branch upgrade খুব গুরুত্বপূর্ণ, কিন্তু silhouette completely বাদ দেওয়া ভুল হবে।</text:p>
      <text:p text:style-name="Text_20_body">View-wise fixed fusion CL weakest:</text:p>
      <text:section text:style-name="Sect1" text:name="Section9">
        <text:p text:style-name="P3"><text:bookmark text:name="code-block-viewer Copy 8"/><text:span text:style-name="Source_20_Text">view 000 = 81%</text:span></text:p>
        <text:p text:style-name="Preformatted_20_Text"><text:span text:style-name="Source_20_Text">view 180 = 82%</text:span></text:p>
        <text:p text:style-name="P1"><text:span text:style-name="Source_20_Text">view 162 = 89%</text:span></text:p>
      </text:section>
      <text:p text:style-name="Text_20_body">CL extreme views হলো সবচেয়ে বড় practical bottleneck।</text:p>
      <text:p text:style-name="Text_20_body">GaitTR paper নিজেও বলে gait recognition performance clothing/carrying/view variation এবং skeleton/silhouette preprocessing quality দ্বারা sensitive; skeleton detection/segmentation quality improved হলে result improve হতে পারে। </text:p>
      <text:h text:style-name="Heading_20_2" text:outline-level="2">9. Most realistic architecture-level improvement directions</text:h>
      <text:p text:style-name="Text_20_body">আমি ideas-গুলো expected value অনুযায়ী rank করছি।</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Table_20_Heading">Rank</text:p>
            </table:table-cell>
            <table:table-cell table:style-name="Table5.A1" office:value-type="string">
              <text:p text:style-name="Table_20_Heading">Direction</text:p>
            </table:table-cell>
            <table:table-cell table:style-name="Table5.A1" office:value-type="string">
              <text:p text:style-name="Table_20_Heading">Category</text:p>
            </table:table-cell>
            <table:table-cell table:style-name="Table5.A1" office:value-type="string">
              <text:p text:style-name="Table_20_Heading">Expected benefit</text:p>
            </table:table-cell>
            <table:table-cell table:style-name="Table5.A1" office:value-type="string">
              <text:p text:style-name="Table_20_Heading">Risk</text:p>
            </table:table-cell>
            <table:table-cell table:style-name="Table5.A1" office:value-type="string">
              <text:p text:style-name="Table_20_Heading">Beat α=0.5 chance</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Failure &amp; complementarity deep analysis</text:p>
          </table:table-cell>
          <table:table-cell table:style-name="Table5.A1" office:value-type="string">
            <text:p text:style-name="Table_20_Contents">diagnostic / paper-safe</text:p>
          </table:table-cell>
          <table:table-cell table:style-name="Table5.A1" office:value-type="string">
            <text:p text:style-name="Table_20_Contents">exact failure map, view/subject/error source জানা যাবে</text:p>
          </table:table-cell>
          <table:table-cell table:style-name="Table5.A1" office:value-type="string">
            <text:p text:style-name="Table_20_Contents">no performance gain by itself</text:p>
          </table:table-cell>
          <table:table-cell table:style-name="Table5.A1" office:value-type="string">
            <text:p text:style-name="Table_20_Contents">N/A, but essential</text:p>
          </table:table-cell>
        </table:table-row>
        <table:table-row>
          <table:table-cell table:style-name="Table5.A1" office:value-type="string">
            <text:p text:style-name="Table_20_Contents">2</text:p>
          </table:table-cell>
          <table:table-cell table:style-name="Table5.A1" office:value-type="string">
            <text:p text:style-name="Table_20_Contents">Reliability-aware score fusion</text:p>
          </table:table-cell>
          <table:table-cell table:style-name="Table5.A1" office:value-type="string">
            <text:p text:style-name="Table_20_Contents">practical valid if no test tuning</text:p>
          </table:table-cell>
          <table:table-cell table:style-name="Table5.A1" office:value-type="string">
            <text:p text:style-name="Table_20_Contents">BG/CL failure recover, low-risk because score spaces preserved</text:p>
          </table:table-cell>
          <table:table-cell table:style-name="Table5.A1" office:value-type="string">
            <text:p text:style-name="Table_20_Contents">gain small হতে পারে; 0.5 already very strong</text:p>
          </table:table-cell>
          <table:table-cell table:style-name="Table5.A1" office:value-type="string">
            <text:p text:style-name="Table_20_Contents">medium-low but useful</text:p>
          </table:table-cell>
        </table:table-row>
        <table:table-row>
          <table:table-cell table:style-name="Table5.A1" office:value-type="string">
            <text:p text:style-name="Table_20_Contents">3</text:p>
          </table:table-cell>
          <table:table-cell table:style-name="Table5.A1" office:value-type="string">
            <text:p text:style-name="Table_20_Contents">Clip-level temporal score aggregation</text:p>
          </table:table-cell>
          <table:table-cell table:style-name="Table5.A1" office:value-type="string">
            <text:p text:style-name="Table_20_Contents">practical/ablation</text:p>
          </table:table-cell>
          <table:table-cell table:style-name="Table5.A1" office:value-type="string">
            <text:p text:style-name="Table_20_Contents">unstable clips reduce, Rank-1 improve possible</text:p>
          </table:table-cell>
          <table:table-cell table:style-name="Table5.A1" office:value-type="string">
            <text:p text:style-name="Table_20_Contents">more compute, careful eval needed</text:p>
          </table:table-cell>
          <table:table-cell table:style-name="Table5.A1" office:value-type="string">
            <text:p text:style-name="Table_20_Contents">medium</text:p>
          </table:table-cell>
        </table:table-row>
        <table:table-row>
          <table:table-cell table:style-name="Table5.A1" office:value-type="string">
            <text:p text:style-name="Table_20_Contents">4</text:p>
          </table:table-cell>
          <table:table-cell table:style-name="Table5.A1" office:value-type="string">
            <text:p text:style-name="Table_20_Contents">Skeleton GaitTR-v2 <text:soft-page-break/>multi-scale temporal + confidence-aware features</text:p>
          </table:table-cell>
          <table:table-cell table:style-name="Table5.A1" office:value-type="string">
            <text:p text:style-name="Table_20_Contents">trainable <text:soft-page-break/>method</text:p>
          </table:table-cell>
          <table:table-cell table:style-name="Table5.A1" office:value-type="string">
            <text:p text:style-name="Table_20_Contents">CL/BG skeleton <text:soft-page-break/>robustness improve</text:p>
          </table:table-cell>
          <table:table-cell table:style-name="Table5.A1" office:value-type="string">
            <text:p text:style-name="Table_20_Contents">training time, <text:soft-page-break/>overfit risk</text:p>
          </table:table-cell>
          <table:table-cell table:style-name="Table5.A1" office:value-type="string">
            <text:p text:style-name="Table_20_Contents">medium</text:p>
          </table:table-cell>
        </table:table-row>
        <table:table-row>
          <table:table-cell table:style-name="Table5.A1" office:value-type="string">
            <text:p text:style-name="Table_20_Contents">5</text:p>
          </table:table-cell>
          <table:table-cell table:style-name="Table5.A1" office:value-type="string">
            <text:p text:style-name="Table_20_Contents">Silhouette GaitGL-v2 part-temporal transformer / motion stream</text:p>
          </table:table-cell>
          <table:table-cell table:style-name="Table5.A1" office:value-type="string">
            <text:p text:style-name="Table_20_Contents">trainable method</text:p>
          </table:table-cell>
          <table:table-cell table:style-name="Table5.A1" office:value-type="string">
            <text:p text:style-name="Table_20_Contents">BG and maybe CL improve</text:p>
          </table:table-cell>
          <table:table-cell table:style-name="Table5.A1" office:value-type="string">
            <text:p text:style-name="Table_20_Contents">CL silhouette inherently weak</text:p>
          </table:table-cell>
          <table:table-cell table:style-name="Table5.A1" office:value-type="string">
            <text:p text:style-name="Table_20_Contents">medium-low</text:p>
          </table:table-cell>
        </table:table-row>
        <table:table-row>
          <table:table-cell table:style-name="Table5.A1" office:value-type="string">
            <text:p text:style-name="Table_20_Contents">6</text:p>
          </table:table-cell>
          <table:table-cell table:style-name="Table5.A1" office:value-type="string">
            <text:p text:style-name="Table_20_Contents">Score-protected cross-modal token fusion</text:p>
          </table:table-cell>
          <table:table-cell table:style-name="Table5.A1" office:value-type="string">
            <text:p text:style-name="Table_20_Contents">risky exploratory / long-term paper method</text:p>
          </table:table-cell>
          <table:table-cell table:style-name="Table5.A1" office:value-type="string">
            <text:p text:style-name="Table_20_Contents">novelty higher, potential larger improvement</text:p>
          </table:table-cell>
          <table:table-cell table:style-name="Table5.A1" office:value-type="string">
            <text:p text:style-name="Table_20_Contents">previous trainable fusion failed; overfit risk high</text:p>
          </table:table-cell>
          <table:table-cell table:style-name="Table5.A1" office:value-type="string">
            <text:p text:style-name="Table_20_Contents">uncertain</text:p>
          </table:table-cell>
        </table:table-row>
        <table:table-row>
          <table:table-cell table:style-name="Table5.A1" office:value-type="string">
            <text:p text:style-name="Table_20_Contents">7</text:p>
          </table:table-cell>
          <table:table-cell table:style-name="Table5.A1" office:value-type="string">
            <text:p text:style-name="Table_20_Contents">Better preprocessing: pose/segmentation confidence, missing sample repair</text:p>
          </table:table-cell>
          <table:table-cell table:style-name="Table5.A1" office:value-type="string">
            <text:p text:style-name="Table_20_Contents">practical engineering</text:p>
          </table:table-cell>
          <table:table-cell table:style-name="Table5.A1" office:value-type="string">
            <text:p text:style-name="Table_20_Contents">stability, reproducibility, small gains</text:p>
          </table:table-cell>
          <table:table-cell table:style-name="Table5.A1" office:value-type="string">
            <text:p text:style-name="Table_20_Contents">may not change metric much</text:p>
          </table:table-cell>
          <table:table-cell table:style-name="Table5.A1" office:value-type="string">
            <text:p text:style-name="Table_20_Contents">low-medium</text:p>
          </table:table-cell>
        </table:table-row>
        <table:table-row>
          <table:table-cell table:style-name="Table5.A1" office:value-type="string">
            <text:p text:style-name="Table_20_Contents">8</text:p>
          </table:table-cell>
          <table:table-cell table:style-name="Table5.A1" office:value-type="string">
            <text:p text:style-name="Table_20_Contents">Loss upgrades: SupCon/Circle/ArcFace + CE+Triplet</text:p>
          </table:table-cell>
          <table:table-cell table:style-name="Table5.A1" office:value-type="string">
            <text:p text:style-name="Table_20_Contents">trainable ablation</text:p>
          </table:table-cell>
          <table:table-cell table:style-name="Table5.A1" office:value-type="string">
            <text:p text:style-name="Table_20_Contents">better embedding separation</text:p>
          </table:table-cell>
          <table:table-cell table:style-name="Table5.A1" office:value-type="string">
            <text:p text:style-name="Table_20_Contents">tuning needed</text:p>
          </table:table-cell>
          <table:table-cell table:style-name="Table5.A1" office:value-type="string">
            <text:p text:style-name="Table_20_Contents">medium if combined with expert upgrade</text:p>
          </table:table-cell>
        </table:table-row>
      </table:table>
      <text:p text:style-name="Text_20_body">Important reality check: per-condition diagnostic only gives <text:span text:style-name="Strong_20_Emphasis">95.88 vs 95.73</text:span>, অর্থাৎ simple condition-alpha tuning-এর upper gain মাত্র ~0.15 percentage point mean। তাই fixed score fusion-এর ওপর বড় jump পেতে হলে শুধু alpha tuning যথেষ্ট না; expert quality, temporal aggregation, or failure-specific reliability দরকার।</text:p>
      <text:h text:style-name="Heading_20_2" text:outline-level="2">10. First experiment কী হওয়া উচিত এবং কেন</text:h>
      <text:p text:style-name="Text_20_body">প্রথম serious experiment হওয়া উচিত:</text:p>
      <text:section text:style-name="Sect1" text:name="Section10">
        <text:p text:style-name="P2"><text:bookmark text:name="code-block-viewer Copy 9"/><text:span text:style-name="Source_20_Text">15_failure_and_complementarity_deep_analysis.ipynb</text:span></text:p>
      </text:section>
      <text:p text:style-name="Text_20_body">Output folder:</text:p>
      <text:section text:style-name="Sect1" text:name="Section11">
        <text:p text:style-name="P2"><text:bookmark text:name="code-block-viewer Copy 10"/><text:span text:style-name="Source_20_Text">results/failure_analysis_15/</text:span></text:p>
      </text:section>
      <text:p text:style-name="Text_20_body">কারণ:</text:p>
      <text:list text:style-name="L3">
        <text:list-item>
          <text:p text:style-name="P11">no training needed → low risk; </text:p>
        </text:list-item>
        <text:list-item>
          <text:p text:style-name="P11">no leakage → purely diagnostic; </text:p>
        </text:list-item>
        <text:list-item>
          <text:p text:style-name="P11">existing <text:span text:style-name="Source_20_Text">score_fusion_probe_details.csv</text:span>, <text:span text:style-name="Source_20_Text">all_fusion_results_long.csv</text:span>, embeddings, final analysis tables already আছে; </text:p>
        </text:list-item>
        <text:list-item>
          <text:p text:style-name="P11">BG/CL-এর exact failure views/subjects/confusions বের হবে; </text:p>
        </text:list-item>
        <text:list-item>
          <text:p text:style-name="P11">future reliability fusion বা architecture কোথায় focus করবে সেটা evidence-based হবে; </text:p>
        </text:list-item>
        <text:list-item>
          <text:p text:style-name="P11">paper-এর জন্য strong failure/complementarity section তৈরি হবে; </text:p>
        </text:list-item>
        <text:list-item>
          <text:p text:style-name="P10">method fail করলেও useful evidence থাকবে। </text:p>
        </text:list-item>
      </text:list>
      <text:p text:style-name="Text_20_body">এর পরের experiment হওয়া উচিত:</text:p>
      <text:section text:style-name="Sect1" text:name="Section12">
        <text:p text:style-name="P2"><text:bookmark text:name="code-block-viewer Copy 11"/><text:span text:style-name="Source_20_Text">16_reliability_aware_score_fusion.ipynb</text:span></text:p>
      </text:section>
      <text:p text:style-name="Text_20_body"><text:soft-page-break/>কিন্তু reliability fusion করার আগে failure analysis দরকার, কারণ otherwise আমরা blind heuristic বানাবো।</text:p>
      <text:h text:style-name="Heading_20_2" text:outline-level="2">11. কী করা উচিত না</text:h>
      <text:p text:style-name="Text_20_body">এগুলো করলে result weak বা unfair হয়ে যাবে:</text:p>
      <text:list text:style-name="L4">
        <text:list-item>
          <text:p text:style-name="P13"><text:span text:style-name="Strong_20_Emphasis">Per-condition alpha diagnostic</text:span>-কে main practical method বলা যাবে না। </text:p>
        </text:list-item>
        <text:list-item>
          <text:p text:style-name="P13">Final test probe correctness দেখে alpha/gate tune করা যাবে না। </text:p>
        </text:list-item>
        <text:list-item>
          <text:p text:style-name="P13">Final test condition label ব্যবহার করে practical fusion করা যাবে না, unless condition label independently available protocol হিসেবে declared হয়। </text:p>
        </text:list-item>
        <text:list-item>
          <text:p text:style-name="P13">Identical-view comparison include করা যাবে না। </text:p>
        </text:list-item>
        <text:list-item>
          <text:p text:style-name="P13">Train subject 001–074 এবং test subject 075–124 mix করা যাবে না। </text:p>
        </text:list-item>
        <text:list-item>
          <text:p text:style-name="P13">Gallery/probe overlap unfair করা যাবে না। </text:p>
        </text:list-item>
        <text:list-item>
          <text:p text:style-name="P13">Fixed α=0.5 baseline beat না করলে নতুন method-কে main method বলা যাবে না। </text:p>
        </text:list-item>
        <text:list-item>
          <text:p text:style-name="P13">“Absolute SOTA” claim করা যাবে না, যতক্ষণ না protocol-comparable external SOTA table verified হয়। </text:p>
        </text:list-item>
        <text:list-item>
          <text:p text:style-name="P13">“First 91%+ CL” claim করা যাবে না; uploaded report নিজেই বলে BiFusion/TriGait-এর মতো methods higher CL report করেছে। </text:p>
        </text:list-item>
        <text:list-item>
          <text:p text:style-name="P12">এখনই full cross-modal transformer শুরু করা ঠিক হবে না; আগে failure analysis → reliability fusion → expert upgrade evidence দরকার। </text:p>
        </text:list-item>
      </text:list>
      <text:h text:style-name="Heading_20_2" text:outline-level="2">Final verified conclusion</text:h>
      <text:p text:style-name="Text_20_body">আপনার current scientifically safest position হলো:</text:p>
      <text:p text:style-name="Quotations">CASIA-B LT protocol-এ independently trained skeleton GaitTR-style expert এবং silhouette GaitGL-style expert individually ~83% mean Rank-1 দিলেও, তাদের errors strongly complementary। Simple fixed α=0.5 score-level fusion 95.73% mean Rank-1 দেয়, with NM=99.36%, BG=95.91%, CL=91.91%, যা current uploaded evidence অনুযায়ী strongest practical and paper-claim-safe result। Next best step হলো failure/complementarity deep analysis, তারপর leakage-free reliability-aware fusion and expert upgrades।</text:p>
      <text:p text:style-name="Text_20_body">Next request হিসেবে আপনি <text:span text:style-name="Source_20_Text">15_failure_and_complementarity_deep_analysis.ipynb</text:span> চাইলে আমি full ready-to-run numbered notebook code দেব।</text:p>
      <text:p text:style-name="P7">Pasted text.txt</text:p>
      <text:p text:style-name="Text_20_body">Document</text:p>
      <text:p text:style-name="Text_20_body">According to a document from 2026-05-09, আপনার বর্তমান request হলো code নয়, বরং <text:span text:style-name="Strong_20_Emphasis">copy-paste-ready architecture blueprint</text:span>—যাতে regular GPT model দিয়ে পরের ধাপে full notebook/code implementation করানো যায়। Current project evidence অনুযায়ী fixed α=0.5 score fusion এখন <text:soft-page-break/>strongest practical baseline: NM 99.36%, BG 95.91%, CL 91.91%, Mean 95.73%; skeleton-only এবং silhouette-only দুটোই individually ~83% mean, কিন্তু তাদের complementarity fusion-এ বড় gain দিয়েছে। <text:line-break/>নিচের report-এ আমি কোনো code দিচ্ছি না; শুধু implementation-grade architecture specification দিচ্ছি।</text:p>
      <text:p text:style-name="Horizontal_20_Line"/>
      <text:h text:style-name="Heading_20_1" text:outline-level="1">SECTION 1 — WHY BACKBONE MODIFICATION IS NEEDED</text:h>
      <text:h text:style-name="Heading_20_2" text:outline-level="2">1.1 Skeleton-only BG/CL দুর্বল কেন</text:h>
      <text:p text:style-name="Text_20_body">বর্তমান skeleton expert GaitTR-style: input <text:span text:style-name="Source_20_Text">10 × 60 × 17</text:span>, feature হলো joint, joint-relative, velocity-1, velocity-2, bone; backbone হলো TCN + Spatial Transformer blocks with channels <text:span text:style-name="Source_20_Text">(64, 64, 128, 256)</text:span>, embedding dim 128, CE+Triplet loss। এই setup validated এবং trained, কিন্তু result: NM≈95.00, BG≈78.64, CL≈74.18। </text:p>
      <text:p text:style-name="Text_20_body">Skeleton BG দুর্বল হওয়ার কারণ:</text:p>
      <text:list text:style-name="L5">
        <text:list-item>
          <text:p text:style-name="P15"><text:span text:style-name="Strong_20_Emphasis">Bag occlusion pose detector-কে confuse করে।</text:span> Bag হাতে/কাঁধে থাকলে wrist, elbow, shoulder, hip keypoint jittery হয়। Current 10-channel feature confidence-aware নয়, তাই low-confidence joint এবং clean joint একইভাবে model-এ যায়। </text:p>
        </text:list-item>
        <text:list-item>
          <text:p text:style-name="P15"><text:span text:style-name="Strong_20_Emphasis">Temporal motion corruption হয়।</text:span> Velocity-1/velocity-2 bag-induced keypoint noise amplify করে। কোনো joint যদি এক frame-এ ভুল detect হয়, velocity channel-এ error দ্বিগুণ দেখা যায়। </text:p>
        </text:list-item>
        <text:list-item>
          <text:p text:style-name="P15"><text:span text:style-name="Strong_20_Emphasis">Current Spatial Transformer শুধু joint relation শেখে, কিন্তু anatomical graph prior + confidence bias নেই।</text:span> ফলে noisy wrist বা shoulder attention-এ অতিরিক্ত প্রভাব ফেলতে পারে। </text:p>
        </text:list-item>
        <text:list-item>
          <text:p text:style-name="P14"><text:span text:style-name="Strong_20_Emphasis">Lower-body gait signal যথেষ্ট আলাদা করা হয়নি।</text:span> BG-তে upper body bag-affected; lower-body dynamics বেশি reliable. Current global average pooling <text:span text:style-name="Source_20_Text">T × V</text:span> সব joint সমানভাবে মিশিয়ে ফেলে। </text:p>
        </text:list-item>
      </text:list>
      <text:p text:style-name="Text_20_body">Skeleton CL দুর্বল হওয়ার কারণ:</text:p>
      <text:list text:style-name="L6">
        <text:list-item>
          <text:p text:style-name="P17">Coat/clothing skeleton detection quality কমায়, especially hip/knee/ankle boundary ambiguity। </text:p>
        </text:list-item>
        <text:list-item>
          <text:p text:style-name="P17">Long clothing lower-body keypoints partially hide করে; ankle/knee displacement ভুল হলে gait rhythm weak হয়। </text:p>
        </text:list-item>
        <text:list-item>
          <text:p text:style-name="P17">Current GaitTR-style model single-scale temporal convolution ব্যবহার করে; slow gait cycle, fast limb swing, and noisy short-term motion আলাদা scale-এ capture করার mechanism সীমিত। </text:p>
        </text:list-item>
        <text:list-item>
          <text:p text:style-name="P16"><text:soft-page-break/>Final global pooling temporal phase information compress করে ফেলে; gait cycle phase mismatch হলে identity embedding weak হয়। </text:p>
        </text:list-item>
      </text:list>
      <text:p text:style-name="Text_20_body">GaitTR paper নিজেও gait recognition-কে carrying, dressing, view variation এবং skeleton/silhouette preprocessing quality-sensitive task হিসেবে describe করেছে। </text:p>
      <text:h text:style-name="Heading_20_2" text:outline-level="2">1.2 Silhouette-only CL দুর্বল কেন</text:h>
      <text:p text:style-name="Text_20_body">বর্তমান silhouette expert GaitGL-style: input <text:span text:style-name="Source_20_Text">60 × 64 × 44</text:span>, 3D CNN + residual 3D blocks + Horizontal Pyramid Pooling, HPP bins <text:span text:style-name="Source_20_Text">(1,2,4,8)</text:span>, embedding 256, CE+Triplet loss। Result: NM≈97.55, BG≈85.45, CL≈65.91। </text:p>
      <text:p text:style-name="Text_20_body">Silhouette CL সবচেয়ে দুর্বল কারণ:</text:p>
      <text:list text:style-name="L7">
        <text:list-item>
          <text:p text:style-name="P19"><text:span text:style-name="Strong_20_Emphasis">Clothing directly silhouette shape বদলায়।</text:span> Coat শরীরের outline, leg separation, arm contour, stride shape সব distort করে। </text:p>
        </text:list-item>
        <text:list-item>
          <text:p text:style-name="P19"><text:span text:style-name="Strong_20_Emphasis">Silhouette appearance identity নয়, condition bias শিখে।</text:span> Same person NM vs CL silhouette অনেক আলাদা; different person same clothing-like shape closer হতে পারে। </text:p>
        </text:list-item>
        <text:list-item>
          <text:p text:style-name="P19"><text:span text:style-name="Strong_20_Emphasis">Current HPP static height bins ব্যবহার করে।</text:span> Clothing distortion upper/lower parts differently affect করে, কিন্তু part reliability dynamic নয়। </text:p>
        </text:list-item>
        <text:list-item>
          <text:p text:style-name="P19"><text:span text:style-name="Strong_20_Emphasis">Motion boundary আলাদা stream নেই।</text:span> CL-এ raw silhouette shape unreliable হলেও motion boundary বা temporal contour change useful হতে পারে। </text:p>
        </text:list-item>
        <text:list-item>
          <text:p text:style-name="P18"><text:span text:style-name="Strong_20_Emphasis">Temporal pooling part-level phase alignment করে না।</text:span> Coat-induced shape noise reduce করতে long-term repeated motion aggregation দরকার। </text:p>
        </text:list-item>
      </text:list>
      <text:h text:style-name="Heading_20_2" text:outline-level="2">1.3 Fixed score fusion এত strong কেন</text:h>
      <text:p text:style-name="Text_20_body">Fixed score fusion:</text:p>
      <text:section text:style-name="Sect1" text:name="Section13">
        <text:p text:style-name="P2"><text:bookmark text:name="code-block-viewer Copy 12"/><text:span text:style-name="Source_20_Text">final_score = 0.5 * skeleton_score + 0.5 * silhouette_score</text:span></text:p>
      </text:section>
      <text:p text:style-name="Text_20_body">বর্তমান best practical result:</text:p>
      <text:section text:style-name="Sect1" text:name="Section14">
        <text:p text:style-name="P3"><text:bookmark text:name="code-block-viewer Copy 13"/><text:span text:style-name="Source_20_Text">NM = 99.36</text:span></text:p>
        <text:p text:style-name="Preformatted_20_Text"><text:span text:style-name="Source_20_Text">BG = 95.91</text:span></text:p>
        <text:p text:style-name="Preformatted_20_Text"><text:span text:style-name="Source_20_Text">CL = 91.91</text:span></text:p>
        <text:p text:style-name="P1"><text:span text:style-name="Source_20_Text">Mean = 95.73</text:span></text:p>
      </text:section>
      <text:p text:style-name="Text_20_body">Fusion gain skeleton-only থেকে Mean +13.12 pp, BG +17.27 pp, CL +17.73 pp; silhouette-only থেকে Mean +12.76 pp, BG +10.46 pp, CL +26.00 pp। এই gain দেখায় skeleton এবং silhouette errors strongly complementary। </text:p>
      <text:p text:style-name="Text_20_body">এটা strong হওয়ার technical কারণ:</text:p>
      <text:list text:style-name="L8">
        <text:list-item>
          <text:p text:style-name="P21"><text:span text:style-name="Strong_20_Emphasis">দুই expert আলাদা nuisance দেখে।</text:span> Skeleton clothing shape থেকে relatively free, silhouette pose noise থেকে relatively free. </text:p>
        </text:list-item>
        <text:list-item>
          <text:p text:style-name="P21"><text:soft-page-break/><text:span text:style-name="Strong_20_Emphasis">Score-level fusion metric space preserve করে।</text:span> Embedding concatenate করলে metric geometry নষ্ট হতে পারে, কিন্তু score fusion দুই expert-এর already-learned distance space intact রাখে। </text:p>
        </text:list-item>
        <text:list-item>
          <text:p text:style-name="P21"><text:span text:style-name="Strong_20_Emphasis">Equal weight robust prior হিসেবে কাজ করে।</text:span> Overfitting gate না থাকলে train identity-specific bias শেখে না। </text:p>
        </text:list-item>
        <text:list-item>
          <text:p text:style-name="P20"><text:span text:style-name="Strong_20_Emphasis">BG/CL-এ complementary recovery হয়।</text:span> CL-এ skeleton often silhouette failure recover করে; BG-তে silhouette often skeleton failure recover করে। </text:p>
        </text:list-item>
      </text:list>
      <text:h text:style-name="Heading_20_2" text:outline-level="2">1.4 Previous trainable fusion কেন failed</text:h>
      <text:p text:style-name="Text_20_body">Previous trainable methods fixed fusion beat করতে পারেনি:</text:p>
      <text:section text:style-name="Sect1" text:name="Section15">
        <text:p text:style-name="P3"><text:bookmark text:name="code-block-viewer Copy 14"/><text:span text:style-name="Source_20_Text">concat_fusion_baseline mean ≈ 76.48</text:span></text:p>
        <text:p text:style-name="Preformatted_20_Text"><text:span text:style-name="Source_20_Text">adaptive_scalar_gate mean <text:s text:c="2"/>≈ 87.52</text:span></text:p>
        <text:p text:style-name="Preformatted_20_Text"><text:span text:style-name="Source_20_Text">adaptive_vector_gate mean <text:s text:c="2"/>≈ 77.73</text:span></text:p>
        <text:p text:style-name="P1"><text:span text:style-name="Source_20_Text">fixed α=0.5 mean <text:s text:c="11"/>≈ 95.73</text:span></text:p>
      </text:section>
      <text:p text:style-name="Text_20_body">Report অনুযায়ী adaptive scalar gate slight condition behavior শিখেছিল, কিন্তু useful condition-specific fusion strongly learn করতে পারেনি; vector gate প্রায় constant ছিল। </text:p>
      <text:p text:style-name="Text_20_body">Likely failure reasons:</text:p>
      <text:list text:style-name="L9">
        <text:list-item>
          <text:p text:style-name="P23"><text:span text:style-name="Strong_20_Emphasis">Train identities small: 74 subjects.</text:span> Trainable fusion easily identity-specific embedding shortcut শেখে। </text:p>
        </text:list-item>
        <text:list-item>
          <text:p text:style-name="P23"><text:span text:style-name="Strong_20_Emphasis">Embedding spaces heterogeneous.</text:span> Skeleton 128-D এবং silhouette 256-D embeddings independently trained; direct concat metric alignment guarantee করে না। </text:p>
        </text:list-item>
        <text:list-item>
          <text:p text:style-name="P23"><text:span text:style-name="Strong_20_Emphasis">Gate target weak.</text:span> Gate যদি final retrieval correctness indirectly শেখে, supervision sparse and unstable। </text:p>
        </text:list-item>
        <text:list-item>
          <text:p text:style-name="P23"><text:span text:style-name="Strong_20_Emphasis">Score distribution calibration ignored.</text:span> Skeleton/silhouette score scales, margins, entropy, rank gaps আলাদা; raw embedding fusion এই uncertainty বুঝে না। </text:p>
        </text:list-item>
        <text:list-item>
          <text:p text:style-name="P22"><text:span text:style-name="Strong_20_Emphasis">No score-level protection.</text:span> Trainable fusion baseline যদি ভুল করে, fixed fusion fallback নেই। </text:p>
        </text:list-item>
      </text:list>
      <text:h text:style-name="Heading_20_2" text:outline-level="2">1.5 Final embedding-এর ওপর Dense/LSTM/Transformer বসালেই যথেষ্ট নয় কেন</text:h>
      <text:p text:style-name="Text_20_body">Final embedding already heavy compression:</text:p>
      <text:section text:style-name="Sect1" text:name="Section16">
        <text:p text:style-name="P3"><text:bookmark text:name="code-block-viewer Copy 15"/><text:span text:style-name="Source_20_Text">Skeleton: whole 60-frame × 17-joint sequence → 128-D</text:span></text:p>
        <text:p text:style-name="P1"><text:span text:style-name="Source_20_Text">Silhouette: whole 60-frame × 64 × 44 sequence → 256-D</text:span></text:p>
      </text:section>
      <text:p text:style-name="Text_20_body">Final embedding-এ Dense/LSTM/Transformer বসালে সমস্যা:</text:p>
      <text:list text:style-name="L10">
        <text:list-item>
          <text:p text:style-name="P25"><text:span text:style-name="Strong_20_Emphasis">Lost information recover করা যায় না।</text:span> Joint-level confidence, body-part failure, silhouette part distortion already collapsed. </text:p>
        </text:list-item>
        <text:list-item>
          <text:p text:style-name="P25"><text:span text:style-name="Strong_20_Emphasis">Temporal phase gone.</text:span> Final embedding sequence নয়; temporal dynamics compressed. </text:p>
        </text:list-item>
        <text:list-item>
          <text:p text:style-name="P25"><text:soft-page-break/><text:span text:style-name="Strong_20_Emphasis">Part-level reliability নেই।</text:span> কোন joint/part reliable ছিল জানা যায় না। </text:p>
        </text:list-item>
        <text:list-item>
          <text:p text:style-name="P25"><text:span text:style-name="Strong_20_Emphasis">Overfitting risk high।</text:span> Small train identities-এ MLP/Transformer embedding memorization করতে পারে। </text:p>
        </text:list-item>
        <text:list-item>
          <text:p text:style-name="P24"><text:span text:style-name="Strong_20_Emphasis">Baseline already strong।</text:span> Fixed fusion 95.73 mean; ছোট ভুল trainable module-ও performance degrade করতে পারে। </text:p>
        </text:list-item>
      </text:list>
      <text:p text:style-name="Text_20_body">তাই improvement দরকার <text:span text:style-name="Strong_20_Emphasis">backbone/token/score-protected design</text:span>-এ, শুধু final embedding MLP নয়।</text:p>
      <text:h text:style-name="Heading_20_2" text:outline-level="2">1.6 কোন part আগে improve করা উচিত</text:h>
      <text:p text:style-name="Text_20_body">Priority:</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Priority</text:p>
            </table:table-cell>
            <table:table-cell table:style-name="Table6.A1" office:value-type="string">
              <text:p text:style-name="Table_20_Heading">Direction</text:p>
            </table:table-cell>
            <table:table-cell table:style-name="Table6.A1" office:value-type="string">
              <text:p text:style-name="Table_20_Heading">কেন</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Reliability-protected score fusion</text:p>
          </table:table-cell>
          <table:table-cell table:style-name="Table6.A1" office:value-type="string">
            <text:p text:style-name="Table_20_Contents">fixed fusion preserve করে, low-risk, quick test</text:p>
          </table:table-cell>
        </table:table-row>
        <table:table-row>
          <table:table-cell table:style-name="Table6.A1" office:value-type="string">
            <text:p text:style-name="Table_20_Contents">2</text:p>
          </table:table-cell>
          <table:table-cell table:style-name="Table6.A1" office:value-type="string">
            <text:p text:style-name="Table_20_Contents">Failure/complementarity analysis</text:p>
          </table:table-cell>
          <table:table-cell table:style-name="Table6.A1" office:value-type="string">
            <text:p text:style-name="Table_20_Contents">কোন condition/view/subject fail করছে evidence বের হবে</text:p>
          </table:table-cell>
        </table:table-row>
        <table:table-row>
          <table:table-cell table:style-name="Table6.A1" office:value-type="string">
            <text:p text:style-name="Table_20_Contents">3</text:p>
          </table:table-cell>
          <table:table-cell table:style-name="Table6.A1" office:value-type="string">
            <text:p text:style-name="Table_20_Contents">Clip-level temporal aggregation</text:p>
          </table:table-cell>
          <table:table-cell table:style-name="Table6.A1" office:value-type="string">
            <text:p text:style-name="Table_20_Contents">existing experts reuse করে temporal instability reduce করা যায়</text:p>
          </table:table-cell>
        </table:table-row>
        <table:table-row>
          <table:table-cell table:style-name="Table6.A1" office:value-type="string">
            <text:p text:style-name="Table_20_Contents">4</text:p>
          </table:table-cell>
          <table:table-cell table:style-name="Table6.A1" office:value-type="string">
            <text:p text:style-name="Table_20_Contents">Skeleton backbone v2</text:p>
          </table:table-cell>
          <table:table-cell table:style-name="Table6.A1" office:value-type="string">
            <text:p text:style-name="Table_20_Contents">CL/BG skeleton robustness improve করলে fusion CL বাড়তে পারে</text:p>
          </table:table-cell>
        </table:table-row>
        <table:table-row>
          <table:table-cell table:style-name="Table6.A1" office:value-type="string">
            <text:p text:style-name="Table_20_Contents">5</text:p>
          </table:table-cell>
          <table:table-cell table:style-name="Table6.A1" office:value-type="string">
            <text:p text:style-name="Table_20_Contents">Silhouette backbone v2/v3</text:p>
          </table:table-cell>
          <table:table-cell table:style-name="Table6.A1" office:value-type="string">
            <text:p text:style-name="Table_20_Contents">BG improve likely; CL improve harder but possible with motion-boundary</text:p>
          </table:table-cell>
        </table:table-row>
        <table:table-row>
          <table:table-cell table:style-name="Table6.A1" office:value-type="string">
            <text:p text:style-name="Table_20_Contents">6</text:p>
          </table:table-cell>
          <table:table-cell table:style-name="Table6.A1" office:value-type="string">
            <text:p text:style-name="Table_20_Contents">Cross-modal token fusion</text:p>
          </table:table-cell>
          <table:table-cell table:style-name="Table6.A1" office:value-type="string">
            <text:p text:style-name="Table_20_Contents">highest novelty, but high overfitting risk</text:p>
          </table:table-cell>
        </table:table-row>
        <table:table-row>
          <table:table-cell table:style-name="Table6.A1" office:value-type="string">
            <text:p text:style-name="Table_20_Contents">7</text:p>
          </table:table-cell>
          <table:table-cell table:style-name="Table6.A1" office:value-type="string">
            <text:p text:style-name="Table_20_Contents">Loss/preprocessing</text:p>
          </table:table-cell>
          <table:table-cell table:style-name="Table6.A1" office:value-type="string">
            <text:p text:style-name="Table_20_Contents">expert upgrades-এর সাথে combine করলে useful</text:p>
          </table:table-cell>
        </table:table-row>
        <table:table-row>
          <table:table-cell table:style-name="Table6.A1" office:value-type="string">
            <text:p text:style-name="Table_20_Contents">8</text:p>
          </table:table-cell>
          <table:table-cell table:style-name="Table6.A1" office:value-type="string">
            <text:p text:style-name="Table_20_Contents">Full condition/view disentanglement</text:p>
          </table:table-cell>
          <table:table-cell table:style-name="Table6.A1" office:value-type="string">
            <text:p text:style-name="Table_20_Contents">research novelty আছে, কিন্তু careful validation দরকার</text:p>
          </table:table-cell>
        </table:table-row>
      </table:table>
      <text:p text:style-name="Horizontal_20_Line"/>
      <text:h text:style-name="Heading_20_1" text:outline-level="1">SECTION 2 — PROPOSED FULL ARCHITECTURE BLUEPRINTS</text:h>
      <text:p text:style-name="Text_20_body">আমি 8টি architecture দিচ্ছি। প্রথম 7টি আপনার requested directions cover করে; 8 নম্বরটি extra research-grade direction।</text:p>
      <text:h text:style-name="Heading_20_2" text:outline-level="2">Architecture 1 — Skeleton Expert v2: Confidence-Aware Multi-Scale Graph Temporal Transformer</text:h>
      <text:h text:style-name="Heading_20_3" text:outline-level="3">1. Architecture name</text:h>
      <text:p text:style-name="Text_20_body"><text:span text:style-name="Strong_20_Emphasis">CAMS-GTT: Confidence-Aware Multi-Scale Graph Temporal Transformer</text:span></text:p>
      <text:h text:style-name="Heading_20_3" text:outline-level="3"><text:soft-page-break/>2. Main purpose</text:h>
      <text:p text:style-name="Text_20_body">Current skeleton expert-কে noise-aware, graph-aware, multi-scale temporal robust skeleton backbone-এ upgrade করা।</text:p>
      <text:h text:style-name="Heading_20_3" text:outline-level="3">3. Bottleneck targeted</text:h>
      <text:p text:style-name="Text_20_body">BG, CL, skeleton noise, view variation, temporal instability.</text:p>
      <text:h text:style-name="Heading_20_3" text:outline-level="3">4. Input data</text:h>
      <text:p text:style-name="Text_20_body">Source:</text:p>
      <text:section text:style-name="Sect1" text:name="Section17">
        <text:p text:style-name="P3"><text:bookmark text:name="code-block-viewer Copy 16"/><text:span text:style-name="Source_20_Text">data/fusion_splits/train_LT_fusion.csv</text:span></text:p>
        <text:p text:style-name="P1"><text:span text:style-name="Source_20_Text">pose_path column → pose .npz</text:span></text:p>
      </text:section>
      <text:p text:style-name="Text_20_body">Required pose arrays:</text:p>
      <text:section text:style-name="Sect1" text:name="Section18">
        <text:p text:style-name="P3"><text:bookmark text:name="code-block-viewer Copy 17"/><text:span text:style-name="Source_20_Text">keypoints_norm_filled: T_raw × 17 × 2</text:span></text:p>
        <text:p text:style-name="P1"><text:span text:style-name="Source_20_Text">scores: T_raw × 17</text:span></text:p>
      </text:section>
      <text:p text:style-name="Text_20_body">If <text:span text:style-name="Source_20_Text">scores</text:span> missing, use confidence = 1.0 for all joints.</text:p>
      <text:p text:style-name="Text_20_body">Training clip:</text:p>
      <text:section text:style-name="Sect1" text:name="Section19">
        <text:p text:style-name="P3"><text:bookmark text:name="code-block-viewer Copy 18"/><text:span text:style-name="Source_20_Text">Raw skeleton: T_raw × 17 × 2</text:span></text:p>
        <text:p text:style-name="Preformatted_20_Text"><text:span text:style-name="Source_20_Text">Sampled skeleton: 60 × 17 × 2</text:span></text:p>
        <text:p text:style-name="P1"><text:span text:style-name="Source_20_Text">Final feature tensor: B × 16 × 60 × 17</text:span></text:p>
      </text:section>
      <text:h text:style-name="Heading_20_3" text:outline-level="3">5. Feature construction</text:h>
      <text:p text:style-name="Text_20_body">Use existing 10-channel skeleton feature plus 6 new channel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Feature</text:p>
            </table:table-cell>
            <table:table-cell table:style-name="Table7.A1" office:value-type="string">
              <text:p text:style-name="Table_20_Heading">Channels</text:p>
            </table:table-cell>
            <table:table-cell table:style-name="Table7.A1" office:value-type="string">
              <text:p text:style-name="Table_20_Heading">Shape</text:p>
            </table:table-cell>
          </table:table-row>
        </table:table-header-rows>
        <table:table-row>
          <table:table-cell table:style-name="Table7.A1" office:value-type="string">
            <text:p text:style-name="Table_20_Contents">joint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nose/root-relative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velocity-1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velocity-2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bone vector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confidence</text:p>
          </table:table-cell>
          <table:table-cell table:style-name="Table7.A1" office:value-type="string">
            <text:p text:style-name="Table_20_Contents">1</text:p>
          </table:table-cell>
          <table:table-cell table:style-name="Table7.A1" office:value-type="string">
            <text:p text:style-name="Table_20_Contents">60×17×1</text:p>
          </table:table-cell>
        </table:table-row>
        <table:table-row>
          <table:table-cell table:style-name="Table7.A1" office:value-type="string">
            <text:p text:style-name="Table_20_Contents">acceleration x,y</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bone angle sin, cos</text:p>
          </table:table-cell>
          <table:table-cell table:style-name="Table7.A1" office:value-type="string">
            <text:p text:style-name="Table_20_Contents">2</text:p>
          </table:table-cell>
          <table:table-cell table:style-name="Table7.A1" office:value-type="string">
            <text:p text:style-name="Table_20_Contents">60×17×2</text:p>
          </table:table-cell>
        </table:table-row>
        <table:table-row>
          <table:table-cell table:style-name="Table7.A1" office:value-type="string">
            <text:p text:style-name="Table_20_Contents">limb-length ratio</text:p>
          </table:table-cell>
          <table:table-cell table:style-name="Table7.A1" office:value-type="string">
            <text:p text:style-name="Table_20_Contents">1</text:p>
          </table:table-cell>
          <table:table-cell table:style-name="Table7.A1" office:value-type="string">
            <text:p text:style-name="Table_20_Contents">60×17×1</text:p>
          </table:table-cell>
        </table:table-row>
        <table:table-row>
          <table:table-cell table:style-name="Table7.A1" office:value-type="string">
            <text:p text:style-name="Table_20_Contents"><text:span text:style-name="Strong_20_Emphasis">Total</text:span></text:p>
          </table:table-cell>
          <table:table-cell table:style-name="Table7.A1" office:value-type="string">
            <text:p text:style-name="Table_20_Contents"><text:span text:style-name="Strong_20_Emphasis">16</text:span></text:p>
          </table:table-cell>
          <table:table-cell table:style-name="Table7.A1" office:value-type="string">
            <text:p text:style-name="Table_20_Contents"><text:span text:style-name="Strong_20_Emphasis">16×60×17</text:span></text:p>
          </table:table-cell>
        </table:table-row>
      </table:table>
      <text:p text:style-name="Text_20_body">Definitions:</text:p>
      <text:section text:style-name="Sect1" text:name="Section20">
        <text:p text:style-name="P3"><text:bookmark text:name="code-block-viewer Copy 19"/><text:span text:style-name="Source_20_Text">acceleration[t] = X[t+1] - 2X[t] + X[t-1]</text:span></text:p>
        <text:p text:style-name="Preformatted_20_Text"><text:span text:style-name="Source_20_Text">bone_angle = atan2(bone_y, bone_x)</text:span></text:p>
        <text:p text:style-name="Preformatted_20_Text"><text:span text:style-name="Source_20_Text">bone_angle_sin = sin(bone_angle)</text:span></text:p>
        <text:p text:style-name="Preformatted_20_Text"><text:span text:style-name="Source_20_Text">bone_angle_cos = cos(bone_angle)</text:span></text:p>
        <text:p text:style-name="Preformatted_20_Text"><text:span text:style-name="Source_20_Text">limb_length_ratio = ||bone|| / torso_length</text:span></text:p>
        <text:p text:style-name="P1"><text:span text:style-name="Source_20_Text">torso_length = distance(mid_shoulder, mid_hip) + epsilon</text:span></text:p>
      </text:section>
      <text:h text:style-name="Heading_20_3" text:outline-level="3"><text:soft-page-break/>6. Layer-by-layer architecture</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Stage</text:p>
            </table:table-cell>
            <table:table-cell table:style-name="Table8.A1" office:value-type="string">
              <text:p text:style-name="Table_20_Heading">Layer/block</text:p>
            </table:table-cell>
            <table:table-cell table:style-name="Table8.A1" office:value-type="string">
              <text:p text:style-name="Table_20_Heading">Input</text:p>
            </table:table-cell>
            <table:table-cell table:style-name="Table8.A1" office:value-type="string">
              <text:p text:style-name="Table_20_Heading">Output</text:p>
            </table:table-cell>
            <table:table-cell table:style-name="Table8.A1" office:value-type="string">
              <text:p text:style-name="Table_20_Heading">Details</text:p>
            </table:table-cell>
          </table:table-row>
        </table:table-header-rows>
        <table:table-row>
          <table:table-cell table:style-name="Table8.A1" office:value-type="string">
            <text:p text:style-name="Table_20_Contents">0</text:p>
          </table:table-cell>
          <table:table-cell table:style-name="Table8.A1" office:value-type="string">
            <text:p text:style-name="Table_20_Contents">Data BN</text:p>
          </table:table-cell>
          <table:table-cell table:style-name="Table8.A1" office:value-type="string">
            <text:p text:style-name="Table_20_Contents">B×16×60×17</text:p>
          </table:table-cell>
          <table:table-cell table:style-name="Table8.A1" office:value-type="string">
            <text:p text:style-name="Table_20_Contents">B×16×60×17</text:p>
          </table:table-cell>
          <table:table-cell table:style-name="Table8.A1" office:value-type="string">
            <text:p text:style-name="Table_20_Contents">BatchNorm2d over channels</text:p>
          </table:table-cell>
        </table:table-row>
        <table:table-row>
          <table:table-cell table:style-name="Table8.A1" office:value-type="string">
            <text:p text:style-name="Table_20_Contents">1</text:p>
          </table:table-cell>
          <table:table-cell table:style-name="Table8.A1" office:value-type="string">
            <text:p text:style-name="Table_20_Contents">Confidence stem</text:p>
          </table:table-cell>
          <table:table-cell table:style-name="Table8.A1" office:value-type="string">
            <text:p text:style-name="Table_20_Contents">B×16×60×17</text:p>
          </table:table-cell>
          <table:table-cell table:style-name="Table8.A1" office:value-type="string">
            <text:p text:style-name="Table_20_Contents">B×64×60×17</text:p>
          </table:table-cell>
          <table:table-cell table:style-name="Table8.A1" office:value-type="string">
            <text:p text:style-name="Table_20_Contents">1×1 Conv2d 16→64, BN, Mish, dropout 0.05</text:p>
          </table:table-cell>
        </table:table-row>
        <table:table-row>
          <table:table-cell table:style-name="Table8.A1" office:value-type="string">
            <text:p text:style-name="Table_20_Contents">2</text:p>
          </table:table-cell>
          <table:table-cell table:style-name="Table8.A1" office:value-type="string">
            <text:p text:style-name="Table_20_Contents">Confidence gate</text:p>
          </table:table-cell>
          <table:table-cell table:style-name="Table8.A1" office:value-type="string">
            <text:p text:style-name="Table_20_Contents">B×64×60×17 + conf</text:p>
          </table:table-cell>
          <table:table-cell table:style-name="Table8.A1" office:value-type="string">
            <text:p text:style-name="Table_20_Contents">B×64×60×17</text:p>
          </table:table-cell>
          <table:table-cell table:style-name="Table8.A1" office:value-type="string">
            <text:p text:style-name="Table_20_Contents">conf map → 1×1 conv → sigmoid gate; residual <text:span text:style-name="Source_20_Text">x + x*gate</text:span></text:p>
          </table:table-cell>
        </table:table-row>
        <table:table-row>
          <table:table-cell table:style-name="Table8.A1" office:value-type="string">
            <text:p text:style-name="Table_20_Contents">3</text:p>
          </table:table-cell>
          <table:table-cell table:style-name="Table8.A1" office:value-type="string">
            <text:p text:style-name="Table_20_Contents">MS-GTB-1 ×2</text:p>
          </table:table-cell>
          <table:table-cell table:style-name="Table8.A1" office:value-type="string">
            <text:p text:style-name="Table_20_Contents">B×64×60×17</text:p>
          </table:table-cell>
          <table:table-cell table:style-name="Table8.A1" office:value-type="string">
            <text:p text:style-name="Table_20_Contents">B×64×60×17</text:p>
          </table:table-cell>
          <table:table-cell table:style-name="Table8.A1" office:value-type="string">
            <text:p text:style-name="Table_20_Contents">temporal kernels 3/5/9, dilation 1, graph attention heads 4</text:p>
          </table:table-cell>
        </table:table-row>
        <table:table-row>
          <table:table-cell table:style-name="Table8.A1" office:value-type="string">
            <text:p text:style-name="Table_20_Contents">4</text:p>
          </table:table-cell>
          <table:table-cell table:style-name="Table8.A1" office:value-type="string">
            <text:p text:style-name="Table_20_Contents">Channel projection</text:p>
          </table:table-cell>
          <table:table-cell table:style-name="Table8.A1" office:value-type="string">
            <text:p text:style-name="Table_20_Contents">B×64×60×17</text:p>
          </table:table-cell>
          <table:table-cell table:style-name="Table8.A1" office:value-type="string">
            <text:p text:style-name="Table_20_Contents">B×96×60×17</text:p>
          </table:table-cell>
          <table:table-cell table:style-name="Table8.A1" office:value-type="string">
            <text:p text:style-name="Table_20_Contents">1×1 Conv2d 64→96, BN, Mish</text:p>
          </table:table-cell>
        </table:table-row>
        <table:table-row>
          <table:table-cell table:style-name="Table8.A1" office:value-type="string">
            <text:p text:style-name="Table_20_Contents">5</text:p>
          </table:table-cell>
          <table:table-cell table:style-name="Table8.A1" office:value-type="string">
            <text:p text:style-name="Table_20_Contents">MS-GTB-2 ×2</text:p>
          </table:table-cell>
          <table:table-cell table:style-name="Table8.A1" office:value-type="string">
            <text:p text:style-name="Table_20_Contents">B×96×60×17</text:p>
          </table:table-cell>
          <table:table-cell table:style-name="Table8.A1" office:value-type="string">
            <text:p text:style-name="Table_20_Contents">B×96×60×17</text:p>
          </table:table-cell>
          <table:table-cell table:style-name="Table8.A1" office:value-type="string">
            <text:p text:style-name="Table_20_Contents">temporal kernels 3/5/9, dilation 1/2, heads 4</text:p>
          </table:table-cell>
        </table:table-row>
        <table:table-row>
          <table:table-cell table:style-name="Table8.A1" office:value-type="string">
            <text:p text:style-name="Table_20_Contents">6</text:p>
          </table:table-cell>
          <table:table-cell table:style-name="Table8.A1" office:value-type="string">
            <text:p text:style-name="Table_20_Contents">Channel projection</text:p>
          </table:table-cell>
          <table:table-cell table:style-name="Table8.A1" office:value-type="string">
            <text:p text:style-name="Table_20_Contents">B×96×60×17</text:p>
          </table:table-cell>
          <table:table-cell table:style-name="Table8.A1" office:value-type="string">
            <text:p text:style-name="Table_20_Contents">B×128×60×17</text:p>
          </table:table-cell>
          <table:table-cell table:style-name="Table8.A1" office:value-type="string">
            <text:p text:style-name="Table_20_Contents">1×1 Conv2d 96→128</text:p>
          </table:table-cell>
        </table:table-row>
        <table:table-row>
          <table:table-cell table:style-name="Table8.A1" office:value-type="string">
            <text:p text:style-name="Table_20_Contents">7</text:p>
          </table:table-cell>
          <table:table-cell table:style-name="Table8.A1" office:value-type="string">
            <text:p text:style-name="Table_20_Contents">MS-GTB-3 ×2</text:p>
          </table:table-cell>
          <table:table-cell table:style-name="Table8.A1" office:value-type="string">
            <text:p text:style-name="Table_20_Contents">B×128×60×17</text:p>
          </table:table-cell>
          <table:table-cell table:style-name="Table8.A1" office:value-type="string">
            <text:p text:style-name="Table_20_Contents">B×128×60×17</text:p>
          </table:table-cell>
          <table:table-cell table:style-name="Table8.A1" office:value-type="string">
            <text:p text:style-name="Table_20_Contents">temporal kernels 3/5/9/15, dilation 1/2, heads 8</text:p>
          </table:table-cell>
        </table:table-row>
        <table:table-row>
          <table:table-cell table:style-name="Table8.A1" office:value-type="string">
            <text:p text:style-name="Table_20_Contents">8</text:p>
          </table:table-cell>
          <table:table-cell table:style-name="Table8.A1" office:value-type="string">
            <text:p text:style-name="Table_20_Contents">Channel projection</text:p>
          </table:table-cell>
          <table:table-cell table:style-name="Table8.A1" office:value-type="string">
            <text:p text:style-name="Table_20_Contents">B×128×60×17</text:p>
          </table:table-cell>
          <table:table-cell table:style-name="Table8.A1" office:value-type="string">
            <text:p text:style-name="Table_20_Contents">B×256×60×17</text:p>
          </table:table-cell>
          <table:table-cell table:style-name="Table8.A1" office:value-type="string">
            <text:p text:style-name="Table_20_Contents">1×1 Conv2d 128→256</text:p>
          </table:table-cell>
        </table:table-row>
        <table:table-row>
          <table:table-cell table:style-name="Table8.A1" office:value-type="string">
            <text:p text:style-name="Table_20_Contents">9</text:p>
          </table:table-cell>
          <table:table-cell table:style-name="Table8.A1" office:value-type="string">
            <text:p text:style-name="Table_20_Contents">MS-GTB-4 ×1</text:p>
          </table:table-cell>
          <table:table-cell table:style-name="Table8.A1" office:value-type="string">
            <text:p text:style-name="Table_20_Contents">B×256×60×17</text:p>
          </table:table-cell>
          <table:table-cell table:style-name="Table8.A1" office:value-type="string">
            <text:p text:style-name="Table_20_Contents">B×256×60×17</text:p>
          </table:table-cell>
          <table:table-cell table:style-name="Table8.A1" office:value-type="string">
            <text:p text:style-name="Table_20_Contents">heads 8, FFN 1024</text:p>
          </table:table-cell>
        </table:table-row>
        <table:table-row>
          <table:table-cell table:style-name="Table8.A1" office:value-type="string">
            <text:p text:style-name="Table_20_Contents">10</text:p>
          </table:table-cell>
          <table:table-cell table:style-name="Table8.A1" office:value-type="string">
            <text:p text:style-name="Table_20_Contents">Joint attentive pooling</text:p>
          </table:table-cell>
          <table:table-cell table:style-name="Table8.A1" office:value-type="string">
            <text:p text:style-name="Table_20_Contents">B×256×60×17</text:p>
          </table:table-cell>
          <table:table-cell table:style-name="Table8.A1" office:value-type="string">
            <text:p text:style-name="Table_20_Contents">B×60×256</text:p>
          </table:table-cell>
          <table:table-cell table:style-name="Table8.A1" office:value-type="string">
            <text:p text:style-name="Table_20_Contents">learned joint attention per frame</text:p>
          </table:table-cell>
        </table:table-row>
        <table:table-row>
          <table:table-cell table:style-name="Table8.A1" office:value-type="string">
            <text:p text:style-name="Table_20_Contents">11</text:p>
          </table:table-cell>
          <table:table-cell table:style-name="Table8.A1" office:value-type="string">
            <text:p text:style-name="Table_20_Contents">Temporal Transformer ×2</text:p>
          </table:table-cell>
          <table:table-cell table:style-name="Table8.A1" office:value-type="string">
            <text:p text:style-name="Table_20_Contents">B×60×256</text:p>
          </table:table-cell>
          <table:table-cell table:style-name="Table8.A1" office:value-type="string">
            <text:p text:style-name="Table_20_Contents">B×60×256</text:p>
          </table:table-cell>
          <table:table-cell table:style-name="Table8.A1" office:value-type="string">
            <text:p text:style-name="Table_20_Contents">heads 8, FFN 1024, dropout 0.1, pre-LN</text:p>
          </table:table-cell>
        </table:table-row>
        <table:table-row>
          <table:table-cell table:style-name="Table8.A1" office:value-type="string">
            <text:p text:style-name="Table_20_Contents">12</text:p>
          </table:table-cell>
          <table:table-cell table:style-name="Table8.A1" office:value-type="string">
            <text:p text:style-name="Table_20_Contents">Temporal attentive stats pooling</text:p>
          </table:table-cell>
          <table:table-cell table:style-name="Table8.A1" office:value-type="string">
            <text:p text:style-name="Table_20_Contents">B×60×256</text:p>
          </table:table-cell>
          <table:table-cell table:style-name="Table8.A1" office:value-type="string">
            <text:p text:style-name="Table_20_Contents">B×512</text:p>
          </table:table-cell>
          <table:table-cell table:style-name="Table8.A1" office:value-type="string">
            <text:p text:style-name="Table_20_Contents">weighted mean + weighted std</text:p>
          </table:table-cell>
        </table:table-row>
        <table:table-row>
          <table:table-cell table:style-name="Table8.A1" office:value-type="string">
            <text:p text:style-name="Table_20_Contents">13</text:p>
          </table:table-cell>
          <table:table-cell table:style-name="Table8.A1" office:value-type="string">
            <text:p text:style-name="Table_20_Contents">Projection head</text:p>
          </table:table-cell>
          <table:table-cell table:style-name="Table8.A1" office:value-type="string">
            <text:p text:style-name="Table_20_Contents">B×512</text:p>
          </table:table-cell>
          <table:table-cell table:style-name="Table8.A1" office:value-type="string">
            <text:p text:style-name="Table_20_Contents">B×256</text:p>
          </table:table-cell>
          <table:table-cell table:style-name="Table8.A1" office:value-type="string">
            <text:p text:style-name="Table_20_Contents">Linear 512→256, BN1d, Mish, dropout 0.1</text:p>
          </table:table-cell>
        </table:table-row>
        <table:table-row>
          <table:table-cell table:style-name="Table8.A1" office:value-type="string">
            <text:p text:style-name="Table_20_Contents">14</text:p>
          </table:table-cell>
          <table:table-cell table:style-name="Table8.A1" office:value-type="string">
            <text:p text:style-name="Table_20_Contents">Embedding head</text:p>
          </table:table-cell>
          <table:table-cell table:style-name="Table8.A1" office:value-type="string">
            <text:p text:style-name="Table_20_Contents">B×256</text:p>
          </table:table-cell>
          <table:table-cell table:style-name="Table8.A1" office:value-type="string">
            <text:p text:style-name="Table_20_Contents">B×256</text:p>
          </table:table-cell>
          <table:table-cell table:style-name="Table8.A1" office:value-type="string">
            <text:p text:style-name="Table_20_Contents">Linear 256→256, L2 normalize</text:p>
          </table:table-cell>
        </table:table-row>
        <table:table-row>
          <table:table-cell table:style-name="Table8.A1" office:value-type="string">
            <text:p text:style-name="Table_20_Contents">15</text:p>
          </table:table-cell>
          <table:table-cell table:style-name="Table8.A1" office:value-type="string">
            <text:p text:style-name="Table_20_Contents">Classifier</text:p>
          </table:table-cell>
          <table:table-cell table:style-name="Table8.A1" office:value-type="string">
            <text:p text:style-name="Table_20_Contents">B×256</text:p>
          </table:table-cell>
          <table:table-cell table:style-name="Table8.A1" office:value-type="string">
            <text:p text:style-name="Table_20_Contents">B×74</text:p>
          </table:table-cell>
          <table:table-cell table:style-name="Table8.A1" office:value-type="string">
            <text:p text:style-name="Table_20_Contents">train IDs only</text:p>
          </table:table-cell>
        </table:table-row>
      </table:table>
      <text:p text:style-name="Text_20_body">MS-GTB internal block:</text:p>
      <text:section text:style-name="Sect1" text:name="Section21">
        <text:p text:style-name="P3"><text:bookmark text:name="code-block-viewer Copy 20"/><text:span text:style-name="Source_20_Text">Input: B×C×60×17</text:span></text:p>
        <text:p text:style-name="Preformatted_20_Text"><text:span text:style-name="Source_20_Text">Branch A: depthwise temporal Conv2d kernel (3,1), padding (1,0)</text:span></text:p>
        <text:p text:style-name="Preformatted_20_Text"><text:span text:style-name="Source_20_Text">Branch B: depthwise temporal Conv2d kernel (5,1), padding (2,0)</text:span></text:p>
        <text:p text:style-name="Preformatted_20_Text"><text:span text:style-name="Source_20_Text">Branch C: depthwise temporal Conv2d kernel (9,1), padding (4,0)</text:span></text:p>
        <text:p text:style-name="Preformatted_20_Text"><text:span text:style-name="Source_20_Text">Branch D: depthwise temporal Conv2d kernel (15,1), padding (7,0), only from stage 3</text:span></text:p>
        <text:p text:style-name="Preformatted_20_Text"><text:span text:style-name="Source_20_Text">Concat branches → 1×1 Conv2d → BN → Mish</text:span></text:p>
        <text:p text:style-name="Preformatted_20_Text"><text:span text:style-name="Source_20_Text">Graph attention over 17 joints per frame:</text:span></text:p>
        <text:p text:style-name="Preformatted_20_Text"><text:span text:style-name="Source_20_Text"><text:s text:c="2"/>tokens: (B×T) × 17 × C</text:span></text:p>
        <text:p text:style-name="Preformatted_20_Text"><text:span text:style-name="Source_20_Text"><text:s text:c="2"/>heads: 4 or 8</text:span></text:p>
        <text:p text:style-name="Preformatted_20_Text"><text:span text:style-name="Source_20_Text"><text:s text:c="2"/>adjacency bias: COCO skeleton edge bias + learnable global bias</text:span></text:p>
        <text:p text:style-name="Preformatted_20_Text"><text:span text:style-name="Source_20_Text"><text:s text:c="2"/>confidence bias: low-confidence joints receive negative attention bias</text:span></text:p>
        <text:p text:style-name="Preformatted_20_Text"><text:span text:style-name="Source_20_Text">FFN: Linear C→4C→C, Mish/GELU, dropout 0.1</text:span></text:p>
        <text:p text:style-name="P1"><text:span text:style-name="Source_20_Text">Residual after temporal block, graph attention, and FFN</text:span></text:p>
      </text:section>
      <text:h text:style-name="Heading_20_3" text:outline-level="3"><text:soft-page-break/>7. Token design</text:h>
      <text:p text:style-name="Text_20_body">Transformer token:</text:p>
      <text:section text:style-name="Sect1" text:name="Section22">
        <text:p text:style-name="P3"><text:bookmark text:name="code-block-viewer Copy 21"/><text:span text:style-name="Source_20_Text">Temporal Transformer token = one frame-level skeleton token</text:span></text:p>
        <text:p text:style-name="Preformatted_20_Text"><text:span text:style-name="Source_20_Text">Number of tokens = 60</text:span></text:p>
        <text:p text:style-name="P1"><text:span text:style-name="Source_20_Text">Token dimension = 256</text:span></text:p>
      </text:section>
      <text:p text:style-name="Text_20_body">Positional encoding:</text:p>
      <text:section text:style-name="Sect1" text:name="Section23">
        <text:p text:style-name="P2"><text:bookmark text:name="code-block-viewer Copy 22"/><text:span text:style-name="Source_20_Text">learnable temporal position embedding: 60 × 256</text:span></text:p>
      </text:section>
      <text:p text:style-name="Text_20_body">No test condition embedding. No test view embedding. Confidence used as quality signal, not label.</text:p>
      <text:h text:style-name="Heading_20_3" text:outline-level="3">8. Fusion design</text:h>
      <text:p text:style-name="Text_20_body">Single-modality expert. In final comparison, use:</text:p>
      <text:section text:style-name="Sect1" text:name="Section24">
        <text:p text:style-name="P3"><text:bookmark text:name="code-block-viewer Copy 23"/><text:span text:style-name="Source_20_Text">new_skeleton_score + current_silhouette_score</text:span></text:p>
        <text:p text:style-name="Preformatted_20_Text"><text:span text:style-name="Source_20_Text">fixed α=0.5 replacement test:</text:span></text:p>
        <text:p text:style-name="P1"><text:span text:style-name="Source_20_Text">final_score = 0.5 * CAMS-GTT_skeleton_score + 0.5 * old_silhouette_score</text:span></text:p>
      </text:section>
      <text:h text:style-name="Heading_20_3" text:outline-level="3">9. Output</text:h>
      <text:section text:style-name="Sect1" text:name="Section25">
        <text:p text:style-name="P3"><text:bookmark text:name="code-block-viewer Copy 24"/><text:span text:style-name="Source_20_Text">Training classifier: 74 train IDs</text:span></text:p>
        <text:p text:style-name="Preformatted_20_Text"><text:span text:style-name="Source_20_Text">Retrieval embedding: 256-D L2-normalized</text:span></text:p>
        <text:p text:style-name="P1"><text:span text:style-name="Source_20_Text">Score: cosine similarity or negative Euclidean distance</text:span></text:p>
      </text:section>
      <text:h text:style-name="Heading_20_3" text:outline-level="3">10. Loss functions</text:h>
      <text:p text:style-name="Text_20_body">Primary:</text:p>
      <text:section text:style-name="Sect1" text:name="Section26">
        <text:p text:style-name="P3"><text:bookmark text:name="code-block-viewer Copy 25"/><text:span text:style-name="Source_20_Text">L = CE(label_smoothing=0.1)</text:span></text:p>
        <text:p text:style-name="Preformatted_20_Text"><text:span text:style-name="Source_20_Text"><text:s text:c="2"/>+ 0.5 * BatchHardTriplet(margin=0.3)</text:span></text:p>
        <text:p text:style-name="Preformatted_20_Text"><text:span text:style-name="Source_20_Text"><text:s text:c="2"/>+ 0.2 * SupCon(temperature=0.07)</text:span></text:p>
        <text:p text:style-name="P1"><text:span text:style-name="Source_20_Text"><text:s text:c="2"/>+ 0.05 * confidence_consistency</text:span></text:p>
      </text:section>
      <text:p text:style-name="Text_20_body">Optional ablation:</text:p>
      <text:section text:style-name="Sect1" text:name="Section27">
        <text:p text:style-name="P3"><text:bookmark text:name="code-block-viewer Copy 26"/><text:span text:style-name="Source_20_Text">ArcFace head: scale=30, margin=0.3</text:span></text:p>
        <text:p text:style-name="P1"><text:span text:style-name="Source_20_Text">Circle loss: margin=0.25, gamma=32</text:span></text:p>
      </text:section>
      <text:p text:style-name="Text_20_body">Do not use all metric losses at once in first run; start CE+Triplet+SupCon.</text:p>
      <text:h text:style-name="Heading_20_3" text:outline-level="3">11. Training strategy</text:h>
      <text:p text:style-name="Text_20_body">Stage 1:</text:p>
      <text:section text:style-name="Sect1" text:name="Section28">
        <text:p text:style-name="P3"><text:bookmark text:name="code-block-viewer Copy 27"/><text:span text:style-name="Source_20_Text">Train from scratch or initialize first 10 channels from existing GaitTR stem if implementation supports it.</text:span></text:p>
        <text:p text:style-name="Preformatted_20_Text"><text:span text:style-name="Source_20_Text">P=8, K=4, batch=32</text:span></text:p>
        <text:p text:style-name="Preformatted_20_Text"><text:span text:style-name="Source_20_Text">AdamW, lr max 1e-3, weight_decay 1e-4</text:span></text:p>
        <text:p text:style-name="Preformatted_20_Text"><text:span text:style-name="Source_20_Text">OneCycle or cosine schedule</text:span></text:p>
        <text:p text:style-name="P1"><text:span text:style-name="Source_20_Text">30k–50k steps</text:span></text:p>
      </text:section>
      <text:p text:style-name="Text_20_body">Stage 2:</text:p>
      <text:section text:style-name="Sect1" text:name="Section29">
        <text:p text:style-name="P3"><text:bookmark text:name="code-block-viewer Copy 28"/><text:span text:style-name="Source_20_Text">Hard-condition fine-tuning using stronger BG/CL augmentation:</text:span></text:p>
        <text:p text:style-name="Preformatted_20_Text"><text:span text:style-name="Source_20_Text">- joint dropout</text:span></text:p>
        <text:p text:style-name="Preformatted_20_Text"><text:span text:style-name="Source_20_Text">- confidence masking</text:span></text:p>
        <text:p text:style-name="Preformatted_20_Text"><text:soft-page-break/><text:span text:style-name="Source_20_Text">- temporal jitter</text:span></text:p>
        <text:p text:style-name="Preformatted_20_Text"><text:span text:style-name="Source_20_Text">- small affine skeleton noise</text:span></text:p>
        <text:p text:style-name="Preformatted_20_Text"><text:span text:style-name="Source_20_Text">lr max 2e-4</text:span></text:p>
        <text:p text:style-name="P1"><text:span text:style-name="Source_20_Text">10k–20k steps</text:span></text:p>
      </text:section>
      <text:p text:style-name="Text_20_body">Stage 3:</text:p>
      <text:section text:style-name="Sect1" text:name="Section30">
        <text:p text:style-name="P3"><text:bookmark text:name="code-block-viewer Copy 29"/><text:span text:style-name="Source_20_Text">Export embeddings for gallery/probe.</text:span></text:p>
        <text:p text:style-name="P1"><text:span text:style-name="Source_20_Text">Fuse with current silhouette score using fixed α=0.5.</text:span></text:p>
      </text:section>
      <text:h text:style-name="Heading_20_3" text:outline-level="3">12. Evaluation</text:h>
      <text:p text:style-name="Text_20_body">Same CASIA-B LT:</text:p>
      <text:section text:style-name="Sect1" text:name="Section31">
        <text:p text:style-name="P3"><text:bookmark text:name="code-block-viewer Copy 30"/><text:span text:style-name="Source_20_Text">Train: 001–074</text:span></text:p>
        <text:p text:style-name="Preformatted_20_Text"><text:span text:style-name="Source_20_Text">Test: 075–124</text:span></text:p>
        <text:p text:style-name="Preformatted_20_Text"><text:span text:style-name="Source_20_Text">Gallery: NM#01–04</text:span></text:p>
        <text:p text:style-name="Preformatted_20_Text"><text:span text:style-name="Source_20_Text">Probe: NM#05–06, BG#01–02, CL#01–02</text:span></text:p>
        <text:p text:style-name="Preformatted_20_Text"><text:span text:style-name="Source_20_Text">Identical-view excluded</text:span></text:p>
        <text:p text:style-name="P1"><text:span text:style-name="Source_20_Text">Rank-1/5/10</text:span></text:p>
      </text:section>
      <text:p text:style-name="Text_20_body">Must compare:</text:p>
      <text:section text:style-name="Sect1" text:name="Section32">
        <text:p text:style-name="P3"><text:bookmark text:name="code-block-viewer Copy 31"/><text:span text:style-name="Source_20_Text">old skeleton-only</text:span></text:p>
        <text:p text:style-name="Preformatted_20_Text"><text:span text:style-name="Source_20_Text">CAMS-GTT skeleton-only</text:span></text:p>
        <text:p text:style-name="Preformatted_20_Text"><text:span text:style-name="Source_20_Text">old fixed fusion</text:span></text:p>
        <text:p text:style-name="P1"><text:span text:style-name="Source_20_Text">CAMS-GTT + old silhouette fixed α=0.5</text:span></text:p>
      </text:section>
      <text:h text:style-name="Heading_20_3" text:outline-level="3">13. Expected benefit</text:h>
      <text:p text:style-name="Text_20_body">Expert-only expected:</text:p>
      <text:section text:style-name="Sect1" text:name="Section33">
        <text:p text:style-name="P3"><text:bookmark text:name="code-block-viewer Copy 32"/><text:span text:style-name="Source_20_Text">Skeleton BG: +5 to +10 pp possible</text:span></text:p>
        <text:p text:style-name="P1"><text:span text:style-name="Source_20_Text">Skeleton CL: +5 to +12 pp possible</text:span></text:p>
      </text:section>
      <text:p text:style-name="Text_20_body">Fusion-level expected over fixed α=0.5:</text:p>
      <text:section text:style-name="Sect1" text:name="Section34">
        <text:p text:style-name="P3"><text:bookmark text:name="code-block-viewer Copy 33"/><text:span text:style-name="Source_20_Text">BG: +0.3 to +1.5 pp</text:span></text:p>
        <text:p text:style-name="Preformatted_20_Text"><text:span text:style-name="Source_20_Text">CL: +0.5 to +2.0 pp</text:span></text:p>
        <text:p text:style-name="P1"><text:span text:style-name="Source_20_Text">Mean: +0.3 to +1.2 pp</text:span></text:p>
      </text:section>
      <text:h text:style-name="Heading_20_3" text:outline-level="3">14. Risk</text:h>
      <text:p text:style-name="Text_20_body">Overfitting: medium.<text:line-break/>Implementation risk: medium.<text:line-break/>Computational cost: medium-high.<text:line-break/>NM degradation risk: medium, because noise-aware design may over-regularize clean NM.<text:line-break/>Leakage risk: low if train/test split preserved.</text:p>
      <text:h text:style-name="Heading_20_3" text:outline-level="3">15. Paper value</text:h>
      <text:p text:style-name="Text_20_body">Incremental-to-strong.<text:line-break/>Can become main method only if fixed fusion is beaten.<text:line-break/>Good ablation value even if not beaten, because it directly tests confidence-aware skeleton robustness.</text:p>
      <text:h text:style-name="Heading_20_3" text:outline-level="3"><text:soft-page-break/>16. Implementation handoff</text:h>
      <text:p text:style-name="Text_20_body"><text:span text:style-name="Strong_20_Emphasis">Copy-paste-ready instruction for regular GPT:</text:span><text:line-break/>Implement notebook <text:span text:style-name="Source_20_Text">18_skeleton_cams_gtt_v2.ipynb</text:span>. Build a new skeleton dataset that loads pose <text:span text:style-name="Source_20_Text">.npz</text:span>, constructs 16-channel skeleton features, trains CAMS-GTT with confidence-aware multi-scale temporal graph blocks, exports 256-D embeddings, evaluates skeleton-only Rank-1/5/10, then recomputes fixed α=0.5 fusion with the existing silhouette expert. Save outputs to <text:span text:style-name="Source_20_Text">results/skeleton_v2_18/</text:span>. Do not overwrite old checkpoints.</text:p>
      <text:p text:style-name="Horizontal_20_Line"/>
      <text:h text:style-name="Heading_20_2" text:outline-level="2">Architecture 2 — Skeleton Expert v3: GaitTR++ Multi-Scale Temporal Convolution + Joint Graph Attention + Temporal Transformer</text:h>
      <text:h text:style-name="Heading_20_3" text:outline-level="3">1. Architecture name</text:h>
      <text:p text:style-name="Text_20_body"><text:span text:style-name="Strong_20_Emphasis">GaitTR++ MSTC-JGA-TT</text:span></text:p>
      <text:h text:style-name="Heading_20_3" text:outline-level="3">2. Main purpose</text:h>
      <text:p text:style-name="Text_20_body">Current GaitTR-style model-এর faithful upgrade: same 10-channel input রেখে backbone stronger করা।</text:p>
      <text:h text:style-name="Heading_20_3" text:outline-level="3">3. Bottleneck targeted</text:h>
      <text:p text:style-name="Text_20_body">BG, CL, temporal scale mismatch, joint relation weakness, view variation.</text:p>
      <text:h text:style-name="Heading_20_3" text:outline-level="3">4. Input data</text:h>
      <text:p text:style-name="Text_20_body">Same current skeleton feature:</text:p>
      <text:section text:style-name="Sect1" text:name="Section35">
        <text:p text:style-name="P2"><text:bookmark text:name="code-block-viewer Copy 34"/><text:span text:style-name="Source_20_Text">pose .npz → normalized keypoints → B × 10 × 60 × 17</text:span></text:p>
      </text:section>
      <text:p text:style-name="Text_20_body">This keeps compatibility with current pipeline. Existing feature construction already documented and validated: joint, joint-relative, velocity-1, velocity-2, bone → <text:span text:style-name="Source_20_Text">10 × 60 × 17</text:span>। </text:p>
      <text:h text:style-name="Heading_20_3" text:outline-level="3">5. Feature construction</text:h>
      <text:p text:style-name="Text_20_body">Use exactly current 10 channels. Add no new raw channels in first version.</text:p>
      <text:p text:style-name="Text_20_body">Optional ablation only:</text:p>
      <text:section text:style-name="Sect1" text:name="Section36">
        <text:p text:style-name="P2"><text:bookmark text:name="code-block-viewer Copy 35"/><text:span text:style-name="Source_20_Text">+ confidence channel → 11 channels</text:span></text:p>
      </text:section>
      <text:p text:style-name="Text_20_body">But main GaitTR++ should use 10 channels for fair controlled comparison.</text:p>
      <text:h text:style-name="Heading_20_3" text:outline-level="3">6. Layer-by-layer architecture</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Stage</text:p>
            </table:table-cell>
            <table:table-cell table:style-name="Table9.A1" office:value-type="string">
              <text:p text:style-name="Table_20_Heading">Layer/block</text:p>
            </table:table-cell>
            <table:table-cell table:style-name="Table9.A1" office:value-type="string">
              <text:p text:style-name="Table_20_Heading">Input</text:p>
            </table:table-cell>
            <table:table-cell table:style-name="Table9.A1" office:value-type="string">
              <text:p text:style-name="Table_20_Heading">Output</text:p>
            </table:table-cell>
            <table:table-cell table:style-name="Table9.A1" office:value-type="string">
              <text:p text:style-name="Table_20_Heading">Details</text:p>
            </table:table-cell>
          </table:table-row>
        </table:table-header-rows>
        <table:table-row>
          <table:table-cell table:style-name="Table9.A1" office:value-type="string">
            <text:p text:style-name="Table_20_Contents">0</text:p>
          </table:table-cell>
          <table:table-cell table:style-name="Table9.A1" office:value-type="string">
            <text:p text:style-name="Table_20_Contents">Data BN</text:p>
          </table:table-cell>
          <table:table-cell table:style-name="Table9.A1" office:value-type="string">
            <text:p text:style-name="Table_20_Contents">B×10×60×17</text:p>
          </table:table-cell>
          <table:table-cell table:style-name="Table9.A1" office:value-type="string">
            <text:p text:style-name="Table_20_Contents">B×10×60×17</text:p>
          </table:table-cell>
          <table:table-cell table:style-name="Table9.A1" office:value-type="string">
            <text:p text:style-name="Table_20_Contents">same as GaitTR</text:p>
          </table:table-cell>
        </table:table-row>
        <table:table-row>
          <table:table-cell table:style-name="Table9.A1" office:value-type="string">
            <text:p text:style-name="Table_20_Contents">1</text:p>
          </table:table-cell>
          <table:table-cell table:style-name="Table9.A1" office:value-type="string">
            <text:p text:style-name="Table_20_Contents">Stem projection</text:p>
          </table:table-cell>
          <table:table-cell table:style-name="Table9.A1" office:value-type="string">
            <text:p text:style-name="Table_20_Contents">B×10×60×17</text:p>
          </table:table-cell>
          <table:table-cell table:style-name="Table9.A1" office:value-type="string">
            <text:p text:style-name="Table_20_Contents">B×64×60×17</text:p>
          </table:table-cell>
          <table:table-cell table:style-name="Table9.A1" office:value-type="string">
            <text:p text:style-name="Table_20_Contents">1×1 Conv2d, BN, Mish</text:p>
          </table:table-cell>
        </table:table-row>
        <text:soft-page-break/>
        <table:table-row>
          <table:table-cell table:style-name="Table9.A1" office:value-type="string">
            <text:p text:style-name="Table_20_Contents">2</text:p>
          </table:table-cell>
          <table:table-cell table:style-name="Table9.A1" office:value-type="string">
            <text:p text:style-name="Table_20_Contents">MSTC-JGA Block ×2</text:p>
          </table:table-cell>
          <table:table-cell table:style-name="Table9.A1" office:value-type="string">
            <text:p text:style-name="Table_20_Contents">B×64×60×17</text:p>
          </table:table-cell>
          <table:table-cell table:style-name="Table9.A1" office:value-type="string">
            <text:p text:style-name="Table_20_Contents">B×64×60×17</text:p>
          </table:table-cell>
          <table:table-cell table:style-name="Table9.A1" office:value-type="string">
            <text:p text:style-name="Table_20_Contents">kernels 3/5/9, heads 4</text:p>
          </table:table-cell>
        </table:table-row>
        <table:table-row>
          <table:table-cell table:style-name="Table9.A1" office:value-type="string">
            <text:p text:style-name="Table_20_Contents">3</text:p>
          </table:table-cell>
          <table:table-cell table:style-name="Table9.A1" office:value-type="string">
            <text:p text:style-name="Table_20_Contents">Transition</text:p>
          </table:table-cell>
          <table:table-cell table:style-name="Table9.A1" office:value-type="string">
            <text:p text:style-name="Table_20_Contents">B×64×60×17</text:p>
          </table:table-cell>
          <table:table-cell table:style-name="Table9.A1" office:value-type="string">
            <text:p text:style-name="Table_20_Contents">B×96×60×17</text:p>
          </table:table-cell>
          <table:table-cell table:style-name="Table9.A1" office:value-type="string">
            <text:p text:style-name="Table_20_Contents">1×1 Conv2d</text:p>
          </table:table-cell>
        </table:table-row>
        <table:table-row>
          <table:table-cell table:style-name="Table9.A1" office:value-type="string">
            <text:p text:style-name="Table_20_Contents">4</text:p>
          </table:table-cell>
          <table:table-cell table:style-name="Table9.A1" office:value-type="string">
            <text:p text:style-name="Table_20_Contents">MSTC-JGA Block ×2</text:p>
          </table:table-cell>
          <table:table-cell table:style-name="Table9.A1" office:value-type="string">
            <text:p text:style-name="Table_20_Contents">B×96×60×17</text:p>
          </table:table-cell>
          <table:table-cell table:style-name="Table9.A1" office:value-type="string">
            <text:p text:style-name="Table_20_Contents">B×96×60×17</text:p>
          </table:table-cell>
          <table:table-cell table:style-name="Table9.A1" office:value-type="string">
            <text:p text:style-name="Table_20_Contents">dilation 1/2</text:p>
          </table:table-cell>
        </table:table-row>
        <table:table-row>
          <table:table-cell table:style-name="Table9.A1" office:value-type="string">
            <text:p text:style-name="Table_20_Contents">5</text:p>
          </table:table-cell>
          <table:table-cell table:style-name="Table9.A1" office:value-type="string">
            <text:p text:style-name="Table_20_Contents">Transition</text:p>
          </table:table-cell>
          <table:table-cell table:style-name="Table9.A1" office:value-type="string">
            <text:p text:style-name="Table_20_Contents">B×96×60×17</text:p>
          </table:table-cell>
          <table:table-cell table:style-name="Table9.A1" office:value-type="string">
            <text:p text:style-name="Table_20_Contents">B×160×60×17</text:p>
          </table:table-cell>
          <table:table-cell table:style-name="Table9.A1" office:value-type="string">
            <text:p text:style-name="Table_20_Contents">1×1 Conv2d</text:p>
          </table:table-cell>
        </table:table-row>
        <table:table-row>
          <table:table-cell table:style-name="Table9.A1" office:value-type="string">
            <text:p text:style-name="Table_20_Contents">6</text:p>
          </table:table-cell>
          <table:table-cell table:style-name="Table9.A1" office:value-type="string">
            <text:p text:style-name="Table_20_Contents">MSTC-JGA Block ×2</text:p>
          </table:table-cell>
          <table:table-cell table:style-name="Table9.A1" office:value-type="string">
            <text:p text:style-name="Table_20_Contents">B×160×60×17</text:p>
          </table:table-cell>
          <table:table-cell table:style-name="Table9.A1" office:value-type="string">
            <text:p text:style-name="Table_20_Contents">B×160×60×17</text:p>
          </table:table-cell>
          <table:table-cell table:style-name="Table9.A1" office:value-type="string">
            <text:p text:style-name="Table_20_Contents">heads 8</text:p>
          </table:table-cell>
        </table:table-row>
        <table:table-row>
          <table:table-cell table:style-name="Table9.A1" office:value-type="string">
            <text:p text:style-name="Table_20_Contents">7</text:p>
          </table:table-cell>
          <table:table-cell table:style-name="Table9.A1" office:value-type="string">
            <text:p text:style-name="Table_20_Contents">Transition</text:p>
          </table:table-cell>
          <table:table-cell table:style-name="Table9.A1" office:value-type="string">
            <text:p text:style-name="Table_20_Contents">B×160×60×17</text:p>
          </table:table-cell>
          <table:table-cell table:style-name="Table9.A1" office:value-type="string">
            <text:p text:style-name="Table_20_Contents">B×256×60×17</text:p>
          </table:table-cell>
          <table:table-cell table:style-name="Table9.A1" office:value-type="string">
            <text:p text:style-name="Table_20_Contents">1×1 Conv2d</text:p>
          </table:table-cell>
        </table:table-row>
        <table:table-row>
          <table:table-cell table:style-name="Table9.A1" office:value-type="string">
            <text:p text:style-name="Table_20_Contents">8</text:p>
          </table:table-cell>
          <table:table-cell table:style-name="Table9.A1" office:value-type="string">
            <text:p text:style-name="Table_20_Contents">MSTC-JGA Block ×1</text:p>
          </table:table-cell>
          <table:table-cell table:style-name="Table9.A1" office:value-type="string">
            <text:p text:style-name="Table_20_Contents">B×256×60×17</text:p>
          </table:table-cell>
          <table:table-cell table:style-name="Table9.A1" office:value-type="string">
            <text:p text:style-name="Table_20_Contents">B×256×60×17</text:p>
          </table:table-cell>
          <table:table-cell table:style-name="Table9.A1" office:value-type="string">
            <text:p text:style-name="Table_20_Contents">heads 8</text:p>
          </table:table-cell>
        </table:table-row>
        <table:table-row>
          <table:table-cell table:style-name="Table9.A1" office:value-type="string">
            <text:p text:style-name="Table_20_Contents">9</text:p>
          </table:table-cell>
          <table:table-cell table:style-name="Table9.A1" office:value-type="string">
            <text:p text:style-name="Table_20_Contents">Body-part pooling</text:p>
          </table:table-cell>
          <table:table-cell table:style-name="Table9.A1" office:value-type="string">
            <text:p text:style-name="Table_20_Contents">B×256×60×17</text:p>
          </table:table-cell>
          <table:table-cell table:style-name="Table9.A1" office:value-type="string">
            <text:p text:style-name="Table_20_Contents">B×60×6×256</text:p>
          </table:table-cell>
          <table:table-cell table:style-name="Table9.A1" office:value-type="string">
            <text:p text:style-name="Table_20_Contents">6 anatomical groups</text:p>
          </table:table-cell>
        </table:table-row>
        <table:table-row>
          <table:table-cell table:style-name="Table9.A1" office:value-type="string">
            <text:p text:style-name="Table_20_Contents">10</text:p>
          </table:table-cell>
          <table:table-cell table:style-name="Table9.A1" office:value-type="string">
            <text:p text:style-name="Table_20_Contents">Part-temporal Transformer</text:p>
          </table:table-cell>
          <table:table-cell table:style-name="Table9.A1" office:value-type="string">
            <text:p text:style-name="Table_20_Contents">B×360×256</text:p>
          </table:table-cell>
          <table:table-cell table:style-name="Table9.A1" office:value-type="string">
            <text:p text:style-name="Table_20_Contents">B×360×256</text:p>
          </table:table-cell>
          <table:table-cell table:style-name="Table9.A1" office:value-type="string">
            <text:p text:style-name="Table_20_Contents">2 layers, heads 8, FFN 1024</text:p>
          </table:table-cell>
        </table:table-row>
        <table:table-row>
          <table:table-cell table:style-name="Table9.A1" office:value-type="string">
            <text:p text:style-name="Table_20_Contents">11</text:p>
          </table:table-cell>
          <table:table-cell table:style-name="Table9.A1" office:value-type="string">
            <text:p text:style-name="Table_20_Contents">Lower-body attention pooling</text:p>
          </table:table-cell>
          <table:table-cell table:style-name="Table9.A1" office:value-type="string">
            <text:p text:style-name="Table_20_Contents">B×360×256</text:p>
          </table:table-cell>
          <table:table-cell table:style-name="Table9.A1" office:value-type="string">
            <text:p text:style-name="Table_20_Contents">B×256</text:p>
          </table:table-cell>
          <table:table-cell table:style-name="Table9.A1" office:value-type="string">
            <text:p text:style-name="Table_20_Contents">legs/hips weighted higher but learnable</text:p>
          </table:table-cell>
        </table:table-row>
        <table:table-row>
          <table:table-cell table:style-name="Table9.A1" office:value-type="string">
            <text:p text:style-name="Table_20_Contents">12</text:p>
          </table:table-cell>
          <table:table-cell table:style-name="Table9.A1" office:value-type="string">
            <text:p text:style-name="Table_20_Contents">Embedding projection</text:p>
          </table:table-cell>
          <table:table-cell table:style-name="Table9.A1" office:value-type="string">
            <text:p text:style-name="Table_20_Contents">B×256</text:p>
          </table:table-cell>
          <table:table-cell table:style-name="Table9.A1" office:value-type="string">
            <text:p text:style-name="Table_20_Contents">B×256</text:p>
          </table:table-cell>
          <table:table-cell table:style-name="Table9.A1" office:value-type="string">
            <text:p text:style-name="Table_20_Contents">Linear, BN, L2</text:p>
          </table:table-cell>
        </table:table-row>
        <table:table-row>
          <table:table-cell table:style-name="Table9.A1" office:value-type="string">
            <text:p text:style-name="Table_20_Contents">13</text:p>
          </table:table-cell>
          <table:table-cell table:style-name="Table9.A1" office:value-type="string">
            <text:p text:style-name="Table_20_Contents">Classifier</text:p>
          </table:table-cell>
          <table:table-cell table:style-name="Table9.A1" office:value-type="string">
            <text:p text:style-name="Table_20_Contents">B×256</text:p>
          </table:table-cell>
          <table:table-cell table:style-name="Table9.A1" office:value-type="string">
            <text:p text:style-name="Table_20_Contents">B×74</text:p>
          </table:table-cell>
          <table:table-cell table:style-name="Table9.A1" office:value-type="string">
            <text:p text:style-name="Table_20_Contents">train IDs</text:p>
          </table:table-cell>
        </table:table-row>
      </table:table>
      <text:p text:style-name="Text_20_body">Anatomical groups:</text:p>
      <text:section text:style-name="Sect1" text:name="Section37">
        <text:p text:style-name="P3"><text:bookmark text:name="code-block-viewer Copy 36"/><text:span text:style-name="Source_20_Text">head: nose/eyes/ears</text:span></text:p>
        <text:p text:style-name="Preformatted_20_Text"><text:span text:style-name="Source_20_Text">torso: shoulders/hips</text:span></text:p>
        <text:p text:style-name="Preformatted_20_Text"><text:span text:style-name="Source_20_Text">left arm: left shoulder/elbow/wrist</text:span></text:p>
        <text:p text:style-name="Preformatted_20_Text"><text:span text:style-name="Source_20_Text">right arm: right shoulder/elbow/wrist</text:span></text:p>
        <text:p text:style-name="Preformatted_20_Text"><text:span text:style-name="Source_20_Text">left leg: left hip/knee/ankle</text:span></text:p>
        <text:p text:style-name="P1"><text:span text:style-name="Source_20_Text">right leg: right hip/knee/ankle</text:span></text:p>
      </text:section>
      <text:p text:style-name="Text_20_body">MSTC-JGA block:</text:p>
      <text:section text:style-name="Sect1" text:name="Section38">
        <text:p text:style-name="P3"><text:bookmark text:name="code-block-viewer Copy 37"/><text:span text:style-name="Source_20_Text">Multi-scale temporal convolution:</text:span></text:p>
        <text:p text:style-name="Preformatted_20_Text"><text:span text:style-name="Source_20_Text"><text:s text:c="2"/>branch1: kernel 3, dilation 1</text:span></text:p>
        <text:p text:style-name="Preformatted_20_Text"><text:span text:style-name="Source_20_Text"><text:s text:c="2"/>branch2: kernel 5, dilation 1</text:span></text:p>
        <text:p text:style-name="Preformatted_20_Text"><text:span text:style-name="Source_20_Text"><text:s text:c="2"/>branch3: kernel 9, dilation 1</text:span></text:p>
        <text:p text:style-name="Preformatted_20_Text"><text:span text:style-name="Source_20_Text"><text:s text:c="2"/>branch4: kernel 5, dilation 2</text:span></text:p>
        <text:p text:style-name="Preformatted_20_Text"><text:span text:style-name="Source_20_Text">Joint graph attention:</text:span></text:p>
        <text:p text:style-name="Preformatted_20_Text"><text:span text:style-name="Source_20_Text"><text:s text:c="2"/>self-attention over 17 joints per frame</text:span></text:p>
        <text:p text:style-name="Preformatted_20_Text"><text:span text:style-name="Source_20_Text"><text:s text:c="2"/>learnable adjacency bias</text:span></text:p>
        <text:p text:style-name="Preformatted_20_Text"><text:span text:style-name="Source_20_Text"><text:s text:c="2"/>residual COCO skeleton edge bias</text:span></text:p>
        <text:p text:style-name="Preformatted_20_Text"><text:span text:style-name="Source_20_Text">FFN:</text:span></text:p>
        <text:p text:style-name="Preformatted_20_Text"><text:span text:style-name="Source_20_Text"><text:s text:c="2"/>C → 4C → C</text:span></text:p>
        <text:p text:style-name="Preformatted_20_Text"><text:span text:style-name="Source_20_Text">Norm:</text:span></text:p>
        <text:p text:style-name="Preformatted_20_Text"><text:span text:style-name="Source_20_Text"><text:s text:c="2"/>BatchNorm2d after conv</text:span></text:p>
        <text:p text:style-name="Preformatted_20_Text"><text:span text:style-name="Source_20_Text"><text:s text:c="2"/>LayerNorm inside attention</text:span></text:p>
        <text:p text:style-name="Preformatted_20_Text"><text:span text:style-name="Source_20_Text">Activation:</text:span></text:p>
        <text:p text:style-name="Preformatted_20_Text"><text:span text:style-name="Source_20_Text"><text:s text:c="2"/>Mish for conv, GELU for FFN</text:span></text:p>
        <text:p text:style-name="Preformatted_20_Text"><text:span text:style-name="Source_20_Text">Dropout:</text:span></text:p>
        <text:p text:style-name="Preformatted_20_Text"><text:span text:style-name="Source_20_Text"><text:s text:c="2"/>0.1</text:span></text:p>
        <text:p text:style-name="Preformatted_20_Text"><text:span text:style-name="Source_20_Text">Residual:</text:span></text:p>
        <text:p text:style-name="P1"><text:span text:style-name="Source_20_Text"><text:s text:c="2"/>every sub-block</text:span></text:p>
      </text:section>
      <text:h text:style-name="Heading_20_3" text:outline-level="3">7. Token design</text:h>
      <text:p text:style-name="Text_20_body">Part-temporal tokens:</text:p>
      <text:section text:style-name="Sect1" text:name="Section39">
        <text:p text:style-name="P3"><text:bookmark text:name="code-block-viewer Copy 38"/><text:soft-page-break/><text:span text:style-name="Source_20_Text">6 body parts × 60 frames = 360 tokens</text:span></text:p>
        <text:p text:style-name="P1"><text:span text:style-name="Source_20_Text">token dim = 256</text:span></text:p>
      </text:section>
      <text:p text:style-name="Text_20_body">Embedding:</text:p>
      <text:section text:style-name="Sect1" text:name="Section40">
        <text:p text:style-name="P3"><text:bookmark text:name="code-block-viewer Copy 39"/><text:span text:style-name="Source_20_Text">temporal position embedding: 60×256</text:span></text:p>
        <text:p text:style-name="P1"><text:span text:style-name="Source_20_Text">body-part embedding: 6×256</text:span></text:p>
      </text:section>
      <text:p text:style-name="Text_20_body">No view/condition embedding in practical main model.</text:p>
      <text:h text:style-name="Heading_20_3" text:outline-level="3">8. Fusion design</text:h>
      <text:p text:style-name="Text_20_body">Single skeleton expert. Final test:</text:p>
      <text:section text:style-name="Sect1" text:name="Section41">
        <text:p text:style-name="P3"><text:bookmark text:name="code-block-viewer Copy 40"/><text:span text:style-name="Source_20_Text">GaitTR++ skeleton score + old silhouette score</text:span></text:p>
        <text:p text:style-name="P1"><text:span text:style-name="Source_20_Text">fixed α=0.5</text:span></text:p>
      </text:section>
      <text:h text:style-name="Heading_20_3" text:outline-level="3">9. Output</text:h>
      <text:section text:style-name="Sect1" text:name="Section42">
        <text:p text:style-name="P3"><text:bookmark text:name="code-block-viewer Copy 41"/><text:span text:style-name="Source_20_Text">Embedding: 256-D L2-normalized</text:span></text:p>
        <text:p text:style-name="Preformatted_20_Text"><text:span text:style-name="Source_20_Text">Classifier: 74 train IDs</text:span></text:p>
        <text:p text:style-name="P1"><text:span text:style-name="Source_20_Text">Score: cosine or negative Euclidean distance</text:span></text:p>
      </text:section>
      <text:h text:style-name="Heading_20_3" text:outline-level="3">10. Loss functions</text:h>
      <text:section text:style-name="Sect1" text:name="Section43">
        <text:p text:style-name="P3"><text:bookmark text:name="code-block-viewer Copy 42"/><text:span text:style-name="Source_20_Text">CE label smoothing 0.1</text:span></text:p>
        <text:p text:style-name="Preformatted_20_Text"><text:span text:style-name="Source_20_Text">Batch-hard triplet margin 0.3</text:span></text:p>
        <text:p text:style-name="Preformatted_20_Text"><text:span text:style-name="Source_20_Text">Temporal consistency loss between two crops of same sequence</text:span></text:p>
        <text:p text:style-name="P1"><text:span text:style-name="Source_20_Text">Optional ArcFace after stable CE+Triplet run</text:span></text:p>
      </text:section>
      <text:p text:style-name="Text_20_body">Temporal consistency:</text:p>
      <text:section text:style-name="Sect1" text:name="Section44">
        <text:p text:style-name="P2"><text:bookmark text:name="code-block-viewer Copy 43"/><text:span text:style-name="Source_20_Text">same video two random 60-frame crops → embeddings should be close</text:span></text:p>
      </text:section>
      <text:h text:style-name="Heading_20_3" text:outline-level="3">11. Training strategy</text:h>
      <text:section text:style-name="Sect1" text:name="Section45">
        <text:p text:style-name="P3"><text:bookmark text:name="code-block-viewer Copy 44"/><text:span text:style-name="Source_20_Text">Train from scratch</text:span></text:p>
        <text:p text:style-name="Preformatted_20_Text"><text:span text:style-name="Source_20_Text">P=8, K=4</text:span></text:p>
        <text:p text:style-name="Preformatted_20_Text"><text:span text:style-name="Source_20_Text">batch=32</text:span></text:p>
        <text:p text:style-name="Preformatted_20_Text"><text:span text:style-name="Source_20_Text">AdamW</text:span></text:p>
        <text:p text:style-name="Preformatted_20_Text"><text:span text:style-name="Source_20_Text">max lr=8e-4</text:span></text:p>
        <text:p text:style-name="Preformatted_20_Text"><text:span text:style-name="Source_20_Text">weight decay=1e-4</text:span></text:p>
        <text:p text:style-name="Preformatted_20_Text"><text:span text:style-name="Source_20_Text">40k steps</text:span></text:p>
        <text:p text:style-name="P1"><text:span text:style-name="Source_20_Text">strong skeleton augmentation</text:span></text:p>
      </text:section>
      <text:p text:style-name="Text_20_body">Use internal validation from train IDs only for checkpoint selection.</text:p>
      <text:h text:style-name="Heading_20_3" text:outline-level="3">12. Evaluation</text:h>
      <text:p text:style-name="Text_20_body">Same LT protocol. Compare:</text:p>
      <text:section text:style-name="Sect1" text:name="Section46">
        <text:p text:style-name="P3"><text:bookmark text:name="code-block-viewer Copy 45"/><text:span text:style-name="Source_20_Text">current GaitTR skeleton</text:span></text:p>
        <text:p text:style-name="Preformatted_20_Text"><text:span text:style-name="Source_20_Text">GaitTR++ skeleton</text:span></text:p>
        <text:p text:style-name="Preformatted_20_Text"><text:span text:style-name="Source_20_Text">fixed fusion old</text:span></text:p>
        <text:p text:style-name="P1"><text:span text:style-name="Source_20_Text">fixed fusion with GaitTR++ skeleton</text:span></text:p>
      </text:section>
      <text:h text:style-name="Heading_20_3" text:outline-level="3"><text:soft-page-break/>13. Expected benefit</text:h>
      <text:p text:style-name="Text_20_body">Expert-only:</text:p>
      <text:section text:style-name="Sect1" text:name="Section47">
        <text:p text:style-name="P3"><text:bookmark text:name="code-block-viewer Copy 46"/><text:span text:style-name="Source_20_Text">BG +4 to +8 pp</text:span></text:p>
        <text:p text:style-name="P1"><text:span text:style-name="Source_20_Text">CL +4 to +9 pp</text:span></text:p>
      </text:section>
      <text:p text:style-name="Text_20_body">Fusion over current fixed α=0.5:</text:p>
      <text:section text:style-name="Sect1" text:name="Section48">
        <text:p text:style-name="P3"><text:bookmark text:name="code-block-viewer Copy 47"/><text:span text:style-name="Source_20_Text">BG +0.2 to +1.0</text:span></text:p>
        <text:p text:style-name="Preformatted_20_Text"><text:span text:style-name="Source_20_Text">CL +0.3 to +1.5</text:span></text:p>
        <text:p text:style-name="P1"><text:span text:style-name="Source_20_Text">Mean +0.2 to +0.9</text:span></text:p>
      </text:section>
      <text:h text:style-name="Heading_20_3" text:outline-level="3">14. Risk</text:h>
      <text:p text:style-name="Text_20_body">Overfitting: medium.<text:line-break/>Implementation risk: medium.<text:line-break/>Cost: medium.<text:line-break/>NM degradation: low-medium if current 10-channel input retained.</text:p>
      <text:h text:style-name="Heading_20_3" text:outline-level="3">15. Paper value</text:h>
      <text:p text:style-name="Text_20_body">Incremental but clean.<text:line-break/>Good if you want “GaitTR backbone upgrade” paper section.<text:line-break/>Less novel than cross-modal token fusion, but more reliable.</text:p>
      <text:h text:style-name="Heading_20_3" text:outline-level="3">16. Implementation handoff</text:h>
      <text:p text:style-name="Text_20_body">Implement notebook <text:span text:style-name="Source_20_Text">18b_skeleton_gaittrpp_mstc_jga_tt.ipynb</text:span>. Keep current 10-channel feature pipeline, replace GaitTR blocks with multi-scale temporal convolution + graph-biased joint attention + part-temporal transformer. Train skeleton-only, export embeddings, then evaluate fixed α=0.5 fusion with existing silhouette scores. Save to <text:span text:style-name="Source_20_Text">results/skeleton_gaittrpp_18b/</text:span>.</text:p>
      <text:p text:style-name="Horizontal_20_Line"/>
      <text:h text:style-name="Heading_20_2" text:outline-level="2">Architecture 3 — Silhouette Expert v2: Part-Temporal GaitGL++ with Multi-Scale 3D CNN + HPP + Part Attention</text:h>
      <text:h text:style-name="Heading_20_3" text:outline-level="3">1. Architecture name</text:h>
      <text:p text:style-name="Text_20_body"><text:span text:style-name="Strong_20_Emphasis">PT-GaitGL++: Part-Temporal GaitGL++</text:span></text:p>
      <text:h text:style-name="Heading_20_3" text:outline-level="3">2. Main purpose</text:h>
      <text:p text:style-name="Text_20_body">Current silhouette expert-এর static HPP pooling upgrade করে dynamic part-temporal silhouette representation শেখা।</text:p>
      <text:h text:style-name="Heading_20_3" text:outline-level="3">3. Bottleneck targeted</text:h>
      <text:p text:style-name="Text_20_body">BG, CL, silhouette clothing distortion, temporal instability, view variation.</text:p>
      <text:h text:style-name="Heading_20_3" text:outline-level="3"><text:soft-page-break/>4. Input data</text:h>
      <text:p text:style-name="Text_20_body">Source:</text:p>
      <text:section text:style-name="Sect1" text:name="Section49">
        <text:p text:style-name="P3"><text:bookmark text:name="code-block-viewer Copy 48"/><text:span text:style-name="Source_20_Text">data/fusion_splits/train_LT_fusion.csv</text:span></text:p>
        <text:p text:style-name="P1"><text:span text:style-name="Source_20_Text">silhouette_path column → silhouette .npz</text:span></text:p>
      </text:section>
      <text:p text:style-name="Text_20_body">Tensor:</text:p>
      <text:section text:style-name="Sect1" text:name="Section50">
        <text:p text:style-name="P3"><text:bookmark text:name="code-block-viewer Copy 49"/><text:span text:style-name="Source_20_Text">Raw silhouette sequence: T_raw × 64 × 44</text:span></text:p>
        <text:p text:style-name="Preformatted_20_Text"><text:span text:style-name="Source_20_Text">Training clip: 60 × 64 × 44</text:span></text:p>
        <text:p text:style-name="P1"><text:span text:style-name="Source_20_Text">Model input: B × 1 × 60 × 64 × 44</text:span></text:p>
      </text:section>
      <text:p text:style-name="Text_20_body">Current silhouette expert uses <text:span text:style-name="Source_20_Text">B × T × H × W</text:span>, with T=60, H=64, W=44, and GaitGL-style 3D CNN + HPP. </text:p>
      <text:h text:style-name="Heading_20_3" text:outline-level="3">5. Feature construction</text:h>
      <text:p text:style-name="Text_20_body">Use binary/soft silhouette mask:</text:p>
      <text:section text:style-name="Sect1" text:name="Section51">
        <text:p text:style-name="P2"><text:bookmark text:name="code-block-viewer Copy 50"/><text:span text:style-name="Source_20_Text">S ∈ [0,1], shape 60×64×44</text:span></text:p>
      </text:section>
      <text:p text:style-name="Text_20_body">Preprocessing:</text:p>
      <text:section text:style-name="Sect1" text:name="Section52">
        <text:p text:style-name="P3"><text:bookmark text:name="code-block-viewer Copy 51"/><text:span text:style-name="Source_20_Text">center person horizontally</text:span></text:p>
        <text:p text:style-name="Preformatted_20_Text"><text:span text:style-name="Source_20_Text">resize to 64×44</text:span></text:p>
        <text:p text:style-name="Preformatted_20_Text"><text:span text:style-name="Source_20_Text">area normalization optional</text:span></text:p>
        <text:p text:style-name="Preformatted_20_Text"><text:span text:style-name="Source_20_Text">random horizontal shift ±2 pixels</text:span></text:p>
        <text:p text:style-name="P1"><text:span text:style-name="Source_20_Text">random erosion/dilation for robustness</text:span></text:p>
      </text:section>
      <text:p text:style-name="Text_20_body">No condition label at test.</text:p>
      <text:h text:style-name="Heading_20_3" text:outline-level="3">6. Layer-by-layer architecture</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Stage</text:p>
            </table:table-cell>
            <table:table-cell table:style-name="Table10.A1" office:value-type="string">
              <text:p text:style-name="Table_20_Heading">Layer/block</text:p>
            </table:table-cell>
            <table:table-cell table:style-name="Table10.A1" office:value-type="string">
              <text:p text:style-name="Table_20_Heading">Input</text:p>
            </table:table-cell>
            <table:table-cell table:style-name="Table10.A1" office:value-type="string">
              <text:p text:style-name="Table_20_Heading">Output</text:p>
            </table:table-cell>
            <table:table-cell table:style-name="Table10.A1" office:value-type="string">
              <text:p text:style-name="Table_20_Heading">Details</text:p>
            </table:table-cell>
          </table:table-row>
        </table:table-header-rows>
        <table:table-row>
          <table:table-cell table:style-name="Table10.A1" office:value-type="string">
            <text:p text:style-name="Table_20_Contents">0</text:p>
          </table:table-cell>
          <table:table-cell table:style-name="Table10.A1" office:value-type="string">
            <text:p text:style-name="Table_20_Contents">Input unsqueeze</text:p>
          </table:table-cell>
          <table:table-cell table:style-name="Table10.A1" office:value-type="string">
            <text:p text:style-name="Table_20_Contents">B×60×64×44</text:p>
          </table:table-cell>
          <table:table-cell table:style-name="Table10.A1" office:value-type="string">
            <text:p text:style-name="Table_20_Contents">B×1×60×64×44</text:p>
          </table:table-cell>
          <table:table-cell table:style-name="Table10.A1" office:value-type="string">
            <text:p text:style-name="Table_20_Contents">channel dim</text:p>
          </table:table-cell>
        </table:table-row>
        <table:table-row>
          <table:table-cell table:style-name="Table10.A1" office:value-type="string">
            <text:p text:style-name="Table_20_Contents">1</text:p>
          </table:table-cell>
          <table:table-cell table:style-name="Table10.A1" office:value-type="string">
            <text:p text:style-name="Table_20_Contents">3D stem</text:p>
          </table:table-cell>
          <table:table-cell table:style-name="Table10.A1" office:value-type="string">
            <text:p text:style-name="Table_20_Contents">B×1×60×64×44</text:p>
          </table:table-cell>
          <table:table-cell table:style-name="Table10.A1" office:value-type="string">
            <text:p text:style-name="Table_20_Contents">B×32×60×64×44</text:p>
          </table:table-cell>
          <table:table-cell table:style-name="Table10.A1" office:value-type="string">
            <text:p text:style-name="Table_20_Contents">Conv3d k=(3,5,5), stride 1, pad (1,2,2), BN3d, Mish</text:p>
          </table:table-cell>
        </table:table-row>
        <table:table-row>
          <table:table-cell table:style-name="Table10.A1" office:value-type="string">
            <text:p text:style-name="Table_20_Contents">2</text:p>
          </table:table-cell>
          <table:table-cell table:style-name="Table10.A1" office:value-type="string">
            <text:p text:style-name="Table_20_Contents">MS3D Block-1</text:p>
          </table:table-cell>
          <table:table-cell table:style-name="Table10.A1" office:value-type="string">
            <text:p text:style-name="Table_20_Contents">B×32×60×64×44</text:p>
          </table:table-cell>
          <table:table-cell table:style-name="Table10.A1" office:value-type="string">
            <text:p text:style-name="Table_20_Contents">B×64×60×32×22</text:p>
          </table:table-cell>
          <table:table-cell table:style-name="Table10.A1" office:value-type="string">
            <text:p text:style-name="Table_20_Contents">stride spatial (1,2,2), temporal kernels 3/5</text:p>
          </table:table-cell>
        </table:table-row>
        <table:table-row>
          <table:table-cell table:style-name="Table10.A1" office:value-type="string">
            <text:p text:style-name="Table_20_Contents">3</text:p>
          </table:table-cell>
          <table:table-cell table:style-name="Table10.A1" office:value-type="string">
            <text:p text:style-name="Table_20_Contents">MS3D Block-2 ×2</text:p>
          </table:table-cell>
          <table:table-cell table:style-name="Table10.A1" office:value-type="string">
            <text:p text:style-name="Table_20_Contents">B×64×60×32×22</text:p>
          </table:table-cell>
          <table:table-cell table:style-name="Table10.A1" office:value-type="string">
            <text:p text:style-name="Table_20_Contents">B×128×60×16×11</text:p>
          </table:table-cell>
          <table:table-cell table:style-name="Table10.A1" office:value-type="string">
            <text:p text:style-name="Table_20_Contents">stride spatial first block, kernels 3/5/7</text:p>
          </table:table-cell>
        </table:table-row>
        <table:table-row>
          <table:table-cell table:style-name="Table10.A1" office:value-type="string">
            <text:p text:style-name="Table_20_Contents">4</text:p>
          </table:table-cell>
          <table:table-cell table:style-name="Table10.A1" office:value-type="string">
            <text:p text:style-name="Table_20_Contents">MS3D Block-3 ×2</text:p>
          </table:table-cell>
          <table:table-cell table:style-name="Table10.A1" office:value-type="string">
            <text:p text:style-name="Table_20_Contents">B×128×60×16×11</text:p>
          </table:table-cell>
          <table:table-cell table:style-name="Table10.A1" office:value-type="string">
            <text:p text:style-name="Table_20_Contents">B×256×60×16×11</text:p>
          </table:table-cell>
          <table:table-cell table:style-name="Table10.A1" office:value-type="string">
            <text:p text:style-name="Table_20_Contents">no downsample, temporal dilation 1/2</text:p>
          </table:table-cell>
        </table:table-row>
        <table:table-row>
          <table:table-cell table:style-name="Table10.A1" office:value-type="string">
            <text:p text:style-name="Table_20_Contents">5</text:p>
          </table:table-cell>
          <table:table-cell table:style-name="Table10.A1" office:value-type="string">
            <text:p text:style-name="Table_20_Contents">Per-frame HPP tokenizer</text:p>
          </table:table-cell>
          <table:table-cell table:style-name="Table10.A1" office:value-type="string">
            <text:p text:style-name="Table_20_Contents">B×256×60×16×11</text:p>
          </table:table-cell>
          <table:table-cell table:style-name="Table10.A1" office:value-type="string">
            <text:p text:style-name="Table_20_Contents">B×60×15×256</text:p>
          </table:table-cell>
          <table:table-cell table:style-name="Table10.A1" office:value-type="string">
            <text:p text:style-name="Table_20_Contents">HPP bins 1+2+4+8=15</text:p>
          </table:table-cell>
        </table:table-row>
        <table:table-row>
          <table:table-cell table:style-name="Table10.A1" office:value-type="string">
            <text:p text:style-name="Table_20_Contents">6</text:p>
          </table:table-cell>
          <table:table-cell table:style-name="Table10.A1" office:value-type="string">
            <text:p text:style-name="Table_20_Contents">Part-temporal Transformer</text:p>
          </table:table-cell>
          <table:table-cell table:style-name="Table10.A1" office:value-type="string">
            <text:p text:style-name="Table_20_Contents">B×900×256</text:p>
          </table:table-cell>
          <table:table-cell table:style-name="Table10.A1" office:value-type="string">
            <text:p text:style-name="Table_20_Contents">B×900×256</text:p>
          </table:table-cell>
          <table:table-cell table:style-name="Table10.A1" office:value-type="string">
            <text:p text:style-name="Table_20_Contents">2 layers, heads 8, FFN 1024</text:p>
          </table:table-cell>
        </table:table-row>
        <table:table-row>
          <table:table-cell table:style-name="Table10.A1" office:value-type="string">
            <text:p text:style-name="Table_20_Contents">7</text:p>
          </table:table-cell>
          <table:table-cell table:style-name="Table10.A1" office:value-type="string">
            <text:p text:style-name="Table_20_Contents">Part attention pooling</text:p>
          </table:table-cell>
          <table:table-cell table:style-name="Table10.A1" office:value-type="string">
            <text:p text:style-name="Table_20_Contents">B×60×15×256</text:p>
          </table:table-cell>
          <table:table-cell table:style-name="Table10.A1" office:value-type="string">
            <text:p text:style-name="Table_20_Contents">B×15×256</text:p>
          </table:table-cell>
          <table:table-cell table:style-name="Table10.A1" office:value-type="string">
            <text:p text:style-name="Table_20_Contents">temporal attention per part</text:p>
          </table:table-cell>
        </table:table-row>
        <table:table-row>
          <table:table-cell table:style-name="Table10.A1" office:value-type="string">
            <text:p text:style-name="Table_20_Contents">8</text:p>
          </table:table-cell>
          <table:table-cell table:style-name="Table10.A1" office:value-type="string">
            <text:p text:style-name="Table_20_Contents">Part reliability weighting</text:p>
          </table:table-cell>
          <table:table-cell table:style-name="Table10.A1" office:value-type="string">
            <text:p text:style-name="Table_20_Contents">B×15×256</text:p>
          </table:table-cell>
          <table:table-cell table:style-name="Table10.A1" office:value-type="string">
            <text:p text:style-name="Table_20_Contents">B×256</text:p>
          </table:table-cell>
          <table:table-cell table:style-name="Table10.A1" office:value-type="string">
            <text:p text:style-name="Table_20_Contents">learnable part weights conditioned on features</text:p>
          </table:table-cell>
        </table:table-row>
        <table:table-row>
          <table:table-cell table:style-name="Table10.A1" office:value-type="string">
            <text:p text:style-name="Table_20_Contents">9</text:p>
          </table:table-cell>
          <table:table-cell table:style-name="Table10.A1" office:value-type="string">
            <text:p text:style-name="Table_20_Contents">Global branch pooling</text:p>
          </table:table-cell>
          <table:table-cell table:style-name="Table10.A1" office:value-type="string">
            <text:p text:style-name="Table_20_Contents">B×256×60×1<text:soft-page-break/>6×11</text:p>
          </table:table-cell>
          <table:table-cell table:style-name="Table10.A1" office:value-type="string">
            <text:p text:style-name="Table_20_Contents">B×256</text:p>
          </table:table-cell>
          <table:table-cell table:style-name="Table10.A1" office:value-type="string">
            <text:p text:style-name="Table_20_Contents">mean+max over T,H,W</text:p>
          </table:table-cell>
        </table:table-row>
        <table:table-row>
          <table:table-cell table:style-name="Table10.A1" office:value-type="string">
            <text:p text:style-name="Table_20_Contents">10</text:p>
          </table:table-cell>
          <table:table-cell table:style-name="Table10.A1" office:value-type="string">
            <text:p text:style-name="Table_20_Contents">Fusion projection</text:p>
          </table:table-cell>
          <table:table-cell table:style-name="Table10.A1" office:value-type="string">
            <text:p text:style-name="Table_20_Contents">B×512</text:p>
          </table:table-cell>
          <table:table-cell table:style-name="Table10.A1" office:value-type="string">
            <text:p text:style-name="Table_20_Contents">B×256</text:p>
          </table:table-cell>
          <table:table-cell table:style-name="Table10.A1" office:value-type="string">
            <text:p text:style-name="Table_20_Contents">concat part+global, Linear, BN, Mish, dropout 0.1</text:p>
          </table:table-cell>
        </table:table-row>
        <table:table-row>
          <table:table-cell table:style-name="Table10.A1" office:value-type="string">
            <text:p text:style-name="Table_20_Contents">11</text:p>
          </table:table-cell>
          <table:table-cell table:style-name="Table10.A1" office:value-type="string">
            <text:p text:style-name="Table_20_Contents">Embedding</text:p>
          </table:table-cell>
          <table:table-cell table:style-name="Table10.A1" office:value-type="string">
            <text:p text:style-name="Table_20_Contents">B×256</text:p>
          </table:table-cell>
          <table:table-cell table:style-name="Table10.A1" office:value-type="string">
            <text:p text:style-name="Table_20_Contents">B×256</text:p>
          </table:table-cell>
          <table:table-cell table:style-name="Table10.A1" office:value-type="string">
            <text:p text:style-name="Table_20_Contents">Linear, L2 normalize</text:p>
          </table:table-cell>
        </table:table-row>
        <table:table-row>
          <table:table-cell table:style-name="Table10.A1" office:value-type="string">
            <text:p text:style-name="Table_20_Contents">12</text:p>
          </table:table-cell>
          <table:table-cell table:style-name="Table10.A1" office:value-type="string">
            <text:p text:style-name="Table_20_Contents">Classifier</text:p>
          </table:table-cell>
          <table:table-cell table:style-name="Table10.A1" office:value-type="string">
            <text:p text:style-name="Table_20_Contents">B×256</text:p>
          </table:table-cell>
          <table:table-cell table:style-name="Table10.A1" office:value-type="string">
            <text:p text:style-name="Table_20_Contents">B×74</text:p>
          </table:table-cell>
          <table:table-cell table:style-name="Table10.A1" office:value-type="string">
            <text:p text:style-name="Table_20_Contents">train IDs</text:p>
          </table:table-cell>
        </table:table-row>
      </table:table>
      <text:p text:style-name="Text_20_body">MS3D block details:</text:p>
      <text:section text:style-name="Sect1" text:name="Section53">
        <text:p text:style-name="P3"><text:bookmark text:name="code-block-viewer Copy 52"/><text:span text:style-name="Source_20_Text">Branch A: Conv3d kernel (3,3,3)</text:span></text:p>
        <text:p text:style-name="Preformatted_20_Text"><text:span text:style-name="Source_20_Text">Branch B: Conv3d kernel (5,3,3)</text:span></text:p>
        <text:p text:style-name="Preformatted_20_Text"><text:span text:style-name="Source_20_Text">Branch C: Conv3d kernel (7,3,3), only stage 2/3</text:span></text:p>
        <text:p text:style-name="Preformatted_20_Text"><text:span text:style-name="Source_20_Text">Concat → 1×1×1 Conv3d</text:span></text:p>
        <text:p text:style-name="Preformatted_20_Text"><text:span text:style-name="Source_20_Text">BN3d → Mish → dropout 0.1</text:span></text:p>
        <text:p text:style-name="P1"><text:span text:style-name="Source_20_Text">Residual projection if channel/spatial size changes</text:span></text:p>
      </text:section>
      <text:h text:style-name="Heading_20_3" text:outline-level="3">7. Token design</text:h>
      <text:p text:style-name="Text_20_body">Token:</text:p>
      <text:section text:style-name="Sect1" text:name="Section54">
        <text:p text:style-name="P3"><text:bookmark text:name="code-block-viewer Copy 53"/><text:span text:style-name="Source_20_Text">one silhouette horizontal part at one time frame</text:span></text:p>
        <text:p text:style-name="Preformatted_20_Text"><text:span text:style-name="Source_20_Text">tokens = 60 frames × 15 HPP parts = 900</text:span></text:p>
        <text:p text:style-name="P1"><text:span text:style-name="Source_20_Text">token dim = 256</text:span></text:p>
      </text:section>
      <text:p text:style-name="Text_20_body">Embeddings:</text:p>
      <text:section text:style-name="Sect1" text:name="Section55">
        <text:p text:style-name="P3"><text:bookmark text:name="code-block-viewer Copy 54"/><text:span text:style-name="Source_20_Text">temporal position embedding: 60×256</text:span></text:p>
        <text:p text:style-name="P1"><text:span text:style-name="Source_20_Text">part embedding: 15×256</text:span></text:p>
      </text:section>
      <text:p text:style-name="Text_20_body">No test condition/view embedding.</text:p>
      <text:h text:style-name="Heading_20_3" text:outline-level="3">8. Fusion design</text:h>
      <text:p text:style-name="Text_20_body">Single silhouette expert. Final comparison:</text:p>
      <text:section text:style-name="Sect1" text:name="Section56">
        <text:p text:style-name="P3"><text:bookmark text:name="code-block-viewer Copy 55"/><text:span text:style-name="Source_20_Text">old skeleton score + PT-GaitGL++ silhouette score</text:span></text:p>
        <text:p text:style-name="P1"><text:span text:style-name="Source_20_Text">fixed α=0.5</text:span></text:p>
      </text:section>
      <text:h text:style-name="Heading_20_3" text:outline-level="3">9. Output</text:h>
      <text:section text:style-name="Sect1" text:name="Section57">
        <text:p text:style-name="P3"><text:bookmark text:name="code-block-viewer Copy 56"/><text:span text:style-name="Source_20_Text">Embedding: 256-D L2-normalized</text:span></text:p>
        <text:p text:style-name="Preformatted_20_Text"><text:span text:style-name="Source_20_Text">Classifier: 74 train IDs</text:span></text:p>
        <text:p text:style-name="P1"><text:span text:style-name="Source_20_Text">Score: cosine or negative Euclidean distance</text:span></text:p>
      </text:section>
      <text:h text:style-name="Heading_20_3" text:outline-level="3">10. Loss functions</text:h>
      <text:section text:style-name="Sect1" text:name="Section58">
        <text:p text:style-name="P3"><text:bookmark text:name="code-block-viewer Copy 57"/><text:span text:style-name="Source_20_Text">CE label smoothing 0.1</text:span></text:p>
        <text:p text:style-name="Preformatted_20_Text"><text:span text:style-name="Source_20_Text">Batch-hard triplet margin 0.3</text:span></text:p>
        <text:p text:style-name="Preformatted_20_Text"><text:span text:style-name="Source_20_Text">Part diversity regularization</text:span></text:p>
        <text:p text:style-name="Preformatted_20_Text"><text:span text:style-name="Source_20_Text">Temporal crop consistency</text:span></text:p>
        <text:p text:style-name="P1"><text:span text:style-name="Source_20_Text">Optional Circle loss</text:span></text:p>
      </text:section>
      <text:p text:style-name="Text_20_body">Part diversity regularization prevents all attention collapsing to one part.</text:p>
      <text:h text:style-name="Heading_20_3" text:outline-level="3">11. Training strategy</text:h>
      <text:section text:style-name="Sect1" text:name="Section59">
        <text:p text:style-name="P3"><text:bookmark text:name="code-block-viewer Copy 58"/><text:span text:style-name="Source_20_Text">Train from scratch or initialize from old GaitGL-style checkpoint where compatible.</text:span></text:p>
        <text:p text:style-name="Preformatted_20_Text"><text:soft-page-break/><text:span text:style-name="Source_20_Text">P=8, K=2 or K=4 depending VRAM</text:span></text:p>
        <text:p text:style-name="Preformatted_20_Text"><text:span text:style-name="Source_20_Text">batch=16 or 32</text:span></text:p>
        <text:p text:style-name="Preformatted_20_Text"><text:span text:style-name="Source_20_Text">AdamW, max lr=5e-4</text:span></text:p>
        <text:p text:style-name="Preformatted_20_Text"><text:span text:style-name="Source_20_Text">weight_decay=1e-4</text:span></text:p>
        <text:p text:style-name="P1"><text:span text:style-name="Source_20_Text">40k–60k steps</text:span></text:p>
      </text:section>
      <text:p text:style-name="Text_20_body">Augmentations:</text:p>
      <text:section text:style-name="Sect1" text:name="Section60">
        <text:p text:style-name="P3"><text:bookmark text:name="code-block-viewer Copy 59"/><text:span text:style-name="Source_20_Text">random horizontal shift</text:span></text:p>
        <text:p text:style-name="Preformatted_20_Text"><text:span text:style-name="Source_20_Text">silhouette erosion/dilation</text:span></text:p>
        <text:p text:style-name="Preformatted_20_Text"><text:span text:style-name="Source_20_Text">random temporal crop</text:span></text:p>
        <text:p text:style-name="Preformatted_20_Text"><text:span text:style-name="Source_20_Text">random frame dropout</text:span></text:p>
        <text:p text:style-name="P1"><text:span text:style-name="Source_20_Text">mask area jitter</text:span></text:p>
      </text:section>
      <text:h text:style-name="Heading_20_3" text:outline-level="3">12. Evaluation</text:h>
      <text:p text:style-name="Text_20_body">Same LT protocol. Compare:</text:p>
      <text:section text:style-name="Sect1" text:name="Section61">
        <text:p text:style-name="P3"><text:bookmark text:name="code-block-viewer Copy 60"/><text:span text:style-name="Source_20_Text">old silhouette-only</text:span></text:p>
        <text:p text:style-name="Preformatted_20_Text"><text:span text:style-name="Source_20_Text">PT-GaitGL++ silhouette-only</text:span></text:p>
        <text:p text:style-name="Preformatted_20_Text"><text:span text:style-name="Source_20_Text">old fixed fusion</text:span></text:p>
        <text:p text:style-name="P1"><text:span text:style-name="Source_20_Text">old skeleton + PT-GaitGL++ fixed α=0.5</text:span></text:p>
      </text:section>
      <text:h text:style-name="Heading_20_3" text:outline-level="3">13. Expected benefit</text:h>
      <text:p text:style-name="Text_20_body">Expert-only:</text:p>
      <text:section text:style-name="Sect1" text:name="Section62">
        <text:p text:style-name="P3"><text:bookmark text:name="code-block-viewer Copy 61"/><text:span text:style-name="Source_20_Text">BG +3 to +7 pp</text:span></text:p>
        <text:p text:style-name="P1"><text:span text:style-name="Source_20_Text">CL +3 to +8 pp, but CL is harder</text:span></text:p>
      </text:section>
      <text:p text:style-name="Text_20_body">Fusion-level:</text:p>
      <text:section text:style-name="Sect1" text:name="Section63">
        <text:p text:style-name="P3"><text:bookmark text:name="code-block-viewer Copy 62"/><text:span text:style-name="Source_20_Text">BG +0.4 to +1.5</text:span></text:p>
        <text:p text:style-name="Preformatted_20_Text"><text:span text:style-name="Source_20_Text">CL +0.2 to +1.2</text:span></text:p>
        <text:p text:style-name="P1"><text:span text:style-name="Source_20_Text">Mean +0.2 to +1.0</text:span></text:p>
      </text:section>
      <text:h text:style-name="Heading_20_3" text:outline-level="3">14. Risk</text:h>
      <text:p text:style-name="Text_20_body">Overfitting: medium-high because silhouette shape can overfit clothing/view.<text:line-break/>Implementation risk: medium.<text:line-break/>Cost: high relative to skeleton.<text:line-break/>NM degradation: low if augmentations not too aggressive.</text:p>
      <text:h text:style-name="Heading_20_3" text:outline-level="3">15. Paper value</text:h>
      <text:p text:style-name="Text_20_body">Incremental-to-moderate.<text:line-break/>Useful silhouette ablation.<text:line-break/>Main-method potential only if fusion improves.</text:p>
      <text:h text:style-name="Heading_20_3" text:outline-level="3">16. Implementation handoff</text:h>
      <text:p text:style-name="Text_20_body">Implement notebook <text:span text:style-name="Source_20_Text">19_silhouette_pt_gaitglpp_v2.ipynb</text:span>. Build a multi-scale 3D CNN silhouette backbone with frame-wise HPP part tokens, part-temporal transformer, dynamic part reliability pooling, and 256-D retrieval embedding. Train on LT train IDs, evaluate silhouette-only and fixed α=0.5 fusion with current skeleton expert. Save all outputs in <text:span text:style-name="Source_20_Text">results/silhouette_v2_19/</text:span>.</text:p>
      <text:p text:style-name="Horizontal_20_Line"><text:soft-page-break/></text:p>
      <text:h text:style-name="Heading_20_2" text:outline-level="2">Architecture 4 — Silhouette Expert v3: Silhouette Motion Boundary + Appearance Dual-Stream Expert</text:h>
      <text:h text:style-name="Heading_20_3" text:outline-level="3">1. Architecture name</text:h>
      <text:p text:style-name="Text_20_body"><text:span text:style-name="Strong_20_Emphasis">SMB-DualGait: Silhouette Motion-Boundary Dual-Stream Expert</text:span></text:p>
      <text:h text:style-name="Heading_20_3" text:outline-level="3">2. Main purpose</text:h>
      <text:p text:style-name="Text_20_body">CL-এ silhouette shape unreliable হলেও motion contour এবং boundary dynamics ব্যবহার করা।</text:p>
      <text:h text:style-name="Heading_20_3" text:outline-level="3">3. Bottleneck targeted</text:h>
      <text:p text:style-name="Text_20_body">CL silhouette clothing distortion, BG carried-object distortion, temporal instability.</text:p>
      <text:h text:style-name="Heading_20_3" text:outline-level="3">4. Input data</text:h>
      <text:p text:style-name="Text_20_body">Silhouette <text:span text:style-name="Source_20_Text">.npz</text:span>:</text:p>
      <text:section text:style-name="Sect1" text:name="Section64">
        <text:p text:style-name="P2"><text:bookmark text:name="code-block-viewer Copy 63"/><text:span text:style-name="Source_20_Text">S: 60 × 64 × 44</text:span></text:p>
      </text:section>
      <text:p text:style-name="Text_20_body">Construct:</text:p>
      <text:section text:style-name="Sect1" text:name="Section65">
        <text:p text:style-name="P3"><text:bookmark text:name="code-block-viewer Copy 64"/><text:span text:style-name="Source_20_Text">Appearance stream input: B × 1 × 60 × 64 × 44</text:span></text:p>
        <text:p text:style-name="P1"><text:span text:style-name="Source_20_Text">Motion-boundary stream input: B × 2 × 60 × 64 × 44</text:span></text:p>
      </text:section>
      <text:p text:style-name="Text_20_body">Motion-boundary channels:</text:p>
      <text:section text:style-name="Sect1" text:name="Section66">
        <text:p text:style-name="P3"><text:bookmark text:name="code-block-viewer Copy 65"/><text:span text:style-name="Source_20_Text">channel 1: temporal difference |S[t] - S[t-1]|</text:span></text:p>
        <text:p text:style-name="P1"><text:span text:style-name="Source_20_Text">channel 2: boundary/edge map from silhouette contour</text:span></text:p>
      </text:section>
      <text:h text:style-name="Heading_20_3" text:outline-level="3">5. Feature construction</text:h>
      <text:section text:style-name="Sect1" text:name="Section67">
        <text:p text:style-name="P3"><text:bookmark text:name="code-block-viewer Copy 66"/><text:span text:style-name="Source_20_Text">A[t] = S[t]</text:span></text:p>
        <text:p text:style-name="Preformatted_20_Text"><text:span text:style-name="Source_20_Text">D[t] = |S[t] - S[t-1]|</text:span></text:p>
        <text:p text:style-name="P1"><text:span text:style-name="Source_20_Text">E[t] = boundary(S[t]) using morphological gradient or contour edge</text:span></text:p>
      </text:section>
      <text:p text:style-name="Text_20_body">Final:</text:p>
      <text:section text:style-name="Sect1" text:name="Section68">
        <text:p text:style-name="P3"><text:bookmark text:name="code-block-viewer Copy 67"/><text:span text:style-name="Source_20_Text">Appearance: A</text:span></text:p>
        <text:p text:style-name="P1"><text:span text:style-name="Source_20_Text">Motion-boundary: concat(D,E)</text:span></text:p>
      </text:section>
      <text:h text:style-name="Heading_20_3" text:outline-level="3">6. Layer-by-layer architecture</text:h>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Stage</text:p>
            </table:table-cell>
            <table:table-cell table:style-name="Table11.A1" office:value-type="string">
              <text:p text:style-name="Table_20_Heading">Layer/block</text:p>
            </table:table-cell>
            <table:table-cell table:style-name="Table11.A1" office:value-type="string">
              <text:p text:style-name="Table_20_Heading">Input</text:p>
            </table:table-cell>
            <table:table-cell table:style-name="Table11.A1" office:value-type="string">
              <text:p text:style-name="Table_20_Heading">Output</text:p>
            </table:table-cell>
            <table:table-cell table:style-name="Table11.A1" office:value-type="string">
              <text:p text:style-name="Table_20_Heading">Details</text:p>
            </table:table-cell>
          </table:table-row>
        </table:table-header-rows>
        <table:table-row>
          <table:table-cell table:style-name="Table11.A1" office:value-type="string">
            <text:p text:style-name="Table_20_Contents">A0</text:p>
          </table:table-cell>
          <table:table-cell table:style-name="Table11.A1" office:value-type="string">
            <text:p text:style-name="Table_20_Contents">Appearance stem</text:p>
          </table:table-cell>
          <table:table-cell table:style-name="Table11.A1" office:value-type="string">
            <text:p text:style-name="Table_20_Contents">B×1×60×64×44</text:p>
          </table:table-cell>
          <table:table-cell table:style-name="Table11.A1" office:value-type="string">
            <text:p text:style-name="Table_20_Contents">B×32×60×64×44</text:p>
          </table:table-cell>
          <table:table-cell table:style-name="Table11.A1" office:value-type="string">
            <text:p text:style-name="Table_20_Contents">Conv3d (3,5,5), BN, Mish</text:p>
          </table:table-cell>
        </table:table-row>
        <table:table-row>
          <table:table-cell table:style-name="Table11.A1" office:value-type="string">
            <text:p text:style-name="Table_20_Contents">A1</text:p>
          </table:table-cell>
          <table:table-cell table:style-name="Table11.A1" office:value-type="string">
            <text:p text:style-name="Table_20_Contents">Appearance MS3D ×2</text:p>
          </table:table-cell>
          <table:table-cell table:style-name="Table11.A1" office:value-type="string">
            <text:p text:style-name="Table_20_Contents">B×32×60×64×44</text:p>
          </table:table-cell>
          <table:table-cell table:style-name="Table11.A1" office:value-type="string">
            <text:p text:style-name="Table_20_Contents">B×128×60×16×11</text:p>
          </table:table-cell>
          <table:table-cell table:style-name="Table11.A1" office:value-type="string">
            <text:p text:style-name="Table_20_Contents">spatial downsample</text:p>
          </table:table-cell>
        </table:table-row>
        <table:table-row>
          <table:table-cell table:style-name="Table11.A1" office:value-type="string">
            <text:p text:style-name="Table_20_Contents">A2</text:p>
          </table:table-cell>
          <table:table-cell table:style-name="Table11.A1" office:value-type="string">
            <text:p text:style-name="Table_20_Contents">Appearance part encoder</text:p>
          </table:table-cell>
          <table:table-cell table:style-name="Table11.A1" office:value-type="string">
            <text:p text:style-name="Table_20_Contents">B×128×60×16×11</text:p>
          </table:table-cell>
          <table:table-cell table:style-name="Table11.A1" office:value-type="string">
            <text:p text:style-name="Table_20_Contents">B×60×15×256</text:p>
          </table:table-cell>
          <table:table-cell table:style-name="Table11.A1" office:value-type="string">
            <text:p text:style-name="Table_20_Contents">HPP part tokens</text:p>
          </table:table-cell>
        </table:table-row>
        <table:table-row>
          <table:table-cell table:style-name="Table11.A1" office:value-type="string">
            <text:p text:style-name="Table_20_Contents">M0</text:p>
          </table:table-cell>
          <table:table-cell table:style-name="Table11.A1" office:value-type="string">
            <text:p text:style-name="Table_20_Contents">Motion stem</text:p>
          </table:table-cell>
          <table:table-cell table:style-name="Table11.A1" office:value-type="string">
            <text:p text:style-name="Table_20_Contents">B×2×60×64×44</text:p>
          </table:table-cell>
          <table:table-cell table:style-name="Table11.A1" office:value-type="string">
            <text:p text:style-name="Table_20_Contents">B×32×60×64×44</text:p>
          </table:table-cell>
          <table:table-cell table:style-name="Table11.A1" office:value-type="string">
            <text:p text:style-name="Table_20_Contents">Conv3d (5,3,3), BN, Mish</text:p>
          </table:table-cell>
        </table:table-row>
        <table:table-row>
          <table:table-cell table:style-name="Table11.A1" office:value-type="string">
            <text:p text:style-name="Table_20_Contents">M1</text:p>
          </table:table-cell>
          <table:table-cell table:style-name="Table11.A1" office:value-type="string">
            <text:p text:style-name="Table_20_Contents">Motion MS3D ×2</text:p>
          </table:table-cell>
          <table:table-cell table:style-name="Table11.A1" office:value-type="string">
            <text:p text:style-name="Table_20_Contents">B×32×60×64×44</text:p>
          </table:table-cell>
          <table:table-cell table:style-name="Table11.A1" office:value-type="string">
            <text:p text:style-name="Table_20_Contents">B×128×60×16×11</text:p>
          </table:table-cell>
          <table:table-cell table:style-name="Table11.A1" office:value-type="string">
            <text:p text:style-name="Table_20_Contents">temporal kernels 5/9</text:p>
          </table:table-cell>
        </table:table-row>
        <text:soft-page-break/>
        <table:table-row>
          <table:table-cell table:style-name="Table11.A1" office:value-type="string">
            <text:p text:style-name="Table_20_Contents">M2</text:p>
          </table:table-cell>
          <table:table-cell table:style-name="Table11.A1" office:value-type="string">
            <text:p text:style-name="Table_20_Contents">Motion part encoder</text:p>
          </table:table-cell>
          <table:table-cell table:style-name="Table11.A1" office:value-type="string">
            <text:p text:style-name="Table_20_Contents">B×128×60×16×11</text:p>
          </table:table-cell>
          <table:table-cell table:style-name="Table11.A1" office:value-type="string">
            <text:p text:style-name="Table_20_Contents">B×60×15×128</text:p>
          </table:table-cell>
          <table:table-cell table:style-name="Table11.A1" office:value-type="string">
            <text:p text:style-name="Table_20_Contents">HPP part tokens</text:p>
          </table:table-cell>
        </table:table-row>
        <table:table-row>
          <table:table-cell table:style-name="Table11.A1" office:value-type="string">
            <text:p text:style-name="Table_20_Contents">F0</text:p>
          </table:table-cell>
          <table:table-cell table:style-name="Table11.A1" office:value-type="string">
            <text:p text:style-name="Table_20_Contents">Part gate</text:p>
          </table:table-cell>
          <table:table-cell table:style-name="Table11.A1" office:value-type="string">
            <text:p text:style-name="Table_20_Contents">app+motion tokens</text:p>
          </table:table-cell>
          <table:table-cell table:style-name="Table11.A1" office:value-type="string">
            <text:p text:style-name="Table_20_Contents">B×60×15×1</text:p>
          </table:table-cell>
          <table:table-cell table:style-name="Table11.A1" office:value-type="string">
            <text:p text:style-name="Table_20_Contents">sigmoid gate per part-frame</text:p>
          </table:table-cell>
        </table:table-row>
        <table:table-row>
          <table:table-cell table:style-name="Table11.A1" office:value-type="string">
            <text:p text:style-name="Table_20_Contents">F1</text:p>
          </table:table-cell>
          <table:table-cell table:style-name="Table11.A1" office:value-type="string">
            <text:p text:style-name="Table_20_Contents">Cross-stream fusion</text:p>
          </table:table-cell>
          <table:table-cell table:style-name="Table11.A1" office:value-type="string">
            <text:p text:style-name="Table_20_Contents">app 256, motion 128</text:p>
          </table:table-cell>
          <table:table-cell table:style-name="Table11.A1" office:value-type="string">
            <text:p text:style-name="Table_20_Contents">B×60×15×256</text:p>
          </table:table-cell>
          <table:table-cell table:style-name="Table11.A1" office:value-type="string">
            <text:p text:style-name="Table_20_Contents">app + gate × proj(motion)</text:p>
          </table:table-cell>
        </table:table-row>
        <table:table-row>
          <table:table-cell table:style-name="Table11.A1" office:value-type="string">
            <text:p text:style-name="Table_20_Contents">F2</text:p>
          </table:table-cell>
          <table:table-cell table:style-name="Table11.A1" office:value-type="string">
            <text:p text:style-name="Table_20_Contents">Part-temporal Transformer</text:p>
          </table:table-cell>
          <table:table-cell table:style-name="Table11.A1" office:value-type="string">
            <text:p text:style-name="Table_20_Contents">B×900×256</text:p>
          </table:table-cell>
          <table:table-cell table:style-name="Table11.A1" office:value-type="string">
            <text:p text:style-name="Table_20_Contents">B×900×256</text:p>
          </table:table-cell>
          <table:table-cell table:style-name="Table11.A1" office:value-type="string">
            <text:p text:style-name="Table_20_Contents">2 layers, heads 8</text:p>
          </table:table-cell>
        </table:table-row>
        <table:table-row>
          <table:table-cell table:style-name="Table11.A1" office:value-type="string">
            <text:p text:style-name="Table_20_Contents">F3</text:p>
          </table:table-cell>
          <table:table-cell table:style-name="Table11.A1" office:value-type="string">
            <text:p text:style-name="Table_20_Contents">Attention pooling</text:p>
          </table:table-cell>
          <table:table-cell table:style-name="Table11.A1" office:value-type="string">
            <text:p text:style-name="Table_20_Contents">B×60×15×256</text:p>
          </table:table-cell>
          <table:table-cell table:style-name="Table11.A1" office:value-type="string">
            <text:p text:style-name="Table_20_Contents">B×256</text:p>
          </table:table-cell>
          <table:table-cell table:style-name="Table11.A1" office:value-type="string">
            <text:p text:style-name="Table_20_Contents">temporal+part attention</text:p>
          </table:table-cell>
        </table:table-row>
        <table:table-row>
          <table:table-cell table:style-name="Table11.A1" office:value-type="string">
            <text:p text:style-name="Table_20_Contents">F4</text:p>
          </table:table-cell>
          <table:table-cell table:style-name="Table11.A1" office:value-type="string">
            <text:p text:style-name="Table_20_Contents">Embedding</text:p>
          </table:table-cell>
          <table:table-cell table:style-name="Table11.A1" office:value-type="string">
            <text:p text:style-name="Table_20_Contents">B×256</text:p>
          </table:table-cell>
          <table:table-cell table:style-name="Table11.A1" office:value-type="string">
            <text:p text:style-name="Table_20_Contents">B×256</text:p>
          </table:table-cell>
          <table:table-cell table:style-name="Table11.A1" office:value-type="string">
            <text:p text:style-name="Table_20_Contents">BN, Linear, L2</text:p>
          </table:table-cell>
        </table:table-row>
        <table:table-row>
          <table:table-cell table:style-name="Table11.A1" office:value-type="string">
            <text:p text:style-name="Table_20_Contents">F5</text:p>
          </table:table-cell>
          <table:table-cell table:style-name="Table11.A1" office:value-type="string">
            <text:p text:style-name="Table_20_Contents">Classifier</text:p>
          </table:table-cell>
          <table:table-cell table:style-name="Table11.A1" office:value-type="string">
            <text:p text:style-name="Table_20_Contents">B×256</text:p>
          </table:table-cell>
          <table:table-cell table:style-name="Table11.A1" office:value-type="string">
            <text:p text:style-name="Table_20_Contents">B×74</text:p>
          </table:table-cell>
          <table:table-cell table:style-name="Table11.A1" office:value-type="string">
            <text:p text:style-name="Table_20_Contents">train IDs</text:p>
          </table:table-cell>
        </table:table-row>
      </table:table>
      <text:h text:style-name="Heading_20_3" text:outline-level="3">7. Token design</text:h>
      <text:section text:style-name="Sect1" text:name="Section69">
        <text:p text:style-name="P3"><text:bookmark text:name="code-block-viewer Copy 68"/><text:span text:style-name="Source_20_Text">Token = one HPP part at one frame</text:span></text:p>
        <text:p text:style-name="Preformatted_20_Text"><text:span text:style-name="Source_20_Text">Appearance tokens = 900, dim 256</text:span></text:p>
        <text:p text:style-name="Preformatted_20_Text"><text:span text:style-name="Source_20_Text">Motion tokens = 900, dim 128</text:span></text:p>
        <text:p text:style-name="P1"><text:span text:style-name="Source_20_Text">Fused tokens = 900, dim 256</text:span></text:p>
      </text:section>
      <text:p text:style-name="Text_20_body">Embeddings:</text:p>
      <text:section text:style-name="Sect1" text:name="Section70">
        <text:p text:style-name="P3"><text:bookmark text:name="code-block-viewer Copy 69"/><text:span text:style-name="Source_20_Text">temporal position embedding</text:span></text:p>
        <text:p text:style-name="Preformatted_20_Text"><text:span text:style-name="Source_20_Text">HPP part embedding</text:span></text:p>
        <text:p text:style-name="P1"><text:span text:style-name="Source_20_Text">stream embedding: appearance / motion</text:span></text:p>
      </text:section>
      <text:h text:style-name="Heading_20_3" text:outline-level="3">8. Fusion design</text:h>
      <text:p text:style-name="Text_20_body">Middle fusion:</text:p>
      <text:section text:style-name="Sect1" text:name="Section71">
        <text:p text:style-name="P3"><text:bookmark text:name="code-block-viewer Copy 70"/><text:span text:style-name="Source_20_Text">appearance token receives gated motion-boundary residual</text:span></text:p>
        <text:p text:style-name="P1"><text:span text:style-name="Source_20_Text">fused_token = app_token + sigmoid(gate) * Linear(motion_token)</text:span></text:p>
      </text:section>
      <text:p text:style-name="Text_20_body">No skeleton fusion inside this model. Later fixed score fusion with skeleton.</text:p>
      <text:h text:style-name="Heading_20_3" text:outline-level="3">9. Output</text:h>
      <text:section text:style-name="Sect1" text:name="Section72">
        <text:p text:style-name="P3"><text:bookmark text:name="code-block-viewer Copy 71"/><text:span text:style-name="Source_20_Text">Silhouette embedding: 256-D</text:span></text:p>
        <text:p text:style-name="Preformatted_20_Text"><text:span text:style-name="Source_20_Text">Classifier: train IDs</text:span></text:p>
        <text:p text:style-name="P1"><text:span text:style-name="Source_20_Text">Retrieval score: cosine/Euclidean</text:span></text:p>
      </text:section>
      <text:h text:style-name="Heading_20_3" text:outline-level="3">10. Loss functions</text:h>
      <text:section text:style-name="Sect1" text:name="Section73">
        <text:p text:style-name="P3"><text:bookmark text:name="code-block-viewer Copy 72"/><text:span text:style-name="Source_20_Text">CE + Triplet</text:span></text:p>
        <text:p text:style-name="Preformatted_20_Text"><text:span text:style-name="Source_20_Text">Motion consistency loss: same identity different temporal crops should have similar motion embedding</text:span></text:p>
        <text:p text:style-name="Preformatted_20_Text"><text:span text:style-name="Source_20_Text">Boundary sparsity regularization: avoid motion stream dominating static shape</text:span></text:p>
        <text:p text:style-name="P1"><text:span text:style-name="Source_20_Text">Part gate entropy regularization: avoid all gates = 0 or all gates = 1</text:span></text:p>
      </text:section>
      <text:h text:style-name="Heading_20_3" text:outline-level="3">11. Training strategy</text:h>
      <text:p text:style-name="Text_20_body">Stage 1:</text:p>
      <text:section text:style-name="Sect1" text:name="Section74">
        <text:p text:style-name="P2"><text:bookmark text:name="code-block-viewer Copy 73"/><text:span text:style-name="Source_20_Text">Train appearance stream alone or load PT-GaitGL++ weights.</text:span></text:p>
      </text:section>
      <text:p text:style-name="Text_20_body">Stage 2:</text:p>
      <text:section text:style-name="Sect1" text:name="Section75">
        <text:p text:style-name="P2"><text:bookmark text:name="code-block-viewer Copy 74"/><text:soft-page-break/><text:span text:style-name="Source_20_Text">Freeze appearance partially, train motion stream + fusion gates.</text:span></text:p>
      </text:section>
      <text:p text:style-name="Text_20_body">Stage 3:</text:p>
      <text:section text:style-name="Sect1" text:name="Section76">
        <text:p text:style-name="P2"><text:bookmark text:name="code-block-viewer Copy 75"/><text:span text:style-name="Source_20_Text">Fine-tune full dual-stream at low LR.</text:span></text:p>
      </text:section>
      <text:p text:style-name="Text_20_body">Recommended:</text:p>
      <text:section text:style-name="Sect1" text:name="Section77">
        <text:p text:style-name="P3"><text:bookmark text:name="code-block-viewer Copy 76"/><text:span text:style-name="Source_20_Text">P=8, K=2/4</text:span></text:p>
        <text:p text:style-name="Preformatted_20_Text"><text:span text:style-name="Source_20_Text">batch=16</text:span></text:p>
        <text:p text:style-name="Preformatted_20_Text"><text:span text:style-name="Source_20_Text">AdamW max lr=3e-4</text:span></text:p>
        <text:p text:style-name="Preformatted_20_Text"><text:span text:style-name="Source_20_Text">weight_decay=1e-4</text:span></text:p>
        <text:p text:style-name="P1"><text:span text:style-name="Source_20_Text">50k steps</text:span></text:p>
      </text:section>
      <text:h text:style-name="Heading_20_3" text:outline-level="3">12. Evaluation</text:h>
      <text:p text:style-name="Text_20_body">Same LT protocol. Compare:</text:p>
      <text:section text:style-name="Sect1" text:name="Section78">
        <text:p text:style-name="P3"><text:bookmark text:name="code-block-viewer Copy 77"/><text:span text:style-name="Source_20_Text">old silhouette</text:span></text:p>
        <text:p text:style-name="Preformatted_20_Text"><text:span text:style-name="Source_20_Text">PT-GaitGL++</text:span></text:p>
        <text:p text:style-name="Preformatted_20_Text"><text:span text:style-name="Source_20_Text">SMB-DualGait</text:span></text:p>
        <text:p text:style-name="P1"><text:span text:style-name="Source_20_Text">old skeleton + SMB-DualGait fixed α=0.5</text:span></text:p>
      </text:section>
      <text:h text:style-name="Heading_20_3" text:outline-level="3">13. Expected benefit</text:h>
      <text:p text:style-name="Text_20_body">Expert-only:</text:p>
      <text:section text:style-name="Sect1" text:name="Section79">
        <text:p text:style-name="P3"><text:bookmark text:name="code-block-viewer Copy 78"/><text:span text:style-name="Source_20_Text">CL +4 to +10 pp possible</text:span></text:p>
        <text:p text:style-name="P1"><text:span text:style-name="Source_20_Text">BG +2 to +5 pp</text:span></text:p>
      </text:section>
      <text:p text:style-name="Text_20_body">Fusion-level:</text:p>
      <text:section text:style-name="Sect1" text:name="Section80">
        <text:p text:style-name="P3"><text:bookmark text:name="code-block-viewer Copy 79"/><text:span text:style-name="Source_20_Text">CL +0.4 to +1.8</text:span></text:p>
        <text:p text:style-name="Preformatted_20_Text"><text:span text:style-name="Source_20_Text">BG +0.2 to +1.0</text:span></text:p>
        <text:p text:style-name="P1"><text:span text:style-name="Source_20_Text">Mean +0.3 to +1.2</text:span></text:p>
      </text:section>
      <text:h text:style-name="Heading_20_3" text:outline-level="3">14. Risk</text:h>
      <text:p text:style-name="Text_20_body">Overfitting: high.<text:line-break/>Motion boundary may amplify segmentation noise.<text:line-break/>Compute cost: high.<text:line-break/>Implementation risk: medium-high.<text:line-break/>NM may degrade if boundary stream overweights motion artifacts.</text:p>
      <text:h text:style-name="Heading_20_3" text:outline-level="3">15. Paper value</text:h>
      <text:p text:style-name="Text_20_body">More novel than PT-GaitGL++.<text:line-break/>Good paper contribution if motion-boundary stream improves CL without hurting NM/BG.</text:p>
      <text:h text:style-name="Heading_20_3" text:outline-level="3">16. Implementation handoff</text:h>
      <text:p text:style-name="Text_20_body">Implement notebook <text:span text:style-name="Source_20_Text">19b_silhouette_motion_boundary_dualstream.ipynb</text:span>. Load silhouette sequences, construct appearance, temporal-difference, and boundary channels. Build dual-stream 3D CNN with HPP part tokens and gated appearance-motion fusion. Evaluate <text:soft-page-break/>silhouette-only and fixed α=0.5 fusion against current baseline. Save to <text:span text:style-name="Source_20_Text">results/silhouette_motion_boundary_19b/</text:span>.</text:p>
      <text:p text:style-name="Horizontal_20_Line"/>
      <text:h text:style-name="Heading_20_2" text:outline-level="2">Architecture 5 — Clip-Level Temporal Fusion: Multi-Clip Skeleton-Silhouette Temporal Aggregation</text:h>
      <text:h text:style-name="Heading_20_3" text:outline-level="3">1. Architecture name</text:h>
      <text:p text:style-name="Text_20_body"><text:span text:style-name="Strong_20_Emphasis">MCSTA: Multi-Clip Skeleton-Silhouette Temporal Aggregator</text:span></text:p>
      <text:h text:style-name="Heading_20_3" text:outline-level="3">2. Main purpose</text:h>
      <text:p text:style-name="Text_20_body">একটি video/sample থেকে শুধু এক 60-frame embedding না নিয়ে multiple clips-এর consistency ব্যবহার করা।</text:p>
      <text:h text:style-name="Heading_20_3" text:outline-level="3">3. Bottleneck targeted</text:h>
      <text:p text:style-name="Text_20_body">Temporal instability, noisy clip, BG/CL partial occlusion, fusion overfitting.</text:p>
      <text:h text:style-name="Heading_20_3" text:outline-level="3">4. Input data</text:h>
      <text:p text:style-name="Text_20_body">Use existing pretrained experts.</text:p>
      <text:p text:style-name="Text_20_body">For each sample:</text:p>
      <text:section text:style-name="Sect1" text:name="Section81">
        <text:p text:style-name="P3"><text:bookmark text:name="code-block-viewer Copy 80"/><text:span text:style-name="Source_20_Text">N clips, each 60 frames</text:span></text:p>
        <text:p text:style-name="Preformatted_20_Text"><text:span text:style-name="Source_20_Text">Skeleton expert embedding per clip: N × 128</text:span></text:p>
        <text:p text:style-name="P1"><text:span text:style-name="Source_20_Text">Silhouette expert embedding per clip: N × 256</text:span></text:p>
      </text:section>
      <text:p text:style-name="Text_20_body">Recommended:</text:p>
      <text:section text:style-name="Sect1" text:name="Section82">
        <text:p text:style-name="P3"><text:bookmark text:name="code-block-viewer Copy 81"/><text:span text:style-name="Source_20_Text">N = 4 clips</text:span></text:p>
        <text:p text:style-name="P1"><text:span text:style-name="Source_20_Text">stride = 20 or 30 frames</text:span></text:p>
      </text:section>
      <text:p text:style-name="Text_20_body">Batch tensor:</text:p>
      <text:section text:style-name="Sect1" text:name="Section83">
        <text:p text:style-name="P3"><text:bookmark text:name="code-block-viewer Copy 82"/><text:span text:style-name="Source_20_Text">Skeleton clip embeddings: B × N × 128</text:span></text:p>
        <text:p text:style-name="P1"><text:span text:style-name="Source_20_Text">Silhouette clip embeddings: B × N × 256</text:span></text:p>
      </text:section>
      <text:h text:style-name="Heading_20_3" text:outline-level="3">5. Feature construction</text:h>
      <text:p text:style-name="Text_20_body">For every clip:</text:p>
      <text:section text:style-name="Sect1" text:name="Section84">
        <text:p text:style-name="P3"><text:bookmark text:name="code-block-viewer Copy 83"/><text:span text:style-name="Source_20_Text">s_i = skeleton embedding, 128-D</text:span></text:p>
        <text:p text:style-name="P1"><text:span text:style-name="Source_20_Text">g_i = silhouette embedding, 256-D</text:span></text:p>
      </text:section>
      <text:p text:style-name="Text_20_body">Derived reliability features per clip:</text:p>
      <text:section text:style-name="Sect1" text:name="Section85">
        <text:p text:style-name="P3"><text:bookmark text:name="code-block-viewer Copy 84"/><text:span text:style-name="Source_20_Text">clip embedding variance</text:span></text:p>
        <text:p text:style-name="Preformatted_20_Text"><text:span text:style-name="Source_20_Text">skeleton pose confidence mean</text:span></text:p>
        <text:p text:style-name="Preformatted_20_Text"><text:span text:style-name="Source_20_Text">silhouette area stability</text:span></text:p>
        <text:p text:style-name="P1"><text:span text:style-name="Source_20_Text">score margin if gallery context available</text:span></text:p>
      </text:section>
      <text:p text:style-name="Text_20_body">For pure embedding aggregator:</text:p>
      <text:section text:style-name="Sect1" text:name="Section86">
        <text:p text:style-name="P3"><text:bookmark text:name="code-block-viewer Copy 85"/><text:soft-page-break/><text:span text:style-name="Source_20_Text">s_proj_i = Linear(128→256)</text:span></text:p>
        <text:p text:style-name="P1"><text:span text:style-name="Source_20_Text">g_proj_i = Linear(256→256)</text:span></text:p>
      </text:section>
      <text:h text:style-name="Heading_20_3" text:outline-level="3">6. Layer-by-layer architecture</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Stage</text:p>
            </table:table-cell>
            <table:table-cell table:style-name="Table12.A1" office:value-type="string">
              <text:p text:style-name="Table_20_Heading">Layer/block</text:p>
            </table:table-cell>
            <table:table-cell table:style-name="Table12.A1" office:value-type="string">
              <text:p text:style-name="Table_20_Heading">Input</text:p>
            </table:table-cell>
            <table:table-cell table:style-name="Table12.A1" office:value-type="string">
              <text:p text:style-name="Table_20_Heading">Output</text:p>
            </table:table-cell>
            <table:table-cell table:style-name="Table12.A1" office:value-type="string">
              <text:p text:style-name="Table_20_Heading">Details</text:p>
            </table:table-cell>
          </table:table-row>
        </table:table-header-rows>
        <table:table-row>
          <table:table-cell table:style-name="Table12.A1" office:value-type="string">
            <text:p text:style-name="Table_20_Contents">0</text:p>
          </table:table-cell>
          <table:table-cell table:style-name="Table12.A1" office:value-type="string">
            <text:p text:style-name="Table_20_Contents">Skeleton projection</text:p>
          </table:table-cell>
          <table:table-cell table:style-name="Table12.A1" office:value-type="string">
            <text:p text:style-name="Table_20_Contents">B×N×128</text:p>
          </table:table-cell>
          <table:table-cell table:style-name="Table12.A1" office:value-type="string">
            <text:p text:style-name="Table_20_Contents">B×N×256</text:p>
          </table:table-cell>
          <table:table-cell table:style-name="Table12.A1" office:value-type="string">
            <text:p text:style-name="Table_20_Contents">Linear, LN, GELU</text:p>
          </table:table-cell>
        </table:table-row>
        <table:table-row>
          <table:table-cell table:style-name="Table12.A1" office:value-type="string">
            <text:p text:style-name="Table_20_Contents">1</text:p>
          </table:table-cell>
          <table:table-cell table:style-name="Table12.A1" office:value-type="string">
            <text:p text:style-name="Table_20_Contents">Silhouette projection</text:p>
          </table:table-cell>
          <table:table-cell table:style-name="Table12.A1" office:value-type="string">
            <text:p text:style-name="Table_20_Contents">B×N×256</text:p>
          </table:table-cell>
          <table:table-cell table:style-name="Table12.A1" office:value-type="string">
            <text:p text:style-name="Table_20_Contents">B×N×256</text:p>
          </table:table-cell>
          <table:table-cell table:style-name="Table12.A1" office:value-type="string">
            <text:p text:style-name="Table_20_Contents">Linear, LN, GELU</text:p>
          </table:table-cell>
        </table:table-row>
        <table:table-row>
          <table:table-cell table:style-name="Table12.A1" office:value-type="string">
            <text:p text:style-name="Table_20_Contents">2</text:p>
          </table:table-cell>
          <table:table-cell table:style-name="Table12.A1" office:value-type="string">
            <text:p text:style-name="Table_20_Contents">Token concat</text:p>
          </table:table-cell>
          <table:table-cell table:style-name="Table12.A1" office:value-type="string">
            <text:p text:style-name="Table_20_Contents">two modalities</text:p>
          </table:table-cell>
          <table:table-cell table:style-name="Table12.A1" office:value-type="string">
            <text:p text:style-name="Table_20_Contents">B×2N×256</text:p>
          </table:table-cell>
          <table:table-cell table:style-name="Table12.A1" office:value-type="string">
            <text:p text:style-name="Table_20_Contents">modality embeddings added</text:p>
          </table:table-cell>
        </table:table-row>
        <table:table-row>
          <table:table-cell table:style-name="Table12.A1" office:value-type="string">
            <text:p text:style-name="Table_20_Contents">3</text:p>
          </table:table-cell>
          <table:table-cell table:style-name="Table12.A1" office:value-type="string">
            <text:p text:style-name="Table_20_Contents">CLS token add</text:p>
          </table:table-cell>
          <table:table-cell table:style-name="Table12.A1" office:value-type="string">
            <text:p text:style-name="Table_20_Contents">B×2N×256</text:p>
          </table:table-cell>
          <table:table-cell table:style-name="Table12.A1" office:value-type="string">
            <text:p text:style-name="Table_20_Contents">B×(2N+1)×256</text:p>
          </table:table-cell>
          <table:table-cell table:style-name="Table12.A1" office:value-type="string">
            <text:p text:style-name="Table_20_Contents">learnable CLS</text:p>
          </table:table-cell>
        </table:table-row>
        <table:table-row>
          <table:table-cell table:style-name="Table12.A1" office:value-type="string">
            <text:p text:style-name="Table_20_Contents">4</text:p>
          </table:table-cell>
          <table:table-cell table:style-name="Table12.A1" office:value-type="string">
            <text:p text:style-name="Table_20_Contents">Temporal Transformer ×2</text:p>
          </table:table-cell>
          <table:table-cell table:style-name="Table12.A1" office:value-type="string">
            <text:p text:style-name="Table_20_Contents">B×(2N+1)×256</text:p>
          </table:table-cell>
          <table:table-cell table:style-name="Table12.A1" office:value-type="string">
            <text:p text:style-name="Table_20_Contents">B×(2N+1)×256</text:p>
          </table:table-cell>
          <table:table-cell table:style-name="Table12.A1" office:value-type="string">
            <text:p text:style-name="Table_20_Contents">heads 4, FFN 512, dropout 0.1</text:p>
          </table:table-cell>
        </table:table-row>
        <table:table-row>
          <table:table-cell table:style-name="Table12.A1" office:value-type="string">
            <text:p text:style-name="Table_20_Contents">5</text:p>
          </table:table-cell>
          <table:table-cell table:style-name="Table12.A1" office:value-type="string">
            <text:p text:style-name="Table_20_Contents">Clip reliability head</text:p>
          </table:table-cell>
          <table:table-cell table:style-name="Table12.A1" office:value-type="string">
            <text:p text:style-name="Table_20_Contents">B×2N×256</text:p>
          </table:table-cell>
          <table:table-cell table:style-name="Table12.A1" office:value-type="string">
            <text:p text:style-name="Table_20_Contents">B×2N×1</text:p>
          </table:table-cell>
          <table:table-cell table:style-name="Table12.A1" office:value-type="string">
            <text:p text:style-name="Table_20_Contents">sigmoid reliability per clip-token</text:p>
          </table:table-cell>
        </table:table-row>
        <table:table-row>
          <table:table-cell table:style-name="Table12.A1" office:value-type="string">
            <text:p text:style-name="Table_20_Contents">6</text:p>
          </table:table-cell>
          <table:table-cell table:style-name="Table12.A1" office:value-type="string">
            <text:p text:style-name="Table_20_Contents">Attentive pooling</text:p>
          </table:table-cell>
          <table:table-cell table:style-name="Table12.A1" office:value-type="string">
            <text:p text:style-name="Table_20_Contents">tokens + reliability</text:p>
          </table:table-cell>
          <table:table-cell table:style-name="Table12.A1" office:value-type="string">
            <text:p text:style-name="Table_20_Contents">B×256</text:p>
          </table:table-cell>
          <table:table-cell table:style-name="Table12.A1" office:value-type="string">
            <text:p text:style-name="Table_20_Contents">weighted token pooling + CLS</text:p>
          </table:table-cell>
        </table:table-row>
        <table:table-row>
          <table:table-cell table:style-name="Table12.A1" office:value-type="string">
            <text:p text:style-name="Table_20_Contents">7</text:p>
          </table:table-cell>
          <table:table-cell table:style-name="Table12.A1" office:value-type="string">
            <text:p text:style-name="Table_20_Contents">Fused embedding</text:p>
          </table:table-cell>
          <table:table-cell table:style-name="Table12.A1" office:value-type="string">
            <text:p text:style-name="Table_20_Contents">B×256</text:p>
          </table:table-cell>
          <table:table-cell table:style-name="Table12.A1" office:value-type="string">
            <text:p text:style-name="Table_20_Contents">B×256</text:p>
          </table:table-cell>
          <table:table-cell table:style-name="Table12.A1" office:value-type="string">
            <text:p text:style-name="Table_20_Contents">Linear, BN, L2</text:p>
          </table:table-cell>
        </table:table-row>
        <table:table-row>
          <table:table-cell table:style-name="Table12.A1" office:value-type="string">
            <text:p text:style-name="Table_20_Contents">8</text:p>
          </table:table-cell>
          <table:table-cell table:style-name="Table12.A1" office:value-type="string">
            <text:p text:style-name="Table_20_Contents">Classifier</text:p>
          </table:table-cell>
          <table:table-cell table:style-name="Table12.A1" office:value-type="string">
            <text:p text:style-name="Table_20_Contents">B×256</text:p>
          </table:table-cell>
          <table:table-cell table:style-name="Table12.A1" office:value-type="string">
            <text:p text:style-name="Table_20_Contents">B×74</text:p>
          </table:table-cell>
          <table:table-cell table:style-name="Table12.A1" office:value-type="string">
            <text:p text:style-name="Table_20_Contents">train IDs</text:p>
          </table:table-cell>
        </table:table-row>
      </table:table>
      <text:p text:style-name="Text_20_body">Alternative low-cost variant:</text:p>
      <text:section text:style-name="Sect1" text:name="Section87">
        <text:p text:style-name="P3"><text:bookmark text:name="code-block-viewer Copy 86"/><text:span text:style-name="Source_20_Text">BiGRU hidden=256, 2 layers, bidirectional</text:span></text:p>
        <text:p text:style-name="Preformatted_20_Text"><text:span text:style-name="Source_20_Text">input tokens = B×N×512 after concat(s_proj,g_proj)</text:span></text:p>
        <text:p text:style-name="Preformatted_20_Text"><text:span text:style-name="Source_20_Text">output = B×N×512</text:span></text:p>
        <text:p text:style-name="P1"><text:span text:style-name="Source_20_Text">attention pooling → B×256</text:span></text:p>
      </text:section>
      <text:h text:style-name="Heading_20_3" text:outline-level="3">7. Token design</text:h>
      <text:section text:style-name="Sect1" text:name="Section88">
        <text:p text:style-name="P3"><text:bookmark text:name="code-block-viewer Copy 87"/><text:span text:style-name="Source_20_Text">Token = one modality-specific clip embedding</text:span></text:p>
        <text:p text:style-name="Preformatted_20_Text"><text:span text:style-name="Source_20_Text">Number of tokens = 2N + 1</text:span></text:p>
        <text:p text:style-name="Preformatted_20_Text"><text:span text:style-name="Source_20_Text">For N=4, tokens = 9</text:span></text:p>
        <text:p text:style-name="P1"><text:span text:style-name="Source_20_Text">Token dim = 256</text:span></text:p>
      </text:section>
      <text:p text:style-name="Text_20_body">Embeddings:</text:p>
      <text:section text:style-name="Sect1" text:name="Section89">
        <text:p text:style-name="P3"><text:bookmark text:name="code-block-viewer Copy 88"/><text:span text:style-name="Source_20_Text">clip temporal position embedding: N×256</text:span></text:p>
        <text:p text:style-name="Preformatted_20_Text"><text:span text:style-name="Source_20_Text">modality embedding: skeleton/silhouette</text:span></text:p>
        <text:p text:style-name="P1"><text:span text:style-name="Source_20_Text">CLS token</text:span></text:p>
      </text:section>
      <text:p text:style-name="Text_20_body">No test condition/view embedding.</text:p>
      <text:h text:style-name="Heading_20_3" text:outline-level="3">8. Fusion design</text:h>
      <text:p text:style-name="Text_20_body">Middle-late fusion:</text:p>
      <text:section text:style-name="Sect1" text:name="Section90">
        <text:p text:style-name="P2"><text:bookmark text:name="code-block-viewer Copy 89"/><text:span text:style-name="Source_20_Text">clip-level skeleton and silhouette embeddings are fused by temporal Transformer</text:span></text:p>
      </text:section>
      <text:p text:style-name="Text_20_body">Score protection:</text:p>
      <text:section text:style-name="Sect1" text:name="Section91">
        <text:p text:style-name="P2"><text:bookmark text:name="code-block-viewer Copy 90"/><text:span text:style-name="Source_20_Text">final_score = λ * fixed_score_0p5 + (1-λ) * fused_embedding_score</text:span></text:p>
      </text:section>
      <text:p text:style-name="Text_20_body">Recommended:</text:p>
      <text:section text:style-name="Sect1" text:name="Section92">
        <text:p text:style-name="P3"><text:bookmark text:name="code-block-viewer Copy 91"/><text:span text:style-name="Source_20_Text">λ ∈ [0.7, 0.9]</text:span></text:p>
        <text:p text:style-name="P1"><text:span text:style-name="Source_20_Text">λ chosen only on train-internal validation, not final test</text:span></text:p>
      </text:section>
      <text:h text:style-name="Heading_20_3" text:outline-level="3"><text:soft-page-break/>9. Output</text:h>
      <text:section text:style-name="Sect1" text:name="Section93">
        <text:p text:style-name="P3"><text:bookmark text:name="code-block-viewer Copy 92"/><text:span text:style-name="Source_20_Text">Fused embedding: 256-D</text:span></text:p>
        <text:p text:style-name="Preformatted_20_Text"><text:span text:style-name="Source_20_Text">Fused embedding score</text:span></text:p>
        <text:p text:style-name="Preformatted_20_Text"><text:span text:style-name="Source_20_Text">Protected final score</text:span></text:p>
        <text:p text:style-name="P1"><text:span text:style-name="Source_20_Text">Classifier for train IDs</text:span></text:p>
      </text:section>
      <text:h text:style-name="Heading_20_3" text:outline-level="3">10. Loss functions</text:h>
      <text:section text:style-name="Sect1" text:name="Section94">
        <text:p text:style-name="P3"><text:bookmark text:name="code-block-viewer Copy 93"/><text:span text:style-name="Source_20_Text">CE + Triplet on fused embedding</text:span></text:p>
        <text:p text:style-name="Preformatted_20_Text"><text:span text:style-name="Source_20_Text">Score consistency loss to fixed α=0.5 score</text:span></text:p>
        <text:p text:style-name="Preformatted_20_Text"><text:span text:style-name="Source_20_Text">Modality dropout loss: randomly drop skeleton or silhouette clip tokens during training</text:span></text:p>
        <text:p text:style-name="P1"><text:span text:style-name="Source_20_Text">Temporal agreement loss: embeddings from overlapping clips should not conflict</text:span></text:p>
      </text:section>
      <text:h text:style-name="Heading_20_3" text:outline-level="3">11. Training strategy</text:h>
      <text:p text:style-name="Text_20_body">Stage 1:</text:p>
      <text:section text:style-name="Sect1" text:name="Section95">
        <text:p text:style-name="P3"><text:bookmark text:name="code-block-viewer Copy 94"/><text:span text:style-name="Source_20_Text">Freeze skeleton and silhouette experts.</text:span></text:p>
        <text:p text:style-name="Preformatted_20_Text"><text:span text:style-name="Source_20_Text">Extract clip embeddings for train/gallery/probe.</text:span></text:p>
        <text:p text:style-name="P1"><text:span text:style-name="Source_20_Text">Train only MCSTA aggregator.</text:span></text:p>
      </text:section>
      <text:p text:style-name="Text_20_body">Stage 2:</text:p>
      <text:section text:style-name="Sect1" text:name="Section96">
        <text:p text:style-name="P2"><text:bookmark text:name="code-block-viewer Copy 95"/><text:span text:style-name="Source_20_Text">Optional: unfreeze projection heads only, not full experts.</text:span></text:p>
      </text:section>
      <text:p text:style-name="Text_20_body">Recommended:</text:p>
      <text:section text:style-name="Sect1" text:name="Section97">
        <text:p text:style-name="P3"><text:bookmark text:name="code-block-viewer Copy 96"/><text:span text:style-name="Source_20_Text">P=8, K=4</text:span></text:p>
        <text:p text:style-name="Preformatted_20_Text"><text:span text:style-name="Source_20_Text">batch=32</text:span></text:p>
        <text:p text:style-name="Preformatted_20_Text"><text:span text:style-name="Source_20_Text">AdamW lr=3e-4</text:span></text:p>
        <text:p text:style-name="Preformatted_20_Text"><text:span text:style-name="Source_20_Text">weight_decay=1e-4</text:span></text:p>
        <text:p text:style-name="P1"><text:span text:style-name="Source_20_Text">10k–20k steps</text:span></text:p>
      </text:section>
      <text:h text:style-name="Heading_20_3" text:outline-level="3">12. Evaluation</text:h>
      <text:p text:style-name="Text_20_body">Same LT protocol. Compare:</text:p>
      <text:section text:style-name="Sect1" text:name="Section98">
        <text:p text:style-name="P3"><text:bookmark text:name="code-block-viewer Copy 97"/><text:span text:style-name="Source_20_Text">single-clip expert fusion</text:span></text:p>
        <text:p text:style-name="Preformatted_20_Text"><text:span text:style-name="Source_20_Text">multi-clip average fixed fusion</text:span></text:p>
        <text:p text:style-name="Preformatted_20_Text"><text:span text:style-name="Source_20_Text">MCSTA fused embedding</text:span></text:p>
        <text:p text:style-name="Preformatted_20_Text"><text:span text:style-name="Source_20_Text">protected MCSTA score</text:span></text:p>
        <text:p text:style-name="P1"><text:span text:style-name="Source_20_Text">fixed α=0.5 baseline</text:span></text:p>
      </text:section>
      <text:h text:style-name="Heading_20_3" text:outline-level="3">13. Expected benefit</text:h>
      <text:p text:style-name="Text_20_body">Over fixed α=0.5:</text:p>
      <text:section text:style-name="Sect1" text:name="Section99">
        <text:p text:style-name="P3"><text:bookmark text:name="code-block-viewer Copy 98"/><text:span text:style-name="Source_20_Text">BG +0.2 to +1.0</text:span></text:p>
        <text:p text:style-name="Preformatted_20_Text"><text:span text:style-name="Source_20_Text">CL +0.3 to +1.2</text:span></text:p>
        <text:p text:style-name="P1"><text:span text:style-name="Source_20_Text">Mean +0.2 to +0.8</text:span></text:p>
      </text:section>
      <text:p text:style-name="Text_20_body">If current evaluation already averages all clips well, gain may be small.</text:p>
      <text:h text:style-name="Heading_20_3" text:outline-level="3">14. Risk</text:h>
      <text:p text:style-name="Text_20_body">Overfitting: low-medium if experts frozen.<text:line-break/>Implementation risk: low-medium.<text:line-break/><text:soft-page-break/>Cost: low if embeddings precomputed.<text:line-break/>Leakage risk: medium if λ tuned on final test; avoid this.</text:p>
      <text:h text:style-name="Heading_20_3" text:outline-level="3">15. Paper value</text:h>
      <text:p text:style-name="Text_20_body">Practical valid method if validation-safe.<text:line-break/>Incremental but strong engineering contribution.<text:line-break/>Excellent ablation value.</text:p>
      <text:h text:style-name="Heading_20_3" text:outline-level="3">16. Implementation handoff</text:h>
      <text:p text:style-name="Text_20_body">Implement notebook <text:span text:style-name="Source_20_Text">17_clip_level_temporal_fusion.ipynb</text:span>. Use frozen current skeleton and silhouette experts to extract multiple 60-frame clip embeddings per sample. Train a small Transformer/BiGRU clip aggregator on train IDs only, compute fused embedding scores, and report both unprotected and protected fusion against fixed α=0.5. Save to <text:span text:style-name="Source_20_Text">results/clip_fusion_17/</text:span>.</text:p>
      <text:p text:style-name="Horizontal_20_Line"/>
      <text:h text:style-name="Heading_20_2" text:outline-level="2">Architecture 6 — Cross-Modal Token Fusion: Skeleton Joint Tokens + Silhouette Part Tokens Cross-Attention Transformer</text:h>
      <text:h text:style-name="Heading_20_3" text:outline-level="3">1. Architecture name</text:h>
      <text:p text:style-name="Text_20_body"><text:span text:style-name="Strong_20_Emphasis">SkeSil-CMT: Skeleton-Silhouette Cross-Modal Token Transformer</text:span></text:p>
      <text:h text:style-name="Heading_20_3" text:outline-level="3">2. Main purpose</text:h>
      <text:p text:style-name="Text_20_body">Final embeddings নয়, intermediate skeleton body-part tokens এবং silhouette HPP part tokens cross-attention দিয়ে fuse করা।</text:p>
      <text:h text:style-name="Heading_20_3" text:outline-level="3">3. Bottleneck targeted</text:h>
      <text:p text:style-name="Text_20_body">BG, CL, view variation, skeleton noise, silhouette clothing distortion, fusion overfitting.</text:p>
      <text:h text:style-name="Heading_20_3" text:outline-level="3">4. Input data</text:h>
      <text:p text:style-name="Text_20_body">Aligned multimodal rows:</text:p>
      <text:section text:style-name="Sect1" text:name="Section100">
        <text:p text:style-name="P3"><text:bookmark text:name="code-block-viewer Copy 99"/><text:span text:style-name="Source_20_Text">data/fusion_splits/train_LT_fusion.csv</text:span></text:p>
        <text:p text:style-name="Preformatted_20_Text"><text:span text:style-name="Source_20_Text">pose_path</text:span></text:p>
        <text:p text:style-name="Preformatted_20_Text"><text:span text:style-name="Source_20_Text">silhouette_path</text:span></text:p>
        <text:p text:style-name="P1"><text:span text:style-name="Source_20_Text">T_common</text:span></text:p>
      </text:section>
      <text:p text:style-name="Text_20_body">Input tensors:</text:p>
      <text:section text:style-name="Sect1" text:name="Section101">
        <text:p text:style-name="P3"><text:bookmark text:name="code-block-viewer Copy 100"/><text:span text:style-name="Source_20_Text">Skeleton: B × 16 × 60 × 17</text:span></text:p>
        <text:p text:style-name="P1"><text:span text:style-name="Source_20_Text">Silhouette: B × 1 × 60 × 64 × 44</text:span></text:p>
      </text:section>
      <text:p text:style-name="Text_20_body">Use 16-channel skeleton from Architecture 1, or 10-channel for lighter version.</text:p>
      <text:h text:style-name="Heading_20_3" text:outline-level="3"><text:soft-page-break/>5. Feature construction</text:h>
      <text:p text:style-name="Text_20_body">Skeleton:</text:p>
      <text:section text:style-name="Sect1" text:name="Section102">
        <text:p text:style-name="P2"><text:bookmark text:name="code-block-viewer Copy 101"/><text:span text:style-name="Source_20_Text">16-channel confidence-aware features</text:span></text:p>
      </text:section>
      <text:p text:style-name="Text_20_body">Silhouette:</text:p>
      <text:section text:style-name="Sect1" text:name="Section103">
        <text:p text:style-name="P3"><text:bookmark text:name="code-block-viewer Copy 102"/><text:span text:style-name="Source_20_Text">appearance mask S</text:span></text:p>
        <text:p text:style-name="P1"><text:span text:style-name="Source_20_Text">optional motion boundary channels for ablation</text:span></text:p>
      </text:section>
      <text:h text:style-name="Heading_20_3" text:outline-level="3">6. Layer-by-layer architecture</text:h>
      <text:h text:style-name="Heading_20_4" text:outline-level="4">Skeleton tokenizer</text:h>
      <table:table table:name="Table13" table:style-name="Table13">
        <table:table-column table:style-name="Table13.A"/>
        <table:table-column table:style-name="Table13.B" table:number-columns-repeated="2"/>
        <table:table-column table:style-name="Table13.D"/>
        <table:table-header-rows>
          <table:table-row>
            <table:table-cell table:style-name="Table13.A1" office:value-type="string">
              <text:p text:style-name="Table_20_Heading">Stage</text:p>
            </table:table-cell>
            <table:table-cell table:style-name="Table13.A1" office:value-type="string">
              <text:p text:style-name="Table_20_Heading">Input</text:p>
            </table:table-cell>
            <table:table-cell table:style-name="Table13.A1" office:value-type="string">
              <text:p text:style-name="Table_20_Heading">Output</text:p>
            </table:table-cell>
            <table:table-cell table:style-name="Table13.A1" office:value-type="string">
              <text:p text:style-name="Table_20_Heading">Details</text:p>
            </table:table-cell>
          </table:table-row>
        </table:table-header-rows>
        <table:table-row>
          <table:table-cell table:style-name="Table13.A1" office:value-type="string">
            <text:p text:style-name="Table_20_Contents">S0</text:p>
          </table:table-cell>
          <table:table-cell table:style-name="Table13.A1" office:value-type="string">
            <text:p text:style-name="Table_20_Contents">B×16×60×17</text:p>
          </table:table-cell>
          <table:table-cell table:style-name="Table13.A1" office:value-type="string">
            <text:p text:style-name="Table_20_Contents">B×64×60×17</text:p>
          </table:table-cell>
          <table:table-cell table:style-name="Table13.A1" office:value-type="string">
            <text:p text:style-name="Table_20_Contents">Conv2d 1×1, BN, Mish</text:p>
          </table:table-cell>
        </table:table-row>
        <table:table-row>
          <table:table-cell table:style-name="Table13.A1" office:value-type="string">
            <text:p text:style-name="Table_20_Contents">S1</text:p>
          </table:table-cell>
          <table:table-cell table:style-name="Table13.A1" office:value-type="string">
            <text:p text:style-name="Table_20_Contents">B×64×60×17</text:p>
          </table:table-cell>
          <table:table-cell table:style-name="Table13.A1" office:value-type="string">
            <text:p text:style-name="Table_20_Contents">B×128×60×17</text:p>
          </table:table-cell>
          <table:table-cell table:style-name="Table13.A1" office:value-type="string">
            <text:p text:style-name="Table_20_Contents">2 MS-GTB blocks</text:p>
          </table:table-cell>
        </table:table-row>
        <table:table-row>
          <table:table-cell table:style-name="Table13.A1" office:value-type="string">
            <text:p text:style-name="Table_20_Contents">S2</text:p>
          </table:table-cell>
          <table:table-cell table:style-name="Table13.A1" office:value-type="string">
            <text:p text:style-name="Table_20_Contents">B×128×60×17</text:p>
          </table:table-cell>
          <table:table-cell table:style-name="Table13.A1" office:value-type="string">
            <text:p text:style-name="Table_20_Contents">B×256×60×17</text:p>
          </table:table-cell>
          <table:table-cell table:style-name="Table13.A1" office:value-type="string">
            <text:p text:style-name="Table_20_Contents">2 MS-GTB blocks</text:p>
          </table:table-cell>
        </table:table-row>
        <table:table-row>
          <table:table-cell table:style-name="Table13.A1" office:value-type="string">
            <text:p text:style-name="Table_20_Contents">S3</text:p>
          </table:table-cell>
          <table:table-cell table:style-name="Table13.A1" office:value-type="string">
            <text:p text:style-name="Table_20_Contents">B×256×60×17</text:p>
          </table:table-cell>
          <table:table-cell table:style-name="Table13.A1" office:value-type="string">
            <text:p text:style-name="Table_20_Contents">B×6×6×256</text:p>
          </table:table-cell>
          <table:table-cell table:style-name="Table13.A1" office:value-type="string">
            <text:p text:style-name="Table_20_Contents">segment+body-part pooling</text:p>
          </table:table-cell>
        </table:table-row>
        <table:table-row>
          <table:table-cell table:style-name="Table13.A1" office:value-type="string">
            <text:p text:style-name="Table_20_Contents">S4</text:p>
          </table:table-cell>
          <table:table-cell table:style-name="Table13.A1" office:value-type="string">
            <text:p text:style-name="Table_20_Contents">B×6×6×256</text:p>
          </table:table-cell>
          <table:table-cell table:style-name="Table13.A1" office:value-type="string">
            <text:p text:style-name="Table_20_Contents">B×36×256</text:p>
          </table:table-cell>
          <table:table-cell table:style-name="Table13.A1" office:value-type="string">
            <text:p text:style-name="Table_20_Contents">flatten</text:p>
          </table:table-cell>
        </table:table-row>
      </table:table>
      <text:p text:style-name="Text_20_body">Temporal segments:</text:p>
      <text:section text:style-name="Sect1" text:name="Section104">
        <text:p text:style-name="P2"><text:bookmark text:name="code-block-viewer Copy 103"/><text:span text:style-name="Source_20_Text">60 frames → 6 segments × 10 frames</text:span></text:p>
      </text:section>
      <text:p text:style-name="Text_20_body">Body groups:</text:p>
      <text:section text:style-name="Sect1" text:name="Section105">
        <text:p text:style-name="P2"><text:bookmark text:name="code-block-viewer Copy 104"/><text:span text:style-name="Source_20_Text">6 anatomical groups</text:span></text:p>
      </text:section>
      <text:p text:style-name="Text_20_body">Skeleton tokens:</text:p>
      <text:section text:style-name="Sect1" text:name="Section106">
        <text:p text:style-name="P2"><text:bookmark text:name="code-block-viewer Copy 105"/><text:span text:style-name="Source_20_Text">6 temporal segments × 6 body groups = 36 tokens</text:span></text:p>
      </text:section>
      <text:h text:style-name="Heading_20_4" text:outline-level="4">Silhouette tokenizer</text:h>
      <table:table table:name="Table14" table:style-name="Table14">
        <table:table-column table:style-name="Table14.A"/>
        <table:table-column table:style-name="Table14.B" table:number-columns-repeated="2"/>
        <table:table-column table:style-name="Table14.D"/>
        <table:table-header-rows>
          <table:table-row>
            <table:table-cell table:style-name="Table14.A1" office:value-type="string">
              <text:p text:style-name="Table_20_Heading">Stage</text:p>
            </table:table-cell>
            <table:table-cell table:style-name="Table14.A1" office:value-type="string">
              <text:p text:style-name="Table_20_Heading">Input</text:p>
            </table:table-cell>
            <table:table-cell table:style-name="Table14.A1" office:value-type="string">
              <text:p text:style-name="Table_20_Heading">Output</text:p>
            </table:table-cell>
            <table:table-cell table:style-name="Table14.A1" office:value-type="string">
              <text:p text:style-name="Table_20_Heading">Details</text:p>
            </table:table-cell>
          </table:table-row>
        </table:table-header-rows>
        <table:table-row>
          <table:table-cell table:style-name="Table14.A1" office:value-type="string">
            <text:p text:style-name="Table_20_Contents">G0</text:p>
          </table:table-cell>
          <table:table-cell table:style-name="Table14.A1" office:value-type="string">
            <text:p text:style-name="Table_20_Contents">B×1×60×64×44</text:p>
          </table:table-cell>
          <table:table-cell table:style-name="Table14.A1" office:value-type="string">
            <text:p text:style-name="Table_20_Contents">B×32×60×64×44</text:p>
          </table:table-cell>
          <table:table-cell table:style-name="Table14.A1" office:value-type="string">
            <text:p text:style-name="Table_20_Contents">3D stem</text:p>
          </table:table-cell>
        </table:table-row>
        <table:table-row>
          <table:table-cell table:style-name="Table14.A1" office:value-type="string">
            <text:p text:style-name="Table_20_Contents">G1</text:p>
          </table:table-cell>
          <table:table-cell table:style-name="Table14.A1" office:value-type="string">
            <text:p text:style-name="Table_20_Contents">B×32×60×64×44</text:p>
          </table:table-cell>
          <table:table-cell table:style-name="Table14.A1" office:value-type="string">
            <text:p text:style-name="Table_20_Contents">B×128×60×16×11</text:p>
          </table:table-cell>
          <table:table-cell table:style-name="Table14.A1" office:value-type="string">
            <text:p text:style-name="Table_20_Contents">MS3D blocks</text:p>
          </table:table-cell>
        </table:table-row>
        <table:table-row>
          <table:table-cell table:style-name="Table14.A1" office:value-type="string">
            <text:p text:style-name="Table_20_Contents">G2</text:p>
          </table:table-cell>
          <table:table-cell table:style-name="Table14.A1" office:value-type="string">
            <text:p text:style-name="Table_20_Contents">B×128×60×16×11</text:p>
          </table:table-cell>
          <table:table-cell table:style-name="Table14.A1" office:value-type="string">
            <text:p text:style-name="Table_20_Contents">B×256×60×16×11</text:p>
          </table:table-cell>
          <table:table-cell table:style-name="Table14.A1" office:value-type="string">
            <text:p text:style-name="Table_20_Contents">MS3D blocks</text:p>
          </table:table-cell>
        </table:table-row>
        <table:table-row>
          <table:table-cell table:style-name="Table14.A1" office:value-type="string">
            <text:p text:style-name="Table_20_Contents">G3</text:p>
          </table:table-cell>
          <table:table-cell table:style-name="Table14.A1" office:value-type="string">
            <text:p text:style-name="Table_20_Contents">B×256×60×16×11</text:p>
          </table:table-cell>
          <table:table-cell table:style-name="Table14.A1" office:value-type="string">
            <text:p text:style-name="Table_20_Contents">B×6×15×256</text:p>
          </table:table-cell>
          <table:table-cell table:style-name="Table14.A1" office:value-type="string">
            <text:p text:style-name="Table_20_Contents">temporal segment + HPP pooling</text:p>
          </table:table-cell>
        </table:table-row>
        <table:table-row>
          <table:table-cell table:style-name="Table14.A1" office:value-type="string">
            <text:p text:style-name="Table_20_Contents">G4</text:p>
          </table:table-cell>
          <table:table-cell table:style-name="Table14.A1" office:value-type="string">
            <text:p text:style-name="Table_20_Contents">B×6×15×256</text:p>
          </table:table-cell>
          <table:table-cell table:style-name="Table14.A1" office:value-type="string">
            <text:p text:style-name="Table_20_Contents">B×90×256</text:p>
          </table:table-cell>
          <table:table-cell table:style-name="Table14.A1" office:value-type="string">
            <text:p text:style-name="Table_20_Contents">flatten</text:p>
          </table:table-cell>
        </table:table-row>
      </table:table>
      <text:p text:style-name="Text_20_body">Silhouette tokens:</text:p>
      <text:section text:style-name="Sect1" text:name="Section107">
        <text:p text:style-name="P2"><text:bookmark text:name="code-block-viewer Copy 106"/><text:span text:style-name="Source_20_Text">6 temporal segments × 15 HPP parts = 90 tokens</text:span></text:p>
      </text:section>
      <text:h text:style-name="Heading_20_4" text:outline-level="4">Cross-modal transformer</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Stage</text:p>
            </table:table-cell>
            <table:table-cell table:style-name="Table15.A1" office:value-type="string">
              <text:p text:style-name="Table_20_Heading">Input</text:p>
            </table:table-cell>
            <table:table-cell table:style-name="Table15.A1" office:value-type="string">
              <text:p text:style-name="Table_20_Heading">Output</text:p>
            </table:table-cell>
            <table:table-cell table:style-name="Table15.A1" office:value-type="string">
              <text:p text:style-name="Table_20_Heading">Details</text:p>
            </table:table-cell>
          </table:table-row>
        </table:table-header-rows>
        <table:table-row>
          <table:table-cell table:style-name="Table15.A1" office:value-type="string">
            <text:p text:style-name="Table_20_Contents">C0</text:p>
          </table:table-cell>
          <table:table-cell table:style-name="Table15.A1" office:value-type="string">
            <text:p text:style-name="Table_20_Contents">S: B×36×256, G: B×90×256</text:p>
          </table:table-cell>
          <table:table-cell table:style-name="Table15.A1" office:value-type="string">
            <text:p text:style-name="Table_20_Contents">same</text:p>
          </table:table-cell>
          <table:table-cell table:style-name="Table15.A1" office:value-type="string">
            <text:p text:style-name="Table_20_Contents">add modality/part/segment embeddings</text:p>
          </table:table-cell>
        </table:table-row>
        <table:table-row>
          <table:table-cell table:style-name="Table15.A1" office:value-type="string">
            <text:p text:style-name="Table_20_Contents">C1</text:p>
          </table:table-cell>
          <table:table-cell table:style-name="Table15.A1" office:value-type="string">
            <text:p text:style-name="Table_20_Contents">Self-attention per modality</text:p>
          </table:table-cell>
          <table:table-cell table:style-name="Table15.A1" office:value-type="string">
            <text:p text:style-name="Table_20_Contents">same</text:p>
          </table:table-cell>
          <table:table-cell table:style-name="Table15.A1" office:value-type="string">
            <text:p text:style-name="Table_20_Contents">skeleton self-attn, silhouette self-attn</text:p>
          </table:table-cell>
        </table:table-row>
        <table:table-row>
          <table:table-cell table:style-name="Table15.A1" office:value-type="string">
            <text:p text:style-name="Table_20_Contents">C2</text:p>
          </table:table-cell>
          <table:table-cell table:style-name="Table15.A1" office:value-type="string">
            <text:p text:style-name="Table_20_Contents">S←G cross-attention</text:p>
          </table:table-cell>
          <table:table-cell table:style-name="Table15.A1" office:value-type="string">
            <text:p text:style-name="Table_20_Contents">B×36×256</text:p>
          </table:table-cell>
          <table:table-cell table:style-name="Table15.A1" office:value-type="string">
            <text:p text:style-name="Table_20_Contents">skeleton queries silhouette</text:p>
          </table:table-cell>
        </table:table-row>
        <table:table-row>
          <table:table-cell table:style-name="Table15.A1" office:value-type="string">
            <text:p text:style-name="Table_20_Contents">C3</text:p>
          </table:table-cell>
          <table:table-cell table:style-name="Table15.A1" office:value-type="string">
            <text:p text:style-name="Table_20_Contents">G←S cross-attention</text:p>
          </table:table-cell>
          <table:table-cell table:style-name="Table15.A1" office:value-type="string">
            <text:p text:style-name="Table_20_Contents">B×90×256</text:p>
          </table:table-cell>
          <table:table-cell table:style-name="Table15.A1" office:value-type="string">
            <text:p text:style-name="Table_20_Contents">silhouette queries skeleton</text:p>
          </table:table-cell>
        </table:table-row>
        <text:soft-page-break/>
        <table:table-row>
          <table:table-cell table:style-name="Table15.A1" office:value-type="string">
            <text:p text:style-name="Table_20_Contents">C4</text:p>
          </table:table-cell>
          <table:table-cell table:style-name="Table15.A1" office:value-type="string">
            <text:p text:style-name="Table_20_Contents">FFN + residual</text:p>
          </table:table-cell>
          <table:table-cell table:style-name="Table15.A1" office:value-type="string">
            <text:p text:style-name="Table_20_Contents">same</text:p>
          </table:table-cell>
          <table:table-cell table:style-name="Table15.A1" office:value-type="string">
            <text:p text:style-name="Table_20_Contents">256→1024→256</text:p>
          </table:table-cell>
        </table:table-row>
        <table:table-row>
          <table:table-cell table:style-name="Table15.A1" office:value-type="string">
            <text:p text:style-name="Table_20_Contents">C5</text:p>
          </table:table-cell>
          <table:table-cell table:style-name="Table15.A1" office:value-type="string">
            <text:p text:style-name="Table_20_Contents">Repeat C1-C4 ×4</text:p>
          </table:table-cell>
          <table:table-cell table:style-name="Table15.A1" office:value-type="string">
            <text:p text:style-name="Table_20_Contents">same</text:p>
          </table:table-cell>
          <table:table-cell table:style-name="Table15.A1" office:value-type="string">
            <text:p text:style-name="Table_20_Contents">4 cross-modal layers</text:p>
          </table:table-cell>
        </table:table-row>
        <table:table-row>
          <table:table-cell table:style-name="Table15.A1" office:value-type="string">
            <text:p text:style-name="Table_20_Contents">C6</text:p>
          </table:table-cell>
          <table:table-cell table:style-name="Table15.A1" office:value-type="string">
            <text:p text:style-name="Table_20_Contents">Fusion CLS attention</text:p>
          </table:table-cell>
          <table:table-cell table:style-name="Table15.A1" office:value-type="string">
            <text:p text:style-name="Table_20_Contents">B×128 tokens</text:p>
          </table:table-cell>
          <table:table-cell table:style-name="Table15.A1" office:value-type="string">
            <text:p text:style-name="Table_20_Contents">B×256</text:p>
          </table:table-cell>
        </table:table-row>
        <table:table-row>
          <table:table-cell table:style-name="Table15.A1" office:value-type="string">
            <text:p text:style-name="Table_20_Contents">C7</text:p>
          </table:table-cell>
          <table:table-cell table:style-name="Table15.A1" office:value-type="string">
            <text:p text:style-name="Table_20_Contents">Fusion head</text:p>
          </table:table-cell>
          <table:table-cell table:style-name="Table15.A1" office:value-type="string">
            <text:p text:style-name="Table_20_Contents">B×256</text:p>
          </table:table-cell>
          <table:table-cell table:style-name="Table15.A1" office:value-type="string">
            <text:p text:style-name="Table_20_Contents">B×256</text:p>
          </table:table-cell>
        </table:table-row>
        <table:table-row>
          <table:table-cell table:style-name="Table15.A1" office:value-type="string">
            <text:p text:style-name="Table_20_Contents">C8</text:p>
          </table:table-cell>
          <table:table-cell table:style-name="Table15.A1" office:value-type="string">
            <text:p text:style-name="Table_20_Contents">Classifier</text:p>
          </table:table-cell>
          <table:table-cell table:style-name="Table15.A1" office:value-type="string">
            <text:p text:style-name="Table_20_Contents">B×256</text:p>
          </table:table-cell>
          <table:table-cell table:style-name="Table15.A1" office:value-type="string">
            <text:p text:style-name="Table_20_Contents">B×74</text:p>
          </table:table-cell>
        </table:table-row>
      </table:table>
      <text:p text:style-name="Text_20_body">Cross-attention details:</text:p>
      <text:section text:style-name="Sect1" text:name="Section108">
        <text:p text:style-name="P3"><text:bookmark text:name="code-block-viewer Copy 107"/><text:span text:style-name="Source_20_Text">heads = 8</text:span></text:p>
        <text:p text:style-name="Preformatted_20_Text"><text:span text:style-name="Source_20_Text">dropout = 0.1</text:span></text:p>
        <text:p text:style-name="Preformatted_20_Text"><text:span text:style-name="Source_20_Text">pre-LayerNorm</text:span></text:p>
        <text:p text:style-name="Preformatted_20_Text"><text:span text:style-name="Source_20_Text">residual after each attention and FFN</text:span></text:p>
        <text:p text:style-name="P1"><text:span text:style-name="Source_20_Text">FFN activation = GELU</text:span></text:p>
      </text:section>
      <text:h text:style-name="Heading_20_3" text:outline-level="3">7. Token design</text:h>
      <text:p text:style-name="Text_20_body">Skeleton token:</text:p>
      <text:section text:style-name="Sect1" text:name="Section109">
        <text:p text:style-name="P3"><text:bookmark text:name="code-block-viewer Copy 108"/><text:span text:style-name="Source_20_Text">one body group in one temporal segment</text:span></text:p>
        <text:p text:style-name="P1"><text:span text:style-name="Source_20_Text">36 tokens, dim 256</text:span></text:p>
      </text:section>
      <text:p text:style-name="Text_20_body">Silhouette token:</text:p>
      <text:section text:style-name="Sect1" text:name="Section110">
        <text:p text:style-name="P3"><text:bookmark text:name="code-block-viewer Copy 109"/><text:span text:style-name="Source_20_Text">one HPP part in one temporal segment</text:span></text:p>
        <text:p text:style-name="P1"><text:span text:style-name="Source_20_Text">90 tokens, dim 256</text:span></text:p>
      </text:section>
      <text:p text:style-name="Text_20_body">Special tokens:</text:p>
      <text:section text:style-name="Sect1" text:name="Section111">
        <text:p text:style-name="P3"><text:bookmark text:name="code-block-viewer Copy 110"/><text:span text:style-name="Source_20_Text">[SKEL_CLS]</text:span></text:p>
        <text:p text:style-name="Preformatted_20_Text"><text:span text:style-name="Source_20_Text">[SIL_CLS]</text:span></text:p>
        <text:p text:style-name="P1"><text:span text:style-name="Source_20_Text">[FUSE_CLS]</text:span></text:p>
      </text:section>
      <text:p text:style-name="Text_20_body">Embeddings:</text:p>
      <text:section text:style-name="Sect1" text:name="Section112">
        <text:p text:style-name="P3"><text:bookmark text:name="code-block-viewer Copy 111"/><text:span text:style-name="Source_20_Text">modality embedding: skeleton/silhouette</text:span></text:p>
        <text:p text:style-name="Preformatted_20_Text"><text:span text:style-name="Source_20_Text">temporal segment embedding: 6</text:span></text:p>
        <text:p text:style-name="P1"><text:span text:style-name="Source_20_Text">part/group embedding: 6 skeleton groups or 15 silhouette parts</text:span></text:p>
      </text:section>
      <text:p text:style-name="Text_20_body">No test condition embedding.</text:p>
      <text:h text:style-name="Heading_20_3" text:outline-level="3">8. Fusion design</text:h>
      <text:p text:style-name="Text_20_body">Middle fusion, bidirectional cross-attention:</text:p>
      <text:section text:style-name="Sect1" text:name="Section113">
        <text:p text:style-name="P3"><text:bookmark text:name="code-block-viewer Copy 112"/><text:span text:style-name="Source_20_Text">skeleton queries silhouette</text:span></text:p>
        <text:p text:style-name="P1"><text:span text:style-name="Source_20_Text">silhouette queries skeleton</text:span></text:p>
      </text:section>
      <text:p text:style-name="Text_20_body">Residual preservation:</text:p>
      <text:section text:style-name="Sect1" text:name="Section114">
        <text:p text:style-name="P3"><text:bookmark text:name="code-block-viewer Copy 113"/><text:span text:style-name="Source_20_Text">Final score should not rely only on cross embedding.</text:span></text:p>
        <text:p text:style-name="Preformatted_20_Text"><text:span text:style-name="Source_20_Text">Use:</text:span></text:p>
        <text:p text:style-name="Preformatted_20_Text"><text:span text:style-name="Source_20_Text">final_score = λ * fixed_score_0p5 + (1-λ) * cross_modal_score</text:span></text:p>
        <text:p text:style-name="P1"><text:span text:style-name="Source_20_Text">λ ≥ 0.6</text:span></text:p>
      </text:section>
      <text:p text:style-name="Text_20_body">Also output branch-specific embeddings:</text:p>
      <text:section text:style-name="Sect1" text:name="Section115">
        <text:p text:style-name="P3"><text:bookmark text:name="code-block-viewer Copy 114"/><text:span text:style-name="Source_20_Text">skeleton branch embedding</text:span></text:p>
        <text:p text:style-name="Preformatted_20_Text"><text:span text:style-name="Source_20_Text">silhouette branch embedding</text:span></text:p>
        <text:p text:style-name="P1"><text:soft-page-break/><text:span text:style-name="Source_20_Text">cross-modal embedding</text:span></text:p>
      </text:section>
      <text:h text:style-name="Heading_20_3" text:outline-level="3">9. Output</text:h>
      <text:section text:style-name="Sect1" text:name="Section116">
        <text:p text:style-name="P3"><text:bookmark text:name="code-block-viewer Copy 115"/><text:span text:style-name="Source_20_Text">cross-modal embedding: 256-D</text:span></text:p>
        <text:p text:style-name="Preformatted_20_Text"><text:span text:style-name="Source_20_Text">skeleton branch embedding: 256-D</text:span></text:p>
        <text:p text:style-name="Preformatted_20_Text"><text:span text:style-name="Source_20_Text">silhouette branch embedding: 256-D</text:span></text:p>
        <text:p text:style-name="Preformatted_20_Text"><text:span text:style-name="Source_20_Text">classifier: 74 train IDs</text:span></text:p>
        <text:p text:style-name="P1"><text:span text:style-name="Source_20_Text">retrieval score: protected score ensemble</text:span></text:p>
      </text:section>
      <text:h text:style-name="Heading_20_3" text:outline-level="3">10. Loss functions</text:h>
      <text:section text:style-name="Sect1" text:name="Section117">
        <text:p text:style-name="P3"><text:bookmark text:name="code-block-viewer Copy 116"/><text:span text:style-name="Source_20_Text">CE_cross + Triplet_cross</text:span></text:p>
        <text:p text:style-name="Preformatted_20_Text"><text:span text:style-name="Source_20_Text">CE_skeleton_aux + Triplet_skeleton_aux</text:span></text:p>
        <text:p text:style-name="Preformatted_20_Text"><text:span text:style-name="Source_20_Text">CE_silhouette_aux + Triplet_silhouette_aux</text:span></text:p>
        <text:p text:style-name="Preformatted_20_Text"><text:span text:style-name="Source_20_Text">Modality consistency loss</text:span></text:p>
        <text:p text:style-name="Preformatted_20_Text"><text:span text:style-name="Source_20_Text">Modality dropout loss</text:span></text:p>
        <text:p text:style-name="Preformatted_20_Text"><text:span text:style-name="Source_20_Text">Fixed-fusion distillation loss on train split</text:span></text:p>
        <text:p text:style-name="P1"><text:span text:style-name="Source_20_Text">Reliability regularization</text:span></text:p>
      </text:section>
      <text:p text:style-name="Text_20_body">Suggested total:</text:p>
      <text:section text:style-name="Sect1" text:name="Section118">
        <text:p text:style-name="P3"><text:bookmark text:name="code-block-viewer Copy 117"/><text:span text:style-name="Source_20_Text">L = L_cross</text:span></text:p>
        <text:p text:style-name="Preformatted_20_Text"><text:span text:style-name="Source_20_Text"><text:s text:c="2"/>+ 0.3 * L_skeleton_aux</text:span></text:p>
        <text:p text:style-name="Preformatted_20_Text"><text:span text:style-name="Source_20_Text"><text:s text:c="2"/>+ 0.3 * L_silhouette_aux</text:span></text:p>
        <text:p text:style-name="Preformatted_20_Text"><text:span text:style-name="Source_20_Text"><text:s text:c="2"/>+ 0.2 * L_modality_consistency</text:span></text:p>
        <text:p text:style-name="P1"><text:span text:style-name="Source_20_Text"><text:s text:c="2"/>+ 0.1 * L_fixed_fusion_distillation</text:span></text:p>
      </text:section>
      <text:h text:style-name="Heading_20_3" text:outline-level="3">11. Training strategy</text:h>
      <text:p text:style-name="Text_20_body">Stage 1:</text:p>
      <text:section text:style-name="Sect1" text:name="Section119">
        <text:p text:style-name="P2"><text:bookmark text:name="code-block-viewer Copy 118"/><text:span text:style-name="Source_20_Text">Pretrain skeleton tokenizer and silhouette tokenizer separately.</text:span></text:p>
      </text:section>
      <text:p text:style-name="Text_20_body">Stage 2:</text:p>
      <text:section text:style-name="Sect1" text:name="Section120">
        <text:p text:style-name="P3"><text:bookmark text:name="code-block-viewer Copy 119"/><text:span text:style-name="Source_20_Text">Load pretrained branches.</text:span></text:p>
        <text:p text:style-name="Preformatted_20_Text"><text:span text:style-name="Source_20_Text">Freeze branches.</text:span></text:p>
        <text:p text:style-name="P1"><text:span text:style-name="Source_20_Text">Train cross-modal transformer + fusion head.</text:span></text:p>
      </text:section>
      <text:p text:style-name="Text_20_body">Stage 3:</text:p>
      <text:section text:style-name="Sect1" text:name="Section121">
        <text:p text:style-name="P3"><text:bookmark text:name="code-block-viewer Copy 120"/><text:span text:style-name="Source_20_Text">Unfreeze last one block of each branch.</text:span></text:p>
        <text:p text:style-name="P1"><text:span text:style-name="Source_20_Text">Fine-tune with low LR.</text:span></text:p>
      </text:section>
      <text:p text:style-name="Text_20_body">Recommended:</text:p>
      <text:section text:style-name="Sect1" text:name="Section122">
        <text:p text:style-name="P3"><text:bookmark text:name="code-block-viewer Copy 121"/><text:span text:style-name="Source_20_Text">P=8, K=2</text:span></text:p>
        <text:p text:style-name="Preformatted_20_Text"><text:span text:style-name="Source_20_Text">batch=16</text:span></text:p>
        <text:p text:style-name="Preformatted_20_Text"><text:span text:style-name="Source_20_Text">AdamW</text:span></text:p>
        <text:p text:style-name="Preformatted_20_Text"><text:span text:style-name="Source_20_Text">cross-modal transformer lr=3e-4</text:span></text:p>
        <text:p text:style-name="Preformatted_20_Text"><text:span text:style-name="Source_20_Text">pretrained branches lr=3e-5</text:span></text:p>
        <text:p text:style-name="Preformatted_20_Text"><text:span text:style-name="Source_20_Text">weight_decay=1e-4</text:span></text:p>
        <text:p text:style-name="P1"><text:span text:style-name="Source_20_Text">30k–60k steps</text:span></text:p>
      </text:section>
      <text:h text:style-name="Heading_20_3" text:outline-level="3">12. Evaluation</text:h>
      <text:p text:style-name="Text_20_body">Same LT. Must report:</text:p>
      <text:section text:style-name="Sect1" text:name="Section123">
        <text:p text:style-name="P3"><text:bookmark text:name="code-block-viewer Copy 122"/><text:soft-page-break/><text:span text:style-name="Source_20_Text">cross-modal embedding only</text:span></text:p>
        <text:p text:style-name="Preformatted_20_Text"><text:span text:style-name="Source_20_Text">protected cross-modal score</text:span></text:p>
        <text:p text:style-name="Preformatted_20_Text"><text:span text:style-name="Source_20_Text">fixed α=0.5 baseline</text:span></text:p>
        <text:p text:style-name="P1"><text:span text:style-name="Source_20_Text">branch-only scores</text:span></text:p>
      </text:section>
      <text:h text:style-name="Heading_20_3" text:outline-level="3">13. Expected benefit</text:h>
      <text:p text:style-name="Text_20_body">If successful:</text:p>
      <text:section text:style-name="Sect1" text:name="Section124">
        <text:p text:style-name="P3"><text:bookmark text:name="code-block-viewer Copy 123"/><text:span text:style-name="Source_20_Text">BG +0.5 to +2.0 over fixed fusion</text:span></text:p>
        <text:p text:style-name="Preformatted_20_Text"><text:span text:style-name="Source_20_Text">CL +0.7 to +2.5 over fixed fusion</text:span></text:p>
        <text:p text:style-name="P1"><text:span text:style-name="Source_20_Text">Mean +0.5 to +1.8</text:span></text:p>
      </text:section>
      <text:p text:style-name="Text_20_body">But realistic chance of degradation is high.</text:p>
      <text:h text:style-name="Heading_20_3" text:outline-level="3">14. Risk</text:h>
      <text:p text:style-name="Text_20_body">Overfitting: high.<text:line-break/>Implementation risk: high.<text:line-break/>Compute cost: high.<text:line-break/>Data leakage risk: medium if hyperparameters tuned on final test.<text:line-break/>NM degradation: medium-high.</text:p>
      <text:h text:style-name="Heading_20_3" text:outline-level="3">15. Paper value</text:h>
      <text:p text:style-name="Text_20_body">Highest novelty among proposed models.<text:line-break/>Could be Q1/Q2-level if strong ablation and protected fusion succeed.<text:line-break/>If it fails, still valuable as negative result explaining why score-level fusion is hard to beat.</text:p>
      <text:h text:style-name="Heading_20_3" text:outline-level="3">16. Implementation handoff</text:h>
      <text:p text:style-name="Text_20_body">Implement notebook <text:span text:style-name="Source_20_Text">20_cross_modal_token_fusion_transformer.ipynb</text:span>. Build skeleton and silhouette tokenizers, generate 36 skeleton tokens and 90 silhouette tokens per clip, apply 4-layer bidirectional cross-modal transformer, train with auxiliary branch losses and modality dropout, then evaluate cross-modal embedding and protected score ensemble against fixed α=0.5. Save to <text:span text:style-name="Source_20_Text">results/cross_modal_fusion_20/</text:span>.</text:p>
      <text:p text:style-name="Horizontal_20_Line"/>
      <text:h text:style-name="Heading_20_2" text:outline-level="2">Architecture 7 — Reliability-Protected Final Fusion: Fixed Score Fusion + Reliability Score Fusion + Fused Embedding Ensemble</text:h>
      <text:h text:style-name="Heading_20_3" text:outline-level="3">1. Architecture name</text:h>
      <text:p text:style-name="Text_20_body"><text:span text:style-name="Strong_20_Emphasis">RPF-Gait: Reliability-Protected Fusion</text:span></text:p>
      <text:h text:style-name="Heading_20_3" text:outline-level="3">2. Main purpose</text:h>
      <text:p text:style-name="Text_20_body">Fixed α=0.5 baseline preserve করে only safe reliability correction করা।</text:p>
      <text:h text:style-name="Heading_20_3" text:outline-level="3"><text:soft-page-break/>3. Bottleneck targeted</text:h>
      <text:p text:style-name="Text_20_body">Fusion overfitting, modality unreliability, BG/CL condition-specific failure, score calibration.</text:p>
      <text:h text:style-name="Heading_20_3" text:outline-level="3">4. Input data</text:h>
      <text:p text:style-name="Text_20_body">Use existing outputs:</text:p>
      <text:section text:style-name="Sect1" text:name="Section125">
        <text:p text:style-name="P3"><text:bookmark text:name="code-block-viewer Copy 124"/><text:span text:style-name="Source_20_Text">skeleton gallery/probe embeddings or score matrices</text:span></text:p>
        <text:p text:style-name="Preformatted_20_Text"><text:span text:style-name="Source_20_Text">silhouette gallery/probe embeddings or score matrices</text:span></text:p>
        <text:p text:style-name="Preformatted_20_Text"><text:span text:style-name="Source_20_Text">fusion prediction detail CSV if available</text:span></text:p>
        <text:p text:style-name="Preformatted_20_Text"><text:span text:style-name="Source_20_Text">pose quality stats</text:span></text:p>
        <text:p text:style-name="P1"><text:span text:style-name="Source_20_Text">silhouette quality stats</text:span></text:p>
      </text:section>
      <text:p text:style-name="Text_20_body">Tensor examples:</text:p>
      <text:section text:style-name="Sect1" text:name="Section126">
        <text:p text:style-name="P3"><text:bookmark text:name="code-block-viewer Copy 125"/><text:span text:style-name="Source_20_Text">Skeleton score matrix: B_probe × N_gallery</text:span></text:p>
        <text:p text:style-name="Preformatted_20_Text"><text:span text:style-name="Source_20_Text">Silhouette score matrix: B_probe × N_gallery</text:span></text:p>
        <text:p text:style-name="Preformatted_20_Text"><text:span text:style-name="Source_20_Text">Skeleton embedding: B × 128</text:span></text:p>
        <text:p text:style-name="P1"><text:span text:style-name="Source_20_Text">Silhouette embedding: B × 256</text:span></text:p>
      </text:section>
      <text:h text:style-name="Heading_20_3" text:outline-level="3">5. Feature construction</text:h>
      <text:p text:style-name="Text_20_body">Per probe and modality compute label-free reliability features:</text:p>
      <table:table table:name="Table16" table:style-name="Table16">
        <table:table-column table:style-name="Table16.A"/>
        <table:table-column table:style-name="Table16.B"/>
        <table:table-header-rows>
          <table:table-row>
            <table:table-cell table:style-name="Table16.A1" office:value-type="string">
              <text:p text:style-name="Table_20_Heading">Feature</text:p>
            </table:table-cell>
            <table:table-cell table:style-name="Table16.A1" office:value-type="string">
              <text:p text:style-name="Table_20_Heading">Meaning</text:p>
            </table:table-cell>
          </table:table-row>
        </table:table-header-rows>
        <table:table-row>
          <table:table-cell table:style-name="Table16.A1" office:value-type="string">
            <text:p text:style-name="Table_20_Contents">top1 score</text:p>
          </table:table-cell>
          <table:table-cell table:style-name="Table16.A1" office:value-type="string">
            <text:p text:style-name="Table_20_Contents">best match confidence</text:p>
          </table:table-cell>
        </table:table-row>
        <table:table-row>
          <table:table-cell table:style-name="Table16.A1" office:value-type="string">
            <text:p text:style-name="Table_20_Contents">top2 score</text:p>
          </table:table-cell>
          <table:table-cell table:style-name="Table16.A1" office:value-type="string">
            <text:p text:style-name="Table_20_Contents">second match</text:p>
          </table:table-cell>
        </table:table-row>
        <table:table-row>
          <table:table-cell table:style-name="Table16.A1" office:value-type="string">
            <text:p text:style-name="Table_20_Contents">top1-top2 margin</text:p>
          </table:table-cell>
          <table:table-cell table:style-name="Table16.A1" office:value-type="string">
            <text:p text:style-name="Table_20_Contents">identity separation</text:p>
          </table:table-cell>
        </table:table-row>
        <table:table-row>
          <table:table-cell table:style-name="Table16.A1" office:value-type="string">
            <text:p text:style-name="Table_20_Contents">top1-top5 margin</text:p>
          </table:table-cell>
          <table:table-cell table:style-name="Table16.A1" office:value-type="string">
            <text:p text:style-name="Table_20_Contents">rank stability</text:p>
          </table:table-cell>
        </table:table-row>
        <table:table-row>
          <table:table-cell table:style-name="Table16.A1" office:value-type="string">
            <text:p text:style-name="Table_20_Contents">top10 entropy</text:p>
          </table:table-cell>
          <table:table-cell table:style-name="Table16.A1" office:value-type="string">
            <text:p text:style-name="Table_20_Contents">uncertainty</text:p>
          </table:table-cell>
        </table:table-row>
        <table:table-row>
          <table:table-cell table:style-name="Table16.A1" office:value-type="string">
            <text:p text:style-name="Table_20_Contents">z-scored top1</text:p>
          </table:table-cell>
          <table:table-cell table:style-name="Table16.A1" office:value-type="string">
            <text:p text:style-name="Table_20_Contents">score calibration</text:p>
          </table:table-cell>
        </table:table-row>
        <table:table-row>
          <table:table-cell table:style-name="Table16.A1" office:value-type="string">
            <text:p text:style-name="Table_20_Contents">top-k concentration</text:p>
          </table:table-cell>
          <table:table-cell table:style-name="Table16.A1" office:value-type="string">
            <text:p text:style-name="Table_20_Contents">confidence spread</text:p>
          </table:table-cell>
        </table:table-row>
        <table:table-row>
          <table:table-cell table:style-name="Table16.A1" office:value-type="string">
            <text:p text:style-name="Table_20_Contents">clip embedding variance</text:p>
          </table:table-cell>
          <table:table-cell table:style-name="Table16.A1" office:value-type="string">
            <text:p text:style-name="Table_20_Contents">temporal stability</text:p>
          </table:table-cell>
        </table:table-row>
        <table:table-row>
          <table:table-cell table:style-name="Table16.A1" office:value-type="string">
            <text:p text:style-name="Table_20_Contents">skeleton confidence mean</text:p>
          </table:table-cell>
          <table:table-cell table:style-name="Table16.A1" office:value-type="string">
            <text:p text:style-name="Table_20_Contents">pose reliability</text:p>
          </table:table-cell>
        </table:table-row>
        <table:table-row>
          <table:table-cell table:style-name="Table16.A1" office:value-type="string">
            <text:p text:style-name="Table_20_Contents">skeleton joint missing ratio</text:p>
          </table:table-cell>
          <table:table-cell table:style-name="Table16.A1" office:value-type="string">
            <text:p text:style-name="Table_20_Contents">pose failure</text:p>
          </table:table-cell>
        </table:table-row>
        <table:table-row>
          <table:table-cell table:style-name="Table16.A1" office:value-type="string">
            <text:p text:style-name="Table_20_Contents">silhouette area variance</text:p>
          </table:table-cell>
          <table:table-cell table:style-name="Table16.A1" office:value-type="string">
            <text:p text:style-name="Table_20_Contents">segmentation stability</text:p>
          </table:table-cell>
        </table:table-row>
        <table:table-row>
          <table:table-cell table:style-name="Table16.A1" office:value-type="string">
            <text:p text:style-name="Table_20_Contents">skeleton-silhouette rank agreement</text:p>
          </table:table-cell>
          <table:table-cell table:style-name="Table16.A1" office:value-type="string">
            <text:p text:style-name="Table_20_Contents">modality agreement</text:p>
          </table:table-cell>
        </table:table-row>
      </table:table>
      <text:p text:style-name="Text_20_body">Do not use test correctness. Do not use final test condition label.</text:p>
      <text:h text:style-name="Heading_20_3" text:outline-level="3">6. Layer-by-layer architecture</text:h>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tage</text:p>
            </table:table-cell>
            <table:table-cell table:style-name="Table17.A1" office:value-type="string">
              <text:p text:style-name="Table_20_Heading">Layer/block</text:p>
            </table:table-cell>
            <table:table-cell table:style-name="Table17.A1" office:value-type="string">
              <text:p text:style-name="Table_20_Heading">Input</text:p>
            </table:table-cell>
            <table:table-cell table:style-name="Table17.A1" office:value-type="string">
              <text:p text:style-name="Table_20_Heading">Output</text:p>
            </table:table-cell>
            <table:table-cell table:style-name="Table17.A1" office:value-type="string">
              <text:p text:style-name="Table_20_Heading">Details</text:p>
            </table:table-cell>
          </table:table-row>
        </table:table-header-rows>
        <table:table-row>
          <table:table-cell table:style-name="Table17.A1" office:value-type="string">
            <text:p text:style-name="Table_20_Contents">0</text:p>
          </table:table-cell>
          <table:table-cell table:style-name="Table17.A1" office:value-type="string">
            <text:p text:style-name="Table_20_Contents">Reliability features</text:p>
          </table:table-cell>
          <table:table-cell table:style-name="Table17.A1" office:value-type="string">
            <text:p text:style-name="Table_20_Contents">B×12 per modality</text:p>
          </table:table-cell>
          <table:table-cell table:style-name="Table17.A1" office:value-type="string">
            <text:p text:style-name="Table_20_Contents">B×12</text:p>
          </table:table-cell>
          <table:table-cell table:style-name="Table17.A1" office:value-type="string">
            <text:p text:style-name="Table_20_Contents">standardized using train stats</text:p>
          </table:table-cell>
        </table:table-row>
        <table:table-row>
          <table:table-cell table:style-name="Table17.A1" office:value-type="string">
            <text:p text:style-name="Table_20_Contents">1</text:p>
          </table:table-cell>
          <table:table-cell table:style-name="Table17.A1" office:value-type="string">
            <text:p text:style-name="Table_20_Contents">Skeleton reliability MLP</text:p>
          </table:table-cell>
          <table:table-cell table:style-name="Table17.A1" office:value-type="string">
            <text:p text:style-name="Table_20_Contents">B×12</text:p>
          </table:table-cell>
          <table:table-cell table:style-name="Table17.A1" office:value-type="string">
            <text:p text:style-name="Table_20_Contents">B×1</text:p>
          </table:table-cell>
          <table:table-cell table:style-name="Table17.A1" office:value-type="string">
            <text:p text:style-name="Table_20_Contents">Linear 12→64→32→1, GELU, dropout 0.1, sigmoid</text:p>
          </table:table-cell>
        </table:table-row>
        <table:table-row>
          <table:table-cell table:style-name="Table17.A1" office:value-type="string">
            <text:p text:style-name="Table_20_Contents">2</text:p>
          </table:table-cell>
          <table:table-cell table:style-name="Table17.A1" office:value-type="string">
            <text:p text:style-name="Table_20_Contents">Silhouette reliability MLP</text:p>
          </table:table-cell>
          <table:table-cell table:style-name="Table17.A1" office:value-type="string">
            <text:p text:style-name="Table_20_Contents">B×12</text:p>
          </table:table-cell>
          <table:table-cell table:style-name="Table17.A1" office:value-type="string">
            <text:p text:style-name="Table_20_Contents">B×1</text:p>
          </table:table-cell>
          <table:table-cell table:style-name="Table17.A1" office:value-type="string">
            <text:p text:style-name="Table_20_Contents">same</text:p>
          </table:table-cell>
        </table:table-row>
        <table:table-row>
          <table:table-cell table:style-name="Table17.A1" office:value-type="string">
            <text:p text:style-name="Table_20_Contents">3</text:p>
          </table:table-cell>
          <table:table-cell table:style-name="Table17.A1" office:value-type="string">
            <text:p text:style-name="Table_20_Contents">Alpha prior module</text:p>
          </table:table-cell>
          <table:table-cell table:style-name="Table17.A1" office:value-type="string">
            <text:p text:style-name="Table_20_Contents">r_s, r_g</text:p>
          </table:table-cell>
          <table:table-cell table:style-name="Table17.A1" office:value-type="string">
            <text:p text:style-name="Table_20_Contents">B×1</text:p>
          </table:table-cell>
          <table:table-cell table:style-name="Table17.A1" office:value-type="string">
            <text:p text:style-name="Table_20_Contents">α = softmax/rank-normalized reliability</text:p>
          </table:table-cell>
        </table:table-row>
        <table:table-row>
          <table:table-cell table:style-name="Table17.A1" office:value-type="string">
            <text:p text:style-name="Table_20_Contents">4</text:p>
          </table:table-cell>
          <table:table-cell table:style-name="Table17.A1" office:value-type="string">
            <text:p text:style-name="Table_20_Contents">Reliability score</text:p>
          </table:table-cell>
          <table:table-cell table:style-name="Table17.A1" office:value-type="string">
            <text:p text:style-name="Table_20_Contents">score matrices</text:p>
          </table:table-cell>
          <table:table-cell table:style-name="Table17.A1" office:value-type="string">
            <text:p text:style-name="Table_20_Contents">B×N_gallery</text:p>
          </table:table-cell>
          <table:table-cell table:style-name="Table17.A1" office:value-type="string">
            <text:p text:style-name="Table_20_Contents">α*S_sil + (1-α)*S_skel</text:p>
          </table:table-cell>
        </table:table-row>
        <text:soft-page-break/>
        <table:table-row>
          <table:table-cell table:style-name="Table17.A1" office:value-type="string">
            <text:p text:style-name="Table_20_Contents">5</text:p>
          </table:table-cell>
          <table:table-cell table:style-name="Table17.A1" office:value-type="string">
            <text:p text:style-name="Table_20_Contents">Embedding projection</text:p>
          </table:table-cell>
          <table:table-cell table:style-name="Table17.A1" office:value-type="string">
            <text:p text:style-name="Table_20_Contents">e_s,e_g</text:p>
          </table:table-cell>
          <table:table-cell table:style-name="Table17.A1" office:value-type="string">
            <text:p text:style-name="Table_20_Contents">B×256</text:p>
          </table:table-cell>
          <table:table-cell table:style-name="Table17.A1" office:value-type="string">
            <text:p text:style-name="Table_20_Contents">Linear 128→256, Linear 256→256</text:p>
          </table:table-cell>
        </table:table-row>
        <table:table-row>
          <table:table-cell table:style-name="Table17.A1" office:value-type="string">
            <text:p text:style-name="Table_20_Contents">6</text:p>
          </table:table-cell>
          <table:table-cell table:style-name="Table17.A1" office:value-type="string">
            <text:p text:style-name="Table_20_Contents">Fused embedding score</text:p>
          </table:table-cell>
          <table:table-cell table:style-name="Table17.A1" office:value-type="string">
            <text:p text:style-name="Table_20_Contents">projected embeddings</text:p>
          </table:table-cell>
          <table:table-cell table:style-name="Table17.A1" office:value-type="string">
            <text:p text:style-name="Table_20_Contents">B×N_gallery</text:p>
          </table:table-cell>
          <table:table-cell table:style-name="Table17.A1" office:value-type="string">
            <text:p text:style-name="Table_20_Contents">cosine/Euclidean</text:p>
          </table:table-cell>
        </table:table-row>
        <table:table-row>
          <table:table-cell table:style-name="Table17.A1" office:value-type="string">
            <text:p text:style-name="Table_20_Contents">7</text:p>
          </table:table-cell>
          <table:table-cell table:style-name="Table17.A1" office:value-type="string">
            <text:p text:style-name="Table_20_Contents">Protected ensemble</text:p>
          </table:table-cell>
          <table:table-cell table:style-name="Table17.A1" office:value-type="string">
            <text:p text:style-name="Table_20_Contents">three scores</text:p>
          </table:table-cell>
          <table:table-cell table:style-name="Table17.A1" office:value-type="string">
            <text:p text:style-name="Table_20_Contents">B×N_gallery</text:p>
          </table:table-cell>
          <table:table-cell table:style-name="Table17.A1" office:value-type="string">
            <text:p text:style-name="Table_20_Contents">λ<text:span text:style-name="Emphasis">S_fixed + (1-λ)</text:span>(β*S_rel+(1-β)*S_emb)</text:p>
          </table:table-cell>
        </table:table-row>
        <table:table-row>
          <table:table-cell table:style-name="Table17.A1" office:value-type="string">
            <text:p text:style-name="Table_20_Contents">8</text:p>
          </table:table-cell>
          <table:table-cell table:style-name="Table17.A1" office:value-type="string">
            <text:p text:style-name="Table_20_Contents">Safety clamp</text:p>
          </table:table-cell>
          <table:table-cell table:style-name="Table17.A1" office:value-type="string">
            <text:p text:style-name="Table_20_Contents">final score</text:p>
          </table:table-cell>
          <table:table-cell table:style-name="Table17.A1" office:value-type="string">
            <text:p text:style-name="Table_20_Contents">B×N_gallery</text:p>
          </table:table-cell>
          <table:table-cell table:style-name="Table17.A1" office:value-type="string">
            <text:p text:style-name="Table_20_Contents">correction magnitude ≤ δ</text:p>
          </table:table-cell>
        </table:table-row>
      </table:table>
      <text:p text:style-name="Text_20_body">Recommended constants selected only on internal validation:</text:p>
      <text:section text:style-name="Sect1" text:name="Section127">
        <text:p text:style-name="P3"><text:bookmark text:name="code-block-viewer Copy 126"/><text:span text:style-name="Source_20_Text">λ = 0.75 to 0.90</text:span></text:p>
        <text:p text:style-name="Preformatted_20_Text"><text:span text:style-name="Source_20_Text">β = 0.70</text:span></text:p>
        <text:p text:style-name="P1"><text:span text:style-name="Source_20_Text">δ = 0.10 to 0.20</text:span></text:p>
      </text:section>
      <text:h text:style-name="Heading_20_3" text:outline-level="3">7. Token design</text:h>
      <text:p text:style-name="Text_20_body">No Transformer token required. This is score-level architecture.</text:p>
      <text:h text:style-name="Heading_20_3" text:outline-level="3">8. Fusion design</text:h>
      <text:p text:style-name="Text_20_body">Late score fusion with protection.</text:p>
      <text:p text:style-name="Text_20_body">Base:</text:p>
      <text:section text:style-name="Sect1" text:name="Section128">
        <text:p text:style-name="P2"><text:bookmark text:name="code-block-viewer Copy 127"/><text:span text:style-name="Source_20_Text">S_fixed = 0.5*S_skeleton + 0.5*S_silhouette</text:span></text:p>
      </text:section>
      <text:p text:style-name="Text_20_body">Reliability:</text:p>
      <text:section text:style-name="Sect1" text:name="Section129">
        <text:p text:style-name="P2"><text:bookmark text:name="code-block-viewer Copy 128"/><text:span text:style-name="Source_20_Text">S_rel = α*S_silhouette + (1-α)*S_skeleton</text:span></text:p>
      </text:section>
      <text:p text:style-name="Text_20_body">Protected:</text:p>
      <text:section text:style-name="Sect1" text:name="Section130">
        <text:p text:style-name="P2"><text:bookmark text:name="code-block-viewer Copy 129"/><text:span text:style-name="Source_20_Text">S_final = λ*S_fixed + (1-λ)*S_rel</text:span></text:p>
      </text:section>
      <text:p text:style-name="Text_20_body">Optional embedding score:</text:p>
      <text:section text:style-name="Sect1" text:name="Section131">
        <text:p text:style-name="P2"><text:bookmark text:name="code-block-viewer Copy 130"/><text:span text:style-name="Source_20_Text">S_final = λ*S_fixed + (1-λ)*(β*S_rel + (1-β)*S_embedding)</text:span></text:p>
      </text:section>
      <text:h text:style-name="Heading_20_3" text:outline-level="3">9. Output</text:h>
      <text:section text:style-name="Sect1" text:name="Section132">
        <text:p text:style-name="P3"><text:bookmark text:name="code-block-viewer Copy 131"/><text:span text:style-name="Source_20_Text">Final retrieval score matrix</text:span></text:p>
        <text:p text:style-name="Preformatted_20_Text"><text:span text:style-name="Source_20_Text">Rank-1/5/10</text:span></text:p>
        <text:p text:style-name="P1"><text:span text:style-name="Source_20_Text">No new backbone embedding required</text:span></text:p>
      </text:section>
      <text:h text:style-name="Heading_20_3" text:outline-level="3">10. Loss functions</text:h>
      <text:p text:style-name="Text_20_body">If trainable version:</text:p>
      <text:section text:style-name="Sect1" text:name="Section133">
        <text:p text:style-name="P3"><text:bookmark text:name="code-block-viewer Copy 132"/><text:span text:style-name="Source_20_Text">retrieval CE over gallery candidates on train-internal pseudo gallery/probe</text:span></text:p>
        <text:p text:style-name="Preformatted_20_Text"><text:span text:style-name="Source_20_Text">pairwise ranking loss</text:span></text:p>
        <text:p text:style-name="Preformatted_20_Text"><text:span text:style-name="Source_20_Text">alpha prior regularization: keep α near 0.5 unless reliability evidence strong</text:span></text:p>
        <text:p text:style-name="P1"><text:span text:style-name="Source_20_Text">correction magnitude penalty</text:span></text:p>
      </text:section>
      <text:p text:style-name="Text_20_body">If heuristic version:</text:p>
      <text:section text:style-name="Sect1" text:name="Section134">
        <text:p text:style-name="P3"><text:bookmark text:name="code-block-viewer Copy 133"/><text:soft-page-break/><text:span text:style-name="Source_20_Text">no trainable loss</text:span></text:p>
        <text:p text:style-name="P1"><text:span text:style-name="Source_20_Text">validation-only calibration</text:span></text:p>
      </text:section>
      <text:h text:style-name="Heading_20_3" text:outline-level="3">11. Training strategy</text:h>
      <text:p text:style-name="Text_20_body">Stage 1:</text:p>
      <text:section text:style-name="Sect1" text:name="Section135">
        <text:p text:style-name="P2"><text:bookmark text:name="code-block-viewer Copy 134"/><text:span text:style-name="Source_20_Text">Create pseudo gallery/probe using train IDs only.</text:span></text:p>
      </text:section>
      <text:p text:style-name="Text_20_body">Stage 2:</text:p>
      <text:section text:style-name="Sect1" text:name="Section136">
        <text:p text:style-name="P2"><text:bookmark text:name="code-block-viewer Copy 135"/><text:span text:style-name="Source_20_Text">Train reliability MLP or tune heuristic weights on train-internal validation.</text:span></text:p>
      </text:section>
      <text:p text:style-name="Text_20_body">Stage 3:</text:p>
      <text:section text:style-name="Sect1" text:name="Section137">
        <text:p text:style-name="P3"><text:bookmark text:name="code-block-viewer Copy 136"/><text:span text:style-name="Source_20_Text">Freeze all weights.</text:span></text:p>
        <text:p text:style-name="P1"><text:span text:style-name="Source_20_Text">Evaluate final test once.</text:span></text:p>
      </text:section>
      <text:h text:style-name="Heading_20_3" text:outline-level="3">12. Evaluation</text:h>
      <text:p text:style-name="Text_20_body">Same LT. Must report:</text:p>
      <text:section text:style-name="Sect1" text:name="Section138">
        <text:p text:style-name="P3"><text:bookmark text:name="code-block-viewer Copy 137"/><text:span text:style-name="Source_20_Text">fixed α=0.5 baseline</text:span></text:p>
        <text:p text:style-name="Preformatted_20_Text"><text:span text:style-name="Source_20_Text">global alpha search diagnostic</text:span></text:p>
        <text:p text:style-name="Preformatted_20_Text"><text:span text:style-name="Source_20_Text">reliability fusion practical</text:span></text:p>
        <text:p text:style-name="Preformatted_20_Text"><text:span text:style-name="Source_20_Text">oracle selector diagnostic</text:span></text:p>
        <text:p text:style-name="P1"><text:span text:style-name="Source_20_Text">recovered/lost cases vs fixed</text:span></text:p>
      </text:section>
      <text:h text:style-name="Heading_20_3" text:outline-level="3">13. Expected benefit</text:h>
      <text:p text:style-name="Text_20_body">Over fixed α=0.5:</text:p>
      <text:section text:style-name="Sect1" text:name="Section139">
        <text:p text:style-name="P3"><text:bookmark text:name="code-block-viewer Copy 138"/><text:span text:style-name="Source_20_Text">BG +0.1 to +0.8</text:span></text:p>
        <text:p text:style-name="Preformatted_20_Text"><text:span text:style-name="Source_20_Text">CL +0.1 to +0.8</text:span></text:p>
        <text:p text:style-name="P1"><text:span text:style-name="Source_20_Text">Mean +0.05 to +0.5</text:span></text:p>
      </text:section>
      <text:p text:style-name="Text_20_body">Big gain unlikely because fixed fusion is already strong and per-condition alpha diagnostic only slightly improves mean.</text:p>
      <text:h text:style-name="Heading_20_3" text:outline-level="3">14. Risk</text:h>
      <text:p text:style-name="Text_20_body">Overfitting: low if protected and validation-safe.<text:line-break/>Implementation risk: low.<text:line-break/>Leakage risk: high only if final test labels/condition used for tuning.<text:line-break/>NM degradation: low if λ high.</text:p>
      <text:h text:style-name="Heading_20_3" text:outline-level="3">15. Paper value</text:h>
      <text:p text:style-name="Text_20_body">Very practical and paper-claim-safe if validation-only.<text:line-break/>Novelty medium-low, but strong as reliable baseline and ablation.</text:p>
      <text:h text:style-name="Heading_20_3" text:outline-level="3">16. Implementation handoff</text:h>
      <text:p text:style-name="Text_20_body">Implement notebook <text:span text:style-name="Source_20_Text">16_reliability_aware_score_fusion.ipynb</text:span>. Load existing skeleton/silhouette score matrices or recompute from embeddings. Build label-free reliability features, train/tune reliability only on train-internal validation, compute protected score fusion, <text:soft-page-break/>compare with fixed α=0.5, and clearly label oracle methods as diagnostic. Save to <text:span text:style-name="Source_20_Text">results/reliability_fusion_16/</text:span>.</text:p>
      <text:p text:style-name="Horizontal_20_Line"/>
      <text:h text:style-name="Heading_20_2" text:outline-level="2">Architecture 8 — View/Condition Disentangled Dual Expert with Adversarial Nuisance Removal</text:h>
      <text:h text:style-name="Heading_20_3" text:outline-level="3">1. Architecture name</text:h>
      <text:p text:style-name="Text_20_body"><text:span text:style-name="Strong_20_Emphasis">VCD-Gait: View-Condition Disentangled Gait Representation</text:span></text:p>
      <text:h text:style-name="Heading_20_3" text:outline-level="3">2. Main purpose</text:h>
      <text:p text:style-name="Text_20_body">Identity embedding থেকে view/condition nuisance কমানো, while separate nuisance head view/condition model করে।</text:p>
      <text:h text:style-name="Heading_20_3" text:outline-level="3">3. Bottleneck targeted</text:h>
      <text:p text:style-name="Text_20_body">View variation, CL clothing variation, BG carrying variation, overfitting.</text:p>
      <text:h text:style-name="Heading_20_3" text:outline-level="3">4. Input data</text:h>
      <text:p text:style-name="Text_20_body">Can use skeleton-only or multimodal.</text:p>
      <text:p text:style-name="Text_20_body">Recommended multimodal input:</text:p>
      <text:section text:style-name="Sect1" text:name="Section140">
        <text:p text:style-name="P3"><text:bookmark text:name="code-block-viewer Copy 139"/><text:span text:style-name="Source_20_Text">Skeleton: B×16×60×17</text:span></text:p>
        <text:p text:style-name="P1"><text:span text:style-name="Source_20_Text">Silhouette: B×1×60×64×44</text:span></text:p>
      </text:section>
      <text:p text:style-name="Text_20_body">Metadata available in train split:</text:p>
      <text:section text:style-name="Sect1" text:name="Section141">
        <text:p text:style-name="P3"><text:bookmark text:name="code-block-viewer Copy 140"/><text:span text:style-name="Source_20_Text">identity label</text:span></text:p>
        <text:p text:style-name="Preformatted_20_Text"><text:span text:style-name="Source_20_Text">view label: 11 classes</text:span></text:p>
        <text:p text:style-name="P1"><text:span text:style-name="Source_20_Text">condition label: NM/BG/CL</text:span></text:p>
      </text:section>
      <text:p text:style-name="Text_20_body">Important: view/condition labels train-time auxiliary only. Test-time practical retrieval must not require condition label.</text:p>
      <text:h text:style-name="Heading_20_3" text:outline-level="3">5. Feature construction</text:h>
      <text:p text:style-name="Text_20_body">Use CAMS-GTT skeleton tokens and PT-GaitGL++ silhouette tokens.</text:p>
      <text:h text:style-name="Heading_20_3" text:outline-level="3">6. Layer-by-layer architecture</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Stage</text:p>
            </table:table-cell>
            <table:table-cell table:style-name="Table18.A1" office:value-type="string">
              <text:p text:style-name="Table_20_Heading">Input</text:p>
            </table:table-cell>
            <table:table-cell table:style-name="Table18.A1" office:value-type="string">
              <text:p text:style-name="Table_20_Heading">Output</text:p>
            </table:table-cell>
            <table:table-cell table:style-name="Table18.A1" office:value-type="string">
              <text:p text:style-name="Table_20_Heading">Details</text:p>
            </table:table-cell>
          </table:table-row>
        </table:table-header-rows>
        <table:table-row>
          <table:table-cell table:style-name="Table18.A1" office:value-type="string">
            <text:p text:style-name="Table_20_Contents">Branch S</text:p>
          </table:table-cell>
          <table:table-cell table:style-name="Table18.A1" office:value-type="string">
            <text:p text:style-name="Table_20_Contents">B×16×60×17</text:p>
          </table:table-cell>
          <table:table-cell table:style-name="Table18.A1" office:value-type="string">
            <text:p text:style-name="Table_20_Contents">B×256</text:p>
          </table:table-cell>
          <table:table-cell table:style-name="Table18.A1" office:value-type="string">
            <text:p text:style-name="Table_20_Contents">skeleton encoder</text:p>
          </table:table-cell>
        </table:table-row>
        <table:table-row>
          <table:table-cell table:style-name="Table18.A1" office:value-type="string">
            <text:p text:style-name="Table_20_Contents">Branch G</text:p>
          </table:table-cell>
          <table:table-cell table:style-name="Table18.A1" office:value-type="string">
            <text:p text:style-name="Table_20_Contents">B×1×60×64×44</text:p>
          </table:table-cell>
          <table:table-cell table:style-name="Table18.A1" office:value-type="string">
            <text:p text:style-name="Table_20_Contents">B×256</text:p>
          </table:table-cell>
          <table:table-cell table:style-name="Table18.A1" office:value-type="string">
            <text:p text:style-name="Table_20_Contents">silhouette encoder</text:p>
          </table:table-cell>
        </table:table-row>
        <table:table-row>
          <table:table-cell table:style-name="Table18.A1" office:value-type="string">
            <text:p text:style-name="Table_20_Contents">Fusion</text:p>
          </table:table-cell>
          <table:table-cell table:style-name="Table18.A1" office:value-type="string">
            <text:p text:style-name="Table_20_Contents">concat S,G</text:p>
          </table:table-cell>
          <table:table-cell table:style-name="Table18.A1" office:value-type="string">
            <text:p text:style-name="Table_20_Contents">B×512</text:p>
          </table:table-cell>
          <table:table-cell table:style-name="Table18.A1" office:value-type="string">
            <text:p text:style-name="Table_20_Contents">no test condition input</text:p>
          </table:table-cell>
        </table:table-row>
        <table:table-row>
          <table:table-cell table:style-name="Table18.A1" office:value-type="string">
            <text:p text:style-name="Table_20_Contents">Shared projection</text:p>
          </table:table-cell>
          <table:table-cell table:style-name="Table18.A1" office:value-type="string">
            <text:p text:style-name="Table_20_Contents">B×512</text:p>
          </table:table-cell>
          <table:table-cell table:style-name="Table18.A1" office:value-type="string">
            <text:p text:style-name="Table_20_Contents">B×256</text:p>
          </table:table-cell>
          <table:table-cell table:style-name="Table18.A1" office:value-type="string">
            <text:p text:style-name="Table_20_Contents">Linear, BN, Mish</text:p>
          </table:table-cell>
        </table:table-row>
        <table:table-row>
          <table:table-cell table:style-name="Table18.A1" office:value-type="string">
            <text:p text:style-name="Table_20_Contents">Identity head</text:p>
          </table:table-cell>
          <table:table-cell table:style-name="Table18.A1" office:value-type="string">
            <text:p text:style-name="Table_20_Contents">B×256</text:p>
          </table:table-cell>
          <table:table-cell table:style-name="Table18.A1" office:value-type="string">
            <text:p text:style-name="Table_20_Contents">B×256</text:p>
          </table:table-cell>
          <table:table-cell table:style-name="Table18.A1" office:value-type="string">
            <text:p text:style-name="Table_20_Contents">identity embedding</text:p>
          </table:table-cell>
        </table:table-row>
        <table:table-row>
          <table:table-cell table:style-name="Table18.A1" office:value-type="string">
            <text:p text:style-name="Table_20_Contents">Nuisance head</text:p>
          </table:table-cell>
          <table:table-cell table:style-name="Table18.A1" office:value-type="string">
            <text:p text:style-name="Table_20_Contents">B×256</text:p>
          </table:table-cell>
          <table:table-cell table:style-name="Table18.A1" office:value-type="string">
            <text:p text:style-name="Table_20_Contents">B×128</text:p>
          </table:table-cell>
          <table:table-cell table:style-name="Table18.A1" office:value-type="string">
            <text:p text:style-name="Table_20_Contents">view/condition embedding</text:p>
          </table:table-cell>
        </table:table-row>
        <text:soft-page-break/>
        <table:table-row>
          <table:table-cell table:style-name="Table18.A1" office:value-type="string">
            <text:p text:style-name="Table_20_Contents">ID classifier</text:p>
          </table:table-cell>
          <table:table-cell table:style-name="Table18.A1" office:value-type="string">
            <text:p text:style-name="Table_20_Contents">B×256</text:p>
          </table:table-cell>
          <table:table-cell table:style-name="Table18.A1" office:value-type="string">
            <text:p text:style-name="Table_20_Contents">B×74</text:p>
          </table:table-cell>
          <table:table-cell table:style-name="Table18.A1" office:value-type="string">
            <text:p text:style-name="Table_20_Contents">identity CE</text:p>
          </table:table-cell>
        </table:table-row>
        <table:table-row>
          <table:table-cell table:style-name="Table18.A1" office:value-type="string">
            <text:p text:style-name="Table_20_Contents">View classifier</text:p>
          </table:table-cell>
          <table:table-cell table:style-name="Table18.A1" office:value-type="string">
            <text:p text:style-name="Table_20_Contents">B×128</text:p>
          </table:table-cell>
          <table:table-cell table:style-name="Table18.A1" office:value-type="string">
            <text:p text:style-name="Table_20_Contents">B×11</text:p>
          </table:table-cell>
          <table:table-cell table:style-name="Table18.A1" office:value-type="string">
            <text:p text:style-name="Table_20_Contents">view CE</text:p>
          </table:table-cell>
        </table:table-row>
        <table:table-row>
          <table:table-cell table:style-name="Table18.A1" office:value-type="string">
            <text:p text:style-name="Table_20_Contents">Condition classifier</text:p>
          </table:table-cell>
          <table:table-cell table:style-name="Table18.A1" office:value-type="string">
            <text:p text:style-name="Table_20_Contents">B×128</text:p>
          </table:table-cell>
          <table:table-cell table:style-name="Table18.A1" office:value-type="string">
            <text:p text:style-name="Table_20_Contents">B×3</text:p>
          </table:table-cell>
          <table:table-cell table:style-name="Table18.A1" office:value-type="string">
            <text:p text:style-name="Table_20_Contents">condition CE</text:p>
          </table:table-cell>
        </table:table-row>
        <table:table-row>
          <table:table-cell table:style-name="Table18.A1" office:value-type="string">
            <text:p text:style-name="Table_20_Contents">Gradient reversal on ID</text:p>
          </table:table-cell>
          <table:table-cell table:style-name="Table18.A1" office:value-type="string">
            <text:p text:style-name="Table_20_Contents">B×256</text:p>
          </table:table-cell>
          <table:table-cell table:style-name="Table18.A1" office:value-type="string">
            <text:p text:style-name="Table_20_Contents">view/condition predictions</text:p>
          </table:table-cell>
          <table:table-cell table:style-name="Table18.A1" office:value-type="string">
            <text:p text:style-name="Table_20_Contents">make ID less view/condition-specific</text:p>
          </table:table-cell>
        </table:table-row>
      </table:table>
      <text:h text:style-name="Heading_20_3" text:outline-level="3">7. Token design</text:h>
      <text:p text:style-name="Text_20_body">If using token version:</text:p>
      <text:section text:style-name="Sect1" text:name="Section142">
        <text:p text:style-name="P2"><text:bookmark text:name="code-block-viewer Copy 141"/><text:span text:style-name="Source_20_Text">36 skeleton tokens + 90 silhouette tokens</text:span></text:p>
      </text:section>
      <text:p text:style-name="Text_20_body">But simpler first version uses pooled branch embeddings.</text:p>
      <text:h text:style-name="Heading_20_3" text:outline-level="3">8. Fusion design</text:h>
      <text:p text:style-name="Text_20_body">Middle-late embedding fusion with disentanglement.</text:p>
      <text:p text:style-name="Text_20_body">No test condition gating.</text:p>
      <text:h text:style-name="Heading_20_3" text:outline-level="3">9. Output</text:h>
      <text:section text:style-name="Sect1" text:name="Section143">
        <text:p text:style-name="P3"><text:bookmark text:name="code-block-viewer Copy 142"/><text:span text:style-name="Source_20_Text">identity embedding: 256-D, used for retrieval</text:span></text:p>
        <text:p text:style-name="P1"><text:span text:style-name="Source_20_Text">nuisance embedding: diagnostic only</text:span></text:p>
      </text:section>
      <text:h text:style-name="Heading_20_3" text:outline-level="3">10. Loss functions</text:h>
      <text:section text:style-name="Sect1" text:name="Section144">
        <text:p text:style-name="P3"><text:bookmark text:name="code-block-viewer Copy 143"/><text:span text:style-name="Source_20_Text">ID CE + ID Triplet</text:span></text:p>
        <text:p text:style-name="Preformatted_20_Text"><text:span text:style-name="Source_20_Text">View CE on nuisance head</text:span></text:p>
        <text:p text:style-name="Preformatted_20_Text"><text:span text:style-name="Source_20_Text">Condition CE on nuisance head</text:span></text:p>
        <text:p text:style-name="Preformatted_20_Text"><text:span text:style-name="Source_20_Text">Adversarial view/condition loss on identity head via gradient reversal</text:span></text:p>
        <text:p text:style-name="P1"><text:span text:style-name="Source_20_Text">Orthogonality loss between identity embedding and nuisance embedding</text:span></text:p>
      </text:section>
      <text:p text:style-name="Text_20_body">Suggested:</text:p>
      <text:section text:style-name="Sect1" text:name="Section145">
        <text:p text:style-name="P3"><text:bookmark text:name="code-block-viewer Copy 144"/><text:span text:style-name="Source_20_Text">L = L_id_ce + 0.5 L_triplet</text:span></text:p>
        <text:p text:style-name="Preformatted_20_Text"><text:span text:style-name="Source_20_Text"><text:s text:c="2"/>+ 0.2 L_view_nuisance</text:span></text:p>
        <text:p text:style-name="Preformatted_20_Text"><text:span text:style-name="Source_20_Text"><text:s text:c="2"/>+ 0.2 L_condition_nuisance</text:span></text:p>
        <text:p text:style-name="Preformatted_20_Text"><text:span text:style-name="Source_20_Text"><text:s text:c="2"/>- 0.05 L_view_from_id</text:span></text:p>
        <text:p text:style-name="Preformatted_20_Text"><text:span text:style-name="Source_20_Text"><text:s text:c="2"/>- 0.05 L_condition_from_id</text:span></text:p>
        <text:p text:style-name="P1"><text:span text:style-name="Source_20_Text"><text:s text:c="2"/>+ 0.05 L_orthogonality</text:span></text:p>
      </text:section>
      <text:h text:style-name="Heading_20_3" text:outline-level="3">11. Training strategy</text:h>
      <text:p text:style-name="Text_20_body">Stage 1:</text:p>
      <text:section text:style-name="Sect1" text:name="Section146">
        <text:p text:style-name="P2"><text:bookmark text:name="code-block-viewer Copy 145"/><text:span text:style-name="Source_20_Text">Train without adversarial loss for stability.</text:span></text:p>
      </text:section>
      <text:p text:style-name="Text_20_body">Stage 2:</text:p>
      <text:section text:style-name="Sect1" text:name="Section147">
        <text:p text:style-name="P2"><text:bookmark text:name="code-block-viewer Copy 146"/><text:span text:style-name="Source_20_Text">Enable gradient reversal slowly from 0 to target weight.</text:span></text:p>
      </text:section>
      <text:p text:style-name="Text_20_body">Stage 3:</text:p>
      <text:section text:style-name="Sect1" text:name="Section148">
        <text:p text:style-name="P2"><text:bookmark text:name="code-block-viewer Copy 147"/><text:span text:style-name="Source_20_Text">Evaluate identity embedding only.</text:span></text:p>
      </text:section>
      <text:h text:style-name="Heading_20_3" text:outline-level="3"><text:soft-page-break/>12. Evaluation</text:h>
      <text:p text:style-name="Text_20_body">Same LT. Report:</text:p>
      <text:section text:style-name="Sect1" text:name="Section149">
        <text:p text:style-name="P3"><text:bookmark text:name="code-block-viewer Copy 148"/><text:span text:style-name="Source_20_Text">identity retrieval</text:span></text:p>
        <text:p text:style-name="Preformatted_20_Text"><text:span text:style-name="Source_20_Text">condition leakage diagnostic</text:span></text:p>
        <text:p text:style-name="Preformatted_20_Text"><text:span text:style-name="Source_20_Text">view leakage diagnostic</text:span></text:p>
        <text:p text:style-name="P1"><text:span text:style-name="Source_20_Text">fixed fusion comparison</text:span></text:p>
      </text:section>
      <text:h text:style-name="Heading_20_3" text:outline-level="3">13. Expected benefit</text:h>
      <text:p text:style-name="Text_20_body">Over fixed α=0.5:</text:p>
      <text:section text:style-name="Sect1" text:name="Section150">
        <text:p text:style-name="P3"><text:bookmark text:name="code-block-viewer Copy 149"/><text:span text:style-name="Source_20_Text">CL +0.3 to +1.5 if disentanglement works</text:span></text:p>
        <text:p text:style-name="Preformatted_20_Text"><text:span text:style-name="Source_20_Text">BG +0.1 to +0.8</text:span></text:p>
        <text:p text:style-name="P1"><text:span text:style-name="Source_20_Text">Mean +0.2 to +1.0</text:span></text:p>
      </text:section>
      <text:h text:style-name="Heading_20_3" text:outline-level="3">14. Risk</text:h>
      <text:p text:style-name="Text_20_body">High risk: removing condition/view information may remove useful gait identity cues.<text:line-break/>Implementation risk: medium-high.<text:line-break/>Paper interpretation risk: high if not carefully ablated.</text:p>
      <text:h text:style-name="Heading_20_3" text:outline-level="3">15. Paper value</text:h>
      <text:p text:style-name="Text_20_body">Novel, potentially Q1/Q2 if successful.<text:line-break/>But should be after safer baselines.</text:p>
      <text:h text:style-name="Heading_20_3" text:outline-level="3">16. Implementation handoff</text:h>
      <text:p text:style-name="Text_20_body">Implement notebook <text:span text:style-name="Source_20_Text">20b_view_condition_disentangled_dual_expert.ipynb</text:span>. Use train-time view and condition labels only for auxiliary nuisance heads and adversarial disentanglement. At test time, use only identity embedding for retrieval and compare against fixed α=0.5. Save to <text:span text:style-name="Source_20_Text">results/vcd_gait_20b/</text:span>.</text:p>
      <text:p text:style-name="Horizontal_20_Line"/>
      <text:h text:style-name="Heading_20_1" text:outline-level="1">SECTION 4 — EXACT TENSOR SHAPE EXAMPLES</text:h>
      <text:h text:style-name="Heading_20_2" text:outline-level="2">4.1 CAMS-GTT Skeleton v2</text:h>
      <text:section text:style-name="Sect1" text:name="Section151">
        <text:p text:style-name="P3"><text:bookmark text:name="code-block-viewer Copy 150"/><text:span text:style-name="Source_20_Text">Raw pose:</text:span></text:p>
        <text:p text:style-name="Preformatted_20_Text"><text:span text:style-name="Source_20_Text">B × 60 × 17 × 2</text:span></text:p>
        <text:p text:style-name="Preformatted_20_Text"><text:span text:style-name="Source_20_Text">Feature construction:</text:span></text:p>
        <text:p text:style-name="Preformatted_20_Text"><text:span text:style-name="Source_20_Text">B × 16 × 60 × 17</text:span></text:p>
        <text:p text:style-name="Preformatted_20_Text"><text:span text:style-name="Source_20_Text">DataBN:</text:span></text:p>
        <text:p text:style-name="Preformatted_20_Text"><text:span text:style-name="Source_20_Text">B × 16 × 60 × 17</text:span></text:p>
        <text:p text:style-name="Preformatted_20_Text"><text:span text:style-name="Source_20_Text">Stem:</text:span></text:p>
        <text:p text:style-name="Preformatted_20_Text"><text:span text:style-name="Source_20_Text">B × 64 × 60 × 17</text:span></text:p>
        <text:p text:style-name="Preformatted_20_Text"><text:span text:style-name="Source_20_Text">MS-GTB stage 1:</text:span></text:p>
        <text:p text:style-name="Preformatted_20_Text"><text:span text:style-name="Source_20_Text">B × 64 × 60 × 17</text:span></text:p>
        <text:p text:style-name="Preformatted_20_Text"><text:span text:style-name="Source_20_Text">MS-GTB stage 2:</text:span></text:p>
        <text:p text:style-name="Preformatted_20_Text"><text:span text:style-name="Source_20_Text">B × 96 × 60 × 17</text:span></text:p>
        <text:p text:style-name="Preformatted_20_Text"><text:soft-page-break/><text:span text:style-name="Source_20_Text">MS-GTB stage 3:</text:span></text:p>
        <text:p text:style-name="Preformatted_20_Text"><text:span text:style-name="Source_20_Text">B × 128 × 60 × 17</text:span></text:p>
        <text:p text:style-name="Preformatted_20_Text"><text:span text:style-name="Source_20_Text">MS-GTB stage 4:</text:span></text:p>
        <text:p text:style-name="Preformatted_20_Text"><text:span text:style-name="Source_20_Text">B × 256 × 60 × 17</text:span></text:p>
        <text:p text:style-name="Preformatted_20_Text"><text:span text:style-name="Source_20_Text">Joint attentive pooling:</text:span></text:p>
        <text:p text:style-name="Preformatted_20_Text"><text:span text:style-name="Source_20_Text">B × 60 × 256</text:span></text:p>
        <text:p text:style-name="Preformatted_20_Text"><text:span text:style-name="Source_20_Text">Temporal Transformer:</text:span></text:p>
        <text:p text:style-name="Preformatted_20_Text"><text:span text:style-name="Source_20_Text">B × 60 × 256</text:span></text:p>
        <text:p text:style-name="Preformatted_20_Text"><text:span text:style-name="Source_20_Text">Attentive mean+std pooling:</text:span></text:p>
        <text:p text:style-name="Preformatted_20_Text"><text:span text:style-name="Source_20_Text">B × 512</text:span></text:p>
        <text:p text:style-name="Preformatted_20_Text"><text:span text:style-name="Source_20_Text">Projection:</text:span></text:p>
        <text:p text:style-name="Preformatted_20_Text"><text:span text:style-name="Source_20_Text">B × 256</text:span></text:p>
        <text:p text:style-name="Preformatted_20_Text"><text:span text:style-name="Source_20_Text">Final embedding:</text:span></text:p>
        <text:p text:style-name="P1"><text:span text:style-name="Source_20_Text">B × 256</text:span></text:p>
      </text:section>
      <text:h text:style-name="Heading_20_2" text:outline-level="2">4.2 GaitTR++ Skeleton v3</text:h>
      <text:section text:style-name="Sect1" text:name="Section152">
        <text:p text:style-name="P3"><text:bookmark text:name="code-block-viewer Copy 151"/><text:span text:style-name="Source_20_Text">Input:</text:span></text:p>
        <text:p text:style-name="Preformatted_20_Text"><text:span text:style-name="Source_20_Text">B × 10 × 60 × 17</text:span></text:p>
        <text:p text:style-name="Preformatted_20_Text"><text:span text:style-name="Source_20_Text">Stem:</text:span></text:p>
        <text:p text:style-name="Preformatted_20_Text"><text:span text:style-name="Source_20_Text">B × 64 × 60 × 17</text:span></text:p>
        <text:p text:style-name="Preformatted_20_Text"><text:span text:style-name="Source_20_Text">MSTC-JGA block group 1:</text:span></text:p>
        <text:p text:style-name="Preformatted_20_Text"><text:span text:style-name="Source_20_Text">B × 64 × 60 × 17</text:span></text:p>
        <text:p text:style-name="Preformatted_20_Text"><text:span text:style-name="Source_20_Text">Projection:</text:span></text:p>
        <text:p text:style-name="Preformatted_20_Text"><text:span text:style-name="Source_20_Text">B × 96 × 60 × 17</text:span></text:p>
        <text:p text:style-name="Preformatted_20_Text"><text:span text:style-name="Source_20_Text">MSTC-JGA block group 2:</text:span></text:p>
        <text:p text:style-name="Preformatted_20_Text"><text:span text:style-name="Source_20_Text">B × 96 × 60 × 17</text:span></text:p>
        <text:p text:style-name="Preformatted_20_Text"><text:span text:style-name="Source_20_Text">Projection:</text:span></text:p>
        <text:p text:style-name="Preformatted_20_Text"><text:span text:style-name="Source_20_Text">B × 160 × 60 × 17</text:span></text:p>
        <text:p text:style-name="Preformatted_20_Text"><text:span text:style-name="Source_20_Text">MSTC-JGA block group 3:</text:span></text:p>
        <text:p text:style-name="Preformatted_20_Text"><text:span text:style-name="Source_20_Text">B × 160 × 60 × 17</text:span></text:p>
        <text:p text:style-name="Preformatted_20_Text"><text:span text:style-name="Source_20_Text">Projection:</text:span></text:p>
        <text:p text:style-name="Preformatted_20_Text"><text:span text:style-name="Source_20_Text">B × 256 × 60 × 17</text:span></text:p>
        <text:p text:style-name="Preformatted_20_Text"><text:span text:style-name="Source_20_Text">Body-part pooling:</text:span></text:p>
        <text:p text:style-name="Preformatted_20_Text"><text:span text:style-name="Source_20_Text">B × 60 × 6 × 256</text:span></text:p>
        <text:p text:style-name="Preformatted_20_Text"><text:span text:style-name="Source_20_Text">Flatten part-time tokens:</text:span></text:p>
        <text:p text:style-name="Preformatted_20_Text"><text:span text:style-name="Source_20_Text">B × 360 × 256</text:span></text:p>
        <text:p text:style-name="Preformatted_20_Text"><text:span text:style-name="Source_20_Text">Part-temporal Transformer:</text:span></text:p>
        <text:p text:style-name="Preformatted_20_Text"><text:span text:style-name="Source_20_Text">B × 360 × 256</text:span></text:p>
        <text:p text:style-name="Preformatted_20_Text"><text:span text:style-name="Source_20_Text">Attention pooling:</text:span></text:p>
        <text:p text:style-name="Preformatted_20_Text"><text:span text:style-name="Source_20_Text">B × 256</text:span></text:p>
        <text:p text:style-name="Preformatted_20_Text"><text:span text:style-name="Source_20_Text">Final embedding:</text:span></text:p>
        <text:p text:style-name="P1"><text:span text:style-name="Source_20_Text">B × 256</text:span></text:p>
      </text:section>
      <text:h text:style-name="Heading_20_2" text:outline-level="2">4.3 PT-GaitGL++ Silhouette v2</text:h>
      <text:section text:style-name="Sect1" text:name="Section153">
        <text:p text:style-name="P3"><text:bookmark text:name="code-block-viewer Copy 152"/><text:span text:style-name="Source_20_Text">Input:</text:span></text:p>
        <text:p text:style-name="Preformatted_20_Text"><text:span text:style-name="Source_20_Text">B × 60 × 64 × 44</text:span></text:p>
        <text:p text:style-name="Preformatted_20_Text"><text:span text:style-name="Source_20_Text">Unsqueeze:</text:span></text:p>
        <text:p text:style-name="Preformatted_20_Text"><text:span text:style-name="Source_20_Text">B × 1 × 60 × 64 × 44</text:span></text:p>
        <text:p text:style-name="Preformatted_20_Text"><text:span text:style-name="Source_20_Text">3D stem:</text:span></text:p>
        <text:p text:style-name="Preformatted_20_Text"><text:span text:style-name="Source_20_Text">B × 32 × 60 × 64 × 44</text:span></text:p>
        <text:p text:style-name="Preformatted_20_Text"><text:span text:style-name="Source_20_Text">MS3D stage 1:</text:span></text:p>
        <text:p text:style-name="Preformatted_20_Text"><text:span text:style-name="Source_20_Text">B × 64 × 60 × 32 × 22</text:span></text:p>
        <text:p text:style-name="Preformatted_20_Text"><text:span text:style-name="Source_20_Text">MS3D stage 2:</text:span></text:p>
        <text:p text:style-name="Preformatted_20_Text"><text:span text:style-name="Source_20_Text">B × 128 × 60 × 16 × 11</text:span></text:p>
        <text:p text:style-name="Preformatted_20_Text"><text:span text:style-name="Source_20_Text">MS3D stage 3:</text:span></text:p>
        <text:p text:style-name="Preformatted_20_Text"><text:span text:style-name="Source_20_Text">B × 256 × 60 × 16 × 11</text:span></text:p>
        <text:p text:style-name="Preformatted_20_Text"><text:span text:style-name="Source_20_Text">HPP per frame:</text:span></text:p>
        <text:p text:style-name="Preformatted_20_Text"><text:span text:style-name="Source_20_Text">B × 60 × 15 × 256</text:span></text:p>
        <text:p text:style-name="Preformatted_20_Text"><text:span text:style-name="Source_20_Text">Flatten tokens:</text:span></text:p>
        <text:p text:style-name="Preformatted_20_Text"><text:soft-page-break/><text:span text:style-name="Source_20_Text">B × 900 × 256</text:span></text:p>
        <text:p text:style-name="Preformatted_20_Text"><text:span text:style-name="Source_20_Text">Part-temporal Transformer:</text:span></text:p>
        <text:p text:style-name="Preformatted_20_Text"><text:span text:style-name="Source_20_Text">B × 900 × 256</text:span></text:p>
        <text:p text:style-name="Preformatted_20_Text"><text:span text:style-name="Source_20_Text">Part temporal pooling:</text:span></text:p>
        <text:p text:style-name="Preformatted_20_Text"><text:span text:style-name="Source_20_Text">B × 15 × 256</text:span></text:p>
        <text:p text:style-name="Preformatted_20_Text"><text:span text:style-name="Source_20_Text">Part reliability pooling:</text:span></text:p>
        <text:p text:style-name="Preformatted_20_Text"><text:span text:style-name="Source_20_Text">B × 256</text:span></text:p>
        <text:p text:style-name="Preformatted_20_Text"><text:span text:style-name="Source_20_Text">Global branch:</text:span></text:p>
        <text:p text:style-name="Preformatted_20_Text"><text:span text:style-name="Source_20_Text">B × 256</text:span></text:p>
        <text:p text:style-name="Preformatted_20_Text"><text:span text:style-name="Source_20_Text">Concat:</text:span></text:p>
        <text:p text:style-name="Preformatted_20_Text"><text:span text:style-name="Source_20_Text">B × 512</text:span></text:p>
        <text:p text:style-name="Preformatted_20_Text"><text:span text:style-name="Source_20_Text">Final embedding:</text:span></text:p>
        <text:p text:style-name="P1"><text:span text:style-name="Source_20_Text">B × 256</text:span></text:p>
      </text:section>
      <text:h text:style-name="Heading_20_2" text:outline-level="2">4.4 SMB-DualGait Silhouette v3</text:h>
      <text:section text:style-name="Sect1" text:name="Section154">
        <text:p text:style-name="P3"><text:bookmark text:name="code-block-viewer Copy 153"/><text:span text:style-name="Source_20_Text">Silhouette input:</text:span></text:p>
        <text:p text:style-name="Preformatted_20_Text"><text:span text:style-name="Source_20_Text">B × 1 × 60 × 64 × 44</text:span></text:p>
        <text:p text:style-name="Preformatted_20_Text"><text:span text:style-name="Source_20_Text">Motion-boundary input:</text:span></text:p>
        <text:p text:style-name="Preformatted_20_Text"><text:span text:style-name="Source_20_Text">B × 2 × 60 × 64 × 44</text:span></text:p>
        <text:p text:style-name="Preformatted_20_Text"><text:span text:style-name="Source_20_Text">Appearance stream:</text:span></text:p>
        <text:p text:style-name="Preformatted_20_Text"><text:span text:style-name="Source_20_Text">B × 1 × 60 × 64 × 44</text:span></text:p>
        <text:p text:style-name="Preformatted_20_Text"><text:span text:style-name="Source_20_Text">→ B × 32 × 60 × 64 × 44</text:span></text:p>
        <text:p text:style-name="Preformatted_20_Text"><text:span text:style-name="Source_20_Text">→ B × 128 × 60 × 16 × 11</text:span></text:p>
        <text:p text:style-name="Preformatted_20_Text"><text:span text:style-name="Source_20_Text">→ B × 60 × 15 × 256</text:span></text:p>
        <text:p text:style-name="Preformatted_20_Text"><text:span text:style-name="Source_20_Text">Motion stream:</text:span></text:p>
        <text:p text:style-name="Preformatted_20_Text"><text:span text:style-name="Source_20_Text">B × 2 × 60 × 64 × 44</text:span></text:p>
        <text:p text:style-name="Preformatted_20_Text"><text:span text:style-name="Source_20_Text">→ B × 32 × 60 × 64 × 44</text:span></text:p>
        <text:p text:style-name="Preformatted_20_Text"><text:span text:style-name="Source_20_Text">→ B × 128 × 60 × 16 × 11</text:span></text:p>
        <text:p text:style-name="Preformatted_20_Text"><text:span text:style-name="Source_20_Text">→ B × 60 × 15 × 128</text:span></text:p>
        <text:p text:style-name="Preformatted_20_Text"><text:span text:style-name="Source_20_Text">Gated fusion:</text:span></text:p>
        <text:p text:style-name="Preformatted_20_Text"><text:span text:style-name="Source_20_Text">B × 60 × 15 × 256</text:span></text:p>
        <text:p text:style-name="Preformatted_20_Text"><text:span text:style-name="Source_20_Text">Flatten:</text:span></text:p>
        <text:p text:style-name="Preformatted_20_Text"><text:span text:style-name="Source_20_Text">B × 900 × 256</text:span></text:p>
        <text:p text:style-name="Preformatted_20_Text"><text:span text:style-name="Source_20_Text">Transformer:</text:span></text:p>
        <text:p text:style-name="Preformatted_20_Text"><text:span text:style-name="Source_20_Text">B × 900 × 256</text:span></text:p>
        <text:p text:style-name="Preformatted_20_Text"><text:span text:style-name="Source_20_Text">Pooling:</text:span></text:p>
        <text:p text:style-name="Preformatted_20_Text"><text:span text:style-name="Source_20_Text">B × 256</text:span></text:p>
        <text:p text:style-name="Preformatted_20_Text"><text:span text:style-name="Source_20_Text">Final embedding:</text:span></text:p>
        <text:p text:style-name="P1"><text:span text:style-name="Source_20_Text">B × 256</text:span></text:p>
      </text:section>
      <text:h text:style-name="Heading_20_2" text:outline-level="2">4.5 MCSTA Clip-Level Fusion</text:h>
      <text:section text:style-name="Sect1" text:name="Section155">
        <text:p text:style-name="P3"><text:bookmark text:name="code-block-viewer Copy 154"/><text:span text:style-name="Source_20_Text">Per sample, N=4 clips.</text:span></text:p>
        <text:p text:style-name="Preformatted_20_Text"><text:span text:style-name="Source_20_Text">Skeleton clip embeddings:</text:span></text:p>
        <text:p text:style-name="Preformatted_20_Text"><text:span text:style-name="Source_20_Text">B × 4 × 128</text:span></text:p>
        <text:p text:style-name="Preformatted_20_Text"><text:span text:style-name="Source_20_Text">Silhouette clip embeddings:</text:span></text:p>
        <text:p text:style-name="Preformatted_20_Text"><text:span text:style-name="Source_20_Text">B × 4 × 256</text:span></text:p>
        <text:p text:style-name="Preformatted_20_Text"><text:span text:style-name="Source_20_Text">Skeleton projection:</text:span></text:p>
        <text:p text:style-name="Preformatted_20_Text"><text:span text:style-name="Source_20_Text">B × 4 × 256</text:span></text:p>
        <text:p text:style-name="Preformatted_20_Text"><text:span text:style-name="Source_20_Text">Silhouette projection:</text:span></text:p>
        <text:p text:style-name="Preformatted_20_Text"><text:span text:style-name="Source_20_Text">B × 4 × 256</text:span></text:p>
        <text:p text:style-name="Preformatted_20_Text"><text:span text:style-name="Source_20_Text">Token concat:</text:span></text:p>
        <text:p text:style-name="Preformatted_20_Text"><text:span text:style-name="Source_20_Text">B × 8 × 256</text:span></text:p>
        <text:p text:style-name="Preformatted_20_Text"><text:span text:style-name="Source_20_Text">Add CLS:</text:span></text:p>
        <text:p text:style-name="Preformatted_20_Text"><text:span text:style-name="Source_20_Text">B × 9 × 256</text:span></text:p>
        <text:p text:style-name="Preformatted_20_Text"><text:span text:style-name="Source_20_Text">Temporal Transformer:</text:span></text:p>
        <text:p text:style-name="Preformatted_20_Text"><text:span text:style-name="Source_20_Text">B × 9 × 256</text:span></text:p>
        <text:p text:style-name="Preformatted_20_Text"><text:span text:style-name="Source_20_Text">CLS + attentive pooling:</text:span></text:p>
        <text:p text:style-name="Preformatted_20_Text"><text:span text:style-name="Source_20_Text">B × 256</text:span></text:p>
        <text:p text:style-name="Preformatted_20_Text"><text:span text:style-name="Source_20_Text">Fused embedding:</text:span></text:p>
        <text:p text:style-name="Preformatted_20_Text"><text:soft-page-break/><text:span text:style-name="Source_20_Text">B × 256</text:span></text:p>
        <text:p text:style-name="Preformatted_20_Text"><text:span text:style-name="Source_20_Text">Protected score matrix:</text:span></text:p>
        <text:p text:style-name="P1"><text:span text:style-name="Source_20_Text">B_probe × N_gallery</text:span></text:p>
      </text:section>
      <text:h text:style-name="Heading_20_2" text:outline-level="2">4.6 SkeSil-CMT Cross-Modal Token Fusion</text:h>
      <text:section text:style-name="Sect1" text:name="Section156">
        <text:p text:style-name="P3"><text:bookmark text:name="code-block-viewer Copy 155"/><text:span text:style-name="Source_20_Text">Skeleton input:</text:span></text:p>
        <text:p text:style-name="Preformatted_20_Text"><text:span text:style-name="Source_20_Text">B × 16 × 60 × 17</text:span></text:p>
        <text:p text:style-name="Preformatted_20_Text"><text:span text:style-name="Source_20_Text">Skeleton tokenizer:</text:span></text:p>
        <text:p text:style-name="Preformatted_20_Text"><text:span text:style-name="Source_20_Text">B × 256 × 60 × 17</text:span></text:p>
        <text:p text:style-name="Preformatted_20_Text"><text:span text:style-name="Source_20_Text">Segment/body-group pooling:</text:span></text:p>
        <text:p text:style-name="Preformatted_20_Text"><text:span text:style-name="Source_20_Text">B × 6 × 6 × 256</text:span></text:p>
        <text:p text:style-name="Preformatted_20_Text"><text:span text:style-name="Source_20_Text">Skeleton tokens:</text:span></text:p>
        <text:p text:style-name="Preformatted_20_Text"><text:span text:style-name="Source_20_Text">B × 36 × 256</text:span></text:p>
        <text:p text:style-name="Preformatted_20_Text"><text:span text:style-name="Source_20_Text">Silhouette input:</text:span></text:p>
        <text:p text:style-name="Preformatted_20_Text"><text:span text:style-name="Source_20_Text">B × 1 × 60 × 64 × 44</text:span></text:p>
        <text:p text:style-name="Preformatted_20_Text"><text:span text:style-name="Source_20_Text">Silhouette CNN:</text:span></text:p>
        <text:p text:style-name="Preformatted_20_Text"><text:span text:style-name="Source_20_Text">B × 256 × 60 × 16 × 11</text:span></text:p>
        <text:p text:style-name="Preformatted_20_Text"><text:span text:style-name="Source_20_Text">Segment/HPP pooling:</text:span></text:p>
        <text:p text:style-name="Preformatted_20_Text"><text:span text:style-name="Source_20_Text">B × 6 × 15 × 256</text:span></text:p>
        <text:p text:style-name="Preformatted_20_Text"><text:span text:style-name="Source_20_Text">Silhouette tokens:</text:span></text:p>
        <text:p text:style-name="Preformatted_20_Text"><text:span text:style-name="Source_20_Text">B × 90 × 256</text:span></text:p>
        <text:p text:style-name="Preformatted_20_Text"><text:span text:style-name="Source_20_Text">Add special tokens:</text:span></text:p>
        <text:p text:style-name="Preformatted_20_Text"><text:span text:style-name="Source_20_Text">B × 129 × 256</text:span></text:p>
        <text:p text:style-name="Preformatted_20_Text"><text:span text:style-name="Source_20_Text">= 36 skeleton + 90 silhouette + 3 CLS</text:span></text:p>
        <text:p text:style-name="Preformatted_20_Text"><text:span text:style-name="Source_20_Text">Cross-modal Transformer:</text:span></text:p>
        <text:p text:style-name="Preformatted_20_Text"><text:span text:style-name="Source_20_Text">B × 129 × 256</text:span></text:p>
        <text:p text:style-name="Preformatted_20_Text"><text:span text:style-name="Source_20_Text">Fusion CLS:</text:span></text:p>
        <text:p text:style-name="Preformatted_20_Text"><text:span text:style-name="Source_20_Text">B × 256</text:span></text:p>
        <text:p text:style-name="Preformatted_20_Text"><text:span text:style-name="Source_20_Text">Final embedding:</text:span></text:p>
        <text:p text:style-name="P1"><text:span text:style-name="Source_20_Text">B × 256</text:span></text:p>
      </text:section>
      <text:h text:style-name="Heading_20_2" text:outline-level="2">4.7 RPF-Gait Reliability-Protected Fusion</text:h>
      <text:section text:style-name="Sect1" text:name="Section157">
        <text:p text:style-name="P3"><text:bookmark text:name="code-block-viewer Copy 156"/><text:span text:style-name="Source_20_Text">Skeleton score matrix:</text:span></text:p>
        <text:p text:style-name="Preformatted_20_Text"><text:span text:style-name="Source_20_Text">B_probe × N_gallery</text:span></text:p>
        <text:p text:style-name="Preformatted_20_Text"><text:span text:style-name="Source_20_Text">Silhouette score matrix:</text:span></text:p>
        <text:p text:style-name="Preformatted_20_Text"><text:span text:style-name="Source_20_Text">B_probe × N_gallery</text:span></text:p>
        <text:p text:style-name="Preformatted_20_Text"><text:span text:style-name="Source_20_Text">Skeleton reliability features:</text:span></text:p>
        <text:p text:style-name="Preformatted_20_Text"><text:span text:style-name="Source_20_Text">B_probe × 12</text:span></text:p>
        <text:p text:style-name="Preformatted_20_Text"><text:span text:style-name="Source_20_Text">Silhouette reliability features:</text:span></text:p>
        <text:p text:style-name="Preformatted_20_Text"><text:span text:style-name="Source_20_Text">B_probe × 12</text:span></text:p>
        <text:p text:style-name="Preformatted_20_Text"><text:span text:style-name="Source_20_Text">Reliability MLP outputs:</text:span></text:p>
        <text:p text:style-name="Preformatted_20_Text"><text:span text:style-name="Source_20_Text">B_probe × 1 for skeleton</text:span></text:p>
        <text:p text:style-name="Preformatted_20_Text"><text:span text:style-name="Source_20_Text">B_probe × 1 for silhouette</text:span></text:p>
        <text:p text:style-name="Preformatted_20_Text"><text:span text:style-name="Source_20_Text">Alpha:</text:span></text:p>
        <text:p text:style-name="Preformatted_20_Text"><text:span text:style-name="Source_20_Text">B_probe × 1</text:span></text:p>
        <text:p text:style-name="Preformatted_20_Text"><text:span text:style-name="Source_20_Text">Reliability fused score:</text:span></text:p>
        <text:p text:style-name="Preformatted_20_Text"><text:span text:style-name="Source_20_Text">B_probe × N_gallery</text:span></text:p>
        <text:p text:style-name="Preformatted_20_Text"><text:span text:style-name="Source_20_Text">Protected final score:</text:span></text:p>
        <text:p text:style-name="P1"><text:span text:style-name="Source_20_Text">B_probe × N_gallery</text:span></text:p>
      </text:section>
      <text:h text:style-name="Heading_20_2" text:outline-level="2">4.8 VCD-Gait Disentangled Expert</text:h>
      <text:section text:style-name="Sect1" text:name="Section158">
        <text:p text:style-name="P3"><text:bookmark text:name="code-block-viewer Copy 157"/><text:span text:style-name="Source_20_Text">Skeleton branch input:</text:span></text:p>
        <text:p text:style-name="Preformatted_20_Text"><text:span text:style-name="Source_20_Text">B × 16 × 60 × 17</text:span></text:p>
        <text:p text:style-name="Preformatted_20_Text"><text:span text:style-name="Source_20_Text">→ B × 256</text:span></text:p>
        <text:p text:style-name="Preformatted_20_Text"><text:span text:style-name="Source_20_Text">Silhouette branch input:</text:span></text:p>
        <text:p text:style-name="Preformatted_20_Text"><text:span text:style-name="Source_20_Text">B × 1 × 60 × 64 × 44</text:span></text:p>
        <text:p text:style-name="Preformatted_20_Text"><text:soft-page-break/><text:span text:style-name="Source_20_Text">→ B × 256</text:span></text:p>
        <text:p text:style-name="Preformatted_20_Text"><text:span text:style-name="Source_20_Text">Concat:</text:span></text:p>
        <text:p text:style-name="Preformatted_20_Text"><text:span text:style-name="Source_20_Text">B × 512</text:span></text:p>
        <text:p text:style-name="Preformatted_20_Text"><text:span text:style-name="Source_20_Text">Shared projection:</text:span></text:p>
        <text:p text:style-name="Preformatted_20_Text"><text:span text:style-name="Source_20_Text">B × 256</text:span></text:p>
        <text:p text:style-name="Preformatted_20_Text"><text:span text:style-name="Source_20_Text">Identity embedding:</text:span></text:p>
        <text:p text:style-name="Preformatted_20_Text"><text:span text:style-name="Source_20_Text">B × 256</text:span></text:p>
        <text:p text:style-name="Preformatted_20_Text"><text:span text:style-name="Source_20_Text">Nuisance embedding:</text:span></text:p>
        <text:p text:style-name="Preformatted_20_Text"><text:span text:style-name="Source_20_Text">B × 128</text:span></text:p>
        <text:p text:style-name="Preformatted_20_Text"><text:span text:style-name="Source_20_Text">ID classifier:</text:span></text:p>
        <text:p text:style-name="Preformatted_20_Text"><text:span text:style-name="Source_20_Text">B × 74</text:span></text:p>
        <text:p text:style-name="Preformatted_20_Text"><text:span text:style-name="Source_20_Text">View classifier:</text:span></text:p>
        <text:p text:style-name="Preformatted_20_Text"><text:span text:style-name="Source_20_Text">B × 11</text:span></text:p>
        <text:p text:style-name="Preformatted_20_Text"><text:span text:style-name="Source_20_Text">Condition classifier:</text:span></text:p>
        <text:p text:style-name="P1"><text:span text:style-name="Source_20_Text">B × 3</text:span></text:p>
      </text:section>
      <text:p text:style-name="Horizontal_20_Line"/>
      <text:h text:style-name="Heading_20_1" text:outline-level="1">SECTION 5 — ARCHITECTURE RANKING</text:h>
      <table:table table:name="Table19" table:style-name="Table19">
        <table:table-column table:style-name="Table19.A"/>
        <table:table-column table:style-name="Table19.B"/>
        <table:table-column table:style-name="Table19.C"/>
        <table:table-column table:style-name="Table19.D"/>
        <table:table-column table:style-name="Table19.C" table:number-columns-repeated="3"/>
        <table:table-column table:style-name="Table19.H"/>
        <table:table-column table:style-name="Table19.C"/>
        <table:table-column table:style-name="Table19.J"/>
        <table:table-header-rows>
          <table:table-row>
            <table:table-cell table:style-name="Table19.A1" office:value-type="string">
              <text:p text:style-name="Table_20_Heading">Priority</text:p>
            </table:table-cell>
            <table:table-cell table:style-name="Table19.A1" office:value-type="string">
              <text:p text:style-name="Table_20_Heading">Architecture</text:p>
            </table:table-cell>
            <table:table-cell table:style-name="Table19.A1" office:value-type="string">
              <text:p text:style-name="Table_20_Heading">Expected BG gain over fixed fusion</text:p>
            </table:table-cell>
            <table:table-cell table:style-name="Table19.A1" office:value-type="string">
              <text:p text:style-name="Table_20_Heading">Expected CL gain over fixed fusion</text:p>
            </table:table-cell>
            <table:table-cell table:style-name="Table19.A1" office:value-type="string">
              <text:p text:style-name="Table_20_Heading">Difficulty</text:p>
            </table:table-cell>
            <table:table-cell table:style-name="Table19.A1" office:value-type="string">
              <text:p text:style-name="Table_20_Heading">Overfit risk</text:p>
            </table:table-cell>
            <table:table-cell table:style-name="Table19.A1" office:value-type="string">
              <text:p text:style-name="Table_20_Heading">Cost</text:p>
            </table:table-cell>
            <table:table-cell table:style-name="Table19.A1" office:value-type="string">
              <text:p text:style-name="Table_20_Heading">Chance of beating fixed α=0.5</text:p>
            </table:table-cell>
            <table:table-cell table:style-name="Table19.A1" office:value-type="string">
              <text:p text:style-name="Table_20_Heading">Paper novelty</text:p>
            </table:table-cell>
            <table:table-cell table:style-name="Table19.A1" office:value-type="string">
              <text:p text:style-name="Table_20_Heading">Recommendation</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RPF-Gait reliability-protected fusion</text:p>
          </table:table-cell>
          <table:table-cell table:style-name="Table19.A1" office:value-type="string">
            <text:p text:style-name="Table_20_Contents">low: +0.1–0.8</text:p>
          </table:table-cell>
          <table:table-cell table:style-name="Table19.A1" office:value-type="string">
            <text:p text:style-name="Table_20_Contents">low: +0.1–0.8</text:p>
          </table:table-cell>
          <table:table-cell table:style-name="Table19.A1" office:value-type="string">
            <text:p text:style-name="Table_20_Contents">low</text:p>
          </table:table-cell>
          <table:table-cell table:style-name="Table19.A1" office:value-type="string">
            <text:p text:style-name="Table_20_Contents">low</text:p>
          </table:table-cell>
          <table:table-cell table:style-name="Table19.A1" office:value-type="string">
            <text:p text:style-name="Table_20_Contents">low</text:p>
          </table:table-cell>
          <table:table-cell table:style-name="Table19.A1" office:value-type="string">
            <text:p text:style-name="Table_20_Contents">medium</text:p>
          </table:table-cell>
          <table:table-cell table:style-name="Table19.A1" office:value-type="string">
            <text:p text:style-name="Table_20_Contents">low-medium</text:p>
          </table:table-cell>
          <table:table-cell table:style-name="Table19.A1" office:value-type="string">
            <text:p text:style-name="Table_20_Contents">implement first after failure analysis</text:p>
          </table:table-cell>
        </table:table-row>
        <table:table-row>
          <table:table-cell table:style-name="Table19.A1" office:value-type="string">
            <text:p text:style-name="Table_20_Contents">2</text:p>
          </table:table-cell>
          <table:table-cell table:style-name="Table19.A1" office:value-type="string">
            <text:p text:style-name="Table_20_Contents">MCSTA clip-level fusion</text:p>
          </table:table-cell>
          <table:table-cell table:style-name="Table19.A1" office:value-type="string">
            <text:p text:style-name="Table_20_Contents">low-medium: +0.2–1.0</text:p>
          </table:table-cell>
          <table:table-cell table:style-name="Table19.A1" office:value-type="string">
            <text:p text:style-name="Table_20_Contents">low-medium: +0.3–1.2</text:p>
          </table:table-cell>
          <table:table-cell table:style-name="Table19.A1" office:value-type="string">
            <text:p text:style-name="Table_20_Contents">medium</text:p>
          </table:table-cell>
          <table:table-cell table:style-name="Table19.A1" office:value-type="string">
            <text:p text:style-name="Table_20_Contents">low-medium</text:p>
          </table:table-cell>
          <table:table-cell table:style-name="Table19.A1" office:value-type="string">
            <text:p text:style-name="Table_20_Contents">low-medium</text:p>
          </table:table-cell>
          <table:table-cell table:style-name="Table19.A1" office:value-type="string">
            <text:p text:style-name="Table_20_Contents">medium</text:p>
          </table:table-cell>
          <table:table-cell table:style-name="Table19.A1" office:value-type="string">
            <text:p text:style-name="Table_20_Contents">medium</text:p>
          </table:table-cell>
          <table:table-cell table:style-name="Table19.A1" office:value-type="string">
            <text:p text:style-name="Table_20_Contents">implement early</text:p>
          </table:table-cell>
        </table:table-row>
        <table:table-row>
          <table:table-cell table:style-name="Table19.A1" office:value-type="string">
            <text:p text:style-name="Table_20_Contents">3</text:p>
          </table:table-cell>
          <table:table-cell table:style-name="Table19.A1" office:value-type="string">
            <text:p text:style-name="Table_20_Contents">CAMS-GTT skeleton v2</text:p>
          </table:table-cell>
          <table:table-cell table:style-name="Table19.A1" office:value-type="string">
            <text:p text:style-name="Table_20_Contents">medium: +0.3–1.5</text:p>
          </table:table-cell>
          <table:table-cell table:style-name="Table19.A1" office:value-type="string">
            <text:p text:style-name="Table_20_Contents">medium: +0.5–2.0</text:p>
          </table:table-cell>
          <table:table-cell table:style-name="Table19.A1" office:value-type="string">
            <text:p text:style-name="Table_20_Contents">medium</text:p>
          </table:table-cell>
          <table:table-cell table:style-name="Table19.A1" office:value-type="string">
            <text:p text:style-name="Table_20_Contents">medium</text:p>
          </table:table-cell>
          <table:table-cell table:style-name="Table19.A1" office:value-type="string">
            <text:p text:style-name="Table_20_Contents">medium-high</text:p>
          </table:table-cell>
          <table:table-cell table:style-name="Table19.A1" office:value-type="string">
            <text:p text:style-name="Table_20_Contents">medium</text:p>
          </table:table-cell>
          <table:table-cell table:style-name="Table19.A1" office:value-type="string">
            <text:p text:style-name="Table_20_Contents">medium</text:p>
          </table:table-cell>
          <table:table-cell table:style-name="Table19.A1" office:value-type="string">
            <text:p text:style-name="Table_20_Contents">best backbone first</text:p>
          </table:table-cell>
        </table:table-row>
        <table:table-row>
          <table:table-cell table:style-name="Table19.A1" office:value-type="string">
            <text:p text:style-name="Table_20_Contents">4</text:p>
          </table:table-cell>
          <table:table-cell table:style-name="Table19.A1" office:value-type="string">
            <text:p text:style-name="Table_20_Contents">PT-GaitGL++ silhouette v2</text:p>
          </table:table-cell>
          <table:table-cell table:style-name="Table19.A1" office:value-type="string">
            <text:p text:style-name="Table_20_Contents">medium: +0.4–1.5</text:p>
          </table:table-cell>
          <table:table-cell table:style-name="Table19.A1" office:value-type="string">
            <text:p text:style-name="Table_20_Contents">low-medium: +0.2–1.2</text:p>
          </table:table-cell>
          <table:table-cell table:style-name="Table19.A1" office:value-type="string">
            <text:p text:style-name="Table_20_Contents">medium</text:p>
          </table:table-cell>
          <table:table-cell table:style-name="Table19.A1" office:value-type="string">
            <text:p text:style-name="Table_20_Contents">medium-high</text:p>
          </table:table-cell>
          <table:table-cell table:style-name="Table19.A1" office:value-type="string">
            <text:p text:style-name="Table_20_Contents">high</text:p>
          </table:table-cell>
          <table:table-cell table:style-name="Table19.A1" office:value-type="string">
            <text:p text:style-name="Table_20_Contents">medium-low</text:p>
          </table:table-cell>
          <table:table-cell table:style-name="Table19.A1" office:value-type="string">
            <text:p text:style-name="Table_20_Contents">medium</text:p>
          </table:table-cell>
          <table:table-cell table:style-name="Table19.A1" office:value-type="string">
            <text:p text:style-name="Table_20_Contents">second backbone</text:p>
          </table:table-cell>
        </table:table-row>
        <table:table-row>
          <table:table-cell table:style-name="Table19.A1" office:value-type="string">
            <text:p text:style-name="Table_20_Contents">5</text:p>
          </table:table-cell>
          <table:table-cell table:style-name="Table19.A1" office:value-type="string">
            <text:p text:style-name="Table_20_Contents">SMB-DualGait silhouette v3</text:p>
          </table:table-cell>
          <table:table-cell table:style-name="Table19.A1" office:value-type="string">
            <text:p text:style-name="Table_20_Contents">low-medium: +0.2–1.0</text:p>
          </table:table-cell>
          <table:table-cell table:style-name="Table19.A1" office:value-type="string">
            <text:p text:style-name="Table_20_Contents">medium: +0.4–1.8</text:p>
          </table:table-cell>
          <table:table-cell table:style-name="Table19.A1" office:value-type="string">
            <text:p text:style-name="Table_20_Contents">medium-high</text:p>
          </table:table-cell>
          <table:table-cell table:style-name="Table19.A1" office:value-type="string">
            <text:p text:style-name="Table_20_Contents">high</text:p>
          </table:table-cell>
          <table:table-cell table:style-name="Table19.A1" office:value-type="string">
            <text:p text:style-name="Table_20_Contents">high</text:p>
          </table:table-cell>
          <table:table-cell table:style-name="Table19.A1" office:value-type="string">
            <text:p text:style-name="Table_20_Contents">medium-low</text:p>
          </table:table-cell>
          <table:table-cell table:style-name="Table19.A1" office:value-type="string">
            <text:p text:style-name="Table_20_Contents">medium-high</text:p>
          </table:table-cell>
          <table:table-cell table:style-name="Table19.A1" office:value-type="string">
            <text:p text:style-name="Table_20_Contents">after PT-GaitGL++</text:p>
          </table:table-cell>
        </table:table-row>
        <table:table-row>
          <table:table-cell table:style-name="Table19.A1" office:value-type="string">
            <text:p text:style-name="Table_20_Contents">6</text:p>
          </table:table-cell>
          <table:table-cell table:style-name="Table19.A1" office:value-type="string">
            <text:p text:style-name="Table_20_Contents">GaitTR++ skeleton v3</text:p>
          </table:table-cell>
          <table:table-cell table:style-name="Table19.A1" office:value-type="string">
            <text:p text:style-name="Table_20_Contents">low-medium: +0.2–1.0</text:p>
          </table:table-cell>
          <table:table-cell table:style-name="Table19.A1" office:value-type="string">
            <text:p text:style-name="Table_20_Contents">low-medium: +0.3–1.5</text:p>
          </table:table-cell>
          <table:table-cell table:style-name="Table19.A1" office:value-type="string">
            <text:p text:style-name="Table_20_Contents">medium</text:p>
          </table:table-cell>
          <table:table-cell table:style-name="Table19.A1" office:value-type="string">
            <text:p text:style-name="Table_20_Contents">medium</text:p>
          </table:table-cell>
          <table:table-cell table:style-name="Table19.A1" office:value-type="string">
            <text:p text:style-name="Table_20_Contents">medium</text:p>
          </table:table-cell>
          <table:table-cell table:style-name="Table19.A1" office:value-type="string">
            <text:p text:style-name="Table_20_Contents">medium-low</text:p>
          </table:table-cell>
          <table:table-cell table:style-name="Table19.A1" office:value-type="string">
            <text:p text:style-name="Table_20_Contents">medium</text:p>
          </table:table-cell>
          <table:table-cell table:style-name="Table19.A1" office:value-type="string">
            <text:p text:style-name="Table_20_Contents">useful controlled skeleton ablation</text:p>
          </table:table-cell>
        </table:table-row>
        <table:table-row>
          <table:table-cell table:style-name="Table19.A1" office:value-type="string">
            <text:p text:style-name="Table_20_Contents">7</text:p>
          </table:table-cell>
          <table:table-cell table:style-name="Table19.A1" office:value-type="string">
            <text:p text:style-name="Table_20_Contents">SkeSil-CMT cross-modal token fusion</text:p>
          </table:table-cell>
          <table:table-cell table:style-name="Table19.A1" office:value-type="string">
            <text:p text:style-name="Table_20_Contents">medium-high if works: +0.5–2.0</text:p>
          </table:table-cell>
          <table:table-cell table:style-name="Table19.A1" office:value-type="string">
            <text:p text:style-name="Table_20_Contents">medium-high: +0.7–2.5</text:p>
          </table:table-cell>
          <table:table-cell table:style-name="Table19.A1" office:value-type="string">
            <text:p text:style-name="Table_20_Contents">high</text:p>
          </table:table-cell>
          <table:table-cell table:style-name="Table19.A1" office:value-type="string">
            <text:p text:style-name="Table_20_Contents">high</text:p>
          </table:table-cell>
          <table:table-cell table:style-name="Table19.A1" office:value-type="string">
            <text:p text:style-name="Table_20_Contents">high</text:p>
          </table:table-cell>
          <table:table-cell table:style-name="Table19.A1" office:value-type="string">
            <text:p text:style-name="Table_20_Contents">uncertain</text:p>
          </table:table-cell>
          <table:table-cell table:style-name="Table19.A1" office:value-type="string">
            <text:p text:style-name="Table_20_Contents">high</text:p>
          </table:table-cell>
          <table:table-cell table:style-name="Table19.A1" office:value-type="string">
            <text:p text:style-name="Table_20_Contents">long-term main paper architecture</text:p>
          </table:table-cell>
        </table:table-row>
        <table:table-row>
          <table:table-cell table:style-name="Table19.A1" office:value-type="string">
            <text:p text:style-name="Table_20_Contents">8</text:p>
          </table:table-cell>
          <table:table-cell table:style-name="Table19.A1" office:value-type="string">
            <text:p text:style-name="Table_20_Contents">VCD-Gait disentangled expert</text:p>
          </table:table-cell>
          <table:table-cell table:style-name="Table19.A1" office:value-type="string">
            <text:p text:style-name="Table_20_Contents">low-medium: +0.1–0.8</text:p>
          </table:table-cell>
          <table:table-cell table:style-name="Table19.A1" office:value-type="string">
            <text:p text:style-name="Table_20_Contents">medium: +0.3–1.5</text:p>
          </table:table-cell>
          <table:table-cell table:style-name="Table19.A1" office:value-type="string">
            <text:p text:style-name="Table_20_Contents">high</text:p>
          </table:table-cell>
          <table:table-cell table:style-name="Table19.A1" office:value-type="string">
            <text:p text:style-name="Table_20_Contents">high</text:p>
          </table:table-cell>
          <table:table-cell table:style-name="Table19.A1" office:value-type="string">
            <text:p text:style-name="Table_20_Contents">high</text:p>
          </table:table-cell>
          <table:table-cell table:style-name="Table19.A1" office:value-type="string">
            <text:p text:style-name="Table_20_Contents">uncertain</text:p>
          </table:table-cell>
          <table:table-cell table:style-name="Table19.A1" office:value-type="string">
            <text:p text:style-name="Table_20_Contents">high</text:p>
          </table:table-cell>
          <table:table-cell table:style-name="Table19.A1" office:value-type="string">
            <text:p text:style-name="Table_20_Contents">research exploratory</text:p>
          </table:table-cell>
        </table:table-row>
      </table:table>
      <text:p text:style-name="Text_20_body">Important reality: fixed fusion already 95.73 mean. Per-condition alpha diagnostic only reached 95.88, so pure alpha/reweighting has tiny headroom. Bigger gain needs either stronger expert quality, clip stability, or token-level complementary recovery—not just another small gate. The guideline also explicitly says every new method must beat fixed α=0.5 under the same fair LT protocol to become main method. </text:p>
      <text:p text:style-name="Horizontal_20_Line"/>
      <text:h text:style-name="Heading_20_1" text:outline-level="1"><text:soft-page-break/>SECTION 6 — FIRST 3 ARCHITECTURES TO IMPLEMENT</text:h>
      <text:h text:style-name="Heading_20_2" text:outline-level="2">First implementation — RPF-Gait Reliability-Protected Fusion</text:h>
      <text:h text:style-name="Heading_20_3" text:outline-level="3">Why implement first</text:h>
      <text:p text:style-name="Text_20_body">It preserves the strongest practical baseline and has the lowest risk. It can reveal whether score uncertainty/margin/reliability can recover some BG/CL failures without damaging NM.</text:p>
      <text:h text:style-name="Heading_20_3" text:outline-level="3">Success criterion</text:h>
      <text:section text:style-name="Sect1" text:name="Section159">
        <text:p text:style-name="P3"><text:bookmark text:name="code-block-viewer Copy 158"/><text:span text:style-name="Source_20_Text">Mean Rank-1 &gt; 95.73</text:span></text:p>
        <text:p text:style-name="Preformatted_20_Text"><text:span text:style-name="Source_20_Text">or</text:span></text:p>
        <text:p text:style-name="Preformatted_20_Text"><text:span text:style-name="Source_20_Text">CL &gt; 91.91 with NM not dropping more than 0.1–0.2 pp</text:span></text:p>
        <text:p text:style-name="Preformatted_20_Text"><text:span text:style-name="Source_20_Text">or</text:span></text:p>
        <text:p text:style-name="P1"><text:span text:style-name="Source_20_Text">BG &gt; 95.91 with Mean not dropping</text:span></text:p>
      </text:section>
      <text:p text:style-name="Text_20_body">Strong success:</text:p>
      <text:section text:style-name="Sect1" text:name="Section160">
        <text:p text:style-name="P3"><text:bookmark text:name="code-block-viewer Copy 159"/><text:span text:style-name="Source_20_Text">Mean ≥ 96.0</text:span></text:p>
        <text:p text:style-name="Preformatted_20_Text"><text:span text:style-name="Source_20_Text">CL ≥ 92.5</text:span></text:p>
        <text:p text:style-name="P1"><text:span text:style-name="Source_20_Text">BG ≥ 96.2</text:span></text:p>
      </text:section>
      <text:h text:style-name="Heading_20_3" text:outline-level="3">Rejection criterion</text:h>
      <text:section text:style-name="Sect1" text:name="Section161">
        <text:p text:style-name="P3"><text:bookmark text:name="code-block-viewer Copy 160"/><text:span text:style-name="Source_20_Text">Mean &lt; 95.73</text:span></text:p>
        <text:p text:style-name="Preformatted_20_Text"><text:span text:style-name="Source_20_Text">or NM drops noticeably</text:span></text:p>
        <text:p text:style-name="P1"><text:span text:style-name="Source_20_Text">or improvement only comes from test-tuned alpha/condition labels</text:span></text:p>
      </text:section>
      <text:h text:style-name="Heading_20_3" text:outline-level="3">Baseline it must beat</text:h>
      <text:section text:style-name="Sect1" text:name="Section162">
        <text:p text:style-name="P3"><text:bookmark text:name="code-block-viewer Copy 161"/><text:span text:style-name="Source_20_Text">fixed α=0.5 score fusion</text:span></text:p>
        <text:p text:style-name="P1"><text:span text:style-name="Source_20_Text">NM 99.36 / BG 95.91 / CL 91.91 / Mean 95.73</text:span></text:p>
      </text:section>
      <text:h text:style-name="Heading_20_3" text:outline-level="3">Output folder</text:h>
      <text:section text:style-name="Sect1" text:name="Section163">
        <text:p text:style-name="P2"><text:bookmark text:name="code-block-viewer Copy 162"/><text:span text:style-name="Source_20_Text">results/reliability_fusion_16/</text:span></text:p>
      </text:section>
      <text:h text:style-name="Heading_20_3" text:outline-level="3">Notebook name</text:h>
      <text:section text:style-name="Sect1" text:name="Section164">
        <text:p text:style-name="P2"><text:bookmark text:name="code-block-viewer Copy 163"/><text:span text:style-name="Source_20_Text">16_reliability_aware_score_fusion.ipynb</text:span></text:p>
      </text:section>
      <text:p text:style-name="Horizontal_20_Line"/>
      <text:h text:style-name="Heading_20_2" text:outline-level="2"><text:soft-page-break/>Second implementation — MCSTA Clip-Level Temporal Fusion</text:h>
      <text:h text:style-name="Heading_20_3" text:outline-level="3">Why implement second</text:h>
      <text:p text:style-name="Text_20_body">It reuses existing trained experts and tests whether multi-clip temporal stability can recover cases where a single 60-frame crop is weak. It is safer than full cross-modal raw token fusion.</text:p>
      <text:h text:style-name="Heading_20_3" text:outline-level="3">Success criterion</text:h>
      <text:section text:style-name="Sect1" text:name="Section165">
        <text:p text:style-name="P3"><text:bookmark text:name="code-block-viewer Copy 164"/><text:span text:style-name="Source_20_Text">Protected MCSTA Mean &gt; 95.73</text:span></text:p>
        <text:p text:style-name="P1"><text:span text:style-name="Source_20_Text">BG or CL improves without NM degradation</text:span></text:p>
      </text:section>
      <text:p text:style-name="Text_20_body">Strong success:</text:p>
      <text:section text:style-name="Sect1" text:name="Section166">
        <text:p text:style-name="P3"><text:bookmark text:name="code-block-viewer Copy 165"/><text:span text:style-name="Source_20_Text">Mean ≥ 96.2</text:span></text:p>
        <text:p text:style-name="Preformatted_20_Text"><text:span text:style-name="Source_20_Text">CL ≥ 93.0</text:span></text:p>
        <text:p text:style-name="P1"><text:span text:style-name="Source_20_Text">BG ≥ 96.5</text:span></text:p>
      </text:section>
      <text:h text:style-name="Heading_20_3" text:outline-level="3">Rejection criterion</text:h>
      <text:section text:style-name="Sect1" text:name="Section167">
        <text:p text:style-name="P3"><text:bookmark text:name="code-block-viewer Copy 166"/><text:span text:style-name="Source_20_Text">Unprotected fused embedding degrades</text:span></text:p>
        <text:p text:style-name="Preformatted_20_Text"><text:span text:style-name="Source_20_Text">Protected score cannot beat fixed α=0.5</text:span></text:p>
        <text:p text:style-name="P1"><text:span text:style-name="Source_20_Text">Gain disappears under internal validation-safe setting</text:span></text:p>
      </text:section>
      <text:h text:style-name="Heading_20_3" text:outline-level="3">Baseline it must beat</text:h>
      <text:section text:style-name="Sect1" text:name="Section168">
        <text:p text:style-name="P2"><text:bookmark text:name="code-block-viewer Copy 167"/><text:span text:style-name="Source_20_Text">fixed α=0.5 score fusion using current experts</text:span></text:p>
      </text:section>
      <text:h text:style-name="Heading_20_3" text:outline-level="3">Output folder</text:h>
      <text:section text:style-name="Sect1" text:name="Section169">
        <text:p text:style-name="P2"><text:bookmark text:name="code-block-viewer Copy 168"/><text:span text:style-name="Source_20_Text">results/clip_fusion_17/</text:span></text:p>
      </text:section>
      <text:h text:style-name="Heading_20_3" text:outline-level="3">Notebook name</text:h>
      <text:section text:style-name="Sect1" text:name="Section170">
        <text:p text:style-name="P2"><text:bookmark text:name="code-block-viewer Copy 169"/><text:span text:style-name="Source_20_Text">17_clip_level_temporal_fusion.ipynb</text:span></text:p>
      </text:section>
      <text:p text:style-name="Horizontal_20_Line"/>
      <text:h text:style-name="Heading_20_2" text:outline-level="2">Third implementation — CAMS-GTT Skeleton Expert v2</text:h>
      <text:h text:style-name="Heading_20_3" text:outline-level="3">Why implement third</text:h>
      <text:p text:style-name="Text_20_body">CL recovery heavily depends on skeleton complementarity. Current skeleton CL=74.18 is far below what it could be; confidence-aware multi-scale graph temporal modeling directly targets pose noise, clothing occlusion, and gait dynamics.</text:p>
      <text:h text:style-name="Heading_20_3" text:outline-level="3">Success criterion</text:h>
      <text:p text:style-name="Text_20_body">Skeleton-only:</text:p>
      <text:section text:style-name="Sect1" text:name="Section171">
        <text:p text:style-name="P3"><text:bookmark text:name="code-block-viewer Copy 170"/><text:span text:style-name="Source_20_Text">BG ≥ 85</text:span></text:p>
        <text:p text:style-name="Preformatted_20_Text"><text:span text:style-name="Source_20_Text">CL ≥ 82</text:span></text:p>
        <text:p text:style-name="P1"><text:span text:style-name="Source_20_Text">Mean ≥ 88</text:span></text:p>
      </text:section>
      <text:p text:style-name="Text_20_body"><text:soft-page-break/>Fusion-level:</text:p>
      <text:section text:style-name="Sect1" text:name="Section172">
        <text:p text:style-name="P3"><text:bookmark text:name="code-block-viewer Copy 171"/><text:span text:style-name="Source_20_Text">CAMS-GTT skeleton + old silhouette fixed α=0.5</text:span></text:p>
        <text:p text:style-name="Preformatted_20_Text"><text:span text:style-name="Source_20_Text">Mean &gt; 95.73</text:span></text:p>
        <text:p text:style-name="P1"><text:span text:style-name="Source_20_Text">CL &gt; 91.91</text:span></text:p>
      </text:section>
      <text:p text:style-name="Text_20_body">Strong success:</text:p>
      <text:section text:style-name="Sect1" text:name="Section173">
        <text:p text:style-name="P3"><text:bookmark text:name="code-block-viewer Copy 172"/><text:span text:style-name="Source_20_Text">Fusion CL ≥ 93.0</text:span></text:p>
        <text:p text:style-name="P1"><text:span text:style-name="Source_20_Text">Fusion Mean ≥ 96.3</text:span></text:p>
      </text:section>
      <text:h text:style-name="Heading_20_3" text:outline-level="3">Rejection criterion</text:h>
      <text:section text:style-name="Sect1" text:name="Section174">
        <text:p text:style-name="P3"><text:bookmark text:name="code-block-viewer Copy 173"/><text:span text:style-name="Source_20_Text">Skeleton-only improves but fusion does not improve</text:span></text:p>
        <text:p text:style-name="Preformatted_20_Text"><text:span text:style-name="Source_20_Text">NM drops enough to reduce mean</text:span></text:p>
        <text:p text:style-name="P1"><text:span text:style-name="Source_20_Text">Model overfits train IDs and fails LT probes</text:span></text:p>
      </text:section>
      <text:h text:style-name="Heading_20_3" text:outline-level="3">Baseline it must beat</text:h>
      <text:p text:style-name="Text_20_body">Two baselines:</text:p>
      <text:section text:style-name="Sect1" text:name="Section175">
        <text:p text:style-name="P3"><text:bookmark text:name="code-block-viewer Copy 174"/><text:span text:style-name="Source_20_Text">current skeleton-only: 82.61 mean</text:span></text:p>
        <text:p text:style-name="P1"><text:span text:style-name="Source_20_Text">current fixed fusion: 95.73 mean</text:span></text:p>
      </text:section>
      <text:h text:style-name="Heading_20_3" text:outline-level="3">Output folder</text:h>
      <text:section text:style-name="Sect1" text:name="Section176">
        <text:p text:style-name="P2"><text:bookmark text:name="code-block-viewer Copy 175"/><text:span text:style-name="Source_20_Text">results/skeleton_v2_18/</text:span></text:p>
      </text:section>
      <text:h text:style-name="Heading_20_3" text:outline-level="3">Notebook name</text:h>
      <text:section text:style-name="Sect1" text:name="Section177">
        <text:p text:style-name="P2"><text:bookmark text:name="code-block-viewer Copy 176"/><text:span text:style-name="Source_20_Text">18_skeleton_cams_gtt_v2.ipynb</text:span></text:p>
      </text:section>
      <text:p text:style-name="Horizontal_20_Line"/>
      <text:h text:style-name="Heading_20_1" text:outline-level="1">SECTION 7 — DO NOT CODE YET</text:h>
      <text:p text:style-name="Text_20_body">এই stage-এ architecture design final করা হলো। Code দেওয়ার আগে recommended order:</text:p>
      <text:section text:style-name="Sect1" text:name="Section178">
        <text:p text:style-name="P3"><text:bookmark text:name="code-block-viewer Copy 177"/><text:span text:style-name="Source_20_Text">15_failure_and_complementarity_deep_analysis.ipynb</text:span></text:p>
        <text:p text:style-name="Preformatted_20_Text"><text:span text:style-name="Source_20_Text">16_reliability_aware_score_fusion.ipynb</text:span></text:p>
        <text:p text:style-name="Preformatted_20_Text"><text:span text:style-name="Source_20_Text">17_clip_level_temporal_fusion.ipynb</text:span></text:p>
        <text:p text:style-name="Preformatted_20_Text"><text:span text:style-name="Source_20_Text">18_skeleton_cams_gtt_v2.ipynb</text:span></text:p>
        <text:p text:style-name="Preformatted_20_Text"><text:span text:style-name="Source_20_Text">19_silhouette_pt_gaitglpp_v2.ipynb</text:span></text:p>
        <text:p text:style-name="P1"><text:span text:style-name="Source_20_Text">20_cross_modal_token_fusion_transformer.ipynb</text:span></text:p>
      </text:section>
      <text:p text:style-name="Text_20_body">Final strategic conclusion:</text:p>
      <text:p text:style-name="Quotations">আপনার সবচেয়ে realistic route near-99-এর দিকে সরাসরি giant cross-modal Transformer নয়। প্রথমে fixed score fusion preserve করে reliability/clip-level gains বের করতে হবে। এরপর skeleton expert v2 দিয়ে CL/BG robustness বাড়াতে হবে। তারপর silhouette motion-boundary/part-temporal upgrade। Cross-modal token fusion should be long-term main-paper architecture, but only after expert and reliability baselines are strong. Fixed α=0.5 score fusion must remain the locked reference baseline until a new method beats it fairly.</text:p>
      <text:p text:style-name="P7"><text:soft-page-break/>Pasted text.txt</text:p>
      <text:p text:style-name="Text_20_body">Document</text:p>
      <text:p text:style-name="Text_20_body">2026-05-09-এর uploaded instruction অনুযায়ী, আপনার এখন দরকার <text:span text:style-name="Strong_20_Emphasis">architecture blueprint নয়, বরং full end-to-end research workflow blueprint</text:span>—raw CASIA-B video/silhouette থেকে preprocessing, alignment, expert training, fusion, failure analysis, final paper reporting পর্যন্ত। আপনার locked practical baseline এখনো fixed α=0.5 score fusion: NM 99.36%, BG 95.91%, CL 91.91%, Mean 95.73%; skeleton-only এবং silhouette-only দুটোই individually ~83% mean, কিন্তু score-level fusion বড় complementarity gain দিয়েছে। </text:p>
      <text:p text:style-name="Text_20_body">নিচে complete workflow guideline দিলাম। কোনো code দিচ্ছি না।</text:p>
      <text:p text:style-name="Horizontal_20_Line"/>
      <text:h text:style-name="Heading_20_1" text:outline-level="1">SECTION 1 — CURRENT PIPELINE DIAGNOSIS</text:h>
      <text:h text:style-name="Heading_20_2" text:outline-level="2">1.1 Already strong parts</text:h>
      <text:p text:style-name="Text_20_body">আপনার current pipeline-এর strongest অংশগুলো হলো:</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Component</text:p>
            </table:table-cell>
            <table:table-cell table:style-name="Table20.A1" office:value-type="string">
              <text:p text:style-name="Table_20_Heading">Status</text:p>
            </table:table-cell>
            <table:table-cell table:style-name="Table20.A1" office:value-type="string">
              <text:p text:style-name="Table_20_Heading">কেন strong</text:p>
            </table:table-cell>
          </table:table-row>
        </table:table-header-rows>
        <table:table-row>
          <table:table-cell table:style-name="Table20.A1" office:value-type="string">
            <text:p text:style-name="Table_20_Contents">CASIA-B LT split</text:p>
          </table:table-cell>
          <table:table-cell table:style-name="Table20.A1" office:value-type="string">
            <text:p text:style-name="Table_20_Contents">strong</text:p>
          </table:table-cell>
          <table:table-cell table:style-name="Table20.A1" office:value-type="string">
            <text:p text:style-name="Table_20_Contents">Train 001–074, test 075–124; gallery/probe protocol ঠিক আছে</text:p>
          </table:table-cell>
        </table:table-row>
        <table:table-row>
          <table:table-cell table:style-name="Table20.A1" office:value-type="string">
            <text:p text:style-name="Table_20_Contents">Skeleton GaitTR-style baseline</text:p>
          </table:table-cell>
          <table:table-cell table:style-name="Table20.A1" office:value-type="string">
            <text:p text:style-name="Table_20_Contents">valid</text:p>
          </table:table-cell>
          <table:table-cell table:style-name="Table20.A1" office:value-type="string">
            <text:p text:style-name="Table_20_Contents">Input <text:span text:style-name="Source_20_Text">10×60×17</text:span>, CE+Triplet, Rank-1 NM 95%</text:p>
          </table:table-cell>
        </table:table-row>
        <table:table-row>
          <table:table-cell table:style-name="Table20.A1" office:value-type="string">
            <text:p text:style-name="Table_20_Contents">Silhouette GaitGL-style baseline</text:p>
          </table:table-cell>
          <table:table-cell table:style-name="Table20.A1" office:value-type="string">
            <text:p text:style-name="Table_20_Contents">valid</text:p>
          </table:table-cell>
          <table:table-cell table:style-name="Table20.A1" office:value-type="string">
            <text:p text:style-name="Table_20_Contents"><text:span text:style-name="Source_20_Text">60×64×44</text:span>, 3D CNN + HPP, NM 97.55%</text:p>
          </table:table-cell>
        </table:table-row>
        <table:table-row>
          <table:table-cell table:style-name="Table20.A1" office:value-type="string">
            <text:p text:style-name="Table_20_Contents">Fusion split creation</text:p>
          </table:table-cell>
          <table:table-cell table:style-name="Table20.A1" office:value-type="string">
            <text:p text:style-name="Table_20_Contents">mostly strong</text:p>
          </table:table-cell>
          <table:table-cell table:style-name="Table20.A1" office:value-type="string">
            <text:p text:style-name="Table_20_Contents">Probe NM/BG/CL complete; gallery-তে 3 missing samples minor issue</text:p>
          </table:table-cell>
        </table:table-row>
        <table:table-row>
          <table:table-cell table:style-name="Table20.A1" office:value-type="string">
            <text:p text:style-name="Table_20_Contents">Fixed score fusion</text:p>
          </table:table-cell>
          <table:table-cell table:style-name="Table20.A1" office:value-type="string">
            <text:p text:style-name="Table_20_Contents">very strong</text:p>
          </table:table-cell>
          <table:table-cell table:style-name="Table20.A1" office:value-type="string">
            <text:p text:style-name="Table_20_Contents">Mean 95.73%, CL 91.91%, huge complementarity gain</text:p>
          </table:table-cell>
        </table:table-row>
        <table:table-row>
          <table:table-cell table:style-name="Table20.A1" office:value-type="string">
            <text:p text:style-name="Table_20_Contents">Evaluation protocol</text:p>
          </table:table-cell>
          <table:table-cell table:style-name="Table20.A1" office:value-type="string">
            <text:p text:style-name="Table_20_Contents">fair</text:p>
          </table:table-cell>
          <table:table-cell table:style-name="Table20.A1" office:value-type="string">
            <text:p text:style-name="Table_20_Contents">Identical-view excluded, condition-wise Rank-1/5/10, train/test identity separation</text:p>
          </table:table-cell>
        </table:table-row>
      </table:table>
      <text:p text:style-name="Text_20_body">Project report অনুযায়ী skeleton extraction 13,640 expected samples complete হয়েছিল, current GaitTR-style model <text:span text:style-name="Source_20_Text">10×60×17</text:span> feature ব্যবহার করেছে, silhouette branch YOLO segmentation-based extraction দিয়ে তৈরি হয়েছে, এবং final strong result score-level fusion থেকে এসেছে। </text:p>
      <text:h text:style-name="Heading_20_2" text:outline-level="2">1.2 What likely limits BG</text:h>
      <text:p text:style-name="Text_20_body">BG মানে bag-carrying condition। এখানে দুই modality-র problem আলাদা:</text:p>
      <text:p text:style-name="Text_20_body">Skeleton side:</text:p>
      <text:list text:style-name="L11">
        <text:list-item>
          <text:p text:style-name="P27">Bag হাতে/কাঁধে থাকলে wrist, elbow, shoulder, torso keypoint noisy হয়। </text:p>
        </text:list-item>
        <text:list-item>
          <text:p text:style-name="P27">Pose detector bag-কে body part হিসেবে confuse করতে পারে। </text:p>
        </text:list-item>
        <text:list-item>
          <text:p text:style-name="P27"><text:soft-page-break/>Velocity feature noise amplify করে; এক frame-এ ভুল wrist coordinate হলে velocity channel-এ বড় jump তৈরি হয়। </text:p>
        </text:list-item>
        <text:list-item>
          <text:p text:style-name="P26">Current skeleton feature confidence-aware নয়। </text:p>
        </text:list-item>
      </text:list>
      <text:p text:style-name="Text_20_body">Silhouette side:</text:p>
      <text:list text:style-name="L12">
        <text:list-item>
          <text:p text:style-name="P29">Bag silhouette outline বদলে দেয়। </text:p>
        </text:list-item>
        <text:list-item>
          <text:p text:style-name="P29">Body width, arm gap, side contour distorted হয়। </text:p>
        </text:list-item>
        <text:list-item>
          <text:p text:style-name="P28">Silhouette branch bag-সহ body shape-কে identity cue মনে করতে পারে। </text:p>
        </text:list-item>
      </text:list>
      <text:p text:style-name="Text_20_body">Fusion side:</text:p>
      <text:list text:style-name="L13">
        <text:list-item>
          <text:p text:style-name="P31">Current fusion strong হলেও BG error এখনো ~4.09% Rank-1 miss। </text:p>
        </text:list-item>
        <text:list-item>
          <text:p text:style-name="P30">BG-তে reliability-aware weighting দরকার হতে পারে: কখন skeleton reliable, কখন silhouette reliable—এটা fixed α=0.5 জানে না। </text:p>
        </text:list-item>
      </text:list>
      <text:h text:style-name="Heading_20_2" text:outline-level="2">1.3 What likely limits CL</text:h>
      <text:p text:style-name="Text_20_body">CL মানে clothing variation, সবচেয়ে কঠিন condition।</text:p>
      <text:p text:style-name="Text_20_body">Skeleton side:</text:p>
      <text:list text:style-name="L14">
        <text:list-item>
          <text:p text:style-name="P33">Coat/loose clothing hip, knee, ankle detection difficult করে। </text:p>
        </text:list-item>
        <text:list-item>
          <text:p text:style-name="P33">Long coat lower-body motion partially hide করে। </text:p>
        </text:list-item>
        <text:list-item>
          <text:p text:style-name="P33">Current 10-channel feature visibility/confidence জানে না। </text:p>
        </text:list-item>
        <text:list-item>
          <text:p text:style-name="P32">Current model global pooling করে, তাই lower-body reliable signal আলাদা emphasis পায় না। </text:p>
        </text:list-item>
      </text:list>
      <text:p text:style-name="Text_20_body">Silhouette side:</text:p>
      <text:list text:style-name="L15">
        <text:list-item>
          <text:p text:style-name="P35">CL-এ silhouette shape directly বদলে যায়। </text:p>
        </text:list-item>
        <text:list-item>
          <text:p text:style-name="P35">Coat person outline, leg gap, arm contour, torso width সব পরিবর্তন করে। </text:p>
        </text:list-item>
        <text:list-item>
          <text:p text:style-name="P35">Same person NM vs CL silhouette drastically different হতে পারে। </text:p>
        </text:list-item>
        <text:list-item>
          <text:p text:style-name="P34">Silhouette-only CL = 65.91%, তাই silhouette branch CL-এ weakest link। </text:p>
        </text:list-item>
      </text:list>
      <text:p text:style-name="Text_20_body">Fusion side:</text:p>
      <text:list text:style-name="L16">
        <text:list-item>
          <text:p text:style-name="P36">Fixed fusion CL 91.91% করেছে, কিন্তু near-99 পেতে হলে remaining errors সম্ভবত hard cases: extreme views, bad pose, wrong silhouette shape, or both experts wrong. </text:p>
        </text:list-item>
      </text:list>
      <text:h text:style-name="Heading_20_2" text:outline-level="2">1.4 Is current skeleton extraction enough?</text:h>
      <text:p text:style-name="Text_20_body"><text:span text:style-name="Strong_20_Emphasis">Baseline হিসেবে enough. Research improvement হিসেবে not enough.</text:span></text:p>
      <text:p text:style-name="Text_20_body">Current YOLO skeletons দিয়ে valid baseline পাওয়া গেছে। কিন্তু skeleton-only BG/CL অনেক নিচে: BG 78.64%, CL 74.18%। এর মানে pose extraction বা pose modeling—দুটোর অন্তত একটায় improvement room আছে।</text:p>
      <text:p text:style-name="Text_20_body">Recommendation:</text:p>
      <text:section text:style-name="Sect1" text:name="Section179">
        <text:p text:style-name="P3"><text:bookmark text:name="code-block-viewer Copy 178"/><text:soft-page-break/><text:span text:style-name="Source_20_Text">Do not delete current skeletons.</text:span></text:p>
        <text:p text:style-name="Preformatted_20_Text"><text:span text:style-name="Source_20_Text">Keep current YOLO skeletons as skeleton_v1 locked baseline.</text:span></text:p>
        <text:p text:style-name="Preformatted_20_Text"><text:span text:style-name="Source_20_Text">Create a parallel skeleton_v2 extraction branch with better pose estimator / quality fields.</text:span></text:p>
        <text:p text:style-name="P1"><text:span text:style-name="Source_20_Text">Compare old vs new using same split and same model.</text:span></text:p>
      </text:section>
      <text:h text:style-name="Heading_20_2" text:outline-level="2">1.5 Is current silhouette extraction enough?</text:h>
      <text:p text:style-name="Text_20_body"><text:span text:style-name="Strong_20_Emphasis">Baseline হিসেবে enough. CL improvement-এর জন্য not enough.</text:span></text:p>
      <text:p text:style-name="Text_20_body">Current YOLO silhouette branch NM/BG ভালো, কিন্তু CL = 65.91%। এটা silhouette model/backbone-এর issue হলেও mask quality, mask alignment, temporal stability, contour distortion—সবই possible bottleneck।</text:p>
      <text:p text:style-name="Text_20_body">Recommendation:</text:p>
      <text:section text:style-name="Sect1" text:name="Section180">
        <text:p text:style-name="P3"><text:bookmark text:name="code-block-viewer Copy 179"/><text:span text:style-name="Source_20_Text">Do not discard current YOLO silhouettes.</text:span></text:p>
        <text:p text:style-name="Preformatted_20_Text"><text:span text:style-name="Source_20_Text">Keep as silhouette_v1 locked baseline.</text:span></text:p>
        <text:p text:style-name="P1"><text:span text:style-name="Source_20_Text">Create silhouette_v2 with improved mask QC, soft masks, motion boundary, and optionally dual-source official+YOLO comparison.</text:span></text:p>
      </text:section>
      <text:h text:style-name="Heading_20_2" text:outline-level="2">1.6 Could skeleton-silhouette frame alignment limit fusion?</text:h>
      <text:p text:style-name="Text_20_body">Yes, especially for future token-level fusion.</text:p>
      <text:p text:style-name="Text_20_body">Current late score fusion final embeddings ব্যবহার করে; তাই exact frame-level alignment less critical. কিন্তু cross-modal token fusion, same-crop multimodal training, clip-level fusion—এসবের জন্য skeleton frame <text:span text:style-name="Source_20_Text">t</text:span> এবং silhouette frame <text:span text:style-name="Source_20_Text">t</text:span> একই raw moment না হলে model confused হবে।</text:p>
      <text:p text:style-name="Text_20_body">Misalignment হলে:</text:p>
      <text:list text:style-name="L17">
        <text:list-item>
          <text:p text:style-name="P38">Skeleton leg forward কিন্তু silhouette leg backward → cross-modal attention ভুল relation শেখে। </text:p>
        </text:list-item>
        <text:list-item>
          <text:p text:style-name="P38">Motion boundary stream skeleton velocity-এর সাথে mismatch করে। </text:p>
        </text:list-item>
        <text:list-item>
          <text:p text:style-name="P37">Clip-level reliability ভুল হয়। </text:p>
        </text:list-item>
      </text:list>
      <text:h text:style-name="Heading_20_2" text:outline-level="2">1.7 Could 60-frame crop strategy limit results?</text:h>
      <text:p text:style-name="Text_20_body">Yes.</text:p>
      <text:p text:style-name="Text_20_body">60-frame crop current GaitTR/GaitGL-compatible এবং training stable। কিন্তু:</text:p>
      <text:list text:style-name="L18">
        <text:list-item>
          <text:p text:style-name="P40">কিছু sequence-এ selected 60 frames low-quality হতে পারে। </text:p>
        </text:list-item>
        <text:list-item>
          <text:p text:style-name="P40">BG/CL-এ bad segment থাকলে whole video representation weak হয়। </text:p>
        </text:list-item>
        <text:list-item>
          <text:p text:style-name="P40">Single crop evaluation temporal uncertainty বাড়ায়। </text:p>
        </text:list-item>
        <text:list-item>
          <text:p text:style-name="P39">Multi-clip score averaging likely more stable। </text:p>
        </text:list-item>
      </text:list>
      <text:p text:style-name="Text_20_body">Recommendation:</text:p>
      <text:section text:style-name="Sect1" text:name="Section181">
        <text:p text:style-name="P3"><text:bookmark text:name="code-block-viewer Copy 180"/><text:span text:style-name="Source_20_Text">Training: random 60-frame continuous crop.</text:span></text:p>
        <text:p text:style-name="Preformatted_20_Text"><text:span text:style-name="Source_20_Text">Evaluation: multi-clip sliding windows + score averaging or embedding averaging.</text:span></text:p>
        <text:p text:style-name="P1"><text:span text:style-name="Source_20_Text">Multimodal: skeleton and silhouette must use exactly same temporal window.</text:span></text:p>
      </text:section>
      <text:h text:style-name="Heading_20_2" text:outline-level="2"><text:soft-page-break/>1.8 Is current feature construction enough?</text:h>
      <text:p text:style-name="Text_20_body">Baseline reproduction-এর জন্য enough। Improvement-এর জন্য incomplete।</text:p>
      <text:p text:style-name="Text_20_body">Current skeleton feature:</text:p>
      <text:section text:style-name="Sect1" text:name="Section182">
        <text:p text:style-name="P2"><text:bookmark text:name="code-block-viewer Copy 181"/><text:span text:style-name="Source_20_Text">joint + joint-relative + velocity-1 + velocity-2 + bone = 10 channels</text:span></text:p>
      </text:section>
      <text:p text:style-name="Text_20_body">Missing:</text:p>
      <text:list text:style-name="L19">
        <text:list-item>
          <text:p text:style-name="P42">keypoint confidence </text:p>
        </text:list-item>
        <text:list-item>
          <text:p text:style-name="P42">visibility mask </text:p>
        </text:list-item>
        <text:list-item>
          <text:p text:style-name="P42">acceleration </text:p>
        </text:list-item>
        <text:list-item>
          <text:p text:style-name="P42">bone angle </text:p>
        </text:list-item>
        <text:list-item>
          <text:p text:style-name="P42">limb length ratio </text:p>
        </text:list-item>
        <text:list-item>
          <text:p text:style-name="P42">lower-body reliability </text:p>
        </text:list-item>
        <text:list-item>
          <text:p text:style-name="P41">pose quality metadata </text:p>
        </text:list-item>
      </text:list>
      <text:p text:style-name="Text_20_body">Current silhouette feature:</text:p>
      <text:section text:style-name="Sect1" text:name="Section183">
        <text:p text:style-name="P2"><text:bookmark text:name="code-block-viewer Copy 182"/><text:span text:style-name="Source_20_Text">60 × 64 × 44 binary mask</text:span></text:p>
      </text:section>
      <text:p text:style-name="Text_20_body">Missing:</text:p>
      <text:list text:style-name="L20">
        <text:list-item>
          <text:p text:style-name="P44">soft mask </text:p>
        </text:list-item>
        <text:list-item>
          <text:p text:style-name="P44">boundary/contour </text:p>
        </text:list-item>
        <text:list-item>
          <text:p text:style-name="P44">temporal difference </text:p>
        </text:list-item>
        <text:list-item>
          <text:p text:style-name="P44">mask confidence </text:p>
        </text:list-item>
        <text:list-item>
          <text:p text:style-name="P44">area/centroid stability </text:p>
        </text:list-item>
        <text:list-item>
          <text:p text:style-name="P43">part-level reliability </text:p>
        </text:list-item>
      </text:list>
      <text:h text:style-name="Heading_20_2" text:outline-level="2">1.9 Is current split/gallery/probe setup safe?</text:h>
      <text:p text:style-name="Text_20_body">Yes, current protocol is scientifically safe if maintained:</text:p>
      <text:section text:style-name="Sect1" text:name="Section184">
        <text:p text:style-name="P3"><text:bookmark text:name="code-block-viewer Copy 183"/><text:span text:style-name="Source_20_Text">Train: 001–074</text:span></text:p>
        <text:p text:style-name="Preformatted_20_Text"><text:span text:style-name="Source_20_Text">Test: 075–124</text:span></text:p>
        <text:p text:style-name="Preformatted_20_Text"><text:span text:style-name="Source_20_Text">Gallery: NM#01–04</text:span></text:p>
        <text:p text:style-name="Preformatted_20_Text"><text:span text:style-name="Source_20_Text">Probe NM: NM#05–06</text:span></text:p>
        <text:p text:style-name="Preformatted_20_Text"><text:span text:style-name="Source_20_Text">Probe BG: BG#01–02</text:span></text:p>
        <text:p text:style-name="Preformatted_20_Text"><text:span text:style-name="Source_20_Text">Probe CL: CL#01–02</text:span></text:p>
        <text:p text:style-name="P1"><text:span text:style-name="Source_20_Text">Identical-view excluded</text:span></text:p>
      </text:section>
      <text:p text:style-name="Text_20_body">This must remain locked.</text:p>
      <text:h text:style-name="Heading_20_2" text:outline-level="2">1.10 Is current evaluation fair?</text:h>
      <text:p text:style-name="Text_20_body">Yes, provided:</text:p>
      <text:list text:style-name="L21">
        <text:list-item>
          <text:p text:style-name="P46">no test label used for tuning, </text:p>
        </text:list-item>
        <text:list-item>
          <text:p text:style-name="P46">no condition-wise test alpha used as practical method, </text:p>
        </text:list-item>
        <text:list-item>
          <text:p text:style-name="P46">identical-view excluded, </text:p>
        </text:list-item>
        <text:list-item>
          <text:p text:style-name="P46">gallery/probe disjoint by sequence, </text:p>
        </text:list-item>
        <text:list-item>
          <text:p text:style-name="P45">train/test IDs disjoint. </text:p>
        </text:list-item>
      </text:list>
      <text:p text:style-name="Text_20_body"><text:soft-page-break/>Per-condition alpha diagnostic result is useful as an upper-bound/diagnostic, but not practical because it uses condition-dependent behavior. Uploaded guideline explicitly warns that fixed α=0.5 is the strongest practical baseline and new methods must beat it under same fair LT protocol. </text:p>
      <text:p text:style-name="Horizontal_20_Line"/>
      <text:h text:style-name="Heading_20_1" text:outline-level="1">SECTION 2 — SHOULD YOU RE-EXTRACT SKELETONS?</text:h>
      <text:h text:style-name="Heading_20_2" text:outline-level="2">2.1 Decision framework</text:h>
      <text:p text:style-name="Text_20_body">Use this rule:</text:p>
      <table:table table:name="Table21" table:style-name="Table21">
        <table:table-column table:style-name="Table21.A"/>
        <table:table-column table:style-name="Table21.B"/>
        <table:table-header-rows>
          <table:table-row>
            <table:table-cell table:style-name="Table21.A1" office:value-type="string">
              <text:p text:style-name="Table_20_Heading">Situation</text:p>
            </table:table-cell>
            <table:table-cell table:style-name="Table21.A1" office:value-type="string">
              <text:p text:style-name="Table_20_Heading">Decision</text:p>
            </table:table-cell>
          </table:table-row>
        </table:table-header-rows>
        <table:table-row>
          <table:table-cell table:style-name="Table21.A1" office:value-type="string">
            <text:p text:style-name="Table_20_Contents">You only need to preserve current result</text:p>
          </table:table-cell>
          <table:table-cell table:style-name="Table21.A1" office:value-type="string">
            <text:p text:style-name="Table_20_Contents">keep current YOLO skeletons</text:p>
          </table:table-cell>
        </table:table-row>
        <table:table-row>
          <table:table-cell table:style-name="Table21.A1" office:value-type="string">
            <text:p text:style-name="Table_20_Contents">You want stronger BG/CL skeleton expert</text:p>
          </table:table-cell>
          <table:table-cell table:style-name="Table21.A1" office:value-type="string">
            <text:p text:style-name="Table_20_Contents">re-extract skeleton_v2 in parallel</text:p>
          </table:table-cell>
        </table:table-row>
        <table:table-row>
          <table:table-cell table:style-name="Table21.A1" office:value-type="string">
            <text:p text:style-name="Table_20_Contents">Current QC shows low confidence/jitter in BG/CL</text:p>
          </table:table-cell>
          <table:table-cell table:style-name="Table21.A1" office:value-type="string">
            <text:p text:style-name="Table_20_Contents">re-extraction strongly recommended</text:p>
          </table:table-cell>
        </table:table-row>
        <table:table-row>
          <table:table-cell table:style-name="Table21.A1" office:value-type="string">
            <text:p text:style-name="Table_20_Contents">You want cross-modal token fusion</text:p>
          </table:table-cell>
          <table:table-cell table:style-name="Table21.A1" office:value-type="string">
            <text:p text:style-name="Table_20_Contents">re-extract or validate frame-index-level alignment</text:p>
          </table:table-cell>
        </table:table-row>
        <table:table-row>
          <table:table-cell table:style-name="Table21.A1" office:value-type="string">
            <text:p text:style-name="Table_20_Contents">You want paper-safe ablation</text:p>
          </table:table-cell>
          <table:table-cell table:style-name="Table21.A1" office:value-type="string">
            <text:p text:style-name="Table_20_Contents">run both old and new skeletons and compare</text:p>
          </table:table-cell>
        </table:table-row>
      </table:table>
      <text:p text:style-name="Text_20_body">Final recommendation:</text:p>
      <text:section text:style-name="Sect1" text:name="Section185">
        <text:p text:style-name="P3"><text:bookmark text:name="code-block-viewer Copy 184"/><text:span text:style-name="Source_20_Text">Run both and compare.</text:span></text:p>
        <text:p text:style-name="Preformatted_20_Text"><text:span text:style-name="Source_20_Text">Do not replace current skeletons.</text:span></text:p>
        <text:p text:style-name="P1"><text:span text:style-name="Source_20_Text">Create data/poses/&lt;new_pose_tag&gt;/ as skeleton_v2.</text:span></text:p>
      </text:section>
      <text:h text:style-name="Heading_20_2" text:outline-level="2">2.2 Pose estimator options</text:h>
      <text:p text:style-name="Text_20_body">Ultralytics pose models are trained on COCO keypoints and default pose layout uses 17 keypoints including nose, eyes, ears, shoulders, elbows, wrists, hips, knees, and ankles, which matches your current GaitTR-style <text:span text:style-name="Source_20_Text">17-joint</text:span> workflow. <text:line-break/>MMPose is a good research framework because its model zoo includes many top-down 2D body pose algorithms/checkpoints/configs, including RTMPose, HRNet-style, and other COCO-based variants. </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D" table:number-columns-repeated="2"/>
        <table:table-column table:style-name="Table22.I"/>
        <table:table-header-rows>
          <table:table-row>
            <table:table-cell table:style-name="Table22.A1" office:value-type="string">
              <text:p text:style-name="Table_20_Heading">Option</text:p>
            </table:table-cell>
            <table:table-cell table:style-name="Table22.A1" office:value-type="string">
              <text:p text:style-name="Table_20_Heading">Keypoint quality</text:p>
            </table:table-cell>
            <table:table-cell table:style-name="Table22.A1" office:value-type="string">
              <text:p text:style-name="Table_20_Heading">Speed</text:p>
            </table:table-cell>
            <table:table-cell table:style-name="Table22.A1" office:value-type="string">
              <text:p text:style-name="Table_20_Heading">GPU need</text:p>
            </table:table-cell>
            <table:table-cell table:style-name="Table22.A1" office:value-type="string">
              <text:p text:style-name="Table_20_Heading">COCO 17 compatibility</text:p>
            </table:table-cell>
            <table:table-cell table:style-name="Table22.A1" office:value-type="string">
              <text:p text:style-name="Table_20_Heading">BG impact</text:p>
            </table:table-cell>
            <table:table-cell table:style-name="Table22.A1" office:value-type="string">
              <text:p text:style-name="Table_20_Heading">CL impact</text:p>
            </table:table-cell>
            <table:table-cell table:style-name="Table22.A1" office:value-type="string">
              <text:p text:style-name="Table_20_Heading">Difficulty</text:p>
            </table:table-cell>
            <table:table-cell table:style-name="Table22.A1" office:value-type="string">
              <text:p text:style-name="Table_20_Heading">Recommendation</text:p>
            </table:table-cell>
          </table:table-row>
        </table:table-header-rows>
        <table:table-row>
          <table:table-cell table:style-name="Table22.A1" office:value-type="string">
            <text:p text:style-name="Table_20_Contents">Current YOLO pose</text:p>
          </table:table-cell>
          <table:table-cell table:style-name="Table22.A1" office:value-type="string">
            <text:p text:style-name="Table_20_Contents">medium-good</text:p>
          </table:table-cell>
          <table:table-cell table:style-name="Table22.A1" office:value-type="string">
            <text:p text:style-name="Table_20_Contents">fast</text:p>
          </table:table-cell>
          <table:table-cell table:style-name="Table22.A1" office:value-type="string">
            <text:p text:style-name="Table_20_Contents">low-medium</text:p>
          </table:table-cell>
          <table:table-cell table:style-name="Table22.A1" office:value-type="string">
            <text:p text:style-name="Table_20_Contents">yes</text:p>
          </table:table-cell>
          <table:table-cell table:style-name="Table22.A1" office:value-type="string">
            <text:p text:style-name="Table_20_Contents">baseline</text:p>
          </table:table-cell>
          <table:table-cell table:style-name="Table22.A1" office:value-type="string">
            <text:p text:style-name="Table_20_Contents">baseline</text:p>
          </table:table-cell>
          <table:table-cell table:style-name="Table22.A1" office:value-type="string">
            <text:p text:style-name="Table_20_Contents">low</text:p>
          </table:table-cell>
          <table:table-cell table:style-name="Table22.A1" office:value-type="string">
            <text:p text:style-name="Table_20_Contents">keep as v1</text:p>
          </table:table-cell>
        </table:table-row>
        <table:table-row>
          <table:table-cell table:style-name="Table22.A1" office:value-type="string">
            <text:p text:style-name="Table_20_Contents">YOLO larger pose model</text:p>
          </table:table-cell>
          <table:table-cell table:style-name="Table22.A1" office:value-type="string">
            <text:p text:style-name="Table_20_Contents">good</text:p>
          </table:table-cell>
          <table:table-cell table:style-name="Table22.A1" office:value-type="string">
            <text:p text:style-name="Table_20_Contents">medium</text:p>
          </table:table-cell>
          <table:table-cell table:style-name="Table22.A1" office:value-type="string">
            <text:p text:style-name="Table_20_Contents">medium</text:p>
          </table:table-cell>
          <table:table-cell table:style-name="Table22.A1" office:value-type="string">
            <text:p text:style-name="Table_20_Contents">yes</text:p>
          </table:table-cell>
          <table:table-cell table:style-name="Table22.A1" office:value-type="string">
            <text:p text:style-name="Table_20_Contents">small-medium gain</text:p>
          </table:table-cell>
          <table:table-cell table:style-name="Table22.A1" office:value-type="string">
            <text:p text:style-name="Table_20_Contents">small gain</text:p>
          </table:table-cell>
          <table:table-cell table:style-name="Table22.A1" office:value-type="string">
            <text:p text:style-name="Table_20_Contents">low</text:p>
          </table:table-cell>
          <table:table-cell table:style-name="Table22.A1" office:value-type="string">
            <text:p text:style-name="Table_20_Contents">quick v2 candidate</text:p>
          </table:table-cell>
        </table:table-row>
        <table:table-row>
          <table:table-cell table:style-name="Table22.A1" office:value-type="string">
            <text:p text:style-name="Table_20_Contents">RTMPose via MMPose</text:p>
          </table:table-cell>
          <table:table-cell table:style-name="Table22.A1" office:value-type="string">
            <text:p text:style-name="Table_20_Contents">good to very good</text:p>
          </table:table-cell>
          <table:table-cell table:style-name="Table22.A1" office:value-type="string">
            <text:p text:style-name="Table_20_Contents">fast-medium</text:p>
          </table:table-cell>
          <table:table-cell table:style-name="Table22.A1" office:value-type="string">
            <text:p text:style-name="Table_20_Contents">medium</text:p>
          </table:table-cell>
          <table:table-cell table:style-name="Table22.A1" office:value-type="string">
            <text:p text:style-name="Table_20_Contents">yes</text:p>
          </table:table-cell>
          <table:table-cell table:style-name="Table22.A1" office:value-type="string">
            <text:p text:style-name="Table_20_Contents">medium gain</text:p>
          </table:table-cell>
          <table:table-cell table:style-name="Table22.A1" office:value-type="string">
            <text:p text:style-name="Table_20_Contents">medium gain</text:p>
          </table:table-cell>
          <table:table-cell table:style-name="Table22.A1" office:value-type="string">
            <text:p text:style-name="Table_20_Contents">medium</text:p>
          </table:table-cell>
          <table:table-cell table:style-name="Table22.A1" office:value-type="string">
            <text:p text:style-name="Table_20_Contents">best practical v2</text:p>
          </table:table-cell>
        </table:table-row>
        <table:table-row>
          <table:table-cell table:style-name="Table22.A1" office:value-type="string">
            <text:p text:style-name="Table_20_Contents">ViTPose</text:p>
          </table:table-cell>
          <table:table-cell table:style-name="Table22.A1" office:value-type="string">
            <text:p text:style-name="Table_20_Contents">very good</text:p>
          </table:table-cell>
          <table:table-cell table:style-name="Table22.A1" office:value-type="string">
            <text:p text:style-name="Table_20_Contents">slower</text:p>
          </table:table-cell>
          <table:table-cell table:style-name="Table22.A1" office:value-type="string">
            <text:p text:style-name="Table_20_Contents">medium-high</text:p>
          </table:table-cell>
          <table:table-cell table:style-name="Table22.A1" office:value-type="string">
            <text:p text:style-name="Table_20_Contents">yes</text:p>
          </table:table-cell>
          <table:table-cell table:style-name="Table22.A1" office:value-type="string">
            <text:p text:style-name="Table_20_Contents">medium gain</text:p>
          </table:table-cell>
          <table:table-cell table:style-name="Table22.A1" office:value-type="string">
            <text:p text:style-name="Table_20_Contents">medium-high gain if lower-body better</text:p>
          </table:table-cell>
          <table:table-cell table:style-name="Table22.A1" office:value-type="string">
            <text:p text:style-name="Table_20_Contents">medium-high</text:p>
          </table:table-cell>
          <table:table-cell table:style-name="Table22.A1" office:value-type="string">
            <text:p text:style-name="Table_20_Contents">quality experiment</text:p>
          </table:table-cell>
        </table:table-row>
        <text:soft-page-break/>
        <table:table-row>
          <table:table-cell table:style-name="Table22.A1" office:value-type="string">
            <text:p text:style-name="Table_20_Contents">HRNet/SimDR-HRNet style</text:p>
          </table:table-cell>
          <table:table-cell table:style-name="Table22.A1" office:value-type="string">
            <text:p text:style-name="Table_20_Contents">very good, paper-aligned</text:p>
          </table:table-cell>
          <table:table-cell table:style-name="Table22.A1" office:value-type="string">
            <text:p text:style-name="Table_20_Contents">medium-slow</text:p>
          </table:table-cell>
          <table:table-cell table:style-name="Table22.A1" office:value-type="string">
            <text:p text:style-name="Table_20_Contents">medium-high</text:p>
          </table:table-cell>
          <table:table-cell table:style-name="Table22.A1" office:value-type="string">
            <text:p text:style-name="Table_20_Contents">yes</text:p>
          </table:table-cell>
          <table:table-cell table:style-name="Table22.A1" office:value-type="string">
            <text:p text:style-name="Table_20_Contents">medium</text:p>
          </table:table-cell>
          <table:table-cell table:style-name="Table22.A1" office:value-type="string">
            <text:p text:style-name="Table_20_Contents">medium-high</text:p>
          </table:table-cell>
          <table:table-cell table:style-name="Table22.A1" office:value-type="string">
            <text:p text:style-name="Table_20_Contents">high</text:p>
          </table:table-cell>
          <table:table-cell table:style-name="Table22.A1" office:value-type="string">
            <text:p text:style-name="Table_20_Contents">faithful GaitTR-style comparison</text:p>
          </table:table-cell>
        </table:table-row>
        <table:table-row>
          <table:table-cell table:style-name="Table22.A1" office:value-type="string">
            <text:p text:style-name="Table_20_Contents">MMPose full pipeline + detector/tracker</text:p>
          </table:table-cell>
          <table:table-cell table:style-name="Table22.A1" office:value-type="string">
            <text:p text:style-name="Table_20_Contents">very good</text:p>
          </table:table-cell>
          <table:table-cell table:style-name="Table22.A1" office:value-type="string">
            <text:p text:style-name="Table_20_Contents">medium-slow</text:p>
          </table:table-cell>
          <table:table-cell table:style-name="Table22.A1" office:value-type="string">
            <text:p text:style-name="Table_20_Contents">medium-high</text:p>
          </table:table-cell>
          <table:table-cell table:style-name="Table22.A1" office:value-type="string">
            <text:p text:style-name="Table_20_Contents">yes</text:p>
          </table:table-cell>
          <table:table-cell table:style-name="Table22.A1" office:value-type="string">
            <text:p text:style-name="Table_20_Contents">medium-high</text:p>
          </table:table-cell>
          <table:table-cell table:style-name="Table22.A1" office:value-type="string">
            <text:p text:style-name="Table_20_Contents">medium-high</text:p>
          </table:table-cell>
          <table:table-cell table:style-name="Table22.A1" office:value-type="string">
            <text:p text:style-name="Table_20_Contents">high</text:p>
          </table:table-cell>
          <table:table-cell table:style-name="Table22.A1" office:value-type="string">
            <text:p text:style-name="Table_20_Contents">best research pipeline</text:p>
          </table:table-cell>
        </table:table-row>
        <table:table-row>
          <table:table-cell table:style-name="Table22.A1" office:value-type="string">
            <text:p text:style-name="Table_20_Contents">Multi-person tracking + pose refinement</text:p>
          </table:table-cell>
          <table:table-cell table:style-name="Table22.A1" office:value-type="string">
            <text:p text:style-name="Table_20_Contents">highest temporal stability</text:p>
          </table:table-cell>
          <table:table-cell table:style-name="Table22.A1" office:value-type="string">
            <text:p text:style-name="Table_20_Contents">slow</text:p>
          </table:table-cell>
          <table:table-cell table:style-name="Table22.A1" office:value-type="string">
            <text:p text:style-name="Table_20_Contents">high</text:p>
          </table:table-cell>
          <table:table-cell table:style-name="Table22.A1" office:value-type="string">
            <text:p text:style-name="Table_20_Contents">yes</text:p>
          </table:table-cell>
          <table:table-cell table:style-name="Table22.A1" office:value-type="string">
            <text:p text:style-name="Table_20_Contents">high if detector switches occur</text:p>
          </table:table-cell>
          <table:table-cell table:style-name="Table22.A1" office:value-type="string">
            <text:p text:style-name="Table_20_Contents">medium-high</text:p>
          </table:table-cell>
          <table:table-cell table:style-name="Table22.A1" office:value-type="string">
            <text:p text:style-name="Table_20_Contents">high</text:p>
          </table:table-cell>
          <table:table-cell table:style-name="Table22.A1" office:value-type="string">
            <text:p text:style-name="Table_20_Contents">only if QC finds identity/frame switches</text:p>
          </table:table-cell>
        </table:table-row>
      </table:table>
      <text:h text:style-name="Heading_20_2" text:outline-level="2">2.3 Use 17 COCO joints or more?</text:h>
      <text:p text:style-name="Text_20_body">Main protocol:</text:p>
      <text:section text:style-name="Sect1" text:name="Section186">
        <text:p text:style-name="P2"><text:bookmark text:name="code-block-viewer Copy 185"/><text:span text:style-name="Source_20_Text">Use 17 COCO joints.</text:span></text:p>
      </text:section>
      <text:p text:style-name="Text_20_body">Reason:</text:p>
      <text:list text:style-name="L22">
        <text:list-item>
          <text:p text:style-name="P48">current GaitTR design expects 17 joints, </text:p>
        </text:list-item>
        <text:list-item>
          <text:p text:style-name="P48">easier comparison with current baseline, </text:p>
        </text:list-item>
        <text:list-item>
          <text:p text:style-name="P48">official COCO-compatible pose estimators available, </text:p>
        </text:list-item>
        <text:list-item>
          <text:p text:style-name="P47">avoids architecture mismatch. </text:p>
        </text:list-item>
      </text:list>
      <text:p text:style-name="Text_20_body">Optional research branch:</text:p>
      <text:list text:style-name="L23">
        <text:list-item>
          <text:p text:style-name="P50">If using whole-body/foot keypoints, save them separately. </text:p>
        </text:list-item>
        <text:list-item>
          <text:p text:style-name="P50">Convert to 17 COCO joints for main model. </text:p>
        </text:list-item>
        <text:list-item>
          <text:p text:style-name="P49">Use extra foot/heel/toe only as ablation, not as main baseline unless carefully validated. </text:p>
        </text:list-item>
      </text:list>
      <text:h text:style-name="Heading_20_2" text:outline-level="2">2.4 What should be saved?</text:h>
      <text:p text:style-name="Text_20_body">For every pose <text:span text:style-name="Source_20_Text">.npz</text:span>, save all of these:</text:p>
      <text:section text:style-name="Sect1" text:name="Section187">
        <text:p text:style-name="P3"><text:bookmark text:name="code-block-viewer Copy 186"/><text:span text:style-name="Source_20_Text">keypoints_pixel <text:s text:c="11"/>T × 17 × 2</text:span></text:p>
        <text:p text:style-name="Preformatted_20_Text"><text:span text:style-name="Source_20_Text">keypoints_norm <text:s text:c="12"/>T × 17 × 2</text:span></text:p>
        <text:p text:style-name="Preformatted_20_Text"><text:span text:style-name="Source_20_Text">keypoints_filled <text:s text:c="10"/>T × 17 × 2</text:span></text:p>
        <text:p text:style-name="Preformatted_20_Text"><text:span text:style-name="Source_20_Text">keypoints_norm_filled <text:s text:c="5"/>T × 17 × 2</text:span></text:p>
        <text:p text:style-name="Preformatted_20_Text"><text:span text:style-name="Source_20_Text">scores <text:s text:c="20"/>T × 17</text:span></text:p>
        <text:p text:style-name="Preformatted_20_Text"><text:span text:style-name="Source_20_Text">bbox <text:s text:c="22"/>T × 4</text:span></text:p>
        <text:p text:style-name="Preformatted_20_Text"><text:span text:style-name="Source_20_Text">frame_idx <text:s text:c="17"/>T</text:span></text:p>
        <text:p text:style-name="Preformatted_20_Text"><text:span text:style-name="Source_20_Text">timestamp <text:s text:c="17"/>T</text:span></text:p>
        <text:p text:style-name="Preformatted_20_Text"><text:span text:style-name="Source_20_Text">valid_frame <text:s text:c="15"/>T</text:span></text:p>
        <text:p text:style-name="Preformatted_20_Text"><text:span text:style-name="Source_20_Text">img_width <text:s text:c="17"/>scalar</text:span></text:p>
        <text:p text:style-name="Preformatted_20_Text"><text:span text:style-name="Source_20_Text">img_height <text:s text:c="16"/>scalar</text:span></text:p>
        <text:p text:style-name="Preformatted_20_Text"><text:span text:style-name="Source_20_Text">fps <text:s text:c="23"/>scalar</text:span></text:p>
        <text:p text:style-name="Preformatted_20_Text"><text:span text:style-name="Source_20_Text">subject <text:s text:c="19"/>string</text:span></text:p>
        <text:p text:style-name="Preformatted_20_Text"><text:span text:style-name="Source_20_Text">condition <text:s text:c="17"/>string</text:span></text:p>
        <text:p text:style-name="Preformatted_20_Text"><text:span text:style-name="Source_20_Text">sequence <text:s text:c="18"/>string</text:span></text:p>
        <text:p text:style-name="Preformatted_20_Text"><text:span text:style-name="Source_20_Text">view <text:s text:c="22"/>string</text:span></text:p>
        <text:p text:style-name="Preformatted_20_Text"><text:span text:style-name="Source_20_Text">pose_model_name <text:s text:c="11"/>string</text:span></text:p>
        <text:p text:style-name="P1"><text:span text:style-name="Source_20_Text">pose_model_version/tag <text:s text:c="4"/>string</text:span></text:p>
      </text:section>
      <text:p text:style-name="Text_20_body">This is important because future model needs confidence, QC, interpolation, reliability fusion, and exact alignment.</text:p>
      <text:h text:style-name="Heading_20_2" text:outline-level="2"><text:soft-page-break/>2.5 Should skeletons be smoothed?</text:h>
      <text:p text:style-name="Text_20_body">Yes, but conservatively.</text:p>
      <text:p text:style-name="Text_20_body">Recommended:</text:p>
      <text:section text:style-name="Sect1" text:name="Section188">
        <text:p text:style-name="P3"><text:bookmark text:name="code-block-viewer Copy 187"/><text:span text:style-name="Source_20_Text">Do not permanently replace raw keypoints with heavily smoothed keypoints.</text:span></text:p>
        <text:p text:style-name="P1"><text:span text:style-name="Source_20_Text">Save both raw and filled/smoothed versions.</text:span></text:p>
      </text:section>
      <text:p text:style-name="Text_20_body">Best practical rule:</text:p>
      <text:list text:style-name="L24">
        <text:list-item>
          <text:p text:style-name="P52">Interpolate missing joints first. </text:p>
        </text:list-item>
        <text:list-item>
          <text:p text:style-name="P52">Apply very light Savitzky-Golay or median/moving average only for severe jitter. </text:p>
        </text:list-item>
        <text:list-item>
          <text:p text:style-name="P52">Avoid strong smoothing on ankles/knees because gait dynamics are identity cues. </text:p>
        </text:list-item>
        <text:list-item>
          <text:p text:style-name="P51">Use confidence channel so model can learn uncertainty. </text:p>
        </text:list-item>
      </text:list>
      <text:h text:style-name="Heading_20_2" text:outline-level="2">2.6 Missing joints: interpolate or remove?</text:h>
      <text:p text:style-name="Text_20_body">Do not remove frames unless the whole frame is unusable.</text:p>
      <text:p text:style-name="Text_20_body">Recommended:</text:p>
      <text:list text:style-name="L25">
        <text:list-item>
          <text:p text:style-name="P54">If a joint is low-confidence for short gap ≤ 5 frames: linear interpolation. </text:p>
        </text:list-item>
        <text:list-item>
          <text:p text:style-name="P54">If gap &gt; 5–10 frames: interpolate but mark confidence/visibility low. </text:p>
        </text:list-item>
        <text:list-item>
          <text:p text:style-name="P54">If a frame has fewer than 8 valid joints: mark <text:span text:style-name="Source_20_Text">valid_frame=False</text:span>. </text:p>
        </text:list-item>
        <text:list-item>
          <text:p text:style-name="P53">If sample has &gt;30% invalid frames: mark for review, but do not silently delete. </text:p>
        </text:list-item>
      </text:list>
      <text:h text:style-name="Heading_20_2" text:outline-level="2">2.7 Should joint confidence become model input?</text:h>
      <text:p text:style-name="Text_20_body">Yes.</text:p>
      <text:p text:style-name="Text_20_body">Current 10-channel feature treats clean and noisy joints equally. Add confidence/visibility channel in skeleton_v2.</text:p>
      <text:h text:style-name="Heading_20_2" text:outline-level="2">2.8 Should pose quality be used for reliability-aware fusion?</text:h>
      <text:p text:style-name="Text_20_body">Yes.</text:p>
      <text:p text:style-name="Text_20_body">Use pose QC features:</text:p>
      <text:list text:style-name="L26">
        <text:list-item>
          <text:p text:style-name="P56">mean keypoint confidence, </text:p>
        </text:list-item>
        <text:list-item>
          <text:p text:style-name="P56">lower-body confidence, </text:p>
        </text:list-item>
        <text:list-item>
          <text:p text:style-name="P56">valid frame ratio, </text:p>
        </text:list-item>
        <text:list-item>
          <text:p text:style-name="P56">jitter score, </text:p>
        </text:list-item>
        <text:list-item>
          <text:p text:style-name="P56">bone length stability, </text:p>
        </text:list-item>
        <text:list-item>
          <text:p text:style-name="P55">bbox stability. </text:p>
        </text:list-item>
      </text:list>
      <text:p text:style-name="Text_20_body">These can estimate whether skeleton score should be trusted for a probe.</text:p>
      <text:h text:style-name="Heading_20_2" text:outline-level="2">Final skeleton recommendation</text:h>
      <text:section text:style-name="Sect1" text:name="Section189">
        <text:p text:style-name="P3"><text:bookmark text:name="code-block-viewer Copy 188"/><text:span text:style-name="Source_20_Text">Keep current YOLO skeletons as locked v1.</text:span></text:p>
        <text:p text:style-name="Preformatted_20_Text"><text:span text:style-name="Source_20_Text">Create skeleton_v2 using RTMPose via MMPose or a larger YOLO pose model.</text:span></text:p>
        <text:p text:style-name="Preformatted_20_Text"><text:soft-page-break/><text:span text:style-name="Source_20_Text">If time/GPU allows, run ViTPose/HRNet-style as a quality ablation.</text:span></text:p>
        <text:p text:style-name="Preformatted_20_Text"><text:span text:style-name="Source_20_Text">Do not overwrite old skeletons.</text:span></text:p>
        <text:p text:style-name="Preformatted_20_Text"><text:span text:style-name="Source_20_Text">Compare old-vs-new with:</text:span></text:p>
        <text:p text:style-name="Preformatted_20_Text"><text:span text:style-name="Source_20_Text">1. QC metrics</text:span></text:p>
        <text:p text:style-name="Preformatted_20_Text"><text:span text:style-name="Source_20_Text">2. visual overlays</text:span></text:p>
        <text:p text:style-name="Preformatted_20_Text"><text:span text:style-name="Source_20_Text">3. skeleton-only GaitTR/GaitTR++ result</text:span></text:p>
        <text:p text:style-name="P1"><text:span text:style-name="Source_20_Text">4. fixed α=0.5 fusion result</text:span></text:p>
      </text:section>
      <text:p text:style-name="Horizontal_20_Line"/>
      <text:h text:style-name="Heading_20_1" text:outline-level="1">SECTION 3 — IMPROVED SKELETON EXTRACTION PIPELINE</text:h>
      <text:h text:style-name="Heading_20_2" text:outline-level="2">3.1 Input raw video format</text:h>
      <text:p text:style-name="Text_20_body">Expected CASIA-B raw video key:</text:p>
      <text:section text:style-name="Sect1" text:name="Section190">
        <text:p text:style-name="P3"><text:bookmark text:name="code-block-viewer Copy 189"/><text:span text:style-name="Source_20_Text">subject-condition-sequence-view</text:span></text:p>
        <text:p text:style-name="Preformatted_20_Text"><text:span text:style-name="Source_20_Text">Example:</text:span></text:p>
        <text:p text:style-name="Preformatted_20_Text"><text:span text:style-name="Source_20_Text">001-nm-01-090.avi</text:span></text:p>
        <text:p text:style-name="Preformatted_20_Text"><text:span text:style-name="Source_20_Text">001-bg-02-180.avi</text:span></text:p>
        <text:p text:style-name="P1"><text:span text:style-name="Source_20_Text">124-cl-01-036.avi</text:span></text:p>
      </text:section>
      <text:p text:style-name="Text_20_body">Folder source:</text:p>
      <text:section text:style-name="Sect1" text:name="Section191">
        <text:p text:style-name="P3"><text:bookmark text:name="code-block-viewer Copy 190"/><text:span text:style-name="Source_20_Text">data/raw_videos/</text:span></text:p>
        <text:p text:style-name="Preformatted_20_Text"><text:span text:style-name="Source_20_Text">or external:</text:span></text:p>
        <text:p text:style-name="P1"><text:span text:style-name="Source_20_Text">/media/wadud/DriveUbuntu/CASIA/Main/DatasetB/video</text:span></text:p>
      </text:section>
      <text:h text:style-name="Heading_20_2" text:outline-level="2">3.2 Output folder structure</text:h>
      <text:section text:style-name="Sect1" text:name="Section192">
        <text:p text:style-name="P3"><text:bookmark text:name="code-block-viewer Copy 191"/><text:span text:style-name="Source_20_Text">data/</text:span></text:p>
        <text:p text:style-name="Preformatted_20_Text"><text:span text:style-name="Source_20_Text"><text:s text:c="2"/>poses/</text:span></text:p>
        <text:p text:style-name="Preformatted_20_Text"><text:span text:style-name="Source_20_Text"><text:s text:c="4"/>yolo_pose_v1/</text:span></text:p>
        <text:p text:style-name="Preformatted_20_Text"><text:span text:style-name="Source_20_Text"><text:s text:c="6"/>001/nm-01/000.npz</text:span></text:p>
        <text:p text:style-name="Preformatted_20_Text"><text:span text:style-name="Source_20_Text"><text:s text:c="4"/>rtmpose_v2/</text:span></text:p>
        <text:p text:style-name="Preformatted_20_Text"><text:span text:style-name="Source_20_Text"><text:s text:c="6"/>001/nm-01/000.npz</text:span></text:p>
        <text:p text:style-name="Preformatted_20_Text"><text:span text:style-name="Source_20_Text"><text:s text:c="4"/>vitpose_v2_optional/</text:span></text:p>
        <text:p text:style-name="Preformatted_20_Text"><text:span text:style-name="Source_20_Text"><text:s text:c="6"/>001/nm-01/000.npz</text:span></text:p>
        <text:p text:style-name="Preformatted_20_Text"><text:span text:style-name="Source_20_Text"><text:s text:c="2"/>reports/</text:span></text:p>
        <text:p text:style-name="Preformatted_20_Text"><text:span text:style-name="Source_20_Text"><text:s text:c="4"/>skeleton_qc/</text:span></text:p>
        <text:p text:style-name="Preformatted_20_Text"><text:span text:style-name="Source_20_Text"><text:s text:c="6"/>yolo_pose_v1_summary.csv</text:span></text:p>
        <text:p text:style-name="Preformatted_20_Text"><text:span text:style-name="Source_20_Text"><text:s text:c="6"/>rtmpose_v2_summary.csv</text:span></text:p>
        <text:p text:style-name="Preformatted_20_Text"><text:span text:style-name="Source_20_Text"><text:s text:c="6"/>pose_old_vs_new_comparison.csv</text:span></text:p>
        <text:p text:style-name="Preformatted_20_Text"><text:span text:style-name="Source_20_Text"><text:s text:c="2"/>visuals/</text:span></text:p>
        <text:p text:style-name="Preformatted_20_Text"><text:span text:style-name="Source_20_Text"><text:s text:c="4"/>skeleton_qc/</text:span></text:p>
        <text:p text:style-name="Preformatted_20_Text"><text:span text:style-name="Source_20_Text"><text:s text:c="6"/>yolo_pose_v1/</text:span></text:p>
        <text:p text:style-name="P1"><text:span text:style-name="Source_20_Text"><text:s text:c="6"/>rtmpose_v2/</text:span></text:p>
      </text:section>
      <text:h text:style-name="Heading_20_2" text:outline-level="2">3.3 Output <text:span text:style-name="Source_20_Text">.npz</text:span> fields</text:h>
      <text:p text:style-name="Text_20_body">Required:</text:p>
      <text:section text:style-name="Sect1" text:name="Section193">
        <text:p text:style-name="P3"><text:bookmark text:name="code-block-viewer Copy 192"/><text:span text:style-name="Source_20_Text">keypoints_pixel</text:span></text:p>
        <text:p text:style-name="Preformatted_20_Text"><text:span text:style-name="Source_20_Text">keypoints_norm</text:span></text:p>
        <text:p text:style-name="Preformatted_20_Text"><text:span text:style-name="Source_20_Text">keypoints_filled</text:span></text:p>
        <text:p text:style-name="Preformatted_20_Text"><text:soft-page-break/><text:span text:style-name="Source_20_Text">keypoints_norm_filled</text:span></text:p>
        <text:p text:style-name="Preformatted_20_Text"><text:span text:style-name="Source_20_Text">scores</text:span></text:p>
        <text:p text:style-name="Preformatted_20_Text"><text:span text:style-name="Source_20_Text">bbox</text:span></text:p>
        <text:p text:style-name="Preformatted_20_Text"><text:span text:style-name="Source_20_Text">frame_idx</text:span></text:p>
        <text:p text:style-name="Preformatted_20_Text"><text:span text:style-name="Source_20_Text">timestamp</text:span></text:p>
        <text:p text:style-name="Preformatted_20_Text"><text:span text:style-name="Source_20_Text">valid_frame</text:span></text:p>
        <text:p text:style-name="Preformatted_20_Text"><text:span text:style-name="Source_20_Text">img_width</text:span></text:p>
        <text:p text:style-name="Preformatted_20_Text"><text:span text:style-name="Source_20_Text">img_height</text:span></text:p>
        <text:p text:style-name="Preformatted_20_Text"><text:span text:style-name="Source_20_Text">fps</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1"><text:span text:style-name="Source_20_Text">view</text:span></text:p>
      </text:section>
      <text:p text:style-name="Text_20_body">Recommended additional:</text:p>
      <text:section text:style-name="Sect1" text:name="Section194">
        <text:p text:style-name="P3"><text:bookmark text:name="code-block-viewer Copy 193"/><text:span text:style-name="Source_20_Text">pose_model</text:span></text:p>
        <text:p text:style-name="Preformatted_20_Text"><text:span text:style-name="Source_20_Text">detector_model</text:span></text:p>
        <text:p text:style-name="Preformatted_20_Text"><text:span text:style-name="Source_20_Text">mean_score_per_frame</text:span></text:p>
        <text:p text:style-name="Preformatted_20_Text"><text:span text:style-name="Source_20_Text">valid_joint_count</text:span></text:p>
        <text:p text:style-name="Preformatted_20_Text"><text:span text:style-name="Source_20_Text">interpolated_mask</text:span></text:p>
        <text:p text:style-name="Preformatted_20_Text"><text:span text:style-name="Source_20_Text">smoothing_applied</text:span></text:p>
        <text:p text:style-name="P1"><text:span text:style-name="Source_20_Text">quality_flags</text:span></text:p>
      </text:section>
      <text:h text:style-name="Heading_20_2" text:outline-level="2">3.4 Person selection if multiple detections</text:h>
      <text:p text:style-name="Text_20_body">CASIA-B usually has one walking person, but detector can find background false positives.</text:p>
      <text:p text:style-name="Text_20_body">Selection score:</text:p>
      <text:section text:style-name="Sect1" text:name="Section195">
        <text:p text:style-name="P3"><text:bookmark text:name="code-block-viewer Copy 194"/><text:span text:style-name="Source_20_Text">person_score =</text:span></text:p>
        <text:p text:style-name="Preformatted_20_Text"><text:span text:style-name="Source_20_Text">0.50 * mean_keypoint_confidence</text:span></text:p>
        <text:p text:style-name="Preformatted_20_Text"><text:span text:style-name="Source_20_Text">+ 0.30 * bbox_area_normalized</text:span></text:p>
        <text:p text:style-name="P1"><text:span text:style-name="Source_20_Text">+ 0.20 * detection_confidence</text:span></text:p>
      </text:section>
      <text:p text:style-name="Text_20_body">Tracking rule:</text:p>
      <text:list text:style-name="L27">
        <text:list-item>
          <text:p text:style-name="P58">If previous frame has selected bbox, prefer person with high IoU to previous selected bbox. </text:p>
        </text:list-item>
        <text:list-item>
          <text:p text:style-name="P58">Avoid sudden identity switch. </text:p>
        </text:list-item>
        <text:list-item>
          <text:p text:style-name="P57">If two candidates similar, choose smoother trajectory candidate. </text:p>
        </text:list-item>
      </text:list>
      <text:h text:style-name="Heading_20_2" text:outline-level="2">3.5 Bad frame detection</text:h>
      <text:p text:style-name="Text_20_body">Frame is valid if:</text:p>
      <text:section text:style-name="Sect1" text:name="Section196">
        <text:p text:style-name="P3"><text:bookmark text:name="code-block-viewer Copy 195"/><text:span text:style-name="Source_20_Text">valid_joint_count &gt;= 8</text:span></text:p>
        <text:p text:style-name="Preformatted_20_Text"><text:span text:style-name="Source_20_Text">AND mean_keypoint_score &gt;= 0.25</text:span></text:p>
        <text:p text:style-name="P1"><text:span text:style-name="Source_20_Text">AND bbox_area &gt; minimum_area</text:span></text:p>
      </text:section>
      <text:p text:style-name="Text_20_body">Recommended thresholds:</text:p>
      <text:list text:style-name="L28">
        <text:list-item>
          <text:p text:style-name="P60">joint confidence threshold: <text:span text:style-name="Source_20_Text">0.20</text:span> for interpolation mask, </text:p>
        </text:list-item>
        <text:list-item>
          <text:p text:style-name="P60">valid frame: at least 8 confident joints, </text:p>
        </text:list-item>
        <text:list-item>
          <text:p text:style-name="P60">strong frame: at least 12 confident joints, </text:p>
        </text:list-item>
        <text:list-item>
          <text:p text:style-name="P60">sample warning: valid frame ratio &lt; 0.80, </text:p>
        </text:list-item>
        <text:list-item>
          <text:p text:style-name="P59">sample fail/review: valid frame ratio &lt; 0.60. </text:p>
        </text:list-item>
      </text:list>
      <text:h text:style-name="Heading_20_2" text:outline-level="2"><text:soft-page-break/>3.6 Missing joint interpolation</text:h>
      <text:p text:style-name="Text_20_body">Per joint, per coordinate:</text:p>
      <text:list text:style-name="L29">
        <text:list-item>
          <text:p text:style-name="P62">confidence &lt; threshold → missing. </text:p>
        </text:list-item>
        <text:list-item>
          <text:p text:style-name="P62">if missing gap ≤ 5 frames → linear interpolation. </text:p>
        </text:list-item>
        <text:list-item>
          <text:p text:style-name="P62">if at beginning/end → nearest valid fill. </text:p>
        </text:list-item>
        <text:list-item>
          <text:p text:style-name="P62">if entire joint missing → fill from body prior or zero, but mark confidence low. </text:p>
        </text:list-item>
        <text:list-item>
          <text:p text:style-name="P61">save <text:span text:style-name="Source_20_Text">interpolated_mask: T×17</text:span>. </text:p>
        </text:list-item>
      </text:list>
      <text:h text:style-name="Heading_20_2" text:outline-level="2">3.7 Temporal smoothing</text:h>
      <text:p text:style-name="Text_20_body">Recommended order:</text:p>
      <text:section text:style-name="Sect1" text:name="Section197">
        <text:p text:style-name="P3"><text:bookmark text:name="code-block-viewer Copy 196"/><text:span text:style-name="Source_20_Text">raw keypoints</text:span></text:p>
        <text:p text:style-name="Preformatted_20_Text"><text:span text:style-name="Source_20_Text">→ confidence-based missing detection</text:span></text:p>
        <text:p text:style-name="Preformatted_20_Text"><text:span text:style-name="Source_20_Text">→ interpolation</text:span></text:p>
        <text:p text:style-name="Preformatted_20_Text"><text:span text:style-name="Source_20_Text">→ optional light smoothing</text:span></text:p>
        <text:p text:style-name="P1"><text:span text:style-name="Source_20_Text">→ normalized filled keypoints</text:span></text:p>
      </text:section>
      <text:p text:style-name="Text_20_body">Smoothing option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Method</text:p>
            </table:table-cell>
            <table:table-cell table:style-name="Table23.A1" office:value-type="string">
              <text:p text:style-name="Table_20_Heading">Use case</text:p>
            </table:table-cell>
            <table:table-cell table:style-name="Table23.A1" office:value-type="string">
              <text:p text:style-name="Table_20_Heading">Recommendation</text:p>
            </table:table-cell>
          </table:table-row>
        </table:table-header-rows>
        <table:table-row>
          <table:table-cell table:style-name="Table23.A1" office:value-type="string">
            <text:p text:style-name="Table_20_Contents">Moving average</text:p>
          </table:table-cell>
          <table:table-cell table:style-name="Table23.A1" office:value-type="string">
            <text:p text:style-name="Table_20_Contents">simple jitter reduction</text:p>
          </table:table-cell>
          <table:table-cell table:style-name="Table23.A1" office:value-type="string">
            <text:p text:style-name="Table_20_Contents">only small window 3</text:p>
          </table:table-cell>
        </table:table-row>
        <table:table-row>
          <table:table-cell table:style-name="Table23.A1" office:value-type="string">
            <text:p text:style-name="Table_20_Contents">Savitzky-Golay</text:p>
          </table:table-cell>
          <table:table-cell table:style-name="Table23.A1" office:value-type="string">
            <text:p text:style-name="Table_20_Contents">preserves local motion better</text:p>
          </table:table-cell>
          <table:table-cell table:style-name="Table23.A1" office:value-type="string">
            <text:p text:style-name="Table_20_Contents">best practical choice, window 5–7, poly 2</text:p>
          </table:table-cell>
        </table:table-row>
        <table:table-row>
          <table:table-cell table:style-name="Table23.A1" office:value-type="string">
            <text:p text:style-name="Table_20_Contents">Kalman filter</text:p>
          </table:table-cell>
          <table:table-cell table:style-name="Table23.A1" office:value-type="string">
            <text:p text:style-name="Table_20_Contents">tracking-quality smoothing</text:p>
          </table:table-cell>
          <table:table-cell table:style-name="Table23.A1" office:value-type="string">
            <text:p text:style-name="Table_20_Contents">useful but more complex</text:p>
          </table:table-cell>
        </table:table-row>
        <table:table-row>
          <table:table-cell table:style-name="Table23.A1" office:value-type="string">
            <text:p text:style-name="Table_20_Contents">No smoothing</text:p>
          </table:table-cell>
          <table:table-cell table:style-name="Table23.A1" office:value-type="string">
            <text:p text:style-name="Table_20_Contents">avoids motion damage</text:p>
          </table:table-cell>
          <table:table-cell table:style-name="Table23.A1" office:value-type="string">
            <text:p text:style-name="Table_20_Contents">keep raw/fill baseline</text:p>
          </table:table-cell>
        </table:table-row>
      </table:table>
      <text:p text:style-name="Text_20_body">Avoid destroying gait dynamics:</text:p>
      <text:list text:style-name="L30">
        <text:list-item>
          <text:p text:style-name="P64">Never use large smoothing window like 15–21 frames. </text:p>
        </text:list-item>
        <text:list-item>
          <text:p text:style-name="P64">Do not smooth velocities after computing them; compute velocity from final coordinate version. </text:p>
        </text:list-item>
        <text:list-item>
          <text:p text:style-name="P64">Compare raw-filled vs smoothed in ablation. </text:p>
        </text:list-item>
        <text:list-item>
          <text:p text:style-name="P63">Always keep raw arrays. </text:p>
        </text:list-item>
      </text:list>
      <text:h text:style-name="Heading_20_2" text:outline-level="2">3.8 Skeleton visualization</text:h>
      <text:p text:style-name="Text_20_body">Generate:</text:p>
      <text:list text:style-name="L31">
        <text:list-item>
          <text:p text:style-name="P66">overlay skeleton on raw video frames, </text:p>
        </text:list-item>
        <text:list-item>
          <text:p text:style-name="P66">contact sheet every 10 frames, </text:p>
        </text:list-item>
        <text:list-item>
          <text:p text:style-name="P66">side-by-side old vs new pose, </text:p>
        </text:list-item>
        <text:list-item>
          <text:p text:style-name="P66">confidence heatmap over time/joints, </text:p>
        </text:list-item>
        <text:list-item>
          <text:p text:style-name="P66">lower-body trajectory plot, </text:p>
        </text:list-item>
        <text:list-item>
          <text:p text:style-name="P66">bbox trajectory plot, </text:p>
        </text:list-item>
        <text:list-item>
          <text:p text:style-name="P65">per-frame valid joint count line plot. </text:p>
        </text:list-item>
      </text:list>
      <text:h text:style-name="Heading_20_2" text:outline-level="2">3.9 Quality statistics to save</text:h>
      <text:p text:style-name="Text_20_body">Per sample:</text:p>
      <text:section text:style-name="Sect1" text:name="Section198">
        <text:p text:style-name="P3"><text:bookmark text:name="code-block-viewer Copy 197"/><text:soft-page-break/><text:span text:style-name="Source_20_Text">subject, condition, sequence, view</text:span></text:p>
        <text:p text:style-name="Preformatted_20_Text"><text:span text:style-name="Source_20_Text">T</text:span></text:p>
        <text:p text:style-name="Preformatted_20_Text"><text:span text:style-name="Source_20_Text">fps</text:span></text:p>
        <text:p text:style-name="Preformatted_20_Text"><text:span text:style-name="Source_20_Text">mean_keypoint_confidence</text:span></text:p>
        <text:p text:style-name="Preformatted_20_Text"><text:span text:style-name="Source_20_Text">lower_body_confidence</text:span></text:p>
        <text:p text:style-name="Preformatted_20_Text"><text:span text:style-name="Source_20_Text">upper_body_confidence</text:span></text:p>
        <text:p text:style-name="Preformatted_20_Text"><text:span text:style-name="Source_20_Text">valid_frame_ratio</text:span></text:p>
        <text:p text:style-name="Preformatted_20_Text"><text:span text:style-name="Source_20_Text">valid_joint_ratio</text:span></text:p>
        <text:p text:style-name="Preformatted_20_Text"><text:span text:style-name="Source_20_Text">missing_joint_ratio</text:span></text:p>
        <text:p text:style-name="Preformatted_20_Text"><text:span text:style-name="Source_20_Text">interpolated_joint_ratio</text:span></text:p>
        <text:p text:style-name="Preformatted_20_Text"><text:span text:style-name="Source_20_Text">mean_bbox_area</text:span></text:p>
        <text:p text:style-name="Preformatted_20_Text"><text:span text:style-name="Source_20_Text">bbox_jitter</text:span></text:p>
        <text:p text:style-name="Preformatted_20_Text"><text:span text:style-name="Source_20_Text">hip_center_jitter</text:span></text:p>
        <text:p text:style-name="Preformatted_20_Text"><text:span text:style-name="Source_20_Text">ankle_jitter</text:span></text:p>
        <text:p text:style-name="Preformatted_20_Text"><text:span text:style-name="Source_20_Text">bone_length_cv</text:span></text:p>
        <text:p text:style-name="Preformatted_20_Text"><text:span text:style-name="Source_20_Text">left_right_symmetry_score</text:span></text:p>
        <text:p text:style-name="P1"><text:span text:style-name="Source_20_Text">quality_flag</text:span></text:p>
      </text:section>
      <text:h text:style-name="Heading_20_2" text:outline-level="2">3.10 Reports to generate</text:h>
      <text:section text:style-name="Sect1" text:name="Section199">
        <text:p text:style-name="P3"><text:bookmark text:name="code-block-viewer Copy 198"/><text:span text:style-name="Source_20_Text">skeleton_extraction_summary.csv</text:span></text:p>
        <text:p text:style-name="Preformatted_20_Text"><text:span text:style-name="Source_20_Text">skeleton_qc_by_condition.csv</text:span></text:p>
        <text:p text:style-name="Preformatted_20_Text"><text:span text:style-name="Source_20_Text">skeleton_qc_by_view.csv</text:span></text:p>
        <text:p text:style-name="Preformatted_20_Text"><text:span text:style-name="Source_20_Text">skeleton_bad_samples.csv</text:span></text:p>
        <text:p text:style-name="Preformatted_20_Text"><text:span text:style-name="Source_20_Text">skeleton_old_vs_new_qc.csv</text:span></text:p>
        <text:p text:style-name="P1"><text:span text:style-name="Source_20_Text">skeleton_visual_qc_report.md</text:span></text:p>
      </text:section>
      <text:h text:style-name="Heading_20_2" text:outline-level="2">3.11 Compare old vs new skeleton extraction</text:h>
      <text:p text:style-name="Text_20_body">Compare on four levels:</text:p>
      <text:list text:style-name="L32">
        <text:list-item>
          <text:p text:style-name="P67">File coverage: </text:p>
        </text:list-item>
      </text:list>
      <text:section text:style-name="Sect1" text:name="Section200">
        <text:p text:style-name="P3"><text:bookmark text:name="code-block-viewer Copy 199"/><text:span text:style-name="Source_20_Text">Expected 13640 samples</text:span></text:p>
        <text:p text:style-name="Preformatted_20_Text"><text:span text:style-name="Source_20_Text">Extracted count</text:span></text:p>
        <text:p text:style-name="P1"><text:span text:style-name="Source_20_Text">Missing count</text:span></text:p>
      </text:section>
      <text:list text:style-name="L33">
        <text:list-item>
          <text:p text:style-name="P68">Quality: </text:p>
        </text:list-item>
      </text:list>
      <text:section text:style-name="Sect1" text:name="Section201">
        <text:p text:style-name="P3"><text:bookmark text:name="code-block-viewer Copy 200"/><text:span text:style-name="Source_20_Text">mean confidence</text:span></text:p>
        <text:p text:style-name="Preformatted_20_Text"><text:span text:style-name="Source_20_Text">valid frame ratio</text:span></text:p>
        <text:p text:style-name="Preformatted_20_Text"><text:span text:style-name="Source_20_Text">jitter</text:span></text:p>
        <text:p text:style-name="P1"><text:span text:style-name="Source_20_Text">bone length stability</text:span></text:p>
      </text:section>
      <text:list text:style-name="L34">
        <text:list-item>
          <text:p text:style-name="P69">Visual: </text:p>
        </text:list-item>
      </text:list>
      <text:section text:style-name="Sect1" text:name="Section202">
        <text:p text:style-name="P3"><text:bookmark text:name="code-block-viewer Copy 201"/><text:span text:style-name="Source_20_Text">old/new overlays for same sample</text:span></text:p>
        <text:p text:style-name="Preformatted_20_Text"><text:span text:style-name="Source_20_Text">BG/CL hard cases</text:span></text:p>
        <text:p text:style-name="P1"><text:span text:style-name="Source_20_Text">extreme views 000/180</text:span></text:p>
      </text:section>
      <text:list text:style-name="L35">
        <text:list-item>
          <text:p text:style-name="P70">Recognition: </text:p>
        </text:list-item>
      </text:list>
      <text:section text:style-name="Sect1" text:name="Section203">
        <text:p text:style-name="P3"><text:bookmark text:name="code-block-viewer Copy 202"/><text:span text:style-name="Source_20_Text">old skeleton-only</text:span></text:p>
        <text:p text:style-name="Preformatted_20_Text"><text:span text:style-name="Source_20_Text">new skeleton-only</text:span></text:p>
        <text:p text:style-name="Preformatted_20_Text"><text:span text:style-name="Source_20_Text">old skeleton + old silhouette fixed α=0.5</text:span></text:p>
        <text:p text:style-name="P1"><text:span text:style-name="Source_20_Text">new skeleton + old silhouette fixed α=0.5</text:span></text:p>
      </text:section>
      <text:p text:style-name="Horizontal_20_Line"/>
      <text:h text:style-name="Heading_20_1" text:outline-level="1"><text:soft-page-break/>SECTION 4 — SHOULD YOU RE-EXTRACT SILHOUETTES?</text:h>
      <text:h text:style-name="Heading_20_2" text:outline-level="2">4.1 Decision framework</text:h>
      <table:table table:name="Table24" table:style-name="Table24">
        <table:table-column table:style-name="Table24.A"/>
        <table:table-column table:style-name="Table24.B"/>
        <table:table-header-rows>
          <table:table-row>
            <table:table-cell table:style-name="Table24.A1" office:value-type="string">
              <text:p text:style-name="Table_20_Heading">Situation</text:p>
            </table:table-cell>
            <table:table-cell table:style-name="Table24.A1" office:value-type="string">
              <text:p text:style-name="Table_20_Heading">Decision</text:p>
            </table:table-cell>
          </table:table-row>
        </table:table-header-rows>
        <table:table-row>
          <table:table-cell table:style-name="Table24.A1" office:value-type="string">
            <text:p text:style-name="Table_20_Contents">Preserve current result</text:p>
          </table:table-cell>
          <table:table-cell table:style-name="Table24.A1" office:value-type="string">
            <text:p text:style-name="Table_20_Contents">keep current YOLO silhouettes</text:p>
          </table:table-cell>
        </table:table-row>
        <table:table-row>
          <table:table-cell table:style-name="Table24.A1" office:value-type="string">
            <text:p text:style-name="Table_20_Contents">Improve CL</text:p>
          </table:table-cell>
          <table:table-cell table:style-name="Table24.A1" office:value-type="string">
            <text:p text:style-name="Table_20_Contents">create silhouette_v2 with better QC + motion/boundary features</text:p>
          </table:table-cell>
        </table:table-row>
        <table:table-row>
          <table:table-cell table:style-name="Table24.A1" office:value-type="string">
            <text:p text:style-name="Table_20_Contents">Official silhouettes complete and clean</text:p>
          </table:table-cell>
          <table:table-cell table:style-name="Table24.A1" office:value-type="string">
            <text:p text:style-name="Table_20_Contents">compare official vs YOLO</text:p>
          </table:table-cell>
        </table:table-row>
        <table:table-row>
          <table:table-cell table:style-name="Table24.A1" office:value-type="string">
            <text:p text:style-name="Table_20_Contents">Official missing samples</text:p>
          </table:table-cell>
          <table:table-cell table:style-name="Table24.A1" office:value-type="string">
            <text:p text:style-name="Table_20_Contents">do not use as only source</text:p>
          </table:table-cell>
        </table:table-row>
        <table:table-row>
          <table:table-cell table:style-name="Table24.A1" office:value-type="string">
            <text:p text:style-name="Table_20_Contents">Need cross-modal token fusion</text:p>
          </table:table-cell>
          <table:table-cell table:style-name="Table24.A1" office:value-type="string">
            <text:p text:style-name="Table_20_Contents">use same raw-video-extracted silhouettes or strict frame mapping</text:p>
          </table:table-cell>
        </table:table-row>
        <table:table-row>
          <table:table-cell table:style-name="Table24.A1" office:value-type="string">
            <text:p text:style-name="Table_20_Contents">Need near-99 BG/CL</text:p>
          </table:table-cell>
          <table:table-cell table:style-name="Table24.A1" office:value-type="string">
            <text:p text:style-name="Table_20_Contents">build dual-source comparison and motion-boundary stream</text:p>
          </table:table-cell>
        </table:table-row>
      </table:table>
      <text:p text:style-name="Text_20_body">Current project found official silhouette conversion incomplete: 13,593 converted vs 13,640 expected, with 47 missing samples; later YOLO segmentation was used as clean full-coverage path. </text:p>
      <text:h text:style-name="Heading_20_2" text:outline-level="2">4.2 Silhouette option comparison</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header-rows>
          <table:table-row>
            <table:table-cell table:style-name="Table25.A1" office:value-type="string">
              <text:p text:style-name="Table_20_Heading">Option</text:p>
            </table:table-cell>
            <table:table-cell table:style-name="Table25.A1" office:value-type="string">
              <text:p text:style-name="Table_20_Heading">Mask quality</text:p>
            </table:table-cell>
            <table:table-cell table:style-name="Table25.A1" office:value-type="string">
              <text:p text:style-name="Table_20_Heading">BG robustness</text:p>
            </table:table-cell>
            <table:table-cell table:style-name="Table25.A1" office:value-type="string">
              <text:p text:style-name="Table_20_Heading">CL robustness</text:p>
            </table:table-cell>
            <table:table-cell table:style-name="Table25.A1" office:value-type="string">
              <text:p text:style-name="Table_20_Heading">Speed</text:p>
            </table:table-cell>
            <table:table-cell table:style-name="Table25.A1" office:value-type="string">
              <text:p text:style-name="Table_20_Heading">Difficulty</text:p>
            </table:table-cell>
            <table:table-cell table:style-name="Table25.A1" office:value-type="string">
              <text:p text:style-name="Table_20_Heading">Temporal stability</text:p>
            </table:table-cell>
            <table:table-cell table:style-name="Table25.A1" office:value-type="string">
              <text:p text:style-name="Table_20_Heading">GaitGL compatibility</text:p>
            </table:table-cell>
            <table:table-cell table:style-name="Table25.A1" office:value-type="string">
              <text:p text:style-name="Table_20_Heading">Recommendation</text:p>
            </table:table-cell>
          </table:table-row>
        </table:table-header-rows>
        <table:table-row>
          <table:table-cell table:style-name="Table25.A1" office:value-type="string">
            <text:p text:style-name="Table_20_Contents">Official CASIA-B silhouettes</text:p>
          </table:table-cell>
          <table:table-cell table:style-name="Table25.A1" office:value-type="string">
            <text:p text:style-name="Table_20_Contents">often clean in controlled scene</text:p>
          </table:table-cell>
          <table:table-cell table:style-name="Table25.A1" office:value-type="string">
            <text:p text:style-name="Table_20_Contents">good</text:p>
          </table:table-cell>
          <table:table-cell table:style-name="Table25.A1" office:value-type="string">
            <text:p text:style-name="Table_20_Contents">mixed; clothing is real distortion</text:p>
          </table:table-cell>
          <table:table-cell table:style-name="Table25.A1" office:value-type="string">
            <text:p text:style-name="Table_20_Contents">fast</text:p>
          </table:table-cell>
          <table:table-cell table:style-name="Table25.A1" office:value-type="string">
            <text:p text:style-name="Table_20_Contents">low-medium</text:p>
          </table:table-cell>
          <table:table-cell table:style-name="Table25.A1" office:value-type="string">
            <text:p text:style-name="Table_20_Contents">good</text:p>
          </table:table-cell>
          <table:table-cell table:style-name="Table25.A1" office:value-type="string">
            <text:p text:style-name="Table_20_Contents">excellent</text:p>
          </table:table-cell>
          <table:table-cell table:style-name="Table25.A1" office:value-type="string">
            <text:p text:style-name="Table_20_Contents">compare if complete enough</text:p>
          </table:table-cell>
        </table:table-row>
        <table:table-row>
          <table:table-cell table:style-name="Table25.A1" office:value-type="string">
            <text:p text:style-name="Table_20_Contents">Current YOLO segmentation</text:p>
          </table:table-cell>
          <table:table-cell table:style-name="Table25.A1" office:value-type="string">
            <text:p text:style-name="Table_20_Contents">good full coverage</text:p>
          </table:table-cell>
          <table:table-cell table:style-name="Table25.A1" office:value-type="string">
            <text:p text:style-name="Table_20_Contents">good</text:p>
          </table:table-cell>
          <table:table-cell table:style-name="Table25.A1" office:value-type="string">
            <text:p text:style-name="Table_20_Contents">medium-low</text:p>
          </table:table-cell>
          <table:table-cell table:style-name="Table25.A1" office:value-type="string">
            <text:p text:style-name="Table_20_Contents">fast-medium</text:p>
          </table:table-cell>
          <table:table-cell table:style-name="Table25.A1" office:value-type="string">
            <text:p text:style-name="Table_20_Contents">low</text:p>
          </table:table-cell>
          <table:table-cell table:style-name="Table25.A1" office:value-type="string">
            <text:p text:style-name="Table_20_Contents">medium</text:p>
          </table:table-cell>
          <table:table-cell table:style-name="Table25.A1" office:value-type="string">
            <text:p text:style-name="Table_20_Contents">good</text:p>
          </table:table-cell>
          <table:table-cell table:style-name="Table25.A1" office:value-type="string">
            <text:p text:style-name="Table_20_Contents">keep as v1</text:p>
          </table:table-cell>
        </table:table-row>
        <table:table-row>
          <table:table-cell table:style-name="Table25.A1" office:value-type="string">
            <text:p text:style-name="Table_20_Contents">Larger YOLO segmentation</text:p>
          </table:table-cell>
          <table:table-cell table:style-name="Table25.A1" office:value-type="string">
            <text:p text:style-name="Table_20_Contents">better mask than current</text:p>
          </table:table-cell>
          <table:table-cell table:style-name="Table25.A1" office:value-type="string">
            <text:p text:style-name="Table_20_Contents">good</text:p>
          </table:table-cell>
          <table:table-cell table:style-name="Table25.A1" office:value-type="string">
            <text:p text:style-name="Table_20_Contents">medium</text:p>
          </table:table-cell>
          <table:table-cell table:style-name="Table25.A1" office:value-type="string">
            <text:p text:style-name="Table_20_Contents">medium</text:p>
          </table:table-cell>
          <table:table-cell table:style-name="Table25.A1" office:value-type="string">
            <text:p text:style-name="Table_20_Contents">low-medium</text:p>
          </table:table-cell>
          <table:table-cell table:style-name="Table25.A1" office:value-type="string">
            <text:p text:style-name="Table_20_Contents">medium</text:p>
          </table:table-cell>
          <table:table-cell table:style-name="Table25.A1" office:value-type="string">
            <text:p text:style-name="Table_20_Contents">good</text:p>
          </table:table-cell>
          <table:table-cell table:style-name="Table25.A1" office:value-type="string">
            <text:p text:style-name="Table_20_Contents">quick v2 option</text:p>
          </table:table-cell>
        </table:table-row>
        <table:table-row>
          <table:table-cell table:style-name="Table25.A1" office:value-type="string">
            <text:p text:style-name="Table_20_Contents">Mask2Former/SegFormer</text:p>
          </table:table-cell>
          <table:table-cell table:style-name="Table25.A1" office:value-type="string">
            <text:p text:style-name="Table_20_Contents">high semantic mask quality</text:p>
          </table:table-cell>
          <table:table-cell table:style-name="Table25.A1" office:value-type="string">
            <text:p text:style-name="Table_20_Contents">good</text:p>
          </table:table-cell>
          <table:table-cell table:style-name="Table25.A1" office:value-type="string">
            <text:p text:style-name="Table_20_Contents">medium-good</text:p>
          </table:table-cell>
          <table:table-cell table:style-name="Table25.A1" office:value-type="string">
            <text:p text:style-name="Table_20_Contents">slow</text:p>
          </table:table-cell>
          <table:table-cell table:style-name="Table25.A1" office:value-type="string">
            <text:p text:style-name="Table_20_Contents">high</text:p>
          </table:table-cell>
          <table:table-cell table:style-name="Table25.A1" office:value-type="string">
            <text:p text:style-name="Table_20_Contents">medium</text:p>
          </table:table-cell>
          <table:table-cell table:style-name="Table25.A1" office:value-type="string">
            <text:p text:style-name="Table_20_Contents">good after resizing</text:p>
          </table:table-cell>
          <table:table-cell table:style-name="Table25.A1" office:value-type="string">
            <text:p text:style-name="Table_20_Contents">research v2</text:p>
          </table:table-cell>
        </table:table-row>
        <table:table-row>
          <table:table-cell table:style-name="Table25.A1" office:value-type="string">
            <text:p text:style-name="Table_20_Contents">SAM/SAM2-assisted masks</text:p>
          </table:table-cell>
          <table:table-cell table:style-name="Table25.A1" office:value-type="string">
            <text:p text:style-name="Table_20_Contents">very high with prompts/tracking</text:p>
          </table:table-cell>
          <table:table-cell table:style-name="Table25.A1" office:value-type="string">
            <text:p text:style-name="Table_20_Contents">good</text:p>
          </table:table-cell>
          <table:table-cell table:style-name="Table25.A1" office:value-type="string">
            <text:p text:style-name="Table_20_Contents">potentially good</text:p>
          </table:table-cell>
          <table:table-cell table:style-name="Table25.A1" office:value-type="string">
            <text:p text:style-name="Table_20_Contents">slow-medium</text:p>
          </table:table-cell>
          <table:table-cell table:style-name="Table25.A1" office:value-type="string">
            <text:p text:style-name="Table_20_Contents">high</text:p>
          </table:table-cell>
          <table:table-cell table:style-name="Table25.A1" office:value-type="string">
            <text:p text:style-name="Table_20_Contents">high if video propagation works</text:p>
          </table:table-cell>
          <table:table-cell table:style-name="Table25.A1" office:value-type="string">
            <text:p text:style-name="Table_20_Contents">good after postprocess</text:p>
          </table:table-cell>
          <table:table-cell table:style-name="Table25.A1" office:value-type="string">
            <text:p text:style-name="Table_20_Contents">hard-case repair / v2 research</text:p>
          </table:table-cell>
        </table:table-row>
        <table:table-row>
          <table:table-cell table:style-name="Table25.A1" office:value-type="string">
            <text:p text:style-name="Table_20_Contents">Hybrid tracking + segmentation</text:p>
          </table:table-cell>
          <table:table-cell table:style-name="Table25.A1" office:value-type="string">
            <text:p text:style-name="Table_20_Contents">high temporal stability</text:p>
          </table:table-cell>
          <table:table-cell table:style-name="Table25.A1" office:value-type="string">
            <text:p text:style-name="Table_20_Contents">high</text:p>
          </table:table-cell>
          <table:table-cell table:style-name="Table25.A1" office:value-type="string">
            <text:p text:style-name="Table_20_Contents">medium-high</text:p>
          </table:table-cell>
          <table:table-cell table:style-name="Table25.A1" office:value-type="string">
            <text:p text:style-name="Table_20_Contents">slow</text:p>
          </table:table-cell>
          <table:table-cell table:style-name="Table25.A1" office:value-type="string">
            <text:p text:style-name="Table_20_Contents">high</text:p>
          </table:table-cell>
          <table:table-cell table:style-name="Table25.A1" office:value-type="string">
            <text:p text:style-name="Table_20_Contents">high</text:p>
          </table:table-cell>
          <table:table-cell table:style-name="Table25.A1" office:value-type="string">
            <text:p text:style-name="Table_20_Contents">good</text:p>
          </table:table-cell>
          <table:table-cell table:style-name="Table25.A1" office:value-type="string">
            <text:p text:style-name="Table_20_Contents">best quality if time allows</text:p>
          </table:table-cell>
        </table:table-row>
        <table:table-row>
          <table:table-cell table:style-name="Table25.A1" office:value-type="string">
            <text:p text:style-name="Table_20_Contents">Optical-flow/motion boundary stream</text:p>
          </table:table-cell>
          <table:table-cell table:style-name="Table25.A1" office:value-type="string">
            <text:p text:style-name="Table_20_Contents">not replacement; extra feature</text:p>
          </table:table-cell>
          <table:table-cell table:style-name="Table25.A1" office:value-type="string">
            <text:p text:style-name="Table_20_Contents">good for motion</text:p>
          </table:table-cell>
          <table:table-cell table:style-name="Table25.A1" office:value-type="string">
            <text:p text:style-name="Table_20_Contents">useful for CL shape distortion</text:p>
          </table:table-cell>
          <table:table-cell table:style-name="Table25.A1" office:value-type="string">
            <text:p text:style-name="Table_20_Contents">medium</text:p>
          </table:table-cell>
          <table:table-cell table:style-name="Table25.A1" office:value-type="string">
            <text:p text:style-name="Table_20_Contents">medium</text:p>
          </table:table-cell>
          <table:table-cell table:style-name="Table25.A1" office:value-type="string">
            <text:p text:style-name="Table_20_Contents">depends</text:p>
          </table:table-cell>
          <table:table-cell table:style-name="Table25.A1" office:value-type="string">
            <text:p text:style-name="Table_20_Contents">needs model change</text:p>
          </table:table-cell>
          <table:table-cell table:style-name="Table25.A1" office:value-type="string">
            <text:p text:style-name="Table_20_Contents">recommended as feature</text:p>
          </table:table-cell>
        </table:table-row>
      </table:table>
      <text:p text:style-name="Text_20_body">SAM 2 is designed for promptable segmentation in images and videos with streaming memory, so it is more relevant for video-mask refinement/temporal stability than one-frame-only segmentation, but it adds implementation complexity. </text:p>
      <text:h text:style-name="Heading_20_2" text:outline-level="2"><text:soft-page-break/>4.3 Binary or soft masks?</text:h>
      <text:p text:style-name="Text_20_body">Use both.</text:p>
      <text:p text:style-name="Text_20_body">Main baseline:</text:p>
      <text:section text:style-name="Sect1" text:name="Section204">
        <text:p text:style-name="P2"><text:bookmark text:name="code-block-viewer Copy 203"/><text:span text:style-name="Source_20_Text">binary mask: 0/1, shape 60×64×44</text:span></text:p>
      </text:section>
      <text:p text:style-name="Text_20_body">Improved branch:</text:p>
      <text:section text:style-name="Sect1" text:name="Section205">
        <text:p text:style-name="P3"><text:bookmark text:name="code-block-viewer Copy 204"/><text:span text:style-name="Source_20_Text">soft_mask: probability/logit mask before threshold</text:span></text:p>
        <text:p text:style-name="Preformatted_20_Text"><text:span text:style-name="Source_20_Text">binary_mask: cleaned thresholded mask</text:span></text:p>
        <text:p text:style-name="Preformatted_20_Text"><text:span text:style-name="Source_20_Text">boundary_mask: contour</text:span></text:p>
        <text:p text:style-name="P1"><text:span text:style-name="Source_20_Text">motion_diff: |mask[t] - mask[t-1]|</text:span></text:p>
      </text:section>
      <text:h text:style-name="Heading_20_2" text:outline-level="2">4.4 Save bbox and mask area statistics?</text:h>
      <text:p text:style-name="Text_20_body">Yes. These are essential for:</text:p>
      <text:list text:style-name="L36">
        <text:list-item>
          <text:p text:style-name="P72">QC, </text:p>
        </text:list-item>
        <text:list-item>
          <text:p text:style-name="P72">alignment, </text:p>
        </text:list-item>
        <text:list-item>
          <text:p text:style-name="P72">reliability fusion, </text:p>
        </text:list-item>
        <text:list-item>
          <text:p text:style-name="P72">detecting broken masks, </text:p>
        </text:list-item>
        <text:list-item>
          <text:p text:style-name="P71">centering normalization. </text:p>
        </text:list-item>
      </text:list>
      <text:h text:style-name="Heading_20_2" text:outline-level="2">4.5 Temporal smoothing for masks?</text:h>
      <text:p text:style-name="Text_20_body">Yes, but carefully:</text:p>
      <text:list text:style-name="L37">
        <text:list-item>
          <text:p text:style-name="P74">Smooth centroid/bbox trajectory, not necessarily raw mask pixels. </text:p>
        </text:list-item>
        <text:list-item>
          <text:p text:style-name="P74">Use temporal majority filter for flicker only. </text:p>
        </text:list-item>
        <text:list-item>
          <text:p text:style-name="P74">Avoid erosion/dilation that removes legs/arms. </text:p>
        </text:list-item>
        <text:list-item>
          <text:p text:style-name="P73">Keep raw mask and cleaned mask separately. </text:p>
        </text:list-item>
      </text:list>
      <text:h text:style-name="Heading_20_2" text:outline-level="2">4.6 Should you repair bad silhouettes?</text:h>
      <text:p text:style-name="Text_20_body">Yes, but only with flags.</text:p>
      <text:p text:style-name="Text_20_body">Repair examples:</text:p>
      <text:list text:style-name="L38">
        <text:list-item>
          <text:p text:style-name="P76">choose largest connected component, </text:p>
        </text:list-item>
        <text:list-item>
          <text:p text:style-name="P76">fill holes, </text:p>
        </text:list-item>
        <text:list-item>
          <text:p text:style-name="P76">remove small blobs, </text:p>
        </text:list-item>
        <text:list-item>
          <text:p text:style-name="P76">interpolate missing mask by nearest valid frame for short gaps, </text:p>
        </text:list-item>
        <text:list-item>
          <text:p text:style-name="P75">recenter with bbox/centroid smoothing. </text:p>
        </text:list-item>
      </text:list>
      <text:p text:style-name="Text_20_body">Never silently repair without logging.</text:p>
      <text:h text:style-name="Heading_20_2" text:outline-level="2">Final silhouette recommendation</text:h>
      <text:section text:style-name="Sect1" text:name="Section206">
        <text:p text:style-name="P3"><text:bookmark text:name="code-block-viewer Copy 205"/><text:span text:style-name="Source_20_Text">Keep current YOLO silhouettes as silhouette_v1.</text:span></text:p>
        <text:p text:style-name="Preformatted_20_Text"><text:span text:style-name="Source_20_Text">Create silhouette_v2 as dual-source-ready:</text:span></text:p>
        <text:p text:style-name="Preformatted_20_Text"><text:span text:style-name="Source_20_Text">1. official silhouettes if available,</text:span></text:p>
        <text:p text:style-name="Preformatted_20_Text"><text:soft-page-break/><text:span text:style-name="Source_20_Text">2. YOLO/SegFormer/Mask2Former/SAM2 masks from raw videos,</text:span></text:p>
        <text:p text:style-name="Preformatted_20_Text"><text:span text:style-name="Source_20_Text">3. shared QC and alignment format,</text:span></text:p>
        <text:p text:style-name="P1"><text:span text:style-name="Source_20_Text">4. binary + soft + boundary + motion-difference outputs.</text:span></text:p>
      </text:section>
      <text:p text:style-name="Text_20_body">For practical next step, do not immediately run SAM2 on all 13,640 videos. First run QC and identify bad BG/CL samples; use SAM2 or hybrid tracking on hard cases or as a controlled v2 experiment.</text:p>
      <text:p text:style-name="Horizontal_20_Line"/>
      <text:h text:style-name="Heading_20_1" text:outline-level="1">SECTION 5 — IMPROVED SILHOUETTE EXTRACTION PIPELINE</text:h>
      <text:h text:style-name="Heading_20_2" text:outline-level="2">5.1 Input source</text:h>
      <text:p text:style-name="Text_20_body">Two accepted inputs:</text:p>
      <text:section text:style-name="Sect1" text:name="Section207">
        <text:p text:style-name="P3"><text:bookmark text:name="code-block-viewer Copy 206"/><text:span text:style-name="Source_20_Text">A. Raw RGB videos</text:span></text:p>
        <text:p text:style-name="P1"><text:span text:style-name="Source_20_Text">B. Official CASIA-B silhouette PNG folders</text:span></text:p>
      </text:section>
      <text:p text:style-name="Text_20_body">Raw video source is better for skeleton-silhouette exact frame alignment. Official silhouettes are useful for comparison but may have count mismatch.</text:p>
      <text:h text:style-name="Heading_20_2" text:outline-level="2">5.2 Output folder structure</text:h>
      <text:section text:style-name="Sect1" text:name="Section208">
        <text:p text:style-name="P3"><text:bookmark text:name="code-block-viewer Copy 207"/><text:span text:style-name="Source_20_Text">data/</text:span></text:p>
        <text:p text:style-name="Preformatted_20_Text"><text:span text:style-name="Source_20_Text"><text:s text:c="2"/>silhouettes/</text:span></text:p>
        <text:p text:style-name="Preformatted_20_Text"><text:span text:style-name="Source_20_Text"><text:s text:c="4"/>yolo_seg_v1/</text:span></text:p>
        <text:p text:style-name="Preformatted_20_Text"><text:span text:style-name="Source_20_Text"><text:s text:c="6"/>001/nm-01/000.npz</text:span></text:p>
        <text:p text:style-name="Preformatted_20_Text"><text:span text:style-name="Source_20_Text"><text:s text:c="4"/>yolo_seg_v2/</text:span></text:p>
        <text:p text:style-name="Preformatted_20_Text"><text:span text:style-name="Source_20_Text"><text:s text:c="6"/>001/nm-01/000.npz</text:span></text:p>
        <text:p text:style-name="Preformatted_20_Text"><text:span text:style-name="Source_20_Text"><text:s text:c="4"/>official_64x44/</text:span></text:p>
        <text:p text:style-name="Preformatted_20_Text"><text:span text:style-name="Source_20_Text"><text:s text:c="6"/>001/nm-01/000.npz</text:span></text:p>
        <text:p text:style-name="Preformatted_20_Text"><text:span text:style-name="Source_20_Text"><text:s text:c="4"/>sam2_assisted_v2_optional/</text:span></text:p>
        <text:p text:style-name="Preformatted_20_Text"><text:span text:style-name="Source_20_Text"><text:s text:c="6"/>001/nm-01/000.npz</text:span></text:p>
        <text:p text:style-name="Preformatted_20_Text"><text:span text:style-name="Source_20_Text"><text:s text:c="2"/>reports/</text:span></text:p>
        <text:p text:style-name="Preformatted_20_Text"><text:span text:style-name="Source_20_Text"><text:s text:c="4"/>silhouette_qc/</text:span></text:p>
        <text:p text:style-name="Preformatted_20_Text"><text:span text:style-name="Source_20_Text"><text:s text:c="6"/>yolo_seg_v1_summary.csv</text:span></text:p>
        <text:p text:style-name="Preformatted_20_Text"><text:span text:style-name="Source_20_Text"><text:s text:c="6"/>yolo_seg_v2_summary.csv</text:span></text:p>
        <text:p text:style-name="Preformatted_20_Text"><text:span text:style-name="Source_20_Text"><text:s text:c="6"/>official_summary.csv</text:span></text:p>
        <text:p text:style-name="Preformatted_20_Text"><text:span text:style-name="Source_20_Text"><text:s text:c="6"/>silhouette_old_vs_new_comparison.csv</text:span></text:p>
        <text:p text:style-name="Preformatted_20_Text"><text:span text:style-name="Source_20_Text"><text:s text:c="2"/>visuals/</text:span></text:p>
        <text:p text:style-name="Preformatted_20_Text"><text:span text:style-name="Source_20_Text"><text:s text:c="4"/>silhouette_qc/</text:span></text:p>
        <text:p text:style-name="Preformatted_20_Text"><text:span text:style-name="Source_20_Text"><text:s text:c="6"/>yolo_seg_v2/</text:span></text:p>
        <text:p text:style-name="P1"><text:span text:style-name="Source_20_Text"><text:s text:c="6"/>official_vs_yolo/</text:span></text:p>
      </text:section>
      <text:h text:style-name="Heading_20_2" text:outline-level="2">5.3 Output <text:span text:style-name="Source_20_Text">.npz</text:span> fields</text:h>
      <text:p text:style-name="Text_20_body">Required:</text:p>
      <text:section text:style-name="Sect1" text:name="Section209">
        <text:p text:style-name="P3"><text:bookmark text:name="code-block-viewer Copy 208"/><text:span text:style-name="Source_20_Text">mask_raw <text:s text:c="16"/>T × H_raw × W_raw</text:span></text:p>
        <text:p text:style-name="Preformatted_20_Text"><text:span text:style-name="Source_20_Text">mask_aligned <text:s text:c="12"/>T × H_align × W_align</text:span></text:p>
        <text:p text:style-name="Preformatted_20_Text"><text:span text:style-name="Source_20_Text">mask_resized_64x44 <text:s text:c="6"/>T × 64 × 44</text:span></text:p>
        <text:p text:style-name="Preformatted_20_Text"><text:span text:style-name="Source_20_Text">soft_mask <text:s text:c="15"/>T × 64 × 44, optional but recommended</text:span></text:p>
        <text:p text:style-name="Preformatted_20_Text"><text:span text:style-name="Source_20_Text">boundary_mask <text:s text:c="11"/>T × 64 × 44</text:span></text:p>
        <text:p text:style-name="Preformatted_20_Text"><text:soft-page-break/><text:span text:style-name="Source_20_Text">motion_diff <text:s text:c="13"/>T × 64 × 44</text:span></text:p>
        <text:p text:style-name="Preformatted_20_Text"><text:span text:style-name="Source_20_Text">bbox <text:s text:c="20"/>T × 4</text:span></text:p>
        <text:p text:style-name="Preformatted_20_Text"><text:span text:style-name="Source_20_Text">mask_area <text:s text:c="15"/>T</text:span></text:p>
        <text:p text:style-name="Preformatted_20_Text"><text:span text:style-name="Source_20_Text">centroid <text:s text:c="16"/>T × 2</text:span></text:p>
        <text:p text:style-name="Preformatted_20_Text"><text:span text:style-name="Source_20_Text">frame_idx <text:s text:c="15"/>T</text:span></text:p>
        <text:p text:style-name="Preformatted_20_Text"><text:span text:style-name="Source_20_Text">timestamp <text:s text:c="15"/>T</text:span></text:p>
        <text:p text:style-name="Preformatted_20_Text"><text:span text:style-name="Source_20_Text">valid_frame <text:s text:c="13"/>T</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reformatted_20_Text"><text:span text:style-name="Source_20_Text">view</text:span></text:p>
        <text:p text:style-name="Preformatted_20_Text"><text:span text:style-name="Source_20_Text">source_type <text:s text:c="13"/>official/yolo/sam2/etc.</text:span></text:p>
        <text:p text:style-name="Preformatted_20_Text"><text:span text:style-name="Source_20_Text">mask_model_tag</text:span></text:p>
        <text:p text:style-name="Preformatted_20_Text"><text:span text:style-name="Source_20_Text">fps</text:span></text:p>
        <text:p text:style-name="Preformatted_20_Text"><text:span text:style-name="Source_20_Text">img_width</text:span></text:p>
        <text:p text:style-name="P1"><text:span text:style-name="Source_20_Text">img_height</text:span></text:p>
      </text:section>
      <text:h text:style-name="Heading_20_2" text:outline-level="2">5.4 Person/mask selection rule</text:h>
      <text:p text:style-name="Text_20_body">If multiple masks:</text:p>
      <text:section text:style-name="Sect1" text:name="Section210">
        <text:p text:style-name="P3"><text:bookmark text:name="code-block-viewer Copy 209"/><text:span text:style-name="Source_20_Text">selected_mask_score =</text:span></text:p>
        <text:p text:style-name="Preformatted_20_Text"><text:span text:style-name="Source_20_Text">0.45 * mask_confidence</text:span></text:p>
        <text:p text:style-name="Preformatted_20_Text"><text:span text:style-name="Source_20_Text">+ 0.30 * bbox_area_reasonableness</text:span></text:p>
        <text:p text:style-name="Preformatted_20_Text"><text:span text:style-name="Source_20_Text">+ 0.15 * temporal_IoU_with_previous</text:span></text:p>
        <text:p text:style-name="P1"><text:span text:style-name="Source_20_Text">+ 0.10 * center_consistency</text:span></text:p>
      </text:section>
      <text:p text:style-name="Text_20_body">Reject:</text:p>
      <text:list text:style-name="L39">
        <text:list-item>
          <text:p text:style-name="P78">very tiny masks, </text:p>
        </text:list-item>
        <text:list-item>
          <text:p text:style-name="P78">masks touching too much image border, </text:p>
        </text:list-item>
        <text:list-item>
          <text:p text:style-name="P78">disconnected masks with no human-like bbox ratio, </text:p>
        </text:list-item>
        <text:list-item>
          <text:p text:style-name="P77">sudden centroid jumps. </text:p>
        </text:list-item>
      </text:list>
      <text:h text:style-name="Heading_20_2" text:outline-level="2">5.5 Mask cleaning</text:h>
      <text:p text:style-name="Text_20_body">Recommended order:</text:p>
      <text:section text:style-name="Sect1" text:name="Section211">
        <text:p text:style-name="P3"><text:bookmark text:name="code-block-viewer Copy 210"/><text:span text:style-name="Source_20_Text">raw mask</text:span></text:p>
        <text:p text:style-name="Preformatted_20_Text"><text:span text:style-name="Source_20_Text">→ largest connected component</text:span></text:p>
        <text:p text:style-name="Preformatted_20_Text"><text:span text:style-name="Source_20_Text">→ remove small components</text:span></text:p>
        <text:p text:style-name="Preformatted_20_Text"><text:span text:style-name="Source_20_Text">→ hole filling</text:span></text:p>
        <text:p text:style-name="Preformatted_20_Text"><text:span text:style-name="Source_20_Text">→ light morphological close</text:span></text:p>
        <text:p text:style-name="Preformatted_20_Text"><text:span text:style-name="Source_20_Text">→ bbox/centroid extraction</text:span></text:p>
        <text:p text:style-name="Preformatted_20_Text"><text:span text:style-name="Source_20_Text">→ alignment</text:span></text:p>
        <text:p text:style-name="Preformatted_20_Text"><text:span text:style-name="Source_20_Text">→ resize</text:span></text:p>
        <text:p text:style-name="P1"><text:span text:style-name="Source_20_Text">→ boundary/motion feature generation</text:span></text:p>
      </text:section>
      <text:p text:style-name="Text_20_body">Erosion/dilation:</text:p>
      <text:list text:style-name="L40">
        <text:list-item>
          <text:p text:style-name="P80">avoid strong erosion: it removes limbs. </text:p>
        </text:list-item>
        <text:list-item>
          <text:p text:style-name="P80">use very light close/open only when needed. </text:p>
        </text:list-item>
        <text:list-item>
          <text:p text:style-name="P79">save cleaning parameters. </text:p>
        </text:list-item>
      </text:list>
      <text:h text:style-name="Heading_20_2" text:outline-level="2"><text:soft-page-break/>5.6 Alignment choice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Alignment</text:p>
            </table:table-cell>
            <table:table-cell table:style-name="Table26.A1" office:value-type="string">
              <text:p text:style-name="Table_20_Heading">Meaning</text:p>
            </table:table-cell>
            <table:table-cell table:style-name="Table26.A1" office:value-type="string">
              <text:p text:style-name="Table_20_Heading">Use</text:p>
            </table:table-cell>
          </table:table-row>
        </table:table-header-rows>
        <table:table-row>
          <table:table-cell table:style-name="Table26.A1" office:value-type="string">
            <text:p text:style-name="Table_20_Contents">bbox center</text:p>
          </table:table-cell>
          <table:table-cell table:style-name="Table26.A1" office:value-type="string">
            <text:p text:style-name="Table_20_Contents">center crop around person bbox</text:p>
          </table:table-cell>
          <table:table-cell table:style-name="Table26.A1" office:value-type="string">
            <text:p text:style-name="Table_20_Contents">good default</text:p>
          </table:table-cell>
        </table:table-row>
        <table:table-row>
          <table:table-cell table:style-name="Table26.A1" office:value-type="string">
            <text:p text:style-name="Table_20_Contents">centroid center</text:p>
          </table:table-cell>
          <table:table-cell table:style-name="Table26.A1" office:value-type="string">
            <text:p text:style-name="Table_20_Contents">center by mask center of mass</text:p>
          </table:table-cell>
          <table:table-cell table:style-name="Table26.A1" office:value-type="string">
            <text:p text:style-name="Table_20_Contents">sensitive to bag/coat</text:p>
          </table:table-cell>
        </table:table-row>
        <table:table-row>
          <table:table-cell table:style-name="Table26.A1" office:value-type="string">
            <text:p text:style-name="Table_20_Contents">hip/body center</text:p>
          </table:table-cell>
          <table:table-cell table:style-name="Table26.A1" office:value-type="string">
            <text:p text:style-name="Table_20_Contents">use skeleton hip center</text:p>
          </table:table-cell>
          <table:table-cell table:style-name="Table26.A1" office:value-type="string">
            <text:p text:style-name="Table_20_Contents">best multimodal if skeleton reliable</text:p>
          </table:table-cell>
        </table:table-row>
        <table:table-row>
          <table:table-cell table:style-name="Table26.A1" office:value-type="string">
            <text:p text:style-name="Table_20_Contents">height normalization</text:p>
          </table:table-cell>
          <table:table-cell table:style-name="Table26.A1" office:value-type="string">
            <text:p text:style-name="Table_20_Contents">normalize person height</text:p>
          </table:table-cell>
          <table:table-cell table:style-name="Table26.A1" office:value-type="string">
            <text:p text:style-name="Table_20_Contents">standard gait silhouette</text:p>
          </table:table-cell>
        </table:table-row>
        <table:table-row>
          <table:table-cell table:style-name="Table26.A1" office:value-type="string">
            <text:p text:style-name="Table_20_Contents">width normalization</text:p>
          </table:table-cell>
          <table:table-cell table:style-name="Table26.A1" office:value-type="string">
            <text:p text:style-name="Table_20_Contents">less common</text:p>
          </table:table-cell>
          <table:table-cell table:style-name="Table26.A1" office:value-type="string">
            <text:p text:style-name="Table_20_Contents">avoid over-normalizing identity cues</text:p>
          </table:table-cell>
        </table:table-row>
      </table:table>
      <text:p text:style-name="Text_20_body">Recommended:</text:p>
      <text:section text:style-name="Sect1" text:name="Section212">
        <text:p text:style-name="P3"><text:bookmark text:name="code-block-viewer Copy 211"/><text:span text:style-name="Source_20_Text">Silhouette-only: bbox center + height normalization.</text:span></text:p>
        <text:p text:style-name="P1"><text:span text:style-name="Source_20_Text">Multimodal: store skeleton hip center too; use for QC, not mandatory for crop.</text:span></text:p>
      </text:section>
      <text:h text:style-name="Heading_20_2" text:outline-level="2">5.7 Final resize size</text:h>
      <text:p text:style-name="Text_20_body">Keep main baseline:</text:p>
      <text:section text:style-name="Sect1" text:name="Section213">
        <text:p text:style-name="P2"><text:bookmark text:name="code-block-viewer Copy 212"/><text:span text:style-name="Source_20_Text">64 × 44</text:span></text:p>
      </text:section>
      <text:p text:style-name="Text_20_body">Ablation:</text:p>
      <text:section text:style-name="Sect1" text:name="Section214">
        <text:p text:style-name="P3"><text:bookmark text:name="code-block-viewer Copy 213"/><text:span text:style-name="Source_20_Text">64×48</text:span></text:p>
        <text:p text:style-name="Preformatted_20_Text"><text:span text:style-name="Source_20_Text">88×64</text:span></text:p>
        <text:p text:style-name="P1"><text:span text:style-name="Source_20_Text">96×64</text:span></text:p>
      </text:section>
      <text:p text:style-name="Text_20_body">But do not change resolution and architecture simultaneously. First compare with same GaitGL-style model.</text:p>
      <text:h text:style-name="Heading_20_2" text:outline-level="2">5.8 Preserve aspect ratio?</text:h>
      <text:p text:style-name="Text_20_body">Yes. Standard:</text:p>
      <text:list text:style-name="L41">
        <text:list-item>
          <text:p text:style-name="P82">crop person bbox with padding, </text:p>
        </text:list-item>
        <text:list-item>
          <text:p text:style-name="P82">preserve height/width ratio, </text:p>
        </text:list-item>
        <text:list-item>
          <text:p text:style-name="P82">resize to fixed canvas, </text:p>
        </text:list-item>
        <text:list-item>
          <text:p text:style-name="P81">pad horizontally if needed. </text:p>
        </text:list-item>
      </text:list>
      <text:p text:style-name="Text_20_body">Avoid stretching person width unnaturally.</text:p>
      <text:h text:style-name="Heading_20_2" text:outline-level="2">5.9 Motion boundary generation</text:h>
      <text:p text:style-name="Text_20_body">Generate:</text:p>
      <text:section text:style-name="Sect1" text:name="Section215">
        <text:p text:style-name="P3"><text:bookmark text:name="code-block-viewer Copy 214"/><text:span text:style-name="Source_20_Text">temporal_diff[t] = |mask[t] - mask[t-1]|</text:span></text:p>
        <text:p text:style-name="Preformatted_20_Text"><text:span text:style-name="Source_20_Text">contour[t] = boundary(mask[t])</text:span></text:p>
        <text:p text:style-name="P1"><text:span text:style-name="Source_20_Text">contour_diff[t] = |contour[t] - contour[t-1]|</text:span></text:p>
      </text:section>
      <text:p text:style-name="Text_20_body">Use as:</text:p>
      <text:list text:style-name="L42">
        <text:list-item>
          <text:p text:style-name="P84">dual-stream silhouette model, </text:p>
        </text:list-item>
        <text:list-item>
          <text:p text:style-name="P84">QC flicker score, </text:p>
        </text:list-item>
        <text:list-item>
          <text:p text:style-name="P83">reliability signal. </text:p>
        </text:list-item>
      </text:list>
      <text:h text:style-name="Heading_20_2" text:outline-level="2"><text:soft-page-break/>5.10 Reports and visualizations</text:h>
      <text:p text:style-name="Text_20_body">Reports:</text:p>
      <text:section text:style-name="Sect1" text:name="Section216">
        <text:p text:style-name="P3"><text:bookmark text:name="code-block-viewer Copy 215"/><text:span text:style-name="Source_20_Text">silhouette_extraction_summary.csv</text:span></text:p>
        <text:p text:style-name="Preformatted_20_Text"><text:span text:style-name="Source_20_Text">silhouette_qc_by_condition.csv</text:span></text:p>
        <text:p text:style-name="Preformatted_20_Text"><text:span text:style-name="Source_20_Text">silhouette_qc_by_view.csv</text:span></text:p>
        <text:p text:style-name="Preformatted_20_Text"><text:span text:style-name="Source_20_Text">silhouette_bad_samples.csv</text:span></text:p>
        <text:p text:style-name="Preformatted_20_Text"><text:span text:style-name="Source_20_Text">mask_area_stability.csv</text:span></text:p>
        <text:p text:style-name="P1"><text:span text:style-name="Source_20_Text">centroid_stability.csv</text:span></text:p>
      </text:section>
      <text:p text:style-name="Text_20_body">Visuals:</text:p>
      <text:section text:style-name="Sect1" text:name="Section217">
        <text:p text:style-name="P3"><text:bookmark text:name="code-block-viewer Copy 216"/><text:span text:style-name="Source_20_Text">raw frame + mask overlay</text:span></text:p>
        <text:p text:style-name="Preformatted_20_Text"><text:span text:style-name="Source_20_Text">64×44 mask contact sheet</text:span></text:p>
        <text:p text:style-name="Preformatted_20_Text"><text:span text:style-name="Source_20_Text">mask area over time</text:span></text:p>
        <text:p text:style-name="Preformatted_20_Text"><text:span text:style-name="Source_20_Text">centroid trajectory</text:span></text:p>
        <text:p text:style-name="Preformatted_20_Text"><text:span text:style-name="Source_20_Text">official vs YOLO vs v2 side-by-side</text:span></text:p>
        <text:p text:style-name="Preformatted_20_Text"><text:span text:style-name="Source_20_Text">motion_diff contact sheet</text:span></text:p>
        <text:p text:style-name="P1"><text:span text:style-name="Source_20_Text">boundary contact sheet</text:span></text:p>
      </text:section>
      <text:p text:style-name="Horizontal_20_Line"/>
      <text:h text:style-name="Heading_20_1" text:outline-level="1">SECTION 6 — FRAME MAPPING AND SKELETON-SILHOUETTE ALIGNMENT</text:h>
      <text:h text:style-name="Heading_20_2" text:outline-level="2">6.1 Why alignment matters</text:h>
      <text:p text:style-name="Text_20_body">For late score fusion:</text:p>
      <text:list text:style-name="L43">
        <text:list-item>
          <text:p text:style-name="P85">alignment matters less because each modality produces one embedding/score. </text:p>
        </text:list-item>
      </text:list>
      <text:p text:style-name="Text_20_body">For clip-level fusion:</text:p>
      <text:list text:style-name="L44">
        <text:list-item>
          <text:p text:style-name="P86">alignment matters medium because same video clip should represent same time period. </text:p>
        </text:list-item>
      </text:list>
      <text:p text:style-name="Text_20_body">For cross-modal token fusion:</text:p>
      <text:list text:style-name="L45">
        <text:list-item>
          <text:p text:style-name="P87">alignment is critical. Skeleton joint token at frame 20 must correspond to silhouette part token at frame 20. </text:p>
        </text:list-item>
      </text:list>
      <text:h text:style-name="Heading_20_2" text:outline-level="2">6.2 What goes wrong if mapping is wrong</text:h>
      <text:p text:style-name="Text_20_body">Misalignment causes:</text:p>
      <text:list text:style-name="L46">
        <text:list-item>
          <text:p text:style-name="P89">skeleton leg-forward but silhouette leg-backward mismatch, </text:p>
        </text:list-item>
        <text:list-item>
          <text:p text:style-name="P89">velocity vs motion-boundary contradiction, </text:p>
        </text:list-item>
        <text:list-item>
          <text:p text:style-name="P89">cross-attention learns false relation, </text:p>
        </text:list-item>
        <text:list-item>
          <text:p text:style-name="P89">reliability features become wrong, </text:p>
        </text:list-item>
        <text:list-item>
          <text:p text:style-name="P88">fusion model overfits noise. </text:p>
        </text:list-item>
      </text:list>
      <text:h text:style-name="Heading_20_2" text:outline-level="2"><text:soft-page-break/>6.3 Same raw video extraction</text:h>
      <text:p text:style-name="Text_20_body">Best case:</text:p>
      <text:section text:style-name="Sect1" text:name="Section218">
        <text:p text:style-name="P3"><text:bookmark text:name="code-block-viewer Copy 217"/><text:span text:style-name="Source_20_Text">raw_frame_idx = skeleton_frame_idx = silhouette_frame_idx</text:span></text:p>
        <text:p text:style-name="P1"><text:span text:style-name="Source_20_Text">timestamp = frame_idx / fps</text:span></text:p>
      </text:section>
      <text:p text:style-name="Text_20_body">Recommended:</text:p>
      <text:list text:style-name="L47">
        <text:list-item>
          <text:p text:style-name="P91">extract skeleton and silhouette from same decoded video frames when possible, </text:p>
        </text:list-item>
        <text:list-item>
          <text:p text:style-name="P91">save exact <text:span text:style-name="Source_20_Text">frame_idx</text:span>, </text:p>
        </text:list-item>
        <text:list-item>
          <text:p text:style-name="P91">save timestamp, </text:p>
        </text:list-item>
        <text:list-item>
          <text:p text:style-name="P90">save valid masks for both modalities. </text:p>
        </text:list-item>
      </text:list>
      <text:h text:style-name="Heading_20_2" text:outline-level="2">6.4 Official silhouettes with different frame counts</text:h>
      <text:p text:style-name="Text_20_body">Possible issues:</text:p>
      <text:list text:style-name="L48">
        <text:list-item>
          <text:p text:style-name="P93">official PNG starts from frame 1 but raw video starts from frame 0, </text:p>
        </text:list-item>
        <text:list-item>
          <text:p text:style-name="P93">different dropped frames, </text:p>
        </text:list-item>
        <text:list-item>
          <text:p text:style-name="P93">trimmed start/end, </text:p>
        </text:list-item>
        <text:list-item>
          <text:p text:style-name="P93">missing PNGs, </text:p>
        </text:list-item>
        <text:list-item>
          <text:p text:style-name="P92">frame count mismatch. </text:p>
        </text:list-item>
      </text:list>
      <text:p text:style-name="Text_20_body">Mapping strategy:</text:p>
      <text:list text:style-name="L49">
        <text:list-item>
          <text:p text:style-name="P95">Parse official frame number from filename. </text:p>
        </text:list-item>
        <text:list-item>
          <text:p text:style-name="P95">Compare official frame count vs raw video frame count. </text:p>
        </text:list-item>
        <text:list-item>
          <text:p text:style-name="P95">If counts equal or off-by-one: exact index with offset correction. </text:p>
        </text:list-item>
        <text:list-item>
          <text:p text:style-name="P95">If counts differ mildly: nearest-neighbor timestamp mapping. </text:p>
        </text:list-item>
        <text:list-item>
          <text:p text:style-name="P95">If sequence length differs significantly: linear temporal resampling. </text:p>
        </text:list-item>
        <text:list-item>
          <text:p text:style-name="P94">DTW only as diagnostic/research, not default. </text:p>
        </text:list-item>
      </text:list>
      <text:h text:style-name="Heading_20_2" text:outline-level="2">6.5 Handling missing frames</text:h>
      <table:table table:name="Table27" table:style-name="Table27">
        <table:table-column table:style-name="Table27.A"/>
        <table:table-column table:style-name="Table27.B"/>
        <table:table-header-rows>
          <table:table-row>
            <table:table-cell table:style-name="Table27.A1" office:value-type="string">
              <text:p text:style-name="Table_20_Heading">Problem</text:p>
            </table:table-cell>
            <table:table-cell table:style-name="Table27.A1" office:value-type="string">
              <text:p text:style-name="Table_20_Heading">Handling</text:p>
            </table:table-cell>
          </table:table-row>
        </table:table-header-rows>
        <table:table-row>
          <table:table-cell table:style-name="Table27.A1" office:value-type="string">
            <text:p text:style-name="Table_20_Contents">missing skeleton frame</text:p>
          </table:table-cell>
          <table:table-cell table:style-name="Table27.A1" office:value-type="string">
            <text:p text:style-name="Table_20_Contents">keep silhouette, mark <text:span text:style-name="Source_20_Text">valid_skeleton=False</text:span>, fill pose if short gap</text:p>
          </table:table-cell>
        </table:table-row>
        <table:table-row>
          <table:table-cell table:style-name="Table27.A1" office:value-type="string">
            <text:p text:style-name="Table_20_Contents">missing silhouette frame</text:p>
          </table:table-cell>
          <table:table-cell table:style-name="Table27.A1" office:value-type="string">
            <text:p text:style-name="Table_20_Contents">keep skeleton, mark <text:span text:style-name="Source_20_Text">valid_silhouette=False</text:span>, fill mask if short gap</text:p>
          </table:table-cell>
        </table:table-row>
        <table:table-row>
          <table:table-cell table:style-name="Table27.A1" office:value-type="string">
            <text:p text:style-name="Table_20_Contents">different FPS</text:p>
          </table:table-cell>
          <table:table-cell table:style-name="Table27.A1" office:value-type="string">
            <text:p text:style-name="Table_20_Contents">map by timestamp</text:p>
          </table:table-cell>
        </table:table-row>
        <table:table-row>
          <table:table-cell table:style-name="Table27.A1" office:value-type="string">
            <text:p text:style-name="Table_20_Contents">different start frame</text:p>
          </table:table-cell>
          <table:table-cell table:style-name="Table27.A1" office:value-type="string">
            <text:p text:style-name="Table_20_Contents">estimate offset using filename/index and motion correlation</text:p>
          </table:table-cell>
        </table:table-row>
        <table:table-row>
          <table:table-cell table:style-name="Table27.A1" office:value-type="string">
            <text:p text:style-name="Table_20_Contents">dropped frames</text:p>
          </table:table-cell>
          <table:table-cell table:style-name="Table27.A1" office:value-type="string">
            <text:p text:style-name="Table_20_Contents">nearest timestamp mapping</text:p>
          </table:table-cell>
        </table:table-row>
        <table:table-row>
          <table:table-cell table:style-name="Table27.A1" office:value-type="string">
            <text:p text:style-name="Table_20_Contents">invalid frames</text:p>
          </table:table-cell>
          <table:table-cell table:style-name="Table27.A1" office:value-type="string">
            <text:p text:style-name="Table_20_Contents">keep row but mark status</text:p>
          </table:table-cell>
        </table:table-row>
      </table:table>
      <text:h text:style-name="Heading_20_2" text:outline-level="2">6.6 Mapping method recommendation for CASIA-B</text:h>
      <text:p text:style-name="Text_20_body">For raw-video-extracted skeleton + raw-video-extracted silhouette:</text:p>
      <text:section text:style-name="Sect1" text:name="Section219">
        <text:p text:style-name="P2"><text:bookmark text:name="code-block-viewer Copy 218"/><text:span text:style-name="Source_20_Text">exact frame index mapping</text:span></text:p>
      </text:section>
      <text:p text:style-name="Text_20_body">For official silhouette + raw-video skeleton:</text:p>
      <text:section text:style-name="Sect1" text:name="Section220">
        <text:p text:style-name="P2"><text:bookmark text:name="code-block-viewer Copy 219"/><text:soft-page-break/><text:span text:style-name="Source_20_Text">filename frame index → offset correction → nearest timestamp</text:span></text:p>
      </text:section>
      <text:p text:style-name="Text_20_body">For severe mismatch:</text:p>
      <text:section text:style-name="Sect1" text:name="Section221">
        <text:p text:style-name="P3"><text:bookmark text:name="code-block-viewer Copy 220"/><text:span text:style-name="Source_20_Text">linear resampling to common T only for baseline;</text:span></text:p>
        <text:p text:style-name="P1"><text:span text:style-name="Source_20_Text">do not use for token-level fusion unless visually validated.</text:span></text:p>
      </text:section>
      <text:h text:style-name="Heading_20_2" text:outline-level="2">6.7 <text:span text:style-name="Source_20_Text">frame_alignment_index.csv</text:span></text:h>
      <text:p text:style-name="Text_20_body">Create one row per aligned frame:</text:p>
      <text:section text:style-name="Sect1" text:name="Section222">
        <text:p text:style-name="P3"><text:bookmark text:name="code-block-viewer Copy 221"/><text:span text:style-name="Source_20_Text">subject</text:span></text:p>
        <text:p text:style-name="Preformatted_20_Text"><text:span text:style-name="Source_20_Text">condition</text:span></text:p>
        <text:p text:style-name="Preformatted_20_Text"><text:span text:style-name="Source_20_Text">sequence</text:span></text:p>
        <text:p text:style-name="Preformatted_20_Text"><text:span text:style-name="Source_20_Text">view</text:span></text:p>
        <text:p text:style-name="Preformatted_20_Text"><text:span text:style-name="Source_20_Text">raw_frame_idx</text:span></text:p>
        <text:p text:style-name="Preformatted_20_Text"><text:span text:style-name="Source_20_Text">skeleton_frame_idx</text:span></text:p>
        <text:p text:style-name="Preformatted_20_Text"><text:span text:style-name="Source_20_Text">silhouette_frame_idx</text:span></text:p>
        <text:p text:style-name="Preformatted_20_Text"><text:span text:style-name="Source_20_Text">timestamp</text:span></text:p>
        <text:p text:style-name="Preformatted_20_Text"><text:span text:style-name="Source_20_Text">valid_skeleton</text:span></text:p>
        <text:p text:style-name="Preformatted_20_Text"><text:span text:style-name="Source_20_Text">valid_silhouette</text:span></text:p>
        <text:p text:style-name="Preformatted_20_Text"><text:span text:style-name="Source_20_Text">skeleton_conf_mean</text:span></text:p>
        <text:p text:style-name="Preformatted_20_Text"><text:span text:style-name="Source_20_Text">silhouette_area</text:span></text:p>
        <text:p text:style-name="Preformatted_20_Text"><text:span text:style-name="Source_20_Text">skeleton_hip_x</text:span></text:p>
        <text:p text:style-name="Preformatted_20_Text"><text:span text:style-name="Source_20_Text">skeleton_hip_y</text:span></text:p>
        <text:p text:style-name="Preformatted_20_Text"><text:span text:style-name="Source_20_Text">silhouette_centroid_x</text:span></text:p>
        <text:p text:style-name="Preformatted_20_Text"><text:span text:style-name="Source_20_Text">silhouette_centroid_y</text:span></text:p>
        <text:p text:style-name="P1"><text:span text:style-name="Source_20_Text">alignment_status</text:span></text:p>
      </text:section>
      <text:p text:style-name="Text_20_body">Possible <text:span text:style-name="Source_20_Text">alignment_status</text:span>:</text:p>
      <text:section text:style-name="Sect1" text:name="Section223">
        <text:p text:style-name="P3"><text:bookmark text:name="code-block-viewer Copy 222"/><text:span text:style-name="Source_20_Text">exact</text:span></text:p>
        <text:p text:style-name="Preformatted_20_Text"><text:span text:style-name="Source_20_Text">offset_corrected</text:span></text:p>
        <text:p text:style-name="Preformatted_20_Text"><text:span text:style-name="Source_20_Text">nearest_timestamp</text:span></text:p>
        <text:p text:style-name="Preformatted_20_Text"><text:span text:style-name="Source_20_Text">linear_resampled</text:span></text:p>
        <text:p text:style-name="Preformatted_20_Text"><text:span text:style-name="Source_20_Text">missing_skeleton</text:span></text:p>
        <text:p text:style-name="Preformatted_20_Text"><text:span text:style-name="Source_20_Text">missing_silhouette</text:span></text:p>
        <text:p text:style-name="Preformatted_20_Text"><text:span text:style-name="Source_20_Text">invalid_both</text:span></text:p>
        <text:p text:style-name="P1"><text:span text:style-name="Source_20_Text">needs_review</text:span></text:p>
      </text:section>
      <text:h text:style-name="Heading_20_2" text:outline-level="2">6.8 Visual validation</text:h>
      <text:p text:style-name="Text_20_body">Generate:</text:p>
      <text:list text:style-name="L50">
        <text:list-item>
          <text:p text:style-name="P97">raw frame + skeleton + silhouette overlay, </text:p>
        </text:list-item>
        <text:list-item>
          <text:p text:style-name="P97">skeleton hip center vs silhouette centroid, </text:p>
        </text:list-item>
        <text:list-item>
          <text:p text:style-name="P97">contact sheet every 10 frames, </text:p>
        </text:list-item>
        <text:list-item>
          <text:p text:style-name="P97">animated GIF for bad samples, </text:p>
        </text:list-item>
        <text:list-item>
          <text:p text:style-name="P96">side-by-side skeleton-motion and silhouette-motion. </text:p>
        </text:list-item>
      </text:list>
      <text:h text:style-name="Heading_20_2" text:outline-level="2">6.9 Statistical validation</text:h>
      <text:p text:style-name="Text_20_body">Check:</text:p>
      <text:section text:style-name="Sect1" text:name="Section224">
        <text:p text:style-name="P3"><text:bookmark text:name="code-block-viewer Copy 223"/><text:span text:style-name="Source_20_Text">frame_count_diff</text:span></text:p>
        <text:p text:style-name="Preformatted_20_Text"><text:span text:style-name="Source_20_Text">timestamp_diff_mean</text:span></text:p>
        <text:p text:style-name="Preformatted_20_Text"><text:span text:style-name="Source_20_Text">timestamp_diff_max</text:span></text:p>
        <text:p text:style-name="Preformatted_20_Text"><text:soft-page-break/><text:span text:style-name="Source_20_Text">hip_centroid_distance_mean</text:span></text:p>
        <text:p text:style-name="Preformatted_20_Text"><text:span text:style-name="Source_20_Text">hip_centroid_distance_std</text:span></text:p>
        <text:p text:style-name="Preformatted_20_Text"><text:span text:style-name="Source_20_Text">motion_correlation</text:span></text:p>
        <text:p text:style-name="P1"><text:span text:style-name="Source_20_Text">valid_both_ratio</text:span></text:p>
      </text:section>
      <text:p text:style-name="Text_20_body">Motion correlation:</text:p>
      <text:list text:style-name="L51">
        <text:list-item>
          <text:p text:style-name="P99">skeleton lower-body speed over time, </text:p>
        </text:list-item>
        <text:list-item>
          <text:p text:style-name="P99">silhouette motion_diff area over time, </text:p>
        </text:list-item>
        <text:list-item>
          <text:p text:style-name="P98">correlation should be positive for most walking sequences. </text:p>
        </text:list-item>
      </text:list>
      <text:h text:style-name="Heading_20_2" text:outline-level="2">6.10 Detect bad alignment automatically</text:h>
      <text:p text:style-name="Text_20_body">Flag if:</text:p>
      <text:section text:style-name="Sect1" text:name="Section225">
        <text:p text:style-name="P3"><text:bookmark text:name="code-block-viewer Copy 224"/><text:span text:style-name="Source_20_Text">valid_both_ratio &lt; 0.80</text:span></text:p>
        <text:p text:style-name="Preformatted_20_Text"><text:span text:style-name="Source_20_Text">timestamp_diff_max &gt; 0.5 frame interval</text:span></text:p>
        <text:p text:style-name="Preformatted_20_Text"><text:span text:style-name="Source_20_Text">hip_centroid_distance_mean too high</text:span></text:p>
        <text:p text:style-name="Preformatted_20_Text"><text:span text:style-name="Source_20_Text">motion_correlation &lt; 0.1</text:span></text:p>
        <text:p text:style-name="P1"><text:span text:style-name="Source_20_Text">frame_count_diff &gt; 5% of sequence length</text:span></text:p>
      </text:section>
      <text:h text:style-name="Heading_20_2" text:outline-level="2">6.11 Partial mismatch handling</text:h>
      <text:p text:style-name="Text_20_body">If mismatch small:</text:p>
      <text:list text:style-name="L52">
        <text:list-item>
          <text:p text:style-name="P101">keep sample with validity masks. </text:p>
        </text:list-item>
        <text:list-item>
          <text:p text:style-name="P101">use common valid frames. </text:p>
        </text:list-item>
        <text:list-item>
          <text:p text:style-name="P100">crop/pad both modalities using same temporal window. </text:p>
        </text:list-item>
      </text:list>
      <text:p text:style-name="Text_20_body">If mismatch severe:</text:p>
      <text:list text:style-name="L53">
        <text:list-item>
          <text:p text:style-name="P103">exclude from cross-modal token training. </text:p>
        </text:list-item>
        <text:list-item>
          <text:p text:style-name="P103">allow in single-modality expert training. </text:p>
        </text:list-item>
        <text:list-item>
          <text:p text:style-name="P102">log in <text:span text:style-name="Source_20_Text">alignment_bad_samples.csv</text:span>. </text:p>
        </text:list-item>
      </text:list>
      <text:h text:style-name="Heading_20_2" text:outline-level="2">6.12 Save aligned multimodal sequences</text:h>
      <text:p text:style-name="Text_20_body">For future multimodal models:</text:p>
      <text:section text:style-name="Sect1" text:name="Section226">
        <text:p text:style-name="P2"><text:bookmark text:name="code-block-viewer Copy 225"/><text:span text:style-name="Source_20_Text">data/aligned_multimodal/&lt;source_tag&gt;/001/nm-01/090.npz</text:span></text:p>
      </text:section>
      <text:p text:style-name="Text_20_body">Fields:</text:p>
      <text:section text:style-name="Sect1" text:name="Section227">
        <text:p text:style-name="P3"><text:bookmark text:name="code-block-viewer Copy 226"/><text:span text:style-name="Source_20_Text">pose_keypoints_norm_filled</text:span></text:p>
        <text:p text:style-name="Preformatted_20_Text"><text:span text:style-name="Source_20_Text">pose_scores</text:span></text:p>
        <text:p text:style-name="Preformatted_20_Text"><text:span text:style-name="Source_20_Text">silhouette_mask_64x44</text:span></text:p>
        <text:p text:style-name="Preformatted_20_Text"><text:span text:style-name="Source_20_Text">silhouette_soft_mask</text:span></text:p>
        <text:p text:style-name="Preformatted_20_Text"><text:span text:style-name="Source_20_Text">boundary_mask</text:span></text:p>
        <text:p text:style-name="Preformatted_20_Text"><text:span text:style-name="Source_20_Text">motion_diff</text:span></text:p>
        <text:p text:style-name="Preformatted_20_Text"><text:span text:style-name="Source_20_Text">frame_alignment_table</text:span></text:p>
        <text:p text:style-name="Preformatted_20_Text"><text:span text:style-name="Source_20_Text">valid_skeleton</text:span></text:p>
        <text:p text:style-name="Preformatted_20_Text"><text:span text:style-name="Source_20_Text">valid_silhouette</text:span></text:p>
        <text:p text:style-name="Preformatted_20_Text"><text:span text:style-name="Source_20_Text">valid_both</text:span></text:p>
        <text:p text:style-name="Preformatted_20_Text"><text:span text:style-name="Source_20_Text">subject</text:span></text:p>
        <text:p text:style-name="Preformatted_20_Text"><text:span text:style-name="Source_20_Text">condition</text:span></text:p>
        <text:p text:style-name="Preformatted_20_Text"><text:span text:style-name="Source_20_Text">sequence</text:span></text:p>
        <text:p text:style-name="P1"><text:span text:style-name="Source_20_Text">view</text:span></text:p>
      </text:section>
      <text:h text:style-name="Heading_20_2" text:outline-level="2"><text:soft-page-break/>6.13 Same temporal crop rule</text:h>
      <text:p text:style-name="Text_20_body">For multimodal:</text:p>
      <text:section text:style-name="Sect1" text:name="Section228">
        <text:p text:style-name="P3"><text:bookmark text:name="code-block-viewer Copy 227"/><text:span text:style-name="Source_20_Text">same start frame</text:span></text:p>
        <text:p text:style-name="Preformatted_20_Text"><text:span text:style-name="Source_20_Text">same end frame</text:span></text:p>
        <text:p text:style-name="Preformatted_20_Text"><text:span text:style-name="Source_20_Text">same frame mapping</text:span></text:p>
        <text:p text:style-name="P1"><text:span text:style-name="Source_20_Text">same augmentation time indices</text:span></text:p>
      </text:section>
      <text:p text:style-name="Text_20_body">Never random-crop skeleton and silhouette independently in cross-modal training.</text:p>
      <text:p text:style-name="Horizontal_20_Line"/>
      <text:h text:style-name="Heading_20_1" text:outline-level="1">SECTION 7 — SEQUENCE SAMPLING STRATEGY</text:h>
      <text:h text:style-name="Heading_20_2" text:outline-level="2">7.1 Current strategy</text:h>
      <text:p text:style-name="Text_20_body">Current training uses 60-frame crop, compatible with GaitTR and GaitGL-style branches. This is valid, but can miss useful temporal information.</text:p>
      <text:h text:style-name="Heading_20_2" text:outline-level="2">7.2 Is 60 frames enough?</text:h>
      <text:p text:style-name="Text_20_body">For baseline: yes.<text:line-break/>For near-99 BG/CL: probably not enough by itself.</text:p>
      <text:p text:style-name="Text_20_body">Why:</text:p>
      <text:list text:style-name="L54">
        <text:list-item>
          <text:p text:style-name="P105">one crop can contain occluded/bad frames, </text:p>
        </text:list-item>
        <text:list-item>
          <text:p text:style-name="P105">gait cycle may not be fully represented, </text:p>
        </text:list-item>
        <text:list-item>
          <text:p text:style-name="P105">BG/CL errors may be clip-specific, </text:p>
        </text:list-item>
        <text:list-item>
          <text:p text:style-name="P104">multi-clip aggregation can reduce random failure. </text:p>
        </text:list-item>
      </text:list>
      <text:h text:style-name="Heading_20_2" text:outline-level="2">7.3 Sampling options</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Method</text:p>
            </table:table-cell>
            <table:table-cell table:style-name="Table28.A1" office:value-type="string">
              <text:p text:style-name="Table_20_Heading">Use</text:p>
            </table:table-cell>
            <table:table-cell table:style-name="Table28.A1" office:value-type="string">
              <text:p text:style-name="Table_20_Heading">Risk</text:p>
            </table:table-cell>
          </table:table-row>
        </table:table-header-rows>
        <table:table-row>
          <table:table-cell table:style-name="Table28.A1" office:value-type="string">
            <text:p text:style-name="Table_20_Contents">random continuous crop</text:p>
          </table:table-cell>
          <table:table-cell table:style-name="Table28.A1" office:value-type="string">
            <text:p text:style-name="Table_20_Contents">training augmentation</text:p>
          </table:table-cell>
          <table:table-cell table:style-name="Table28.A1" office:value-type="string">
            <text:p text:style-name="Table_20_Contents">standard</text:p>
          </table:table-cell>
        </table:table-row>
        <table:table-row>
          <table:table-cell table:style-name="Table28.A1" office:value-type="string">
            <text:p text:style-name="Table_20_Contents">center crop</text:p>
          </table:table-cell>
          <table:table-cell table:style-name="Table28.A1" office:value-type="string">
            <text:p text:style-name="Table_20_Contents">simple evaluation</text:p>
          </table:table-cell>
          <table:table-cell table:style-name="Table28.A1" office:value-type="string">
            <text:p text:style-name="Table_20_Contents">may pick bad segment</text:p>
          </table:table-cell>
        </table:table-row>
        <table:table-row>
          <table:table-cell table:style-name="Table28.A1" office:value-type="string">
            <text:p text:style-name="Table_20_Contents">multi-clip evaluation</text:p>
          </table:table-cell>
          <table:table-cell table:style-name="Table28.A1" office:value-type="string">
            <text:p text:style-name="Table_20_Contents">robust testing</text:p>
          </table:table-cell>
          <table:table-cell table:style-name="Table28.A1" office:value-type="string">
            <text:p text:style-name="Table_20_Contents">more compute</text:p>
          </table:table-cell>
        </table:table-row>
        <table:table-row>
          <table:table-cell table:style-name="Table28.A1" office:value-type="string">
            <text:p text:style-name="Table_20_Contents">full sequence evaluation</text:p>
          </table:table-cell>
          <table:table-cell table:style-name="Table28.A1" office:value-type="string">
            <text:p text:style-name="Table_20_Contents">best if model variable-T</text:p>
          </table:table-cell>
          <table:table-cell table:style-name="Table28.A1" office:value-type="string">
            <text:p text:style-name="Table_20_Contents">not always supported</text:p>
          </table:table-cell>
        </table:table-row>
        <table:table-row>
          <table:table-cell table:style-name="Table28.A1" office:value-type="string">
            <text:p text:style-name="Table_20_Contents">sliding windows</text:p>
          </table:table-cell>
          <table:table-cell table:style-name="Table28.A1" office:value-type="string">
            <text:p text:style-name="Table_20_Contents">stable</text:p>
          </table:table-cell>
          <table:table-cell table:style-name="Table28.A1" office:value-type="string">
            <text:p text:style-name="Table_20_Contents">more compute</text:p>
          </table:table-cell>
        </table:table-row>
        <table:table-row>
          <table:table-cell table:style-name="Table28.A1" office:value-type="string">
            <text:p text:style-name="Table_20_Contents">gait-cycle-aware sampling</text:p>
          </table:table-cell>
          <table:table-cell table:style-name="Table28.A1" office:value-type="string">
            <text:p text:style-name="Table_20_Contents">promising</text:p>
          </table:table-cell>
          <table:table-cell table:style-name="Table28.A1" office:value-type="string">
            <text:p text:style-name="Table_20_Contents">needs cycle detection</text:p>
          </table:table-cell>
        </table:table-row>
        <table:table-row>
          <table:table-cell table:style-name="Table28.A1" office:value-type="string">
            <text:p text:style-name="Table_20_Contents">temporal resampling</text:p>
          </table:table-cell>
          <table:table-cell table:style-name="Table28.A1" office:value-type="string">
            <text:p text:style-name="Table_20_Contents">standardize length</text:p>
          </table:table-cell>
          <table:table-cell table:style-name="Table28.A1" office:value-type="string">
            <text:p text:style-name="Table_20_Contents">can distort speed cue</text:p>
          </table:table-cell>
        </table:table-row>
        <table:table-row>
          <table:table-cell table:style-name="Table28.A1" office:value-type="string">
            <text:p text:style-name="Table_20_Contents">phase-normalized sampling</text:p>
          </table:table-cell>
          <table:table-cell table:style-name="Table28.A1" office:value-type="string">
            <text:p text:style-name="Table_20_Contents">research-grade</text:p>
          </table:table-cell>
          <table:table-cell table:style-name="Table28.A1" office:value-type="string">
            <text:p text:style-name="Table_20_Contents">implementation hard</text:p>
          </table:table-cell>
        </table:table-row>
      </table:table>
      <text:h text:style-name="Heading_20_2" text:outline-level="2">7.4 Training sampling</text:h>
      <text:p text:style-name="Text_20_body">Recommended:</text:p>
      <text:section text:style-name="Sect1" text:name="Section229">
        <text:p text:style-name="P3"><text:bookmark text:name="code-block-viewer Copy 228"/><text:span text:style-name="Source_20_Text">clip_len = 60</text:span></text:p>
        <text:p text:style-name="Preformatted_20_Text"><text:soft-page-break/><text:span text:style-name="Source_20_Text">random crop per epoch</text:span></text:p>
        <text:p text:style-name="Preformatted_20_Text"><text:span text:style-name="Source_20_Text">temporal jitter</text:span></text:p>
        <text:p text:style-name="Preformatted_20_Text"><text:span text:style-name="Source_20_Text">frame dropout probability 0.05–0.10</text:span></text:p>
        <text:p text:style-name="P1"><text:span text:style-name="Source_20_Text">speed augmentation: sample stride 1 or 2 occasionally</text:span></text:p>
      </text:section>
      <text:p text:style-name="Text_20_body">For each video:</text:p>
      <text:list text:style-name="L55">
        <text:list-item>
          <text:p text:style-name="P107">sample 1 crop per epoch for baseline, </text:p>
        </text:list-item>
        <text:list-item>
          <text:p text:style-name="P107">for hard mining, sample 2 crops from same video occasionally, </text:p>
        </text:list-item>
        <text:list-item>
          <text:p text:style-name="P106">ensure P/K sampler still identity-balanced. </text:p>
        </text:list-item>
      </text:list>
      <text:h text:style-name="Heading_20_2" text:outline-level="2">7.5 Testing sampling</text:h>
      <text:p text:style-name="Text_20_body">Recommended evaluation hierarchy:</text:p>
      <text:list text:style-name="L56">
        <text:list-item>
          <text:p text:style-name="P109">Single center clip — for reproduction. </text:p>
        </text:list-item>
        <text:list-item>
          <text:p text:style-name="P109">Multi-clip embedding average — practical stronger evaluation. </text:p>
        </text:list-item>
        <text:list-item>
          <text:p text:style-name="P109">Multi-clip score average — often safer for retrieval. </text:p>
        </text:list-item>
        <text:list-item>
          <text:p text:style-name="P108">Reliability-weighted clip score — experimental. </text:p>
        </text:list-item>
      </text:list>
      <text:p text:style-name="Text_20_body">For each sample:</text:p>
      <text:section text:style-name="Sect1" text:name="Section230">
        <text:p text:style-name="P3"><text:bookmark text:name="code-block-viewer Copy 229"/><text:span text:style-name="Source_20_Text">if T &lt;= 60: pad/repeat/interpolate to 60</text:span></text:p>
        <text:p text:style-name="P1"><text:span text:style-name="Source_20_Text">if T &gt; 60: use windows start=[0, middle, last] or sliding stride=30</text:span></text:p>
      </text:section>
      <text:h text:style-name="Heading_20_2" text:outline-level="2">7.6 Multimodal crop rule</text:h>
      <text:p text:style-name="Text_20_body">For paired skeleton+silhouette:</text:p>
      <text:section text:style-name="Sect1" text:name="Section231">
        <text:p text:style-name="P2"><text:bookmark text:name="code-block-viewer Copy 230"/><text:span text:style-name="Source_20_Text">same temporal window always</text:span></text:p>
      </text:section>
      <text:p text:style-name="Text_20_body">If using 4 clips:</text:p>
      <text:section text:style-name="Sect1" text:name="Section232">
        <text:p text:style-name="P3"><text:bookmark text:name="code-block-viewer Copy 231"/><text:span text:style-name="Source_20_Text">clip 1: frames 0–59 for both</text:span></text:p>
        <text:p text:style-name="Preformatted_20_Text"><text:span text:style-name="Source_20_Text">clip 2: frames 30–89 for both</text:span></text:p>
        <text:p text:style-name="P1"><text:span text:style-name="Source_20_Text">...</text:span></text:p>
      </text:section>
      <text:h text:style-name="Heading_20_2" text:outline-level="2">7.7 Recommended protocol by model</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Model</text:p>
            </table:table-cell>
            <table:table-cell table:style-name="Table29.A1" office:value-type="string">
              <text:p text:style-name="Table_20_Heading">Training</text:p>
            </table:table-cell>
            <table:table-cell table:style-name="Table29.A1" office:value-type="string">
              <text:p text:style-name="Table_20_Heading">Testing</text:p>
            </table:table-cell>
          </table:table-row>
        </table:table-header-rows>
        <table:table-row>
          <table:table-cell table:style-name="Table29.A1" office:value-type="string">
            <text:p text:style-name="Table_20_Contents">Skeleton expert</text:p>
          </table:table-cell>
          <table:table-cell table:style-name="Table29.A1" office:value-type="string">
            <text:p text:style-name="Table_20_Contents">random 60 crop</text:p>
          </table:table-cell>
          <table:table-cell table:style-name="Table29.A1" office:value-type="string">
            <text:p text:style-name="Table_20_Contents">multi-clip embedding/score average</text:p>
          </table:table-cell>
        </table:table-row>
        <table:table-row>
          <table:table-cell table:style-name="Table29.A1" office:value-type="string">
            <text:p text:style-name="Table_20_Contents">Silhouette expert</text:p>
          </table:table-cell>
          <table:table-cell table:style-name="Table29.A1" office:value-type="string">
            <text:p text:style-name="Table_20_Contents">random 60 crop</text:p>
          </table:table-cell>
          <table:table-cell table:style-name="Table29.A1" office:value-type="string">
            <text:p text:style-name="Table_20_Contents">multi-clip embedding/score average</text:p>
          </table:table-cell>
        </table:table-row>
        <table:table-row>
          <table:table-cell table:style-name="Table29.A1" office:value-type="string">
            <text:p text:style-name="Table_20_Contents">Reliability fusion</text:p>
          </table:table-cell>
          <table:table-cell table:style-name="Table29.A1" office:value-type="string">
            <text:p text:style-name="Table_20_Contents">use final score matrices + reliability stats</text:p>
          </table:table-cell>
          <table:table-cell table:style-name="Table29.A1" office:value-type="string">
            <text:p text:style-name="Table_20_Contents">no crop randomness</text:p>
          </table:table-cell>
        </table:table-row>
        <table:table-row>
          <table:table-cell table:style-name="Table29.A1" office:value-type="string">
            <text:p text:style-name="Table_20_Contents">Clip-level fusion</text:p>
          </table:table-cell>
          <table:table-cell table:style-name="Table29.A1" office:value-type="string">
            <text:p text:style-name="Table_20_Contents">N clips per sample</text:p>
          </table:table-cell>
          <table:table-cell table:style-name="Table29.A1" office:value-type="string">
            <text:p text:style-name="Table_20_Contents">N fixed/sliding clips</text:p>
          </table:table-cell>
        </table:table-row>
        <table:table-row>
          <table:table-cell table:style-name="Table29.A1" office:value-type="string">
            <text:p text:style-name="Table_20_Contents">Cross-modal token fusion</text:p>
          </table:table-cell>
          <table:table-cell table:style-name="Table29.A1" office:value-type="string">
            <text:p text:style-name="Table_20_Contents">same paired 60-frame crop</text:p>
          </table:table-cell>
          <table:table-cell table:style-name="Table29.A1" office:value-type="string">
            <text:p text:style-name="Table_20_Contents">same paired multi-clip windows</text:p>
          </table:table-cell>
        </table:table-row>
      </table:table>
      <text:p text:style-name="Text_20_body">Final recommendation:</text:p>
      <text:section text:style-name="Sect1" text:name="Section233">
        <text:p text:style-name="P3"><text:bookmark text:name="code-block-viewer Copy 232"/><text:span text:style-name="Source_20_Text">Keep 60-frame training.</text:span></text:p>
        <text:p text:style-name="Preformatted_20_Text"><text:span text:style-name="Source_20_Text">Add multi-clip evaluation before changing architecture.</text:span></text:p>
        <text:p text:style-name="P1"><text:soft-page-break/><text:span text:style-name="Source_20_Text">For all multimodal models, enforce paired temporal windows.</text:span></text:p>
      </text:section>
      <text:p text:style-name="Horizontal_20_Line"/>
      <text:h text:style-name="Heading_20_1" text:outline-level="1">SECTION 8 — IMPROVED FEATURE CONSTRUCTION</text:h>
      <text:h text:style-name="Heading_20_2" text:outline-level="2">8.1 Skeleton current 10-channel feature</text:h>
      <text:p text:style-name="Text_20_body">Current:</text:p>
      <text:section text:style-name="Sect1" text:name="Section234">
        <text:p text:style-name="P3"><text:bookmark text:name="code-block-viewer Copy 233"/><text:span text:style-name="Source_20_Text">joint x,y <text:s text:c="22"/>2</text:span></text:p>
        <text:p text:style-name="Preformatted_20_Text"><text:span text:style-name="Source_20_Text">joint-relative x,y <text:s text:c="13"/>2</text:span></text:p>
        <text:p text:style-name="Preformatted_20_Text"><text:span text:style-name="Source_20_Text">velocity-1 x,y <text:s text:c="17"/>2</text:span></text:p>
        <text:p text:style-name="Preformatted_20_Text"><text:span text:style-name="Source_20_Text">velocity-2 x,y <text:s text:c="17"/>2</text:span></text:p>
        <text:p text:style-name="Preformatted_20_Text"><text:span text:style-name="Source_20_Text">bone x,y <text:s text:c="23"/>2</text:span></text:p>
        <text:p text:style-name="Preformatted_20_Text"><text:span text:style-name="Source_20_Text">Total <text:s text:c="26"/>10</text:span></text:p>
        <text:p text:style-name="P1"><text:span text:style-name="Source_20_Text">Shape: B × 10 × 60 × 17</text:span></text:p>
      </text:section>
      <text:p text:style-name="Text_20_body">This is valid and GaitTR-compatible.</text:p>
      <text:h text:style-name="Heading_20_2" text:outline-level="2">8.2 Recommended skeleton_v2 feature</text:h>
      <text:p text:style-name="Text_20_body">Recommended full v2:</text:p>
      <text:section text:style-name="Sect1" text:name="Section235">
        <text:p text:style-name="P3"><text:bookmark text:name="code-block-viewer Copy 234"/><text:span text:style-name="Source_20_Text">1. joint normalized x,y <text:s text:c="16"/>2</text:span></text:p>
        <text:p text:style-name="Preformatted_20_Text"><text:span text:style-name="Source_20_Text">2. root/nose/hip-relative x,y <text:s text:c="11"/>2</text:span></text:p>
        <text:p text:style-name="Preformatted_20_Text"><text:span text:style-name="Source_20_Text">3. velocity-1 x,y <text:s text:c="23"/>2</text:span></text:p>
        <text:p text:style-name="Preformatted_20_Text"><text:span text:style-name="Source_20_Text">4. velocity-2 x,y <text:s text:c="23"/>2</text:span></text:p>
        <text:p text:style-name="Preformatted_20_Text"><text:span text:style-name="Source_20_Text">5. bone vector x,y <text:s text:c="22"/>2</text:span></text:p>
        <text:p text:style-name="Preformatted_20_Text"><text:span text:style-name="Source_20_Text">6. joint confidence <text:s text:c="21"/>1</text:span></text:p>
        <text:p text:style-name="Preformatted_20_Text"><text:span text:style-name="Source_20_Text">7. joint visibility mask <text:s text:c="16"/>1</text:span></text:p>
        <text:p text:style-name="Preformatted_20_Text"><text:span text:style-name="Source_20_Text">8. acceleration x,y <text:s text:c="21"/>2</text:span></text:p>
        <text:p text:style-name="Preformatted_20_Text"><text:span text:style-name="Source_20_Text">9. bone angle sin, cos <text:s text:c="18"/>2</text:span></text:p>
        <text:p text:style-name="Preformatted_20_Text"><text:span text:style-name="Source_20_Text">10. limb length ratio <text:s text:c="19"/>1</text:span></text:p>
        <text:p text:style-name="Preformatted_20_Text"><text:span text:style-name="Source_20_Text">Total <text:s text:c="34"/>17</text:span></text:p>
        <text:p text:style-name="P1"><text:span text:style-name="Source_20_Text">Shape: B × 17 × 60 × 17</text:span></text:p>
      </text:section>
      <text:p text:style-name="Text_20_body">Minimal CAMS-GTT-compatible v2:</text:p>
      <text:section text:style-name="Sect1" text:name="Section236">
        <text:p text:style-name="P3"><text:bookmark text:name="code-block-viewer Copy 235"/><text:span text:style-name="Source_20_Text">Drop visibility mask.</text:span></text:p>
        <text:p text:style-name="P1"><text:span text:style-name="Source_20_Text">Total = 16 channels.</text:span></text:p>
      </text:section>
      <text:h text:style-name="Heading_20_2" text:outline-level="2">8.3 Which skeleton features help BG/CL?</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Feature</text:p>
            </table:table-cell>
            <table:table-cell table:style-name="Table30.A1" office:value-type="string">
              <text:p text:style-name="Table_20_Heading">Helps</text:p>
            </table:table-cell>
            <table:table-cell table:style-name="Table30.A1" office:value-type="string">
              <text:p text:style-name="Table_20_Heading">Why</text:p>
            </table:table-cell>
          </table:table-row>
        </table:table-header-rows>
        <table:table-row>
          <table:table-cell table:style-name="Table30.A1" office:value-type="string">
            <text:p text:style-name="Table_20_Contents">confidence</text:p>
          </table:table-cell>
          <table:table-cell table:style-name="Table30.A1" office:value-type="string">
            <text:p text:style-name="Table_20_Contents">BG/CL</text:p>
          </table:table-cell>
          <table:table-cell table:style-name="Table30.A1" office:value-type="string">
            <text:p text:style-name="Table_20_Contents">model learns not to trust noisy joints</text:p>
          </table:table-cell>
        </table:table-row>
        <table:table-row>
          <table:table-cell table:style-name="Table30.A1" office:value-type="string">
            <text:p text:style-name="Table_20_Contents">visibility mask</text:p>
          </table:table-cell>
          <table:table-cell table:style-name="Table30.A1" office:value-type="string">
            <text:p text:style-name="Table_20_Contents">BG/CL</text:p>
          </table:table-cell>
          <table:table-cell table:style-name="Table30.A1" office:value-type="string">
            <text:p text:style-name="Table_20_Contents">occlusion explicitly represented</text:p>
          </table:table-cell>
        </table:table-row>
        <table:table-row>
          <table:table-cell table:style-name="Table30.A1" office:value-type="string">
            <text:p text:style-name="Table_20_Contents">acceleration</text:p>
          </table:table-cell>
          <table:table-cell table:style-name="Table30.A1" office:value-type="string">
            <text:p text:style-name="Table_20_Contents">BG</text:p>
          </table:table-cell>
          <table:table-cell table:style-name="Table30.A1" office:value-type="string">
            <text:p text:style-name="Table_20_Contents">detects jitter/noisy sudden movement</text:p>
          </table:table-cell>
        </table:table-row>
        <table:table-row>
          <table:table-cell table:style-name="Table30.A1" office:value-type="string">
            <text:p text:style-name="Table_20_Contents">bone angle</text:p>
          </table:table-cell>
          <table:table-cell table:style-name="Table30.A1" office:value-type="string">
            <text:p text:style-name="Table_20_Contents">CL</text:p>
          </table:table-cell>
          <table:table-cell table:style-name="Table30.A1" office:value-type="string">
            <text:p text:style-name="Table_20_Contents">body-part orientation less dependent on absolute position</text:p>
          </table:table-cell>
        </table:table-row>
        <table:table-row>
          <table:table-cell table:style-name="Table30.A1" office:value-type="string">
            <text:p text:style-name="Table_20_Contents">limb length ratio</text:p>
          </table:table-cell>
          <table:table-cell table:style-name="Table30.A1" office:value-type="string">
            <text:p text:style-name="Table_20_Contents">CL</text:p>
          </table:table-cell>
          <table:table-cell table:style-name="Table30.A1" office:value-type="string">
            <text:p text:style-name="Table_20_Contents">clothing/pose scale variation normalization</text:p>
          </table:table-cell>
        </table:table-row>
        <table:table-row>
          <table:table-cell table:style-name="Table30.A1" office:value-type="string">
            <text:p text:style-name="Table_20_Contents">lower-body features</text:p>
          </table:table-cell>
          <table:table-cell table:style-name="Table30.A1" office:value-type="string">
            <text:p text:style-name="Table_20_Contents">CL</text:p>
          </table:table-cell>
          <table:table-cell table:style-name="Table30.A1" office:value-type="string">
            <text:p text:style-name="Table_20_Contents">lower-body gait often more identity-informative</text:p>
          </table:table-cell>
        </table:table-row>
        <text:soft-page-break/>
        <table:table-row>
          <table:table-cell table:style-name="Table30.A1" office:value-type="string">
            <text:p text:style-name="Table_20_Contents">root velocity</text:p>
          </table:table-cell>
          <table:table-cell table:style-name="Table30.A1" office:value-type="string">
            <text:p text:style-name="Table_20_Contents">view/motion</text:p>
          </table:table-cell>
          <table:table-cell table:style-name="Table30.A1" office:value-type="string">
            <text:p text:style-name="Table_20_Contents">captures body movement rhythm</text:p>
          </table:table-cell>
        </table:table-row>
        <table:table-row>
          <table:table-cell table:style-name="Table30.A1" office:value-type="string">
            <text:p text:style-name="Table_20_Contents">left/right symmetry</text:p>
          </table:table-cell>
          <table:table-cell table:style-name="Table30.A1" office:value-type="string">
            <text:p text:style-name="Table_20_Contents">BG/CL</text:p>
          </table:table-cell>
          <table:table-cell table:style-name="Table30.A1" office:value-type="string">
            <text:p text:style-name="Table_20_Contents">gait asymmetry useful, but must be view-safe</text:p>
          </table:table-cell>
        </table:table-row>
      </table:table>
      <text:h text:style-name="Heading_20_2" text:outline-level="2">8.4 Silhouette current feature</text:h>
      <text:p text:style-name="Text_20_body">Current:</text:p>
      <text:section text:style-name="Sect1" text:name="Section237">
        <text:p text:style-name="P2"><text:bookmark text:name="code-block-viewer Copy 236"/><text:span text:style-name="Source_20_Text">mask: 60 × 64 × 44</text:span></text:p>
      </text:section>
      <text:h text:style-name="Heading_20_2" text:outline-level="2">8.5 Recommended silhouette input variants</text:h>
      <text:p text:style-name="Text_20_body">Variant A — basic:</text:p>
      <text:section text:style-name="Sect1" text:name="Section238">
        <text:p text:style-name="P3"><text:bookmark text:name="code-block-viewer Copy 237"/><text:span text:style-name="Source_20_Text">B × 1 × 60 × 64 × 44</text:span></text:p>
        <text:p text:style-name="P1"><text:span text:style-name="Source_20_Text">binary mask only</text:span></text:p>
      </text:section>
      <text:p text:style-name="Text_20_body">Variant B — motion:</text:p>
      <text:section text:style-name="Sect1" text:name="Section239">
        <text:p text:style-name="P3"><text:bookmark text:name="code-block-viewer Copy 238"/><text:span text:style-name="Source_20_Text">B × 2 × 60 × 64 × 44</text:span></text:p>
        <text:p text:style-name="Preformatted_20_Text"><text:span text:style-name="Source_20_Text">channel 1: binary/soft mask</text:span></text:p>
        <text:p text:style-name="P1"><text:span text:style-name="Source_20_Text">channel 2: temporal difference |mask[t]-mask[t-1]|</text:span></text:p>
      </text:section>
      <text:p text:style-name="Text_20_body">Variant C — boundary:</text:p>
      <text:section text:style-name="Sect1" text:name="Section240">
        <text:p text:style-name="P3"><text:bookmark text:name="code-block-viewer Copy 239"/><text:span text:style-name="Source_20_Text">B × 3 × 60 × 64 × 44</text:span></text:p>
        <text:p text:style-name="P1"><text:span text:style-name="Source_20_Text">mask + temporal difference + contour/boundary</text:span></text:p>
      </text:section>
      <text:p text:style-name="Text_20_body">Variant D — dual-stream:</text:p>
      <text:section text:style-name="Sect1" text:name="Section241">
        <text:p text:style-name="P3"><text:bookmark text:name="code-block-viewer Copy 240"/><text:span text:style-name="Source_20_Text">Appearance stream: B × 1 × 60 × 64 × 44</text:span></text:p>
        <text:p text:style-name="P1"><text:span text:style-name="Source_20_Text">Motion-boundary stream: B × 2 × 60 × 64 × 44</text:span></text:p>
      </text:section>
      <text:p text:style-name="Text_20_body">Recommendation:</text:p>
      <text:section text:style-name="Sect1" text:name="Section242">
        <text:p text:style-name="P3"><text:bookmark text:name="code-block-viewer Copy 241"/><text:span text:style-name="Source_20_Text">silhouette_v2: basic + motion/boundary ablation.</text:span></text:p>
        <text:p text:style-name="P1"><text:span text:style-name="Source_20_Text">silhouette_v3: dual-stream appearance-motion boundary.</text:span></text:p>
      </text:section>
      <text:h text:style-name="Heading_20_2" text:outline-level="2">8.6 Multimodal features</text:h>
      <text:p text:style-name="Text_20_body">Three levels:</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Table_20_Heading">Level</text:p>
            </table:table-cell>
            <table:table-cell table:style-name="Table31.A1" office:value-type="string">
              <text:p text:style-name="Table_20_Heading">Input</text:p>
            </table:table-cell>
            <table:table-cell table:style-name="Table31.A1" office:value-type="string">
              <text:p text:style-name="Table_20_Heading">Risk</text:p>
            </table:table-cell>
            <table:table-cell table:style-name="Table31.A1" office:value-type="string">
              <text:p text:style-name="Table_20_Heading">Recommendation</text:p>
            </table:table-cell>
          </table:table-row>
        </table:table-header-rows>
        <table:table-row>
          <table:table-cell table:style-name="Table31.A1" office:value-type="string">
            <text:p text:style-name="Table_20_Contents">score-level</text:p>
          </table:table-cell>
          <table:table-cell table:style-name="Table31.A1" office:value-type="string">
            <text:p text:style-name="Table_20_Contents">score matrices</text:p>
          </table:table-cell>
          <table:table-cell table:style-name="Table31.A1" office:value-type="string">
            <text:p text:style-name="Table_20_Contents">low</text:p>
          </table:table-cell>
          <table:table-cell table:style-name="Table31.A1" office:value-type="string">
            <text:p text:style-name="Table_20_Contents">locked baseline + reliability</text:p>
          </table:table-cell>
        </table:table-row>
        <table:table-row>
          <table:table-cell table:style-name="Table31.A1" office:value-type="string">
            <text:p text:style-name="Table_20_Contents">embedding-level</text:p>
          </table:table-cell>
          <table:table-cell table:style-name="Table31.A1" office:value-type="string">
            <text:p text:style-name="Table_20_Contents">final embeddings</text:p>
          </table:table-cell>
          <table:table-cell table:style-name="Table31.A1" office:value-type="string">
            <text:p text:style-name="Table_20_Contents">medium-high</text:p>
          </table:table-cell>
          <table:table-cell table:style-name="Table31.A1" office:value-type="string">
            <text:p text:style-name="Table_20_Contents">previous trainable gates failed</text:p>
          </table:table-cell>
        </table:table-row>
        <table:table-row>
          <table:table-cell table:style-name="Table31.A1" office:value-type="string">
            <text:p text:style-name="Table_20_Contents">token-level</text:p>
          </table:table-cell>
          <table:table-cell table:style-name="Table31.A1" office:value-type="string">
            <text:p text:style-name="Table_20_Contents">skeleton joints/parts + silhouette HPP parts</text:p>
          </table:table-cell>
          <table:table-cell table:style-name="Table31.A1" office:value-type="string">
            <text:p text:style-name="Table_20_Contents">high but novel</text:p>
          </table:table-cell>
          <table:table-cell table:style-name="Table31.A1" office:value-type="string">
            <text:p text:style-name="Table_20_Contents">long-term architecture</text:p>
          </table:table-cell>
        </table:table-row>
      </table:table>
      <text:p text:style-name="Text_20_body">Recommended token design:</text:p>
      <text:section text:style-name="Sect1" text:name="Section243">
        <text:p text:style-name="P3"><text:bookmark text:name="code-block-viewer Copy 242"/><text:span text:style-name="Source_20_Text">Skeleton tokens:</text:span></text:p>
        <text:p text:style-name="Preformatted_20_Text"><text:span text:style-name="Source_20_Text">6 temporal segments × 6 body parts = 36 tokens</text:span></text:p>
        <text:p text:style-name="Preformatted_20_Text"><text:span text:style-name="Source_20_Text">Silhouette tokens:</text:span></text:p>
        <text:p text:style-name="Preformatted_20_Text"><text:span text:style-name="Source_20_Text">6 temporal segments × 15 HPP parts = 90 tokens</text:span></text:p>
        <text:p text:style-name="Preformatted_20_Text"><text:span text:style-name="Source_20_Text">Reliability tokens:</text:span></text:p>
        <text:p text:style-name="P1"><text:span text:style-name="Source_20_Text">pose quality, mask quality, clip quality as auxiliary scalar features</text:span></text:p>
      </text:section>
      <text:p text:style-name="Horizontal_20_Line"><text:soft-page-break/></text:p>
      <text:h text:style-name="Heading_20_1" text:outline-level="1">SECTION 9 — DATASET STRUCTURE FROM SCRATCH</text:h>
      <text:p text:style-name="Text_20_body">Recommended full project structure:</text:p>
      <text:section text:style-name="Sect1" text:name="Section244">
        <text:p text:style-name="P3"><text:bookmark text:name="code-block-viewer Copy 243"/><text:span text:style-name="Source_20_Text">GaitRecognition 2.0/</text:span></text:p>
        <text:p text:style-name="Preformatted_20_Text"><text:span text:style-name="Source_20_Text"><text:s text:c="2"/>data/</text:span></text:p>
        <text:p text:style-name="Preformatted_20_Text"><text:span text:style-name="Source_20_Text"><text:s text:c="4"/>raw_videos/</text:span></text:p>
        <text:p text:style-name="Preformatted_20_Text"><text:span text:style-name="Source_20_Text"><text:s text:c="4"/>poses/</text:span></text:p>
        <text:p text:style-name="Preformatted_20_Text"><text:span text:style-name="Source_20_Text"><text:s text:c="6"/>yolo_pose_v1/</text:span></text:p>
        <text:p text:style-name="Preformatted_20_Text"><text:span text:style-name="Source_20_Text"><text:s text:c="6"/>rtmpose_v2/</text:span></text:p>
        <text:p text:style-name="Preformatted_20_Text"><text:span text:style-name="Source_20_Text"><text:s text:c="6"/>vitpose_optional/</text:span></text:p>
        <text:p text:style-name="Preformatted_20_Text"><text:span text:style-name="Source_20_Text"><text:s text:c="4"/>silhouettes/</text:span></text:p>
        <text:p text:style-name="Preformatted_20_Text"><text:span text:style-name="Source_20_Text"><text:s text:c="6"/>yolo_seg_v1/</text:span></text:p>
        <text:p text:style-name="Preformatted_20_Text"><text:span text:style-name="Source_20_Text"><text:s text:c="6"/>yolo_seg_v2/</text:span></text:p>
        <text:p text:style-name="Preformatted_20_Text"><text:span text:style-name="Source_20_Text"><text:s text:c="6"/>official_64x44/</text:span></text:p>
        <text:p text:style-name="Preformatted_20_Text"><text:span text:style-name="Source_20_Text"><text:s text:c="6"/>sam2_optional/</text:span></text:p>
        <text:p text:style-name="Preformatted_20_Text"><text:span text:style-name="Source_20_Text"><text:s text:c="4"/>aligned_multimodal/</text:span></text:p>
        <text:p text:style-name="Preformatted_20_Text"><text:span text:style-name="Source_20_Text"><text:s text:c="6"/>yolo_pose_v1__yolo_seg_v1/</text:span></text:p>
        <text:p text:style-name="Preformatted_20_Text"><text:span text:style-name="Source_20_Text"><text:s text:c="6"/>rtmpose_v2__yolo_seg_v2/</text:span></text:p>
        <text:p text:style-name="Preformatted_20_Text"><text:span text:style-name="Source_20_Text"><text:s text:c="4"/>splits/</text:span></text:p>
        <text:p text:style-name="Preformatted_20_Text"><text:span text:style-name="Source_20_Text"><text:s text:c="6"/>train_LT.csv</text:span></text:p>
        <text:p text:style-name="Preformatted_20_Text"><text:span text:style-name="Source_20_Text"><text:s text:c="6"/>test_LT.csv</text:span></text:p>
        <text:p text:style-name="Preformatted_20_Text"><text:span text:style-name="Source_20_Text"><text:s text:c="6"/>gallery_LT.csv</text:span></text:p>
        <text:p text:style-name="Preformatted_20_Text"><text:span text:style-name="Source_20_Text"><text:s text:c="6"/>probe_LT_nm.csv</text:span></text:p>
        <text:p text:style-name="Preformatted_20_Text"><text:span text:style-name="Source_20_Text"><text:s text:c="6"/>probe_LT_bg.csv</text:span></text:p>
        <text:p text:style-name="Preformatted_20_Text"><text:span text:style-name="Source_20_Text"><text:s text:c="6"/>probe_LT_cl.csv</text:span></text:p>
        <text:p text:style-name="Preformatted_20_Text"><text:span text:style-name="Source_20_Text"><text:s text:c="4"/>fusion_splits/</text:span></text:p>
        <text:p text:style-name="Preformatted_20_Text"><text:span text:style-name="Source_20_Text"><text:s text:c="6"/>train_LT_fusion.csv</text:span></text:p>
        <text:p text:style-name="Preformatted_20_Text"><text:span text:style-name="Source_20_Text"><text:s text:c="6"/>gallery_LT_fusion.csv</text:span></text:p>
        <text:p text:style-name="Preformatted_20_Text"><text:span text:style-name="Source_20_Text"><text:s text:c="6"/>probe_LT_nm_fusion.csv</text:span></text:p>
        <text:p text:style-name="Preformatted_20_Text"><text:span text:style-name="Source_20_Text"><text:s text:c="6"/>probe_LT_bg_fusion.csv</text:span></text:p>
        <text:p text:style-name="Preformatted_20_Text"><text:span text:style-name="Source_20_Text"><text:s text:c="6"/>probe_LT_cl_fusion.csv</text:span></text:p>
        <text:p text:style-name="Preformatted_20_Text"><text:span text:style-name="Source_20_Text"><text:s text:c="4"/>reports/</text:span></text:p>
        <text:p text:style-name="Preformatted_20_Text"><text:span text:style-name="Source_20_Text"><text:s text:c="6"/>skeleton_qc/</text:span></text:p>
        <text:p text:style-name="Preformatted_20_Text"><text:span text:style-name="Source_20_Text"><text:s text:c="6"/>silhouette_qc/</text:span></text:p>
        <text:p text:style-name="Preformatted_20_Text"><text:span text:style-name="Source_20_Text"><text:s text:c="6"/>alignment_qc/</text:span></text:p>
        <text:p text:style-name="Preformatted_20_Text"><text:span text:style-name="Source_20_Text"><text:s text:c="6"/>split_qc/</text:span></text:p>
        <text:p text:style-name="Preformatted_20_Text"><text:span text:style-name="Source_20_Text"><text:s text:c="4"/>quality_checks/</text:span></text:p>
        <text:p text:style-name="Preformatted_20_Text"><text:span text:style-name="Source_20_Text"><text:s text:c="6"/>bad_pose_samples.csv</text:span></text:p>
        <text:p text:style-name="Preformatted_20_Text"><text:span text:style-name="Source_20_Text"><text:s text:c="6"/>bad_mask_samples.csv</text:span></text:p>
        <text:p text:style-name="Preformatted_20_Text"><text:span text:style-name="Source_20_Text"><text:s text:c="6"/>bad_alignment_samples.csv</text:span></text:p>
        <text:p text:style-name="Preformatted_20_Text"><text:span text:style-name="Source_20_Text"><text:s text:c="2"/>result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fusion_v1/</text:span></text:p>
        <text:p text:style-name="Preformatted_20_Text"><text:span text:style-name="Source_20_Text"><text:s text:c="4"/>final_analysis_14/</text:span></text:p>
        <text:p text:style-name="Preformatted_20_Text"><text:span text:style-name="Source_20_Text"><text:s text:c="4"/>failure_analysis_15/</text:span></text:p>
        <text:p text:style-name="Preformatted_20_Text"><text:span text:style-name="Source_20_Text"><text:s text:c="4"/>reliability_fusion_16/</text:span></text:p>
        <text:p text:style-name="Preformatted_20_Text"><text:span text:style-name="Source_20_Text"><text:s text:c="4"/>clip_fusion_17/</text:span></text:p>
        <text:p text:style-name="Preformatted_20_Text"><text:span text:style-name="Source_20_Text"><text:s text:c="4"/>skeleton_v2_18/</text:span></text:p>
        <text:p text:style-name="Preformatted_20_Text"><text:span text:style-name="Source_20_Text"><text:s text:c="4"/>silhouette_v2_19/</text:span></text:p>
        <text:p text:style-name="Preformatted_20_Text"><text:span text:style-name="Source_20_Text"><text:s text:c="4"/>cross_modal_fusion_20/</text:span></text:p>
        <text:p text:style-name="Preformatted_20_Text"><text:span text:style-name="Source_20_Text"><text:s text:c="4"/>final_paper_analysis_21/</text:span></text:p>
        <text:p text:style-name="Preformatted_20_Text"><text:span text:style-name="Source_20_Text"><text:s text:c="2"/>checkpoint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skeleton_v2_18/</text:span></text:p>
        <text:p text:style-name="Preformatted_20_Text"><text:soft-page-break/><text:span text:style-name="Source_20_Text"><text:s text:c="4"/>silhouette_v2_19/</text:span></text:p>
        <text:p text:style-name="Preformatted_20_Text"><text:span text:style-name="Source_20_Text"><text:s text:c="4"/>cross_modal_fusion_20/</text:span></text:p>
        <text:p text:style-name="Preformatted_20_Text"><text:span text:style-name="Source_20_Text"><text:s text:c="2"/>logs/</text:span></text:p>
        <text:p text:style-name="Preformatted_20_Text"><text:span text:style-name="Source_20_Text"><text:s text:c="4"/>skeleton_v1/</text:span></text:p>
        <text:p text:style-name="Preformatted_20_Text"><text:span text:style-name="Source_20_Text"><text:s text:c="4"/>silhouette_v1/</text:span></text:p>
        <text:p text:style-name="Preformatted_20_Text"><text:span text:style-name="Source_20_Text"><text:s text:c="4"/>fusion/</text:span></text:p>
        <text:p text:style-name="Preformatted_20_Text"><text:span text:style-name="Source_20_Text"><text:s text:c="4"/>experiments/</text:span></text:p>
        <text:p text:style-name="Preformatted_20_Text"><text:span text:style-name="Source_20_Text"><text:s text:c="2"/>visuals/</text:span></text:p>
        <text:p text:style-name="Preformatted_20_Text"><text:span text:style-name="Source_20_Text"><text:s text:c="4"/>skeleton_qc/</text:span></text:p>
        <text:p text:style-name="Preformatted_20_Text"><text:span text:style-name="Source_20_Text"><text:s text:c="4"/>silhouette_qc/</text:span></text:p>
        <text:p text:style-name="Preformatted_20_Text"><text:span text:style-name="Source_20_Text"><text:s text:c="4"/>alignment_qc/</text:span></text:p>
        <text:p text:style-name="Preformatted_20_Text"><text:span text:style-name="Source_20_Text"><text:s text:c="4"/>failure_cases/</text:span></text:p>
        <text:p text:style-name="Preformatted_20_Text"><text:span text:style-name="Source_20_Text"><text:s text:c="4"/>paper_figures/</text:span></text:p>
        <text:p text:style-name="Preformatted_20_Text"><text:span text:style-name="Source_20_Text"><text:s text:c="2"/>notebooks/</text:span></text:p>
        <text:p text:style-name="Preformatted_20_Text"><text:span text:style-name="Source_20_Text"><text:s text:c="4"/>01_extract_skeletons.ipynb</text:span></text:p>
        <text:p text:style-name="Preformatted_20_Text"><text:span text:style-name="Source_20_Text"><text:s text:c="4"/>02_validate_skeletons.ipynb</text:span></text:p>
        <text:p text:style-name="Preformatted_20_Text"><text:span text:style-name="Source_20_Text"><text:s text:c="4"/>...</text:span></text:p>
        <text:p text:style-name="P1"><text:span text:style-name="Source_20_Text"><text:s text:c="4"/>21_final_paper_tables_figures_claims.ipynb</text:span></text:p>
      </text:section>
      <text:p text:style-name="Text_20_body">Folder meanings:</text:p>
      <table:table table:name="Table32" table:style-name="Table32">
        <table:table-column table:style-name="Table32.A"/>
        <table:table-column table:style-name="Table32.B"/>
        <table:table-header-rows>
          <table:table-row>
            <table:table-cell table:style-name="Table32.A1" office:value-type="string">
              <text:p text:style-name="Table_20_Heading">Folder</text:p>
            </table:table-cell>
            <table:table-cell table:style-name="Table32.A1" office:value-type="string">
              <text:p text:style-name="Table_20_Heading">Contents</text:p>
            </table:table-cell>
          </table:table-row>
        </table:table-header-rows>
        <table:table-row>
          <table:table-cell table:style-name="Table32.A1" office:value-type="string">
            <text:p text:style-name="Table_20_Contents"><text:span text:style-name="Source_20_Text">raw_videos/</text:span></text:p>
          </table:table-cell>
          <table:table-cell table:style-name="Table32.A1" office:value-type="string">
            <text:p text:style-name="Table_20_Contents">original CASIA-B videos, not modified</text:p>
          </table:table-cell>
        </table:table-row>
        <table:table-row>
          <table:table-cell table:style-name="Table32.A1" office:value-type="string">
            <text:p text:style-name="Table_20_Contents"><text:span text:style-name="Source_20_Text">poses/</text:span></text:p>
          </table:table-cell>
          <table:table-cell table:style-name="Table32.A1" office:value-type="string">
            <text:p text:style-name="Table_20_Contents">pose <text:span text:style-name="Source_20_Text">.npz</text:span> per sample</text:p>
          </table:table-cell>
        </table:table-row>
        <table:table-row>
          <table:table-cell table:style-name="Table32.A1" office:value-type="string">
            <text:p text:style-name="Table_20_Contents"><text:span text:style-name="Source_20_Text">silhouettes/</text:span></text:p>
          </table:table-cell>
          <table:table-cell table:style-name="Table32.A1" office:value-type="string">
            <text:p text:style-name="Table_20_Contents">mask <text:span text:style-name="Source_20_Text">.npz</text:span> per sample</text:p>
          </table:table-cell>
        </table:table-row>
        <table:table-row>
          <table:table-cell table:style-name="Table32.A1" office:value-type="string">
            <text:p text:style-name="Table_20_Contents"><text:span text:style-name="Source_20_Text">aligned_multimodal/</text:span></text:p>
          </table:table-cell>
          <table:table-cell table:style-name="Table32.A1" office:value-type="string">
            <text:p text:style-name="Table_20_Contents">frame-mapped paired data</text:p>
          </table:table-cell>
        </table:table-row>
        <table:table-row>
          <table:table-cell table:style-name="Table32.A1" office:value-type="string">
            <text:p text:style-name="Table_20_Contents"><text:span text:style-name="Source_20_Text">splits/</text:span></text:p>
          </table:table-cell>
          <table:table-cell table:style-name="Table32.A1" office:value-type="string">
            <text:p text:style-name="Table_20_Contents">single-modality split CSVs</text:p>
          </table:table-cell>
        </table:table-row>
        <table:table-row>
          <table:table-cell table:style-name="Table32.A1" office:value-type="string">
            <text:p text:style-name="Table_20_Contents"><text:span text:style-name="Source_20_Text">fusion_splits/</text:span></text:p>
          </table:table-cell>
          <table:table-cell table:style-name="Table32.A1" office:value-type="string">
            <text:p text:style-name="Table_20_Contents">rows with both pose and silhouette paths</text:p>
          </table:table-cell>
        </table:table-row>
        <table:table-row>
          <table:table-cell table:style-name="Table32.A1" office:value-type="string">
            <text:p text:style-name="Table_20_Contents"><text:span text:style-name="Source_20_Text">reports/</text:span></text:p>
          </table:table-cell>
          <table:table-cell table:style-name="Table32.A1" office:value-type="string">
            <text:p text:style-name="Table_20_Contents">extraction/QC/alignment reports</text:p>
          </table:table-cell>
        </table:table-row>
        <table:table-row>
          <table:table-cell table:style-name="Table32.A1" office:value-type="string">
            <text:p text:style-name="Table_20_Contents"><text:span text:style-name="Source_20_Text">quality_checks/</text:span></text:p>
          </table:table-cell>
          <table:table-cell table:style-name="Table32.A1" office:value-type="string">
            <text:p text:style-name="Table_20_Contents">bad sample lists</text:p>
          </table:table-cell>
        </table:table-row>
        <table:table-row>
          <table:table-cell table:style-name="Table32.A1" office:value-type="string">
            <text:p text:style-name="Table_20_Contents"><text:span text:style-name="Source_20_Text">results/</text:span></text:p>
          </table:table-cell>
          <table:table-cell table:style-name="Table32.A1" office:value-type="string">
            <text:p text:style-name="Table_20_Contents">experiment outputs</text:p>
          </table:table-cell>
        </table:table-row>
        <table:table-row>
          <table:table-cell table:style-name="Table32.A1" office:value-type="string">
            <text:p text:style-name="Table_20_Contents"><text:span text:style-name="Source_20_Text">checkpoints/</text:span></text:p>
          </table:table-cell>
          <table:table-cell table:style-name="Table32.A1" office:value-type="string">
            <text:p text:style-name="Table_20_Contents">model weights</text:p>
          </table:table-cell>
        </table:table-row>
        <table:table-row>
          <table:table-cell table:style-name="Table32.A1" office:value-type="string">
            <text:p text:style-name="Table_20_Contents"><text:span text:style-name="Source_20_Text">logs/</text:span></text:p>
          </table:table-cell>
          <table:table-cell table:style-name="Table32.A1" office:value-type="string">
            <text:p text:style-name="Table_20_Contents">train/eval logs</text:p>
          </table:table-cell>
        </table:table-row>
        <table:table-row>
          <table:table-cell table:style-name="Table32.A1" office:value-type="string">
            <text:p text:style-name="Table_20_Contents"><text:span text:style-name="Source_20_Text">visuals/</text:span></text:p>
          </table:table-cell>
          <table:table-cell table:style-name="Table32.A1" office:value-type="string">
            <text:p text:style-name="Table_20_Contents">contact sheets, overlays, plots</text:p>
          </table:table-cell>
        </table:table-row>
        <table:table-row>
          <table:table-cell table:style-name="Table32.A1" office:value-type="string">
            <text:p text:style-name="Table_20_Contents"><text:span text:style-name="Source_20_Text">notebooks/</text:span></text:p>
          </table:table-cell>
          <table:table-cell table:style-name="Table32.A1" office:value-type="string">
            <text:p text:style-name="Table_20_Contents">all runnable notebooks</text:p>
          </table:table-cell>
        </table:table-row>
      </table:table>
      <text:p text:style-name="Horizontal_20_Line"/>
      <text:h text:style-name="Heading_20_1" text:outline-level="1">SECTION 10 — VALIDATION AND QUALITY CONTROL</text:h>
      <text:h text:style-name="Heading_20_2" text:outline-level="2">10.1 Skeleton QC metrics</text:h>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Metric</text:p>
            </table:table-cell>
            <table:table-cell table:style-name="Table33.A1" office:value-type="string">
              <text:p text:style-name="Table_20_Heading">Definition</text:p>
            </table:table-cell>
            <table:table-cell table:style-name="Table33.A1" office:value-type="string">
              <text:p text:style-name="Table_20_Heading">Why matters</text:p>
            </table:table-cell>
            <table:table-cell table:style-name="Table33.A1" office:value-type="string">
              <text:p text:style-name="Table_20_Heading">Threshold suggestion</text:p>
            </table:table-cell>
            <table:table-cell table:style-name="Table33.A1" office:value-type="string">
              <text:p text:style-name="Table_20_Heading">If fails</text:p>
            </table:table-cell>
          </table:table-row>
        </table:table-header-rows>
        <table:table-row>
          <table:table-cell table:style-name="Table33.A1" office:value-type="string">
            <text:p text:style-name="Table_20_Contents">mean keypoint confidence</text:p>
          </table:table-cell>
          <table:table-cell table:style-name="Table33.A1" office:value-type="string">
            <text:p text:style-name="Table_20_Contents">mean of <text:span text:style-name="Source_20_Text">scores</text:span></text:p>
          </table:table-cell>
          <table:table-cell table:style-name="Table33.A1" office:value-type="string">
            <text:p text:style-name="Table_20_Contents">low confidence means pose unreliable</text:p>
          </table:table-cell>
          <table:table-cell table:style-name="Table33.A1" office:value-type="string">
            <text:p text:style-name="Table_20_Contents">warn &lt;0.45, fail &lt;0.25</text:p>
          </table:table-cell>
          <table:table-cell table:style-name="Table33.A1" office:value-type="string">
            <text:p text:style-name="Table_20_Contents">inspect/re-extract</text:p>
          </table:table-cell>
        </table:table-row>
        <table:table-row>
          <table:table-cell table:style-name="Table33.A1" office:value-type="string">
            <text:p text:style-name="Table_20_Contents">valid joint ratio</text:p>
          </table:table-cell>
          <table:table-cell table:style-name="Table33.A1" office:value-type="string">
            <text:p text:style-name="Table_20_Contents">confident joints / all joints</text:p>
          </table:table-cell>
          <table:table-cell table:style-name="Table33.A1" office:value-type="string">
            <text:p text:style-name="Table_20_Contents">missing joints hurt features</text:p>
          </table:table-cell>
          <table:table-cell table:style-name="Table33.A1" office:value-type="string">
            <text:p text:style-name="Table_20_Contents">warn &lt;0.75, fail &lt;0.50</text:p>
          </table:table-cell>
          <table:table-cell table:style-name="Table33.A1" office:value-type="string">
            <text:p text:style-name="Table_20_Contents">interpolate/review</text:p>
          </table:table-cell>
        </table:table-row>
        <table:table-row>
          <table:table-cell table:style-name="Table33.A1" office:value-type="string">
            <text:p text:style-name="Table_20_Contents">missing frame <text:soft-page-break/>ratio</text:p>
          </table:table-cell>
          <table:table-cell table:style-name="Table33.A1" office:value-type="string">
            <text:p text:style-name="Table_20_Contents">invalid frames / total</text:p>
          </table:table-cell>
          <table:table-cell table:style-name="Table33.A1" office:value-type="string">
            <text:p text:style-name="Table_20_Contents">long gaps break <text:soft-page-break/>sequence</text:p>
          </table:table-cell>
          <table:table-cell table:style-name="Table33.A1" office:value-type="string">
            <text:p text:style-name="Table_20_Contents">warn &gt;0.15, <text:soft-page-break/>fail &gt;0.30</text:p>
          </table:table-cell>
          <table:table-cell table:style-name="Table33.A1" office:value-type="string">
            <text:p text:style-name="Table_20_Contents">repair/exclude <text:soft-page-break/>cross-modal</text:p>
          </table:table-cell>
        </table:table-row>
        <table:table-row>
          <table:table-cell table:style-name="Table33.A1" office:value-type="string">
            <text:p text:style-name="Table_20_Contents">jitter score</text:p>
          </table:table-cell>
          <table:table-cell table:style-name="Table33.A1" office:value-type="string">
            <text:p text:style-name="Table_20_Contents">frame-to-frame hip/ankle noise</text:p>
          </table:table-cell>
          <table:table-cell table:style-name="Table33.A1" office:value-type="string">
            <text:p text:style-name="Table_20_Contents">velocity noise</text:p>
          </table:table-cell>
          <table:table-cell table:style-name="Table33.A1" office:value-type="string">
            <text:p text:style-name="Table_20_Contents">high percentile outlier</text:p>
          </table:table-cell>
          <table:table-cell table:style-name="Table33.A1" office:value-type="string">
            <text:p text:style-name="Table_20_Contents">smooth/re-extract</text:p>
          </table:table-cell>
        </table:table-row>
        <table:table-row>
          <table:table-cell table:style-name="Table33.A1" office:value-type="string">
            <text:p text:style-name="Table_20_Contents">bone length stability</text:p>
          </table:table-cell>
          <table:table-cell table:style-name="Table33.A1" office:value-type="string">
            <text:p text:style-name="Table_20_Contents">CV of limb lengths</text:p>
          </table:table-cell>
          <table:table-cell table:style-name="Table33.A1" office:value-type="string">
            <text:p text:style-name="Table_20_Contents">pose consistency</text:p>
          </table:table-cell>
          <table:table-cell table:style-name="Table33.A1" office:value-type="string">
            <text:p text:style-name="Table_20_Contents">warn CV &gt;0.20</text:p>
          </table:table-cell>
          <table:table-cell table:style-name="Table33.A1" office:value-type="string">
            <text:p text:style-name="Table_20_Contents">inspect</text:p>
          </table:table-cell>
        </table:table-row>
        <table:table-row>
          <table:table-cell table:style-name="Table33.A1" office:value-type="string">
            <text:p text:style-name="Table_20_Contents">left/right consistency</text:p>
          </table:table-cell>
          <table:table-cell table:style-name="Table33.A1" office:value-type="string">
            <text:p text:style-name="Table_20_Contents">symmetric limb length difference</text:p>
          </table:table-cell>
          <table:table-cell table:style-name="Table33.A1" office:value-type="string">
            <text:p text:style-name="Table_20_Contents">keypoint swaps</text:p>
          </table:table-cell>
          <table:table-cell table:style-name="Table33.A1" office:value-type="string">
            <text:p text:style-name="Table_20_Contents">high asymmetry</text:p>
          </table:table-cell>
          <table:table-cell table:style-name="Table33.A1" office:value-type="string">
            <text:p text:style-name="Table_20_Contents">inspect swap errors</text:p>
          </table:table-cell>
        </table:table-row>
        <table:table-row>
          <table:table-cell table:style-name="Table33.A1" office:value-type="string">
            <text:p text:style-name="Table_20_Contents">pose bbox stability</text:p>
          </table:table-cell>
          <table:table-cell table:style-name="Table33.A1" office:value-type="string">
            <text:p text:style-name="Table_20_Contents">bbox center/size variance</text:p>
          </table:table-cell>
          <table:table-cell table:style-name="Table33.A1" office:value-type="string">
            <text:p text:style-name="Table_20_Contents">detector/tracker switch</text:p>
          </table:table-cell>
          <table:table-cell table:style-name="Table33.A1" office:value-type="string">
            <text:p text:style-name="Table_20_Contents">sudden jumps</text:p>
          </table:table-cell>
          <table:table-cell table:style-name="Table33.A1" office:value-type="string">
            <text:p text:style-name="Table_20_Contents">tracking correction</text:p>
          </table:table-cell>
        </table:table-row>
      </table:table>
      <text:h text:style-name="Heading_20_2" text:outline-level="2">10.2 Silhouette QC metrics</text:h>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Metric</text:p>
            </table:table-cell>
            <table:table-cell table:style-name="Table34.A1" office:value-type="string">
              <text:p text:style-name="Table_20_Heading">Definition</text:p>
            </table:table-cell>
            <table:table-cell table:style-name="Table34.A1" office:value-type="string">
              <text:p text:style-name="Table_20_Heading">Why matters</text:p>
            </table:table-cell>
            <table:table-cell table:style-name="Table34.A1" office:value-type="string">
              <text:p text:style-name="Table_20_Heading">Threshold suggestion</text:p>
            </table:table-cell>
            <table:table-cell table:style-name="Table34.A1" office:value-type="string">
              <text:p text:style-name="Table_20_Heading">If fails</text:p>
            </table:table-cell>
          </table:table-row>
        </table:table-header-rows>
        <table:table-row>
          <table:table-cell table:style-name="Table34.A1" office:value-type="string">
            <text:p text:style-name="Table_20_Contents">mask area stability</text:p>
          </table:table-cell>
          <table:table-cell table:style-name="Table34.A1" office:value-type="string">
            <text:p text:style-name="Table_20_Contents">std/mean area</text:p>
          </table:table-cell>
          <table:table-cell table:style-name="Table34.A1" office:value-type="string">
            <text:p text:style-name="Table_20_Contents">flicker/bad segmentation</text:p>
          </table:table-cell>
          <table:table-cell table:style-name="Table34.A1" office:value-type="string">
            <text:p text:style-name="Table_20_Contents">warn CV &gt;0.25</text:p>
          </table:table-cell>
          <table:table-cell table:style-name="Table34.A1" office:value-type="string">
            <text:p text:style-name="Table_20_Contents">clean/re-extract</text:p>
          </table:table-cell>
        </table:table-row>
        <table:table-row>
          <table:table-cell table:style-name="Table34.A1" office:value-type="string">
            <text:p text:style-name="Table_20_Contents">centroid stability</text:p>
          </table:table-cell>
          <table:table-cell table:style-name="Table34.A1" office:value-type="string">
            <text:p text:style-name="Table_20_Contents">centroid speed/jumps</text:p>
          </table:table-cell>
          <table:table-cell table:style-name="Table34.A1" office:value-type="string">
            <text:p text:style-name="Table_20_Contents">crop alignment</text:p>
          </table:table-cell>
          <table:table-cell table:style-name="Table34.A1" office:value-type="string">
            <text:p text:style-name="Table_20_Contents">sudden jump &gt;15% width</text:p>
          </table:table-cell>
          <table:table-cell table:style-name="Table34.A1" office:value-type="string">
            <text:p text:style-name="Table_20_Contents">smooth bbox/centroid</text:p>
          </table:table-cell>
        </table:table-row>
        <table:table-row>
          <table:table-cell table:style-name="Table34.A1" office:value-type="string">
            <text:p text:style-name="Table_20_Contents">bbox stability</text:p>
          </table:table-cell>
          <table:table-cell table:style-name="Table34.A1" office:value-type="string">
            <text:p text:style-name="Table_20_Contents">bbox area/center change</text:p>
          </table:table-cell>
          <table:table-cell table:style-name="Table34.A1" office:value-type="string">
            <text:p text:style-name="Table_20_Contents">person selection</text:p>
          </table:table-cell>
          <table:table-cell table:style-name="Table34.A1" office:value-type="string">
            <text:p text:style-name="Table_20_Contents">outlier jumps</text:p>
          </table:table-cell>
          <table:table-cell table:style-name="Table34.A1" office:value-type="string">
            <text:p text:style-name="Table_20_Contents">tracking correction</text:p>
          </table:table-cell>
        </table:table-row>
        <table:table-row>
          <table:table-cell table:style-name="Table34.A1" office:value-type="string">
            <text:p text:style-name="Table_20_Contents">component count</text:p>
          </table:table-cell>
          <table:table-cell table:style-name="Table34.A1" office:value-type="string">
            <text:p text:style-name="Table_20_Contents">connected components</text:p>
          </table:table-cell>
          <table:table-cell table:style-name="Table34.A1" office:value-type="string">
            <text:p text:style-name="Table_20_Contents">noise blobs</text:p>
          </table:table-cell>
          <table:table-cell table:style-name="Table34.A1" office:value-type="string">
            <text:p text:style-name="Table_20_Contents">&gt;3 frequent components</text:p>
          </table:table-cell>
          <table:table-cell table:style-name="Table34.A1" office:value-type="string">
            <text:p text:style-name="Table_20_Contents">largest component cleanup</text:p>
          </table:table-cell>
        </table:table-row>
        <table:table-row>
          <table:table-cell table:style-name="Table34.A1" office:value-type="string">
            <text:p text:style-name="Table_20_Contents">valid frame ratio</text:p>
          </table:table-cell>
          <table:table-cell table:style-name="Table34.A1" office:value-type="string">
            <text:p text:style-name="Table_20_Contents">usable masks / total</text:p>
          </table:table-cell>
          <table:table-cell table:style-name="Table34.A1" office:value-type="string">
            <text:p text:style-name="Table_20_Contents">sequence completeness</text:p>
          </table:table-cell>
          <table:table-cell table:style-name="Table34.A1" office:value-type="string">
            <text:p text:style-name="Table_20_Contents">warn &lt;0.90, fail &lt;0.75</text:p>
          </table:table-cell>
          <table:table-cell table:style-name="Table34.A1" office:value-type="string">
            <text:p text:style-name="Table_20_Contents">repair/re-extract</text:p>
          </table:table-cell>
        </table:table-row>
        <table:table-row>
          <table:table-cell table:style-name="Table34.A1" office:value-type="string">
            <text:p text:style-name="Table_20_Contents">temporal flicker score</text:p>
          </table:table-cell>
          <table:table-cell table:style-name="Table34.A1" office:value-type="string">
            <text:p text:style-name="Table_20_Contents">mean pixel XOR/timestep</text:p>
          </table:table-cell>
          <table:table-cell table:style-name="Table34.A1" office:value-type="string">
            <text:p text:style-name="Table_20_Contents">unstable masks</text:p>
          </table:table-cell>
          <table:table-cell table:style-name="Table34.A1" office:value-type="string">
            <text:p text:style-name="Table_20_Contents">high condition/view outlier</text:p>
          </table:table-cell>
          <table:table-cell table:style-name="Table34.A1" office:value-type="string">
            <text:p text:style-name="Table_20_Contents">temporal smoothing</text:p>
          </table:table-cell>
        </table:table-row>
      </table:table>
      <text:h text:style-name="Heading_20_2" text:outline-level="2">10.3 Multimodal QC metrics</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Metric</text:p>
            </table:table-cell>
            <table:table-cell table:style-name="Table35.A1" office:value-type="string">
              <text:p text:style-name="Table_20_Heading">Definition</text:p>
            </table:table-cell>
            <table:table-cell table:style-name="Table35.A1" office:value-type="string">
              <text:p text:style-name="Table_20_Heading">Why matters</text:p>
            </table:table-cell>
            <table:table-cell table:style-name="Table35.A1" office:value-type="string">
              <text:p text:style-name="Table_20_Heading">Threshold</text:p>
            </table:table-cell>
            <table:table-cell table:style-name="Table35.A1" office:value-type="string">
              <text:p text:style-name="Table_20_Heading">If fails</text:p>
            </table:table-cell>
          </table:table-row>
        </table:table-header-rows>
        <table:table-row>
          <table:table-cell table:style-name="Table35.A1" office:value-type="string">
            <text:p text:style-name="Table_20_Contents">frame count match</text:p>
          </table:table-cell>
          <table:table-cell table:style-name="Table35.A1" office:value-type="string">
            <text:p text:style-name="Table_20_Contents"><text:span text:style-name="Source_20_Text">T_pose</text:span> vs <text:span text:style-name="Source_20_Text">T_sil</text:span></text:p>
          </table:table-cell>
          <table:table-cell table:style-name="Table35.A1" office:value-type="string">
            <text:p text:style-name="Table_20_Contents">paired crop validity</text:p>
          </table:table-cell>
          <table:table-cell table:style-name="Table35.A1" office:value-type="string">
            <text:p text:style-name="Table_20_Contents">exact ideal; warn diff &gt;5%</text:p>
          </table:table-cell>
          <table:table-cell table:style-name="Table35.A1" office:value-type="string">
            <text:p text:style-name="Table_20_Contents">mapping/resampling</text:p>
          </table:table-cell>
        </table:table-row>
        <table:table-row>
          <table:table-cell table:style-name="Table35.A1" office:value-type="string">
            <text:p text:style-name="Table_20_Contents">timestamp match</text:p>
          </table:table-cell>
          <table:table-cell table:style-name="Table35.A1" office:value-type="string">
            <text:p text:style-name="Table_20_Contents">time difference per pair</text:p>
          </table:table-cell>
          <table:table-cell table:style-name="Table35.A1" office:value-type="string">
            <text:p text:style-name="Table_20_Contents">alignment</text:p>
          </table:table-cell>
          <table:table-cell table:style-name="Table35.A1" office:value-type="string">
            <text:p text:style-name="Table_20_Contents">max &lt; half frame interval</text:p>
          </table:table-cell>
          <table:table-cell table:style-name="Table35.A1" office:value-type="string">
            <text:p text:style-name="Table_20_Contents">offset correction</text:p>
          </table:table-cell>
        </table:table-row>
        <table:table-row>
          <table:table-cell table:style-name="Table35.A1" office:value-type="string">
            <text:p text:style-name="Table_20_Contents">bbox overlap sanity</text:p>
          </table:table-cell>
          <table:table-cell table:style-name="Table35.A1" office:value-type="string">
            <text:p text:style-name="Table_20_Contents">pose bbox vs mask bbox</text:p>
          </table:table-cell>
          <table:table-cell table:style-name="Table35.A1" office:value-type="string">
            <text:p text:style-name="Table_20_Contents">same person check</text:p>
          </table:table-cell>
          <table:table-cell table:style-name="Table35.A1" office:value-type="string">
            <text:p text:style-name="Table_20_Contents">IoU reasonable</text:p>
          </table:table-cell>
          <table:table-cell table:style-name="Table35.A1" office:value-type="string">
            <text:p text:style-name="Table_20_Contents">inspect</text:p>
          </table:table-cell>
        </table:table-row>
        <table:table-row>
          <table:table-cell table:style-name="Table35.A1" office:value-type="string">
            <text:p text:style-name="Table_20_Contents">centroid vs hip center</text:p>
          </table:table-cell>
          <table:table-cell table:style-name="Table35.A1" office:value-type="string">
            <text:p text:style-name="Table_20_Contents">silhouette centroid vs skeleton hip</text:p>
          </table:table-cell>
          <table:table-cell table:style-name="Table35.A1" office:value-type="string">
            <text:p text:style-name="Table_20_Contents">body alignment</text:p>
          </table:table-cell>
          <table:table-cell table:style-name="Table35.A1" office:value-type="string">
            <text:p text:style-name="Table_20_Contents">stable distance</text:p>
          </table:table-cell>
          <table:table-cell table:style-name="Table35.A1" office:value-type="string">
            <text:p text:style-name="Table_20_Contents">recenter/check mapping</text:p>
          </table:table-cell>
        </table:table-row>
        <table:table-row>
          <table:table-cell table:style-name="Table35.A1" office:value-type="string">
            <text:p text:style-name="Table_20_Contents">temporal motion correlation</text:p>
          </table:table-cell>
          <table:table-cell table:style-name="Table35.A1" office:value-type="string">
            <text:p text:style-name="Table_20_Contents">pose speed vs mask diff area</text:p>
          </table:table-cell>
          <table:table-cell table:style-name="Table35.A1" office:value-type="string">
            <text:p text:style-name="Table_20_Contents">motion sync</text:p>
          </table:table-cell>
          <table:table-cell table:style-name="Table35.A1" office:value-type="string">
            <text:p text:style-name="Table_20_Contents">positive correlation expected</text:p>
          </table:table-cell>
          <table:table-cell table:style-name="Table35.A1" office:value-type="string">
            <text:p text:style-name="Table_20_Contents">bad alignment review</text:p>
          </table:table-cell>
        </table:table-row>
      </table:table>
      <text:p text:style-name="Text_20_body">QC output:</text:p>
      <text:section text:style-name="Sect1" text:name="Section245">
        <text:p text:style-name="P3"><text:bookmark text:name="code-block-viewer Copy 244"/><text:span text:style-name="Source_20_Text">quality_grade:</text:span></text:p>
        <text:p text:style-name="Preformatted_20_Text"><text:span text:style-name="Source_20_Text">A = clean</text:span></text:p>
        <text:p text:style-name="Preformatted_20_Text"><text:span text:style-name="Source_20_Text">B = usable with minor issues</text:span></text:p>
        <text:p text:style-name="Preformatted_20_Text"><text:span text:style-name="Source_20_Text">C = usable for single modality, avoid cross-modal token training</text:span></text:p>
        <text:p text:style-name="P1"><text:span text:style-name="Source_20_Text">D = bad; exclude or re-extract</text:span></text:p>
      </text:section>
      <text:p text:style-name="Horizontal_20_Line"/>
      <text:h text:style-name="Heading_20_1" text:outline-level="1"><text:soft-page-break/>SECTION 11 — TRAINING WORKFLOW FROM SCRATCH</text:h>
      <text:h text:style-name="Heading_20_2" text:outline-level="2">11.1 Baseline reproduction</text:h>
      <text:p text:style-name="Text_20_body">Step 1 — Skeleton v1:</text:p>
      <text:section text:style-name="Sect1" text:name="Section246">
        <text:p text:style-name="P3"><text:bookmark text:name="code-block-viewer Copy 245"/><text:span text:style-name="Source_20_Text">Input: data/poses/yolo_pose_v1/</text:span></text:p>
        <text:p text:style-name="Preformatted_20_Text"><text:span text:style-name="Source_20_Text">Feature: 10×60×17</text:span></text:p>
        <text:p text:style-name="Preformatted_20_Text"><text:span text:style-name="Source_20_Text">Model: GaitTR-style</text:span></text:p>
        <text:p text:style-name="Preformatted_20_Text"><text:span text:style-name="Source_20_Text">Loss: CE + Triplet</text:span></text:p>
        <text:p text:style-name="P1"><text:span text:style-name="Source_20_Text">Output: results/skeleton_v1/</text:span></text:p>
      </text:section>
      <text:p text:style-name="Text_20_body">Step 2 — Silhouette v1:</text:p>
      <text:section text:style-name="Sect1" text:name="Section247">
        <text:p text:style-name="P3"><text:bookmark text:name="code-block-viewer Copy 246"/><text:span text:style-name="Source_20_Text">Input: data/silhouettes/yolo_seg_v1/</text:span></text:p>
        <text:p text:style-name="Preformatted_20_Text"><text:span text:style-name="Source_20_Text">Feature: 60×64×44</text:span></text:p>
        <text:p text:style-name="Preformatted_20_Text"><text:span text:style-name="Source_20_Text">Model: GaitGL-style</text:span></text:p>
        <text:p text:style-name="Preformatted_20_Text"><text:span text:style-name="Source_20_Text">Loss: CE + Triplet</text:span></text:p>
        <text:p text:style-name="P1"><text:span text:style-name="Source_20_Text">Output: results/silhouette_v1/</text:span></text:p>
      </text:section>
      <text:p text:style-name="Text_20_body">Step 3 — Fixed score fusion:</text:p>
      <text:section text:style-name="Sect1" text:name="Section248">
        <text:p text:style-name="P3"><text:bookmark text:name="code-block-viewer Copy 247"/><text:span text:style-name="Source_20_Text">Input: skeleton and silhouette embeddings/scores</text:span></text:p>
        <text:p text:style-name="Preformatted_20_Text"><text:span text:style-name="Source_20_Text">Method: final_score = 0.5*skeleton + 0.5*silhouette</text:span></text:p>
        <text:p text:style-name="P1"><text:span text:style-name="Source_20_Text">Output: results/fusion_v1/</text:span></text:p>
      </text:section>
      <text:p text:style-name="Text_20_body">This is already completed and should be locked.</text:p>
      <text:h text:style-name="Heading_20_2" text:outline-level="2">11.2 Expert upgrade workflow</text:h>
      <text:p text:style-name="Text_20_body">Skeleton v2:</text:p>
      <text:section text:style-name="Sect1" text:name="Section249">
        <text:p text:style-name="P3"><text:bookmark text:name="code-block-viewer Copy 248"/><text:span text:style-name="Source_20_Text">Input: rtmpose_v2 or improved YOLO pose</text:span></text:p>
        <text:p text:style-name="Preformatted_20_Text"><text:span text:style-name="Source_20_Text">Feature: 16/17-channel skeleton</text:span></text:p>
        <text:p text:style-name="Preformatted_20_Text"><text:span text:style-name="Source_20_Text">Model: CAMS-GTT or GaitTR++</text:span></text:p>
        <text:p text:style-name="Preformatted_20_Text"><text:span text:style-name="Source_20_Text">Loss: CE + Triplet + optional SupCon</text:span></text:p>
        <text:p text:style-name="P1"><text:span text:style-name="Source_20_Text">Output: results/skeleton_v2_18/</text:span></text:p>
      </text:section>
      <text:p text:style-name="Text_20_body">Silhouette v2:</text:p>
      <text:section text:style-name="Sect1" text:name="Section250">
        <text:p text:style-name="P3"><text:bookmark text:name="code-block-viewer Copy 249"/><text:span text:style-name="Source_20_Text">Input: improved mask + motion/boundary</text:span></text:p>
        <text:p text:style-name="Preformatted_20_Text"><text:span text:style-name="Source_20_Text">Model: Part-Temporal GaitGL++ or dual-stream</text:span></text:p>
        <text:p text:style-name="Preformatted_20_Text"><text:span text:style-name="Source_20_Text">Loss: CE + Triplet + part consistency</text:span></text:p>
        <text:p text:style-name="P1"><text:span text:style-name="Source_20_Text">Output: results/silhouette_v2_19/</text:span></text:p>
      </text:section>
      <text:h text:style-name="Heading_20_2" text:outline-level="2">11.3 Fusion upgrade workflow</text:h>
      <text:p text:style-name="Text_20_body">Reliability fusion:</text:p>
      <text:section text:style-name="Sect1" text:name="Section251">
        <text:p text:style-name="P3"><text:bookmark text:name="code-block-viewer Copy 250"/><text:span text:style-name="Source_20_Text">Freeze experts.</text:span></text:p>
        <text:p text:style-name="Preformatted_20_Text"><text:span text:style-name="Source_20_Text">Use score margin, entropy, pose QC, mask QC.</text:span></text:p>
        <text:p text:style-name="Preformatted_20_Text"><text:span text:style-name="Source_20_Text">Keep fixed α=0.5 as protected base.</text:span></text:p>
        <text:p text:style-name="P1"><text:span text:style-name="Source_20_Text">Output: results/reliability_fusion_16/</text:span></text:p>
      </text:section>
      <text:p text:style-name="Text_20_body">Clip-level fusion:</text:p>
      <text:section text:style-name="Sect1" text:name="Section252">
        <text:p text:style-name="P3"><text:bookmark text:name="code-block-viewer Copy 251"/><text:soft-page-break/><text:span text:style-name="Source_20_Text">Freeze experts.</text:span></text:p>
        <text:p text:style-name="Preformatted_20_Text"><text:span text:style-name="Source_20_Text">Extract N clip embeddings/scores per sample.</text:span></text:p>
        <text:p text:style-name="Preformatted_20_Text"><text:span text:style-name="Source_20_Text">Train or evaluate clip aggregator.</text:span></text:p>
        <text:p text:style-name="P1"><text:span text:style-name="Source_20_Text">Output: results/clip_fusion_17/</text:span></text:p>
      </text:section>
      <text:p text:style-name="Text_20_body">Cross-modal fusion:</text:p>
      <text:section text:style-name="Sect1" text:name="Section253">
        <text:p text:style-name="P3"><text:bookmark text:name="code-block-viewer Copy 252"/><text:span text:style-name="Source_20_Text">Use aligned multimodal sequences.</text:span></text:p>
        <text:p text:style-name="Preformatted_20_Text"><text:span text:style-name="Source_20_Text">Train token-level skeleton-silhouette model.</text:span></text:p>
        <text:p text:style-name="Preformatted_20_Text"><text:span text:style-name="Source_20_Text">Use score-level protection.</text:span></text:p>
        <text:p text:style-name="P1"><text:span text:style-name="Source_20_Text">Output: results/cross_modal_fusion_20/</text:span></text:p>
      </text:section>
      <text:h text:style-name="Heading_20_2" text:outline-level="2">11.4 Recommended order</text:h>
      <text:section text:style-name="Sect1" text:name="Section254">
        <text:p text:style-name="P3"><text:bookmark text:name="code-block-viewer Copy 253"/><text:span text:style-name="Source_20_Text">1. Do failure analysis.</text:span></text:p>
        <text:p text:style-name="Preformatted_20_Text"><text:span text:style-name="Source_20_Text">2. Do reliability fusion.</text:span></text:p>
        <text:p text:style-name="Preformatted_20_Text"><text:span text:style-name="Source_20_Text">3. Do multi-clip evaluation/fusion.</text:span></text:p>
        <text:p text:style-name="Preformatted_20_Text"><text:span text:style-name="Source_20_Text">4. Improve skeleton expert.</text:span></text:p>
        <text:p text:style-name="Preformatted_20_Text"><text:span text:style-name="Source_20_Text">5. Improve silhouette expert.</text:span></text:p>
        <text:p text:style-name="Preformatted_20_Text"><text:span text:style-name="Source_20_Text">6. Try cross-modal token fusion.</text:span></text:p>
        <text:p text:style-name="P1"><text:span text:style-name="Source_20_Text">7. Prepare paper tables.</text:span></text:p>
      </text:section>
      <text:p text:style-name="Text_20_body">Why:</text:p>
      <text:list text:style-name="L57">
        <text:list-item>
          <text:p text:style-name="P111">failure analysis costs no training and reveals bottlenecks, </text:p>
        </text:list-item>
        <text:list-item>
          <text:p text:style-name="P111">reliability/clip methods are low-risk, </text:p>
        </text:list-item>
        <text:list-item>
          <text:p text:style-name="P111">expert upgrades are medium risk, </text:p>
        </text:list-item>
        <text:list-item>
          <text:p text:style-name="P110">cross-modal fusion is high-risk but high novelty. </text:p>
        </text:list-item>
      </text:list>
      <text:h text:style-name="Heading_20_2" text:outline-level="2">11.5 Optimizer/LR/batch recommendations</text:h>
      <text:p text:style-name="Text_20_body">For RTX 3060 6GB:</text:p>
      <text:p text:style-name="Text_20_body">Skeleton:</text:p>
      <text:section text:style-name="Sect1" text:name="Section255">
        <text:p text:style-name="P3"><text:bookmark text:name="code-block-viewer Copy 254"/><text:span text:style-name="Source_20_Text">batch: 32</text:span></text:p>
        <text:p text:style-name="Preformatted_20_Text"><text:span text:style-name="Source_20_Text">P=8, K=4</text:span></text:p>
        <text:p text:style-name="Preformatted_20_Text"><text:span text:style-name="Source_20_Text">optimizer: AdamW or Adam</text:span></text:p>
        <text:p text:style-name="Preformatted_20_Text"><text:span text:style-name="Source_20_Text">lr max: 1e-3</text:span></text:p>
        <text:p text:style-name="Preformatted_20_Text"><text:span text:style-name="Source_20_Text">weight decay: 1e-4 or 2e-5</text:span></text:p>
        <text:p text:style-name="Preformatted_20_Text"><text:span text:style-name="Source_20_Text">scheduler: OneCycle or cosine</text:span></text:p>
        <text:p text:style-name="P1"><text:span text:style-name="Source_20_Text">steps: 30k–50k</text:span></text:p>
      </text:section>
      <text:p text:style-name="Text_20_body">Silhouette:</text:p>
      <text:section text:style-name="Sect1" text:name="Section256">
        <text:p text:style-name="P3"><text:bookmark text:name="code-block-viewer Copy 255"/><text:span text:style-name="Source_20_Text">batch: 8–16 if 3D CNN heavy</text:span></text:p>
        <text:p text:style-name="Preformatted_20_Text"><text:span text:style-name="Source_20_Text">P=4/8, K=2/4</text:span></text:p>
        <text:p text:style-name="Preformatted_20_Text"><text:span text:style-name="Source_20_Text">lr max: 3e-4 to 5e-4</text:span></text:p>
        <text:p text:style-name="P1"><text:span text:style-name="Source_20_Text">steps: 40k–60k</text:span></text:p>
      </text:section>
      <text:p text:style-name="Text_20_body">Fusion small models:</text:p>
      <text:section text:style-name="Sect1" text:name="Section257">
        <text:p text:style-name="P3"><text:bookmark text:name="code-block-viewer Copy 256"/><text:span text:style-name="Source_20_Text">batch: 32–64</text:span></text:p>
        <text:p text:style-name="Preformatted_20_Text"><text:span text:style-name="Source_20_Text">lr: 1e-4 to 3e-4</text:span></text:p>
        <text:p text:style-name="P1"><text:span text:style-name="Source_20_Text">early stopping on train-internal validation</text:span></text:p>
      </text:section>
      <text:h text:style-name="Heading_20_2" text:outline-level="2"><text:soft-page-break/>11.6 Loss selection</text:h>
      <text:p text:style-name="Text_20_body">Baseline:</text:p>
      <text:section text:style-name="Sect1" text:name="Section258">
        <text:p text:style-name="P2"><text:bookmark text:name="code-block-viewer Copy 257"/><text:span text:style-name="Source_20_Text">CE + Triplet</text:span></text:p>
      </text:section>
      <text:p text:style-name="Text_20_body">Upgrade:</text:p>
      <text:section text:style-name="Sect1" text:name="Section259">
        <text:p text:style-name="P3"><text:bookmark text:name="code-block-viewer Copy 258"/><text:span text:style-name="Source_20_Text">CE(label smoothing 0.1)</text:span></text:p>
        <text:p text:style-name="Preformatted_20_Text"><text:span text:style-name="Source_20_Text">+ Batch-hard Triplet(margin 0.3)</text:span></text:p>
        <text:p text:style-name="P1"><text:span text:style-name="Source_20_Text">+ optional SupCon(temperature 0.07)</text:span></text:p>
      </text:section>
      <text:p text:style-name="Text_20_body">Avoid:</text:p>
      <text:list text:style-name="L58">
        <text:list-item>
          <text:p text:style-name="P113">too many losses at first, </text:p>
        </text:list-item>
        <text:list-item>
          <text:p text:style-name="P113">tuning loss weights on final test, </text:p>
        </text:list-item>
        <text:list-item>
          <text:p text:style-name="P112">changing backbone, features, loss, and sampling all at once. </text:p>
        </text:list-item>
      </text:list>
      <text:h text:style-name="Heading_20_2" text:outline-level="2">11.7 Checkpoint selection without leakage</text:h>
      <text:p text:style-name="Text_20_body">Do not select checkpoint by final test BG/CL.</text:p>
      <text:p text:style-name="Text_20_body">Use train-internal validation:</text:p>
      <text:section text:style-name="Sect1" text:name="Section260">
        <text:p text:style-name="P3"><text:bookmark text:name="code-block-viewer Copy 259"/><text:span text:style-name="Source_20_Text">Train-tune split:</text:span></text:p>
        <text:p text:style-name="Preformatted_20_Text"><text:span text:style-name="Source_20_Text">001–064 train</text:span></text:p>
        <text:p text:style-name="P1"><text:span text:style-name="Source_20_Text">065–074 validation</text:span></text:p>
      </text:section>
      <text:p text:style-name="Text_20_body">Workflow:</text:p>
      <text:list text:style-name="L59">
        <text:list-item>
          <text:p text:style-name="P115">tune hyperparams on train-internal validation, </text:p>
        </text:list-item>
        <text:list-item>
          <text:p text:style-name="P115">freeze hyperparams, </text:p>
        </text:list-item>
        <text:list-item>
          <text:p text:style-name="P115">train final model on 001–074, </text:p>
        </text:list-item>
        <text:list-item>
          <text:p text:style-name="P114">evaluate once on 075–124. </text:p>
        </text:list-item>
      </text:list>
      <text:h text:style-name="Heading_20_2" text:outline-level="2">11.8 Avoid overfitting</text:h>
      <text:p text:style-name="Text_20_body">Use:</text:p>
      <text:list text:style-name="L60">
        <text:list-item>
          <text:p text:style-name="P117">identity-balanced P/K sampling, </text:p>
        </text:list-item>
        <text:list-item>
          <text:p text:style-name="P117">data augmentation, </text:p>
        </text:list-item>
        <text:list-item>
          <text:p text:style-name="P117">modality dropout for fusion, </text:p>
        </text:list-item>
        <text:list-item>
          <text:p text:style-name="P117">weight decay, </text:p>
        </text:list-item>
        <text:list-item>
          <text:p text:style-name="P117">early stopping on internal validation, </text:p>
        </text:list-item>
        <text:list-item>
          <text:p text:style-name="P117">protected score fusion, </text:p>
        </text:list-item>
        <text:list-item>
          <text:p text:style-name="P116">separate final test only after design freeze. </text:p>
        </text:list-item>
      </text:list>
      <text:h text:style-name="Heading_20_2" text:outline-level="2">11.9 Logs to save</text:h>
      <text:section text:style-name="Sect1" text:name="Section261">
        <text:p text:style-name="P3"><text:bookmark text:name="code-block-viewer Copy 260"/><text:span text:style-name="Source_20_Text">train_loss.csv</text:span></text:p>
        <text:p text:style-name="Preformatted_20_Text"><text:span text:style-name="Source_20_Text">ce_loss.csv</text:span></text:p>
        <text:p text:style-name="Preformatted_20_Text"><text:span text:style-name="Source_20_Text">triplet_loss.csv</text:span></text:p>
        <text:p text:style-name="Preformatted_20_Text"><text:span text:style-name="Source_20_Text">batch_acc.csv</text:span></text:p>
        <text:p text:style-name="Preformatted_20_Text"><text:span text:style-name="Source_20_Text">lr_schedule.csv</text:span></text:p>
        <text:p text:style-name="Preformatted_20_Text"><text:soft-page-break/><text:span text:style-name="Source_20_Text">checkpoint_manifest.csv</text:span></text:p>
        <text:p text:style-name="Preformatted_20_Text"><text:span text:style-name="Source_20_Text">config.yaml/json</text:span></text:p>
        <text:p text:style-name="Preformatted_20_Text"><text:span text:style-name="Source_20_Text">eval_rank_summary.csv</text:span></text:p>
        <text:p text:style-name="Preformatted_20_Text"><text:span text:style-name="Source_20_Text">view_condition_results.csv</text:span></text:p>
        <text:p text:style-name="Preformatted_20_Text"><text:span text:style-name="Source_20_Text">per_sample_predictions.csv</text:span></text:p>
        <text:p text:style-name="P1"><text:span text:style-name="Source_20_Text">failure_cases.csv</text:span></text:p>
      </text:section>
      <text:p text:style-name="Horizontal_20_Line"/>
      <text:h text:style-name="Heading_20_1" text:outline-level="1">SECTION 12 — EVALUATION WORKFLOW FROM SCRATCH</text:h>
      <text:h text:style-name="Heading_20_2" text:outline-level="2">12.1 Locked split</text:h>
      <text:section text:style-name="Sect1" text:name="Section262">
        <text:p text:style-name="P3"><text:bookmark text:name="code-block-viewer Copy 261"/><text:span text:style-name="Source_20_Text">Train IDs: 001–074</text:span></text:p>
        <text:p text:style-name="P1"><text:span text:style-name="Source_20_Text">Test IDs: 075–124</text:span></text:p>
      </text:section>
      <text:h text:style-name="Heading_20_2" text:outline-level="2">12.2 Gallery/probe</text:h>
      <text:section text:style-name="Sect1" text:name="Section263">
        <text:p text:style-name="P3"><text:bookmark text:name="code-block-viewer Copy 262"/><text:span text:style-name="Source_20_Text">Gallery: NM#01–04</text:span></text:p>
        <text:p text:style-name="Preformatted_20_Text"><text:span text:style-name="Source_20_Text">Probe NM: NM#05–06</text:span></text:p>
        <text:p text:style-name="Preformatted_20_Text"><text:span text:style-name="Source_20_Text">Probe BG: BG#01–02</text:span></text:p>
        <text:p text:style-name="Preformatted_20_Text"><text:span text:style-name="Source_20_Text">Probe CL: CL#01–02</text:span></text:p>
        <text:p text:style-name="P1"><text:span text:style-name="Source_20_Text">Views: 000,018,036,054,072,090,108,126,144,162,180</text:span></text:p>
      </text:section>
      <text:h text:style-name="Heading_20_2" text:outline-level="2">12.3 Identical-view exclusion</text:h>
      <text:p text:style-name="Text_20_body">For each probe:</text:p>
      <text:section text:style-name="Sect1" text:name="Section264">
        <text:p text:style-name="P2"><text:bookmark text:name="code-block-viewer Copy 263"/><text:span text:style-name="Source_20_Text">exclude gallery candidates with same view as probe</text:span></text:p>
      </text:section>
      <text:p text:style-name="Text_20_body">This is mandatory.</text:p>
      <text:h text:style-name="Heading_20_2" text:outline-level="2">12.4 Metrics</text:h>
      <text:p text:style-name="Text_20_body">Report:</text:p>
      <text:section text:style-name="Sect1" text:name="Section265">
        <text:p text:style-name="P3"><text:bookmark text:name="code-block-viewer Copy 264"/><text:span text:style-name="Source_20_Text">Rank-1</text:span></text:p>
        <text:p text:style-name="Preformatted_20_Text"><text:span text:style-name="Source_20_Text">Rank-5</text:span></text:p>
        <text:p text:style-name="Preformatted_20_Text"><text:span text:style-name="Source_20_Text">Rank-10</text:span></text:p>
        <text:p text:style-name="Preformatted_20_Text"><text:span text:style-name="Source_20_Text">CMC curve</text:span></text:p>
        <text:p text:style-name="Preformatted_20_Text"><text:span text:style-name="Source_20_Text">condition-wise NM/BG/CL</text:span></text:p>
        <text:p text:style-name="Preformatted_20_Text"><text:span text:style-name="Source_20_Text">view-wise matrix</text:span></text:p>
        <text:p text:style-name="P1"><text:span text:style-name="Source_20_Text">mean Rank-1 = average(NM, BG, CL)</text:span></text:p>
      </text:section>
      <text:h text:style-name="Heading_20_2" text:outline-level="2">12.5 Per-sample details</text:h>
      <text:p text:style-name="Text_20_body">For every probe, save:</text:p>
      <text:section text:style-name="Sect1" text:name="Section266">
        <text:p text:style-name="P3"><text:bookmark text:name="code-block-viewer Copy 265"/><text:span text:style-name="Source_20_Text">probe_subject</text:span></text:p>
        <text:p text:style-name="Preformatted_20_Text"><text:span text:style-name="Source_20_Text">probe_condition</text:span></text:p>
        <text:p text:style-name="Preformatted_20_Text"><text:span text:style-name="Source_20_Text">probe_seq</text:span></text:p>
        <text:p text:style-name="Preformatted_20_Text"><text:span text:style-name="Source_20_Text">probe_view</text:span></text:p>
        <text:p text:style-name="Preformatted_20_Text"><text:soft-page-break/><text:span text:style-name="Source_20_Text">true_id</text:span></text:p>
        <text:p text:style-name="Preformatted_20_Text"><text:span text:style-name="Source_20_Text">top1_pred</text:span></text:p>
        <text:p text:style-name="Preformatted_20_Text"><text:span text:style-name="Source_20_Text">top5_preds</text:span></text:p>
        <text:p text:style-name="Preformatted_20_Text"><text:span text:style-name="Source_20_Text">top10_preds</text:span></text:p>
        <text:p text:style-name="Preformatted_20_Text"><text:span text:style-name="Source_20_Text">rank_of_true</text:span></text:p>
        <text:p text:style-name="Preformatted_20_Text"><text:span text:style-name="Source_20_Text">correct_rank1</text:span></text:p>
        <text:p text:style-name="Preformatted_20_Text"><text:span text:style-name="Source_20_Text">correct_rank5</text:span></text:p>
        <text:p text:style-name="Preformatted_20_Text"><text:span text:style-name="Source_20_Text">correct_rank10</text:span></text:p>
        <text:p text:style-name="Preformatted_20_Text"><text:span text:style-name="Source_20_Text">skeleton_top1</text:span></text:p>
        <text:p text:style-name="Preformatted_20_Text"><text:span text:style-name="Source_20_Text">silhouette_top1</text:span></text:p>
        <text:p text:style-name="Preformatted_20_Text"><text:span text:style-name="Source_20_Text">fusion_top1</text:span></text:p>
        <text:p text:style-name="P1"><text:span text:style-name="Source_20_Text">score_margin</text:span></text:p>
      </text:section>
      <text:h text:style-name="Heading_20_2" text:outline-level="2">12.6 Complementarity/oracle analysis</text:h>
      <text:p text:style-name="Text_20_body">Diagnostic only:</text:p>
      <text:section text:style-name="Sect1" text:name="Section267">
        <text:p text:style-name="P3"><text:bookmark text:name="code-block-viewer Copy 266"/><text:span text:style-name="Source_20_Text">either expert top-1 correct</text:span></text:p>
        <text:p text:style-name="Preformatted_20_Text"><text:span text:style-name="Source_20_Text">either expert top-5 contains correct</text:span></text:p>
        <text:p text:style-name="Preformatted_20_Text"><text:span text:style-name="Source_20_Text">best possible selector if choosing skeleton/silhouette</text:span></text:p>
        <text:p text:style-name="Preformatted_20_Text"><text:span text:style-name="Source_20_Text">condition-wise alpha upper bound</text:span></text:p>
        <text:p text:style-name="P1"><text:span text:style-name="Source_20_Text">view-wise oracle upper bound</text:span></text:p>
      </text:section>
      <text:p text:style-name="Text_20_body">Label clearly:</text:p>
      <text:section text:style-name="Sect1" text:name="Section268">
        <text:p text:style-name="P2"><text:bookmark text:name="code-block-viewer Copy 267"/><text:span text:style-name="Source_20_Text">diagnostic/oracle-like, not practical method</text:span></text:p>
      </text:section>
      <text:h text:style-name="Heading_20_2" text:outline-level="2">12.7 Practical vs diagnostic labeling</text:h>
      <text:p text:style-name="Text_20_body">Practical valid:</text:p>
      <text:list text:style-name="L61">
        <text:list-item>
          <text:p text:style-name="P119">fixed α=0.5, </text:p>
        </text:list-item>
        <text:list-item>
          <text:p text:style-name="P119">reliability model trained only on train-internal validation, </text:p>
        </text:list-item>
        <text:list-item>
          <text:p text:style-name="P119">multi-clip evaluation with fixed protocol, </text:p>
        </text:list-item>
        <text:list-item>
          <text:p text:style-name="P118">backbone trained only on train IDs. </text:p>
        </text:list-item>
      </text:list>
      <text:p text:style-name="Text_20_body">Diagnostic:</text:p>
      <text:list text:style-name="L62">
        <text:list-item>
          <text:p text:style-name="P121">per-condition alpha chosen on final test, </text:p>
        </text:list-item>
        <text:list-item>
          <text:p text:style-name="P121">oracle expert selector, </text:p>
        </text:list-item>
        <text:list-item>
          <text:p text:style-name="P121">failure-conditioned tuning, </text:p>
        </text:list-item>
        <text:list-item>
          <text:p text:style-name="P120">test correctness-based decisions. </text:p>
        </text:list-item>
      </text:list>
      <text:h text:style-name="Heading_20_2" text:outline-level="2">12.8 Compare new methods against fixed α=0.5</text:h>
      <text:p text:style-name="Text_20_body">Every new method table must include:</text:p>
      <text:section text:style-name="Sect1" text:name="Section269">
        <text:p text:style-name="P3"><text:bookmark text:name="code-block-viewer Copy 268"/><text:span text:style-name="Source_20_Text">skeleton-only current</text:span></text:p>
        <text:p text:style-name="Preformatted_20_Text"><text:span text:style-name="Source_20_Text">silhouette-only current</text:span></text:p>
        <text:p text:style-name="Preformatted_20_Text"><text:span text:style-name="Source_20_Text">fixed α=0.5 current</text:span></text:p>
        <text:p text:style-name="Preformatted_20_Text"><text:span text:style-name="Source_20_Text">new method</text:span></text:p>
        <text:p text:style-name="P1"><text:span text:style-name="Source_20_Text">delta vs fixed α=0.5</text:span></text:p>
      </text:section>
      <text:p text:style-name="Text_20_body">Main criterion:</text:p>
      <text:section text:style-name="Sect1" text:name="Section270">
        <text:p text:style-name="P2"><text:bookmark text:name="code-block-viewer Copy 269"/><text:span text:style-name="Source_20_Text">New method must beat Mean 95.73 under same LT protocol.</text:span></text:p>
      </text:section>
      <text:p text:style-name="Text_20_body"><text:soft-page-break/>Secondary:</text:p>
      <text:section text:style-name="Sect1" text:name="Section271">
        <text:p text:style-name="P3"><text:bookmark text:name="code-block-viewer Copy 270"/><text:span text:style-name="Source_20_Text">BG &gt; 95.91</text:span></text:p>
        <text:p text:style-name="Preformatted_20_Text"><text:span text:style-name="Source_20_Text">CL &gt; 91.91</text:span></text:p>
        <text:p text:style-name="P1"><text:span text:style-name="Source_20_Text">NM should not drop meaningfully</text:span></text:p>
      </text:section>
      <text:h text:style-name="Heading_20_2" text:outline-level="2">12.9 Avoid unfair test tuning</text:h>
      <text:p text:style-name="Text_20_body">Never:</text:p>
      <text:list text:style-name="L63">
        <text:list-item>
          <text:p text:style-name="P123">choose alpha using final probe labels, </text:p>
        </text:list-item>
        <text:list-item>
          <text:p text:style-name="P123">choose checkpoint using final test CL, </text:p>
        </text:list-item>
        <text:list-item>
          <text:p text:style-name="P123">use condition label at test unless declared externally available, </text:p>
        </text:list-item>
        <text:list-item>
          <text:p text:style-name="P123">report same-test iterative tuning as final result, </text:p>
        </text:list-item>
        <text:list-item>
          <text:p text:style-name="P122">compare methods with different gallery/probe rules. </text:p>
        </text:list-item>
      </text:list>
      <text:p text:style-name="Horizontal_20_Line"/>
      <text:h text:style-name="Heading_20_1" text:outline-level="1">SECTION 13 — FULL EXPERIMENT ROADMAP</text:h>
      <text:h text:style-name="Heading_20_2" text:outline-level="2">13.1 Recommended roadmap from now</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header-rows>
          <table:table-row>
            <table:table-cell table:style-name="Table36.A1" office:value-type="string">
              <text:p text:style-name="Table_20_Heading">Step</text:p>
            </table:table-cell>
            <table:table-cell table:style-name="Table36.A1" office:value-type="string">
              <text:p text:style-name="Table_20_Heading">Notebook</text:p>
            </table:table-cell>
            <table:table-cell table:style-name="Table36.A1" office:value-type="string">
              <text:p text:style-name="Table_20_Heading">Output folder</text:p>
            </table:table-cell>
            <table:table-cell table:style-name="Table36.A1" office:value-type="string">
              <text:p text:style-name="Table_20_Heading">Inputs</text:p>
            </table:table-cell>
            <table:table-cell table:style-name="Table36.A1" office:value-type="string">
              <text:p text:style-name="Table_20_Heading">Purpose</text:p>
            </table:table-cell>
            <table:table-cell table:style-name="Table36.A1" office:value-type="string">
              <text:p text:style-name="Table_20_Heading">Expected output</text:p>
            </table:table-cell>
            <table:table-cell table:style-name="Table36.A1" office:value-type="string">
              <text:p text:style-name="Table_20_Heading">Success criterion</text:p>
            </table:table-cell>
            <table:table-cell table:style-name="Table36.A1" office:value-type="string">
              <text:p text:style-name="Table_20_Heading">Rejection criterion</text:p>
            </table:table-cell>
            <table:table-cell table:style-name="Table36.A1" office:value-type="string">
              <text:p text:style-name="Table_20_Heading">Next</text:p>
            </table:table-cell>
          </table:table-row>
        </table:table-header-rows>
        <table:table-row>
          <table:table-cell table:style-name="Table36.A1" office:value-type="string">
            <text:p text:style-name="Table_20_Contents">15</text:p>
          </table:table-cell>
          <table:table-cell table:style-name="Table36.A1" office:value-type="string">
            <text:p text:style-name="Table_20_Contents"><text:span text:style-name="Source_20_Text">15_failure_and_complementarity_deep_analysis.ipynb</text:span></text:p>
          </table:table-cell>
          <table:table-cell table:style-name="Table36.A1" office:value-type="string">
            <text:p text:style-name="Table_20_Contents"><text:span text:style-name="Source_20_Text">results/failure_analysis_15/</text:span></text:p>
          </table:table-cell>
          <table:table-cell table:style-name="Table36.A1" office:value-type="string">
            <text:p text:style-name="Table_20_Contents">fusion results, score details, embeddings</text:p>
          </table:table-cell>
          <table:table-cell table:style-name="Table36.A1" office:value-type="string">
            <text:p text:style-name="Table_20_Contents">understand remaining BG/CL failures</text:p>
          </table:table-cell>
          <table:table-cell table:style-name="Table36.A1" office:value-type="string">
            <text:p text:style-name="Table_20_Contents">failure tables, view heatmaps, oracle upper bounds</text:p>
          </table:table-cell>
          <table:table-cell table:style-name="Table36.A1" office:value-type="string">
            <text:p text:style-name="Table_20_Contents">clear failure patterns found</text:p>
          </table:table-cell>
          <table:table-cell table:style-name="Table36.A1" office:value-type="string">
            <text:p text:style-name="Table_20_Contents">no useful detail files and cannot recompute</text:p>
          </table:table-cell>
          <table:table-cell table:style-name="Table36.A1" office:value-type="string">
            <text:p text:style-name="Table_20_Contents">reliability/clip/expert decision</text:p>
          </table:table-cell>
        </table:table-row>
        <table:table-row>
          <table:table-cell table:style-name="Table36.A1" office:value-type="string">
            <text:p text:style-name="Table_20_Contents">16</text:p>
          </table:table-cell>
          <table:table-cell table:style-name="Table36.A1" office:value-type="string">
            <text:p text:style-name="Table_20_Contents"><text:span text:style-name="Source_20_Text">16_reliability_aware_score_fusion.ipynb</text:span></text:p>
          </table:table-cell>
          <table:table-cell table:style-name="Table36.A1" office:value-type="string">
            <text:p text:style-name="Table_20_Contents"><text:span text:style-name="Source_20_Text">results/reliability_fusion_16/</text:span></text:p>
          </table:table-cell>
          <table:table-cell table:style-name="Table36.A1" office:value-type="string">
            <text:p text:style-name="Table_20_Contents">score matrices, QC stats</text:p>
          </table:table-cell>
          <table:table-cell table:style-name="Table36.A1" office:value-type="string">
            <text:p text:style-name="Table_20_Contents">improve fixed fusion safely</text:p>
          </table:table-cell>
          <table:table-cell table:style-name="Table36.A1" office:value-type="string">
            <text:p text:style-name="Table_20_Contents">protected reliability fusion</text:p>
          </table:table-cell>
          <table:table-cell table:style-name="Table36.A1" office:value-type="string">
            <text:p text:style-name="Table_20_Contents">Mean &gt;95.73 or BG/CL gain no NM loss</text:p>
          </table:table-cell>
          <table:table-cell table:style-name="Table36.A1" office:value-type="string">
            <text:p text:style-name="Table_20_Contents">gain only from test tuning</text:p>
          </table:table-cell>
          <table:table-cell table:style-name="Table36.A1" office:value-type="string">
            <text:p text:style-name="Table_20_Contents">clip fusion</text:p>
          </table:table-cell>
        </table:table-row>
        <table:table-row>
          <table:table-cell table:style-name="Table36.A1" office:value-type="string">
            <text:p text:style-name="Table_20_Contents">17</text:p>
          </table:table-cell>
          <table:table-cell table:style-name="Table36.A1" office:value-type="string">
            <text:p text:style-name="Table_20_Contents"><text:span text:style-name="Source_20_Text">17_clip_level_temporal_fusion.ipynb</text:span></text:p>
          </table:table-cell>
          <table:table-cell table:style-name="Table36.A1" office:value-type="string">
            <text:p text:style-name="Table_20_Contents"><text:span text:style-name="Source_20_Text">results/clip_fusion_17/</text:span></text:p>
          </table:table-cell>
          <table:table-cell table:style-name="Table36.A1" office:value-type="string">
            <text:p text:style-name="Table_20_Contents">experts/checkpoints or embeddings</text:p>
          </table:table-cell>
          <table:table-cell table:style-name="Table36.A1" office:value-type="string">
            <text:p text:style-name="Table_20_Contents">reduce crop instability</text:p>
          </table:table-cell>
          <table:table-cell table:style-name="Table36.A1" office:value-type="string">
            <text:p text:style-name="Table_20_Contents">multi-clip score/embedding results</text:p>
          </table:table-cell>
          <table:table-cell table:style-name="Table36.A1" office:value-type="string">
            <text:p text:style-name="Table_20_Contents">Mean &gt;95.73, CL/BG improve</text:p>
          </table:table-cell>
          <table:table-cell table:style-name="Table36.A1" office:value-type="string">
            <text:p text:style-name="Table_20_Contents">no gain over fixed single/multi clip</text:p>
          </table:table-cell>
          <table:table-cell table:style-name="Table36.A1" office:value-type="string">
            <text:p text:style-name="Table_20_Contents">skeleton v2</text:p>
          </table:table-cell>
        </table:table-row>
        <table:table-row>
          <table:table-cell table:style-name="Table36.A1" office:value-type="string">
            <text:p text:style-name="Table_20_Contents">18</text:p>
          </table:table-cell>
          <table:table-cell table:style-name="Table36.A1" office:value-type="string">
            <text:p text:style-name="Table_20_Contents"><text:span text:style-name="Source_20_Text">18_skeleton_cams_gtt_v2.ipynb</text:span></text:p>
          </table:table-cell>
          <table:table-cell table:style-name="Table36.A1" office:value-type="string">
            <text:p text:style-name="Table_20_Contents"><text:span text:style-name="Source_20_Text">results/skeleton_v2_18/</text:span></text:p>
          </table:table-cell>
          <table:table-cell table:style-name="Table36.A1" office:value-type="string">
            <text:p text:style-name="Table_20_Contents">pose v1/v2, splits</text:p>
          </table:table-cell>
          <table:table-cell table:style-name="Table36.A1" office:value-type="string">
            <text:p text:style-name="Table_20_Contents">improve skeleton BG/CL</text:p>
          </table:table-cell>
          <table:table-cell table:style-name="Table36.A1" office:value-type="string">
            <text:p text:style-name="Table_20_Contents">skeleton_v2 embeddings/results</text:p>
          </table:table-cell>
          <table:table-cell table:style-name="Table36.A1" office:value-type="string">
            <text:p text:style-name="Table_20_Contents">skeleton mean &gt;88 or fusion &gt;95.73</text:p>
          </table:table-cell>
          <table:table-cell table:style-name="Table36.A1" office:value-type="string">
            <text:p text:style-name="Table_20_Contents">skeleton improves but fusion drops</text:p>
          </table:table-cell>
          <table:table-cell table:style-name="Table36.A1" office:value-type="string">
            <text:p text:style-name="Table_20_Contents">silhouette v2</text:p>
          </table:table-cell>
        </table:table-row>
        <table:table-row>
          <table:table-cell table:style-name="Table36.A1" office:value-type="string">
            <text:p text:style-name="Table_20_Contents">19</text:p>
          </table:table-cell>
          <table:table-cell table:style-name="Table36.A1" office:value-type="string">
            <text:p text:style-name="Table_20_Contents"><text:span text:style-name="Source_20_Text">19_silhouette_pt_gaitglpp_v2.ipynb</text:span></text:p>
          </table:table-cell>
          <table:table-cell table:style-name="Table36.A1" office:value-type="string">
            <text:p text:style-name="Table_20_Contents"><text:span text:style-name="Source_20_Text">results/silhouette_v2_19/</text:span></text:p>
          </table:table-cell>
          <table:table-cell table:style-name="Table36.A1" office:value-type="string">
            <text:p text:style-name="Table_20_Contents">mask v1/v2, splits</text:p>
          </table:table-cell>
          <table:table-cell table:style-name="Table36.A1" office:value-type="string">
            <text:p text:style-name="Table_20_Contents">improve silhouette BG/CL</text:p>
          </table:table-cell>
          <table:table-cell table:style-name="Table36.A1" office:value-type="string">
            <text:p text:style-name="Table_20_Contents">silhouette_v2 embeddings/results</text:p>
          </table:table-cell>
          <table:table-cell table:style-name="Table36.A1" office:value-type="string">
            <text:p text:style-name="Table_20_Contents">silhouette BG/CL improve and fusion improves</text:p>
          </table:table-cell>
          <table:table-cell table:style-name="Table36.A1" office:value-type="string">
            <text:p text:style-name="Table_20_Contents">CL still weak and fusion no gain</text:p>
          </table:table-cell>
          <table:table-cell table:style-name="Table36.A1" office:value-type="string">
            <text:p text:style-name="Table_20_Contents">motion boundary</text:p>
          </table:table-cell>
        </table:table-row>
        <table:table-row>
          <table:table-cell table:style-name="Table36.A1" office:value-type="string">
            <text:p text:style-name="Table_20_Contents">20</text:p>
          </table:table-cell>
          <table:table-cell table:style-name="Table36.A1" office:value-type="string">
            <text:p text:style-name="Table_20_Contents"><text:span text:style-name="Source_20_Text">20_cross_modal_token_fusion_transf</text:span><text:soft-page-break/><text:span text:style-name="Source_20_Text">ormer.ipynb</text:span></text:p>
          </table:table-cell>
          <table:table-cell table:style-name="Table36.A1" office:value-type="string">
            <text:p text:style-name="Table_20_Contents"><text:span text:style-name="Source_20_Text">results/cross_modal_</text:span><text:soft-page-break/><text:span text:style-name="Source_20_Text">fusion_20/</text:span></text:p>
          </table:table-cell>
          <table:table-cell table:style-name="Table36.A1" office:value-type="string">
            <text:p text:style-name="Table_20_Contents">aligned multimodal <text:soft-page-break/>data</text:p>
          </table:table-cell>
          <table:table-cell table:style-name="Table36.A1" office:value-type="string">
            <text:p text:style-name="Table_20_Contents">novel token-level <text:soft-page-break/>fusion</text:p>
          </table:table-cell>
          <table:table-cell table:style-name="Table36.A1" office:value-type="string">
            <text:p text:style-name="Table_20_Contents">cross-modal embedding + <text:soft-page-break/>protected score</text:p>
          </table:table-cell>
          <table:table-cell table:style-name="Table36.A1" office:value-type="string">
            <text:p text:style-name="Table_20_Contents">protected score &gt; fixed <text:soft-page-break/>α=0.5</text:p>
          </table:table-cell>
          <table:table-cell table:style-name="Table36.A1" office:value-type="string">
            <text:p text:style-name="Table_20_Contents">overfit/degrade, no <text:soft-page-break/>protected gain</text:p>
          </table:table-cell>
          <table:table-cell table:style-name="Table36.A1" office:value-type="string">
            <text:p text:style-name="Table_20_Contents">paper ablation or <text:soft-page-break/>retry</text:p>
          </table:table-cell>
        </table:table-row>
        <table:table-row>
          <table:table-cell table:style-name="Table36.A1" office:value-type="string">
            <text:p text:style-name="Table_20_Contents">21</text:p>
          </table:table-cell>
          <table:table-cell table:style-name="Table36.A1" office:value-type="string">
            <text:p text:style-name="Table_20_Contents"><text:span text:style-name="Source_20_Text">21_final_paper_tables_figures_claims.ipynb</text:span></text:p>
          </table:table-cell>
          <table:table-cell table:style-name="Table36.A1" office:value-type="string">
            <text:p text:style-name="Table_20_Contents"><text:span text:style-name="Source_20_Text">results/final_paper_analysis_21/</text:span></text:p>
          </table:table-cell>
          <table:table-cell table:style-name="Table36.A1" office:value-type="string">
            <text:p text:style-name="Table_20_Contents">all result folders</text:p>
          </table:table-cell>
          <table:table-cell table:style-name="Table36.A1" office:value-type="string">
            <text:p text:style-name="Table_20_Contents">paper-ready finalization</text:p>
          </table:table-cell>
          <table:table-cell table:style-name="Table36.A1" office:value-type="string">
            <text:p text:style-name="Table_20_Contents">tables, figures, claims</text:p>
          </table:table-cell>
          <table:table-cell table:style-name="Table36.A1" office:value-type="string">
            <text:p text:style-name="Table_20_Contents">clean reproducible paper pack</text:p>
          </table:table-cell>
          <table:table-cell table:style-name="Table36.A1" office:value-type="string">
            <text:p text:style-name="Table_20_Contents">inconsistent results</text:p>
          </table:table-cell>
          <table:table-cell table:style-name="Table36.A1" office:value-type="string">
            <text:p text:style-name="Table_20_Contents">fix experiments</text:p>
          </table:table-cell>
        </table:table-row>
      </table:table>
      <text:h text:style-name="Heading_20_2" text:outline-level="2">13.2 Additional preprocessing roadmap</text:h>
      <text:p text:style-name="Text_20_body">Before 18/19, run if QC suggests issue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tep</text:p>
            </table:table-cell>
            <table:table-cell table:style-name="Table37.A1" office:value-type="string">
              <text:p text:style-name="Table_20_Heading">Notebook</text:p>
            </table:table-cell>
            <table:table-cell table:style-name="Table37.A1" office:value-type="string">
              <text:p text:style-name="Table_20_Heading">Purpose</text:p>
            </table:table-cell>
          </table:table-row>
        </table:table-header-rows>
        <table:table-row>
          <table:table-cell table:style-name="Table37.A1" office:value-type="string">
            <text:p text:style-name="Table_20_Contents">01B</text:p>
          </table:table-cell>
          <table:table-cell table:style-name="Table37.A1" office:value-type="string">
            <text:p text:style-name="Table_20_Contents"><text:span text:style-name="Source_20_Text">01b_extract_skeletons_rtmpose_v2.ipynb</text:span></text:p>
          </table:table-cell>
          <table:table-cell table:style-name="Table37.A1" office:value-type="string">
            <text:p text:style-name="Table_20_Contents">parallel better skeleton extraction</text:p>
          </table:table-cell>
        </table:table-row>
        <table:table-row>
          <table:table-cell table:style-name="Table37.A1" office:value-type="string">
            <text:p text:style-name="Table_20_Contents">02B</text:p>
          </table:table-cell>
          <table:table-cell table:style-name="Table37.A1" office:value-type="string">
            <text:p text:style-name="Table_20_Contents"><text:span text:style-name="Source_20_Text">02b_validate_skeletons_v2.ipynb</text:span></text:p>
          </table:table-cell>
          <table:table-cell table:style-name="Table37.A1" office:value-type="string">
            <text:p text:style-name="Table_20_Contents">QC old vs new pose</text:p>
          </table:table-cell>
        </table:table-row>
        <table:table-row>
          <table:table-cell table:style-name="Table37.A1" office:value-type="string">
            <text:p text:style-name="Table_20_Contents">08B</text:p>
          </table:table-cell>
          <table:table-cell table:style-name="Table37.A1" office:value-type="string">
            <text:p text:style-name="Table_20_Contents"><text:span text:style-name="Source_20_Text">08b_extract_silhouettes_v2_motion_boundary.ipynb</text:span></text:p>
          </table:table-cell>
          <table:table-cell table:style-name="Table37.A1" office:value-type="string">
            <text:p text:style-name="Table_20_Contents">improved mask + boundary</text:p>
          </table:table-cell>
        </table:table-row>
        <table:table-row>
          <table:table-cell table:style-name="Table37.A1" office:value-type="string">
            <text:p text:style-name="Table_20_Contents">09B</text:p>
          </table:table-cell>
          <table:table-cell table:style-name="Table37.A1" office:value-type="string">
            <text:p text:style-name="Table_20_Contents"><text:span text:style-name="Source_20_Text">09b_frame_alignment_index_validation.ipynb</text:span></text:p>
          </table:table-cell>
          <table:table-cell table:style-name="Table37.A1" office:value-type="string">
            <text:p text:style-name="Table_20_Contents">exact multimodal alignment</text:p>
          </table:table-cell>
        </table:table-row>
      </table:table>
      <text:p text:style-name="Horizontal_20_Line"/>
      <text:h text:style-name="Heading_20_1" text:outline-level="1">SECTION 14 — WHAT TO RE-RUN AND WHAT NOT TO RE-RUN</text:h>
      <text:h text:style-name="Heading_20_2" text:outline-level="2">14.1 Do not redo</text:h>
      <text:p text:style-name="Text_20_body">Do not redo unless files are corrupted:</text:p>
      <text:section text:style-name="Sect1" text:name="Section272">
        <text:p text:style-name="P3"><text:bookmark text:name="code-block-viewer Copy 271"/><text:span text:style-name="Source_20_Text">current fixed α=0.5 baseline</text:span></text:p>
        <text:p text:style-name="Preformatted_20_Text"><text:span text:style-name="Source_20_Text">current skeleton v1 result</text:span></text:p>
        <text:p text:style-name="Preformatted_20_Text"><text:span text:style-name="Source_20_Text">current silhouette v1 result</text:span></text:p>
        <text:p text:style-name="Preformatted_20_Text"><text:span text:style-name="Source_20_Text">CASIA-B LT split definition</text:span></text:p>
        <text:p text:style-name="Preformatted_20_Text"><text:span text:style-name="Source_20_Text">final fusion summary</text:span></text:p>
        <text:p text:style-name="P1"><text:span text:style-name="Source_20_Text">existing checkpoints</text:span></text:p>
      </text:section>
      <text:p text:style-name="Text_20_body">These are locked references.</text:p>
      <text:h text:style-name="Heading_20_2" text:outline-level="2">14.2 Redo only if QC issue found</text:h>
      <text:section text:style-name="Sect1" text:name="Section273">
        <text:p text:style-name="P3"><text:bookmark text:name="code-block-viewer Copy 272"/><text:span text:style-name="Source_20_Text">skeleton extraction</text:span></text:p>
        <text:p text:style-name="Preformatted_20_Text"><text:span text:style-name="Source_20_Text">silhouette extraction</text:span></text:p>
        <text:p text:style-name="Preformatted_20_Text"><text:span text:style-name="Source_20_Text">alignment splits</text:span></text:p>
        <text:p text:style-name="P1"><text:span text:style-name="Source_20_Text">embedding export</text:span></text:p>
      </text:section>
      <text:p text:style-name="Text_20_body">Redo only in new folders/tags.</text:p>
      <text:h text:style-name="Heading_20_2" text:outline-level="2">14.3 Definitely improve</text:h>
      <text:section text:style-name="Sect1" text:name="Section274">
        <text:p text:style-name="P3"><text:bookmark text:name="code-block-viewer Copy 273"/><text:span text:style-name="Source_20_Text">failure analysis</text:span></text:p>
        <text:p text:style-name="Preformatted_20_Text"><text:span text:style-name="Source_20_Text">per-sample prediction details</text:span></text:p>
        <text:p text:style-name="Preformatted_20_Text"><text:span text:style-name="Source_20_Text">view-wise BG/CL analysis</text:span></text:p>
        <text:p text:style-name="Preformatted_20_Text"><text:soft-page-break/><text:span text:style-name="Source_20_Text">QC reports</text:span></text:p>
        <text:p text:style-name="Preformatted_20_Text"><text:span text:style-name="Source_20_Text">multi-clip evaluation</text:span></text:p>
        <text:p text:style-name="Preformatted_20_Text"><text:span text:style-name="Source_20_Text">reliability features</text:span></text:p>
        <text:p text:style-name="Preformatted_20_Text"><text:span text:style-name="Source_20_Text">skeleton confidence-aware features</text:span></text:p>
        <text:p text:style-name="P1"><text:span text:style-name="Source_20_Text">silhouette motion-boundary features</text:span></text:p>
      </text:section>
      <text:h text:style-name="Heading_20_2" text:outline-level="2">14.4 Keep locked baseline</text:h>
      <text:section text:style-name="Sect1" text:name="Section275">
        <text:p text:style-name="P3"><text:bookmark text:name="code-block-viewer Copy 274"/><text:span text:style-name="Source_20_Text">final_score = 0.5 * skeleton_score + 0.5 * silhouette_score</text:span></text:p>
        <text:p text:style-name="Preformatted_20_Text"><text:span text:style-name="Source_20_Text">NM 99.36</text:span></text:p>
        <text:p text:style-name="Preformatted_20_Text"><text:span text:style-name="Source_20_Text">BG 95.91</text:span></text:p>
        <text:p text:style-name="Preformatted_20_Text"><text:span text:style-name="Source_20_Text">CL 91.91</text:span></text:p>
        <text:p text:style-name="P1"><text:span text:style-name="Source_20_Text">Mean 95.73</text:span></text:p>
      </text:section>
      <text:h text:style-name="Heading_20_2" text:outline-level="2">14.5 Back up before new experiments</text:h>
      <text:p text:style-name="Text_20_body">Back up:</text:p>
      <text:section text:style-name="Sect1" text:name="Section276">
        <text:p text:style-name="P3"><text:bookmark text:name="code-block-viewer Copy 275"/><text:span text:style-name="Source_20_Text">data/splits/</text:span></text:p>
        <text:p text:style-name="Preformatted_20_Text"><text:span text:style-name="Source_20_Text">data/fusion_splits/</text:span></text:p>
        <text:p text:style-name="Preformatted_20_Text"><text:span text:style-name="Source_20_Text">results/fusion_gate/</text:span></text:p>
        <text:p text:style-name="Preformatted_20_Text"><text:span text:style-name="Source_20_Text">results/final_analysis_14/</text:span></text:p>
        <text:p text:style-name="Preformatted_20_Text"><text:span text:style-name="Source_20_Text">results/expert_comparison/</text:span></text:p>
        <text:p text:style-name="Preformatted_20_Text"><text:span text:style-name="Source_20_Text">results/gaitgl_silhouette_eval/</text:span></text:p>
        <text:p text:style-name="Preformatted_20_Text"><text:span text:style-name="Source_20_Text">checkpoints/current skeleton/silhouette checkpoints</text:span></text:p>
        <text:p text:style-name="Preformatted_20_Text"><text:span text:style-name="Source_20_Text">embedding caches</text:span></text:p>
        <text:p text:style-name="Preformatted_20_Text"><text:span text:style-name="Source_20_Text">all_fusion_method_summary.csv</text:span></text:p>
        <text:p text:style-name="Preformatted_20_Text"><text:span text:style-name="Source_20_Text">all_fusion_results_long.csv</text:span></text:p>
        <text:p text:style-name="P1"><text:span text:style-name="Source_20_Text">best_result_verification.json</text:span></text:p>
      </text:section>
      <text:p text:style-name="Horizontal_20_Line"/>
      <text:h text:style-name="Heading_20_1" text:outline-level="1">SECTION 15 — IMPLEMENTATION HANDOFF PROMPTS</text:h>
      <text:p text:style-name="Text_20_body">নিচের promptগুলো regular GPT-কে দিলে notebook/code implementation করানো যাবে।</text:p>
      <text:h text:style-name="Heading_20_2" text:outline-level="2">15.1 Improved skeleton extraction notebook prompt</text:h>
      <text:p text:style-name="Quotations">Implement <text:span text:style-name="Source_20_Text">01b_extract_skeletons_rtmpose_v2.ipynb</text:span> for the project directory <text:span text:style-name="Source_20_Text">/media/wadud/DriveUbuntu/GaitRecognition 2.0</text:span>. Do not overwrite existing pose files. Read raw CASIA-B videos, extract COCO-17 skeletons using a stronger pose estimator such as RTMPose/MMPose or larger YOLO pose, save <text:span text:style-name="Source_20_Text">.npz</text:span> files under <text:span text:style-name="Source_20_Text">data/poses/rtmpose_v2/</text:span> with keypoints_pixel, keypoints_norm, keypoints_filled, keypoints_norm_filled, scores, bbox, frame_idx, timestamp, valid_frame, image size, fps, subject, condition, sequence, view. Generate QC CSVs and visual contact sheets. Compare output count against 13,640 expected samples.</text:p>
      <text:h text:style-name="Heading_20_2" text:outline-level="2"><text:soft-page-break/>15.2 Improved silhouette extraction notebook prompt</text:h>
      <text:p text:style-name="Quotations">Implement <text:span text:style-name="Source_20_Text">08b_extract_silhouettes_v2_motion_boundary.ipynb</text:span>. Load CASIA-B raw videos or official silhouettes, generate cleaned person masks, save binary mask, soft mask if available, boundary mask, temporal motion difference, bbox, mask_area, centroid, frame_idx, timestamp, valid_frame, subject, condition, sequence, view. Save outputs under <text:span text:style-name="Source_20_Text">data/silhouettes/yolo_seg_v2/</text:span> or selected model tag. Generate mask QC reports and visual contact sheets. Do not overwrite existing <text:span text:style-name="Source_20_Text">yolo_seg_v1</text:span>.</text:p>
      <text:h text:style-name="Heading_20_2" text:outline-level="2">15.3 Frame alignment validation notebook prompt</text:h>
      <text:p text:style-name="Quotations">Implement <text:span text:style-name="Source_20_Text">09b_frame_alignment_index_validation.ipynb</text:span>. Load pose and silhouette <text:span text:style-name="Source_20_Text">.npz</text:span> files by subject/condition/sequence/view. Build <text:span text:style-name="Source_20_Text">frame_alignment_index.csv</text:span> containing raw_frame_idx, skeleton_frame_idx, silhouette_frame_idx, timestamp, valid_skeleton, valid_silhouette, alignment_status, pose confidence, mask area, skeleton hip center, silhouette centroid. Validate exact frame index mapping for same raw-video sources and nearest-index/timestamp mapping for official silhouettes. Save reports under <text:span text:style-name="Source_20_Text">data/reports/alignment_qc/</text:span> and aligned <text:span text:style-name="Source_20_Text">.npz</text:span> under <text:span text:style-name="Source_20_Text">data/aligned_multimodal/</text:span>.</text:p>
      <text:h text:style-name="Heading_20_2" text:outline-level="2">15.4 Skeleton feature v2 notebook prompt</text:h>
      <text:p text:style-name="Quotations">Implement <text:span text:style-name="Source_20_Text">04b_skeleton_feature_v2_validation.ipynb</text:span>. Load pose <text:span text:style-name="Source_20_Text">.npz</text:span>, build both current 10-channel features and new 16/17-channel confidence-aware features. Validate tensor shapes <text:span text:style-name="Source_20_Text">B×10×60×17</text:span> and <text:span text:style-name="Source_20_Text">B×17×60×17</text:span>. Save feature statistics, confidence distributions, acceleration/bone-angle sanity plots, and feature construction report. Do not train model in this notebook.</text:p>
      <text:h text:style-name="Heading_20_2" text:outline-level="2">15.5 Silhouette feature v2 notebook prompt</text:h>
      <text:p text:style-name="Quotations">Implement <text:span text:style-name="Source_20_Text">08c_silhouette_feature_v2_validation.ipynb</text:span>. Load mask <text:span text:style-name="Source_20_Text">.npz</text:span>, validate basic mask, soft mask, motion difference, boundary mask, area-normalized sequence, and final tensors <text:span text:style-name="Source_20_Text">B×1×60×64×44</text:span>, <text:span text:style-name="Source_20_Text">B×2×60×64×44</text:span>, <text:span text:style-name="Source_20_Text">B×3×60×64×44</text:span>. Save QC plots and sample contact sheets for NM/BG/CL and views 000/090/180.</text:p>
      <text:h text:style-name="Heading_20_2" text:outline-level="2">15.6 Reliability fusion notebook prompt</text:h>
      <text:p text:style-name="Quotations">Implement <text:span text:style-name="Source_20_Text">16_reliability_aware_score_fusion.ipynb</text:span>. Load existing skeleton and silhouette score matrices or recompute from embeddings. Use only label-free reliability features such as score margin, entropy, top-k concentration, pose confidence, valid frame ratio, mask area stability, centroid stability, and modality agreement. Compare fixed α=0.5, global alpha verification, reliability fusion, protected reliability fusion. Train/tune only on train-internal validation or use frozen heuristic. Save all outputs under <text:span text:style-name="Source_20_Text">results/reliability_fusion_16/</text:span>. Label oracle/test-tuned methods as diagnostic only.</text:p>
      <text:h text:style-name="Heading_20_2" text:outline-level="2"><text:soft-page-break/>15.7 Clip-level fusion notebook prompt</text:h>
      <text:p text:style-name="Quotations">Implement <text:span text:style-name="Source_20_Text">17_clip_level_temporal_fusion.ipynb</text:span>. Use frozen skeleton and silhouette experts. For each video, extract multiple aligned 60-frame clips. Compute skeleton and silhouette embeddings/scores per clip. Compare single center clip, multi-clip embedding average, multi-clip score average, reliability-weighted clip score, and optional small Transformer/BiGRU clip aggregator trained only on train IDs. Save outputs under <text:span text:style-name="Source_20_Text">results/clip_fusion_17/</text:span>. Always compare against fixed α=0.5 baseline.</text:p>
      <text:h text:style-name="Heading_20_2" text:outline-level="2">15.8 Skeleton backbone v2 notebook prompt</text:h>
      <text:p text:style-name="Quotations">Implement <text:span text:style-name="Source_20_Text">18_skeleton_cams_gtt_v2.ipynb</text:span>. Build confidence-aware multi-scale graph temporal skeleton model using 16/17-channel features. Train on CASIA-B LT train IDs only with CE+Triplet and optional SupCon. Evaluate skeleton-only and fixed α=0.5 fusion with existing silhouette expert. Save checkpoints, logs, embeddings, Rank-1/5/10, per-view results, and failure cases under <text:span text:style-name="Source_20_Text">results/skeleton_v2_18/</text:span>.</text:p>
      <text:h text:style-name="Heading_20_2" text:outline-level="2">15.9 Silhouette backbone v2 notebook prompt</text:h>
      <text:p text:style-name="Quotations">Implement <text:span text:style-name="Source_20_Text">19_silhouette_pt_gaitglpp_v2.ipynb</text:span>. Build Part-Temporal GaitGL++ using multi-scale 3D CNN, per-frame HPP tokens, part-temporal Transformer, and part attention pooling. Compare binary mask only vs mask+motion/boundary variants. Train only on CASIA-B LT train IDs. Evaluate silhouette-only and fixed α=0.5 fusion with current skeleton expert. Save all results under <text:span text:style-name="Source_20_Text">results/silhouette_v2_19/</text:span>.</text:p>
      <text:h text:style-name="Heading_20_2" text:outline-level="2">15.10 Cross-modal token fusion notebook prompt</text:h>
      <text:p text:style-name="Quotations">Implement <text:span text:style-name="Source_20_Text">20_cross_modal_token_fusion_transformer.ipynb</text:span>. Load aligned multimodal <text:span text:style-name="Source_20_Text">.npz</text:span> files. Build skeleton body-part temporal tokens and silhouette HPP temporal tokens. Use bidirectional cross-attention with auxiliary skeleton/silhouette heads, modality dropout, and score-level protected ensemble with fixed α=0.5. Train only on train IDs, tune only with train-internal validation, evaluate once on final LT test. Save under <text:span text:style-name="Source_20_Text">results/cross_modal_fusion_20/</text:span>.</text:p>
      <text:h text:style-name="Heading_20_2" text:outline-level="2">15.11 Final analysis/report notebook prompt</text:h>
      <text:p text:style-name="Quotations">Implement <text:span text:style-name="Source_20_Text">21_final_paper_tables_figures_claims.ipynb</text:span>. Load all experiment summaries from baseline, failure analysis, reliability fusion, clip fusion, skeleton v2, silhouette v2, and cross-modal fusion. Generate paper-ready tables: main comparison, condition-wise Rank-1/5/10, view-wise matrix, failure/complementarity summary, ablation table, QC table. Clearly label practical, diagnostic, ablation, exploratory, negative results. Save figures and markdown report under <text:span text:style-name="Source_20_Text">results/final_paper_analysis_21/</text:span>.</text:p>
      <text:p text:style-name="Horizontal_20_Line"/>
      <text:h text:style-name="Heading_20_1" text:outline-level="1"><text:soft-page-break/>Final practical strategy</text:h>
      <text:p text:style-name="Text_20_body">আপনার current result already strong। Near-99 BG/CL পেতে শুধু “আরেকটা Transformer” যথেষ্ট হবে না। Correct workflow হলো:</text:p>
      <text:section text:style-name="Sect1" text:name="Section277">
        <text:p text:style-name="P3"><text:bookmark text:name="code-block-viewer Copy 276"/><text:span text:style-name="Source_20_Text">Lock current fixed α=0.5 baseline.</text:span></text:p>
        <text:p text:style-name="Preformatted_20_Text"><text:span text:style-name="Source_20_Text">↓</text:span></text:p>
        <text:p text:style-name="Preformatted_20_Text"><text:span text:style-name="Source_20_Text">Failure/complementarity analysis.</text:span></text:p>
        <text:p text:style-name="Preformatted_20_Text"><text:span text:style-name="Source_20_Text">↓</text:span></text:p>
        <text:p text:style-name="Preformatted_20_Text"><text:span text:style-name="Source_20_Text">QC-driven skeleton/silhouette improvement.</text:span></text:p>
        <text:p text:style-name="Preformatted_20_Text"><text:span text:style-name="Source_20_Text">↓</text:span></text:p>
        <text:p text:style-name="Preformatted_20_Text"><text:span text:style-name="Source_20_Text">Multi-clip evaluation.</text:span></text:p>
        <text:p text:style-name="Preformatted_20_Text"><text:span text:style-name="Source_20_Text">↓</text:span></text:p>
        <text:p text:style-name="Preformatted_20_Text"><text:span text:style-name="Source_20_Text">Reliability-protected fusion.</text:span></text:p>
        <text:p text:style-name="Preformatted_20_Text"><text:span text:style-name="Source_20_Text">↓</text:span></text:p>
        <text:p text:style-name="Preformatted_20_Text"><text:span text:style-name="Source_20_Text">Skeleton v2 confidence-aware backbone.</text:span></text:p>
        <text:p text:style-name="Preformatted_20_Text"><text:span text:style-name="Source_20_Text">↓</text:span></text:p>
        <text:p text:style-name="Preformatted_20_Text"><text:span text:style-name="Source_20_Text">Silhouette v2 motion-boundary/part-temporal backbone.</text:span></text:p>
        <text:p text:style-name="Preformatted_20_Text"><text:span text:style-name="Source_20_Text">↓</text:span></text:p>
        <text:p text:style-name="Preformatted_20_Text"><text:span text:style-name="Source_20_Text">Cross-modal token fusion with score-level protection.</text:span></text:p>
        <text:p text:style-name="Preformatted_20_Text"><text:span text:style-name="Source_20_Text">↓</text:span></text:p>
        <text:p text:style-name="P1"><text:span text:style-name="Source_20_Text">Final paper-safe reporting.</text:span></text:p>
      </text:section>
      <text:p text:style-name="Text_20_body">সবচেয়ে important rule:</text:p>
      <text:section text:style-name="Sect1" text:name="Section278">
        <text:p text:style-name="P3"><text:bookmark text:name="code-block-viewer Copy 277"/><text:span text:style-name="Source_20_Text">Fixed α=0.5 score fusion remains the reference baseline.</text:span></text:p>
        <text:p text:style-name="Preformatted_20_Text"><text:span text:style-name="Source_20_Text">Any new method must beat:</text:span></text:p>
        <text:p text:style-name="Preformatted_20_Text"><text:span text:style-name="Source_20_Text">NM 99.36 / BG 95.91 / CL 91.91 / Mean 95.73</text:span></text:p>
        <text:p text:style-name="P1"><text:span text:style-name="Source_20_Text">under the same fair CASIA-B LT protocol.</text:span></text:p>
      </text:section>
      <text:p text:style-name="Text_20_body">প্রথম notebook হিসেবে এখন সবচেয়ে safe এবং useful:</text:p>
      <text:section text:style-name="Sect1" text:name="Section279">
        <text:p text:style-name="P2"><text:bookmark text:name="code-block-viewer Copy 278"/><text:span text:style-name="Source_20_Text">15_failure_and_complementarity_deep_analysis.ipynb</text:span></text:p>
      </text:section>
      <text:p text:style-name="Text_20_body">কারণ এটা training ছাড়াই বলে দেবে remaining BG/CL failure আসলে pose issue, silhouette issue, view issue, temporal crop issue, নাকি fusion reliability issu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3T09:56:34.027815498</meta:creation-date>
    <dc:date>2026-05-13T09:57:18.268147732</dc:date>
    <meta:editing-duration>PT44S</meta:editing-duration>
    <meta:editing-cycles>1</meta:editing-cycles>
    <meta:generator>LibreOffice/24.2.7.2$Linux_X86_64 LibreOffice_project/420$Build-2</meta:generator>
    <meta:document-statistic meta:table-count="37" meta:image-count="0" meta:object-count="0" meta:page-count="85" meta:paragraph-count="3779" meta:word-count="15814" meta:character-count="112242" meta:non-whitespace-character-count="98805"/>
  </office:meta>
</office:document-meta>
</file>